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2.9909in"/>
    </style:style>
    <style:style style:name="co7" style:family="table-column">
      <style:table-column-properties fo:break-before="auto" style:column-width="3.5484in"/>
    </style:style>
    <style:style style:name="co8" style:family="table-column">
      <style:table-column-properties fo:break-before="auto" style:column-width="1.9618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2.3366in"/>
    </style:style>
    <style:style style:name="co11" style:family="table-column">
      <style:table-column-properties fo:break-before="auto" style:column-width="0.8957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.0937in"/>
    </style:style>
    <style:style style:name="co15" style:family="table-column">
      <style:table-column-properties fo:break-before="auto" style:column-width="1.322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EV3_20_Differences_20_by_20_Part_20_No">
      <style:table-properties table:display="true" style:writing-mode="lr-tb"/>
    </style:style>
    <style:style style:name="ta2" style:family="table" style:master-page-name="PageStyle_5f_Differences_20_by_20_Lego_20_ID">
      <style:table-properties table:display="true" style:writing-mode="lr-tb"/>
    </style:style>
    <style:style style:name="ta3" style:family="table" style:master-page-name="PageStyle_5f_EV3_20_-_20_All_20_Sets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99cc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99cc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  <style:map style:condition="cell-content()=&quot;Must buy!&quot;" style:apply-style-name="Caution_21_" style:base-cell-address="'EV3 Differences by Part No'.H224"/>
      <style:map style:condition="cell-content()=&quot;It's okay.&quot;" style:apply-style-name="Works_20_out." style:base-cell-address="'EV3 Differences by Part No'.H224"/>
    </style:style>
    <style:style style:name="ce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  <style:map style:condition="cell-content()=&quot;Must buy!&quot;" style:apply-style-name="Caution_21_" style:base-cell-address="'EV3 Differences by Part No'.H224"/>
      <style:map style:condition="cell-content()=&quot;It's okay.&quot;" style:apply-style-name="Works_20_out." style:base-cell-address="'EV3 Differences by Part No'.H224"/>
    </style:style>
    <style:style style:name="ce9" style:family="table-cell" style:parent-style-name="Caution_21_">
      <style:map style:condition="cell-content()=&quot;Must buy!&quot;" style:apply-style-name="Caution_21_" style:base-cell-address="'EV3 Differences by Part No'.H224"/>
      <style:map style:condition="cell-content()=&quot;It's okay.&quot;" style:apply-style-name="Works_20_out." style:base-cell-address="'EV3 Differences by Part No'.H224"/>
    </style:style>
    <style:style style:name="ce10" style:family="table-cell" style:parent-style-name="Default">
      <style:map style:condition="cell-content()=&quot;Must buy!&quot;" style:apply-style-name="Caution_21_" style:base-cell-address="'EV3 Differences by Part No'.H224"/>
      <style:map style:condition="cell-content()=&quot;It's okay.&quot;" style:apply-style-name="Works_20_out." style:base-cell-address="'EV3 Differences by Part No'.H224"/>
    </style:style>
    <style:style style:name="ce11" style:family="table-cell" style:parent-style-name="Default">
      <style:table-cell-properties fo:background-color="#99cc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  <style:map style:condition="cell-content()&gt;0" style:apply-style-name="Element_20_from_20_IN_2b_" style:base-cell-address="'EV3 Differences by Part No'.I167"/>
      <style:map style:condition="cell-content()&lt;0" style:apply-style-name="Negative" style:base-cell-address="'EV3 Differences by Part No'.I167"/>
      <style:map style:condition="cell-content()=0" style:apply-style-name="Almost_20_transparent" style:base-cell-address="'EV3 Differences by Part No'.I167"/>
    </style:style>
    <style:style style:name="ce1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lement_20_from_20_IN_2b_" style:base-cell-address="'EV3 Differences by Part No'.I167"/>
      <style:map style:condition="cell-content()&lt;0" style:apply-style-name="Negative" style:base-cell-address="'EV3 Differences by Part No'.I167"/>
      <style:map style:condition="cell-content()=0" style:apply-style-name="Almost_20_transparent" style:base-cell-address="'EV3 Differences by Part No'.I167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  <style:map style:condition="cell-content()&gt;0" style:apply-style-name="Element_20_from_20_IN_2b_" style:base-cell-address="'EV3 Differences by Part No'.I167"/>
      <style:map style:condition="cell-content()&lt;0" style:apply-style-name="Negative" style:base-cell-address="'EV3 Differences by Part No'.I167"/>
      <style:map style:condition="cell-content()=0" style:apply-style-name="Almost_20_transparent" style:base-cell-address="'EV3 Differences by Part No'.I167"/>
    </style:style>
    <style:style style:name="ce14" style:family="table-cell" style:parent-style-name="Default">
      <style:map style:condition="cell-content()&gt;0" style:apply-style-name="Element_20_from_20_IN_2b_" style:base-cell-address="'EV3 Differences by Part No'.I167"/>
      <style:map style:condition="cell-content()&lt;0" style:apply-style-name="Negative" style:base-cell-address="'EV3 Differences by Part No'.I167"/>
      <style:map style:condition="cell-content()=0" style:apply-style-name="Almost_20_transparent" style:base-cell-address="'EV3 Differences by Part No'.I167"/>
    </style:style>
    <style:style style:name="ce15" style:family="table-cell" style:parent-style-name="Default">
      <style:table-cell-properties fo:background-color="#99cc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  <style:map style:condition="cell-content()=&quot;Must buy!&quot;" style:apply-style-name="Caution_21_" style:base-cell-address="'EV3 Differences by Part No'.K224"/>
      <style:map style:condition="cell-content()=&quot;It's okay.&quot;" style:apply-style-name="Works_20_out." style:base-cell-address="'EV3 Differences by Part No'.K224"/>
    </style:style>
    <style:style style:name="ce16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  <style:map style:condition="cell-content()=&quot;Must buy!&quot;" style:apply-style-name="Caution_21_" style:base-cell-address="'EV3 Differences by Part No'.K224"/>
      <style:map style:condition="cell-content()=&quot;It's okay.&quot;" style:apply-style-name="Works_20_out." style:base-cell-address="'EV3 Differences by Part No'.K224"/>
    </style:style>
    <style:style style:name="ce17" style:family="table-cell" style:parent-style-name="Default">
      <style:map style:condition="cell-content()=&quot;Must buy!&quot;" style:apply-style-name="Caution_21_" style:base-cell-address="'EV3 Differences by Part No'.K224"/>
      <style:map style:condition="cell-content()=&quot;It's okay.&quot;" style:apply-style-name="Works_20_out." style:base-cell-address="'EV3 Differences by Part No'.K224"/>
    </style:style>
    <style:style style:name="ce18" style:family="table-cell" style:parent-style-name="Default">
      <style:table-cell-properties fo:background-color="#99cc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  <style:map style:condition="cell-content()&gt;0" style:apply-style-name="Element_20_from_20_IN_2b_" style:base-cell-address="'EV3 Differences by Part No'.L1"/>
      <style:map style:condition="cell-content()&lt;0" style:apply-style-name="Negative" style:base-cell-address="'EV3 Differences by Part No'.L1"/>
      <style:map style:condition="cell-content()=0" style:apply-style-name="Almost_20_transparent" style:base-cell-address="'EV3 Differences by Part No'.L1"/>
    </style:style>
    <style:style style:name="ce1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lement_20_from_20_IN_2b_" style:base-cell-address="'EV3 Differences by Part No'.L1"/>
      <style:map style:condition="cell-content()&lt;0" style:apply-style-name="Negative" style:base-cell-address="'EV3 Differences by Part No'.L1"/>
      <style:map style:condition="cell-content()=0" style:apply-style-name="Almost_20_transparent" style:base-cell-address="'EV3 Differences by Part No'.L1"/>
    </style:style>
    <style:style style:name="ce2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  <style:map style:condition="cell-content()&gt;0" style:apply-style-name="Element_20_from_20_IN_2b_" style:base-cell-address="'EV3 Differences by Part No'.L1"/>
      <style:map style:condition="cell-content()&lt;0" style:apply-style-name="Negative" style:base-cell-address="'EV3 Differences by Part No'.L1"/>
      <style:map style:condition="cell-content()=0" style:apply-style-name="Almost_20_transparent" style:base-cell-address="'EV3 Differences by Part No'.L1"/>
    </style:style>
    <style:style style:name="ce21" style:family="table-cell" style:parent-style-name="Default">
      <style:map style:condition="cell-content()&gt;0" style:apply-style-name="Element_20_from_20_IN_2b_" style:base-cell-address="'EV3 Differences by Part No'.L1"/>
      <style:map style:condition="cell-content()&lt;0" style:apply-style-name="Negative" style:base-cell-address="'EV3 Differences by Part No'.L1"/>
      <style:map style:condition="cell-content()=0" style:apply-style-name="Almost_20_transparent" style:base-cell-address="'EV3 Differences by Part No'.L1"/>
    </style:style>
    <style:style style:name="ce2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EV3 Differences by Part N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4"/>
        <table:table-column table:style-name="co9" table:default-cell-style-name="Default"/>
        <table:table-column table:style-name="co10" table:default-cell-style-name="ce17"/>
        <table:table-column table:style-name="co9" table:default-cell-style-name="ce21"/>
        <table:table-column table:style-name="co11" table:number-columns-repeated="16" table:default-cell-style-name="Default"/>
        <table:table-column table:style-name="co12" table:number-columns-repeated="229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4" office:value-type="string" calcext:value-type="string">
            <text:p>Lego ID</text:p>
          </table:table-cell>
          <table:table-cell table:style-name="ce4" office:value-type="string" calcext:value-type="string">
            <text:p>Home 31313</text:p>
          </table:table-cell>
          <table:table-cell table:style-name="ce4" office:value-type="string" calcext:value-type="string">
            <text:p>Edu Core 45544</text:p>
          </table:table-cell>
          <table:table-cell table:style-name="ce4" office:value-type="string" calcext:value-type="string">
            <text:p>Edu Exp 45560</text:p>
          </table:table-cell>
          <table:table-cell table:style-name="ce4" office:value-type="string" calcext:value-type="string">
            <text:p>Part name</text:p>
          </table:table-cell>
          <table:table-cell table:style-name="ce4" office:value-type="string" calcext:value-type="string">
            <text:p>Image</text:p>
          </table:table-cell>
          <table:table-cell table:style-name="ce7" office:value-type="string" calcext:value-type="string">
            <text:p>Upgrade after Home + Expansion</text:p>
          </table:table-cell>
          <table:table-cell table:style-name="ce11" office:value-type="string" calcext:value-type="string">
            <text:p>How many?</text:p>
          </table:table-cell>
          <table:table-cell table:style-name="ce4" office:value-type="string" calcext:value-type="string">
            <text:p>--</text:p>
          </table:table-cell>
          <table:table-cell table:style-name="ce15" office:value-type="string" calcext:value-type="string">
            <text:p>Upgrade after Edu + Expansion</text:p>
          </table:table-cell>
          <table:table-cell table:style-name="ce18" office:value-type="string" calcext:value-type="string">
            <text:p>How many?</text:p>
          </table:table-cell>
          <table:table-cell table:number-columns-repeated="245"/>
        </table:table-row>
        <table:table-row table:style-name="ro1">
          <table:table-cell table:number-columns-repeated="2" table:style-name="ce2" office:value-type="float" office:value="70902" calcext:value-type="float">
            <text:p>709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-Belt Ø15, White</text:p>
          </table:table-cell>
          <table:table-cell table:style-name="ce6" office:value-type="string" calcext:value-type="string">
            <text:p>http://cache.lego.com/media/bricks/5/1/70902.jpg</text:p>
          </table:table-cell>
          <table:table-cell table:style-name="ce8" table:formula="of:=IF(([.C2]+[.E2])&gt;=([.D2]+[.E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]+[.E2])-([.C2]+[.E2])" office:value-type="float" office:value="0" calcext:value-type="float">
            <text:p>0</text:p>
          </table:table-cell>
          <table:table-cell table:style-name="ce5"/>
          <table:table-cell table:style-name="ce16" table:formula="of:=IF(([.D2]+[.E2])&gt;=[.C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]-([.D2]+[.E2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number-columns-repeated="2" table:style-name="ce2" office:value-type="float" office:value="70904" calcext:value-type="float">
            <text:p>709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-Belt Ø26, Blue</text:p>
          </table:table-cell>
          <table:table-cell table:style-name="ce6" office:value-type="string" calcext:value-type="string">
            <text:p>http://cache.lego.com/media/bricks/5/1/70904.jpg</text:p>
          </table:table-cell>
          <table:table-cell table:style-name="ce8" table:formula="of:=IF(([.C3]+[.E3])&gt;=([.D3]+[.E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3]+[.E3])-([.C3]+[.E3])" office:value-type="float" office:value="0" calcext:value-type="float">
            <text:p>0</text:p>
          </table:table-cell>
          <table:table-cell table:style-name="ce5"/>
          <table:table-cell table:style-name="ce16" table:formula="of:=IF(([.D3]+[.E3])&gt;=[.C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3]-([.D3]+[.E3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number-columns-repeated="2" table:style-name="ce2" office:value-type="float" office:value="70905" calcext:value-type="float">
            <text:p>709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-Belt Ø33, Yellow</text:p>
          </table:table-cell>
          <table:table-cell table:style-name="ce6" office:value-type="string" calcext:value-type="string">
            <text:p>http://cache.lego.com/media/bricks/5/1/70905.jpg</text:p>
          </table:table-cell>
          <table:table-cell table:style-name="ce8" table:formula="of:=IF(([.C4]+[.E4])&gt;=([.D4]+[.E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4]+[.E4])-([.C4]+[.E4])" office:value-type="float" office:value="0" calcext:value-type="float">
            <text:p>0</text:p>
          </table:table-cell>
          <table:table-cell table:style-name="ce5"/>
          <table:table-cell table:style-name="ce16" table:formula="of:=IF(([.D4]+[.E4])&gt;=[.C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4]-([.D4]+[.E4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370526" calcext:value-type="float">
            <text:p>370526</text:p>
          </table:table-cell>
          <table:table-cell table:style-name="ce2" office:value-type="float" office:value="3705" calcext:value-type="float">
            <text:p>37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ross Axle 4M</text:p>
          </table:table-cell>
          <table:table-cell table:style-name="ce6" office:value-type="string" calcext:value-type="string">
            <text:p>http://cache.lego.com/media/bricks/5/1/370526.jpg</text:p>
          </table:table-cell>
          <table:table-cell table:style-name="ce8" table:formula="of:=IF(([.C5]+[.E5])&gt;=([.D5]+[.E5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5]+[.E5])-([.C5]+[.E5])" office:value-type="float" office:value="4" calcext:value-type="float">
            <text:p>4</text:p>
          </table:table-cell>
          <table:table-cell table:style-name="ce5"/>
          <table:table-cell table:style-name="ce16" table:formula="of:=IF(([.D5]+[.E5])&gt;=[.C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5]-([.D5]+[.E5])" office:value-type="float" office:value="-9" calcext:value-type="float">
            <text:p>-9</text:p>
          </table:table-cell>
          <table:table-cell table:number-columns-repeated="245"/>
        </table:table-row>
        <table:table-row table:style-name="ro1">
          <table:table-cell table:style-name="ce2" office:value-type="float" office:value="370626" calcext:value-type="float">
            <text:p>370626</text:p>
          </table:table-cell>
          <table:table-cell table:style-name="ce2" office:value-type="float" office:value="3706" calcext:value-type="float">
            <text:p>370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ross Axle 6M</text:p>
          </table:table-cell>
          <table:table-cell table:style-name="ce6" office:value-type="string" calcext:value-type="string">
            <text:p>http://cache.lego.com/media/bricks/5/1/370626.jpg</text:p>
          </table:table-cell>
          <table:table-cell table:style-name="ce8" table:formula="of:=IF(([.C6]+[.E6])&gt;=([.D6]+[.E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6]+[.E6])-([.C6]+[.E6])" office:value-type="float" office:value="-5" calcext:value-type="float">
            <text:p>-5</text:p>
          </table:table-cell>
          <table:table-cell table:style-name="ce5"/>
          <table:table-cell table:style-name="ce16" table:formula="of:=IF(([.D6]+[.E6])&gt;=[.C6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6]-([.D6]+[.E6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370726" calcext:value-type="float">
            <text:p>370726</text:p>
          </table:table-cell>
          <table:table-cell table:style-name="ce2" office:value-type="float" office:value="3707" calcext:value-type="float">
            <text:p>37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ross Axle 8M</text:p>
          </table:table-cell>
          <table:table-cell table:style-name="ce6" office:value-type="string" calcext:value-type="string">
            <text:p>http://cache.lego.com/media/bricks/5/1/370726.jpg</text:p>
          </table:table-cell>
          <table:table-cell table:style-name="ce8" table:formula="of:=IF(([.C7]+[.E7])&gt;=([.D7]+[.E7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7]+[.E7])-([.C7]+[.E7])" office:value-type="float" office:value="2" calcext:value-type="float">
            <text:p>2</text:p>
          </table:table-cell>
          <table:table-cell table:style-name="ce5"/>
          <table:table-cell table:style-name="ce16" table:formula="of:=IF(([.D7]+[.E7])&gt;=[.C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]-([.D7]+[.E7])"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 table:style-name="ce2" office:value-type="float" office:value="370826" calcext:value-type="float">
            <text:p>370826</text:p>
          </table:table-cell>
          <table:table-cell table:style-name="ce2" office:value-type="float" office:value="3708" calcext:value-type="float">
            <text:p>37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ross Axle 12M</text:p>
          </table:table-cell>
          <table:table-cell table:style-name="ce6" office:value-type="string" calcext:value-type="string">
            <text:p>http://cache.lego.com/media/bricks/5/1/370826.jpg</text:p>
          </table:table-cell>
          <table:table-cell table:style-name="ce9" table:formula="of:=IF(([.C8]+[.E8])&gt;=([.D8]+[.E8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8]+[.E8])-([.C8]+[.E8])" office:value-type="float" office:value="2" calcext:value-type="float">
            <text:p>2</text:p>
          </table:table-cell>
          <table:table-cell table:style-name="ce5"/>
          <table:table-cell table:style-name="ce16" table:formula="of:=IF(([.D8]+[.E8])&gt;=[.C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8]-([.D8]+[.E8])"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 table:style-name="ce2" office:value-type="float" office:value="373726" calcext:value-type="float">
            <text:p>373726</text:p>
          </table:table-cell>
          <table:table-cell table:style-name="ce2" office:value-type="float" office:value="3737" calcext:value-type="float">
            <text:p>37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ross Axle 10M</text:p>
          </table:table-cell>
          <table:table-cell table:style-name="ce6" office:value-type="string" calcext:value-type="string">
            <text:p>http://cache.lego.com/media/bricks/5/1/373726.jpg</text:p>
          </table:table-cell>
          <table:table-cell table:style-name="ce8" table:formula="of:=IF(([.C9]+[.E9])&gt;=([.D9]+[.E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9]+[.E9])-([.C9]+[.E9])" office:value-type="float" office:value="2" calcext:value-type="float">
            <text:p>2</text:p>
          </table:table-cell>
          <table:table-cell table:style-name="ce5"/>
          <table:table-cell table:style-name="ce16" table:formula="of:=IF(([.D9]+[.E9])&gt;=[.C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9]-([.D9]+[.E9])"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 table:style-name="ce2" office:value-type="float" office:value="403226" calcext:value-type="float">
            <text:p>403226</text:p>
          </table:table-cell>
          <table:table-cell table:style-name="ce2" office:value-type="float" office:value="4032" calcext:value-type="float">
            <text:p>40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Plate 2X2 Round</text:p>
          </table:table-cell>
          <table:table-cell table:style-name="ce6" office:value-type="string" calcext:value-type="string">
            <text:p>http://cache.lego.com/media/bricks/5/1/403226.jpg</text:p>
          </table:table-cell>
          <table:table-cell table:style-name="ce8" table:formula="of:=IF(([.C10]+[.E10])&gt;=([.D10]+[.E1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0]+[.E10])-([.C10]+[.E10])" office:value-type="float" office:value="0" calcext:value-type="float">
            <text:p>0</text:p>
          </table:table-cell>
          <table:table-cell table:style-name="ce5"/>
          <table:table-cell table:style-name="ce16" table:formula="of:=IF(([.D10]+[.E10])&gt;=[.C1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0]-([.D10]+[.E10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611649" calcext:value-type="float">
            <text:p>611649</text:p>
          </table:table-cell>
          <table:table-cell table:style-name="ce2" office:value-type="float" office:value="6116" calcext:value-type="float">
            <text:p>61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rick 2X2 Round Ii</text:p>
          </table:table-cell>
          <table:table-cell table:style-name="ce6" office:value-type="string" calcext:value-type="string">
            <text:p>http://cache.lego.com/media/bricks/5/1/611649.jpg</text:p>
          </table:table-cell>
          <table:table-cell table:style-name="ce8" table:formula="of:=IF(([.C11]+[.E11])&gt;=([.D11]+[.E1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1]+[.E11])-([.C11]+[.E11])" office:value-type="float" office:value="0" calcext:value-type="float">
            <text:p>0</text:p>
          </table:table-cell>
          <table:table-cell table:style-name="ce5"/>
          <table:table-cell table:style-name="ce16" table:formula="of:=IF(([.D11]+[.E11])&gt;=[.C1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]-([.D11]+[.E11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100396" calcext:value-type="float">
            <text:p>4100396</text:p>
          </table:table-cell>
          <table:table-cell table:style-name="ce2" office:value-type="float" office:value="71321" calcext:value-type="float">
            <text:p>713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-Belt Ø24 <text:s/>/ Clear Red</text:p>
          </table:table-cell>
          <table:table-cell table:style-name="ce6" office:value-type="string" calcext:value-type="string">
            <text:p>http://cache.lego.com/media/bricks/5/1/4100396.jpg</text:p>
          </table:table-cell>
          <table:table-cell table:style-name="ce8" table:formula="of:=IF(([.C12]+[.E12])&gt;=([.D12]+[.E1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2]+[.E12])-([.C12]+[.E12])" office:value-type="float" office:value="-1" calcext:value-type="float">
            <text:p>-1</text:p>
          </table:table-cell>
          <table:table-cell table:style-name="ce5"/>
          <table:table-cell table:style-name="ce16" table:formula="of:=IF(([.D12]+[.E12])&gt;=[.C1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2]-([.D12]+[.E12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107081" calcext:value-type="float">
            <text:p>4107081</text:p>
          </table:table-cell>
          <table:table-cell table:style-name="ce2" office:value-type="float" office:value="32039" calcext:value-type="float">
            <text:p>3203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Catch W. Cross Hole</text:p>
          </table:table-cell>
          <table:table-cell table:style-name="ce6" office:value-type="string" calcext:value-type="string">
            <text:p>http://cache.lego.com/media/bricks/5/1/4107081.jpg</text:p>
          </table:table-cell>
          <table:table-cell table:style-name="ce8" table:formula="of:=IF(([.C13]+[.E13])&gt;=([.D13]+[.E1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3]+[.E13])-([.C13]+[.E13])" office:value-type="float" office:value="0" calcext:value-type="float">
            <text:p>0</text:p>
          </table:table-cell>
          <table:table-cell table:style-name="ce5"/>
          <table:table-cell table:style-name="ce16" table:formula="of:=IF(([.D13]+[.E13])&gt;=[.C1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]-([.D13]+[.E13])" office:value-type="float" office:value="-22" calcext:value-type="float">
            <text:p>-22</text:p>
          </table:table-cell>
          <table:table-cell table:number-columns-repeated="245"/>
        </table:table-row>
        <table:table-row table:style-name="ro1">
          <table:table-cell table:style-name="ce2" office:value-type="float" office:value="4107082" calcext:value-type="float">
            <text:p>4107082</text:p>
          </table:table-cell>
          <table:table-cell table:style-name="ce2" office:value-type="float" office:value="32016" calcext:value-type="float">
            <text:p>320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ngle Element, 157,5 Degr. [3]</text:p>
          </table:table-cell>
          <table:table-cell table:style-name="ce6" office:value-type="string" calcext:value-type="string">
            <text:p>http://cache.lego.com/media/bricks/5/1/4107082.jpg</text:p>
          </table:table-cell>
          <table:table-cell table:style-name="ce8" table:formula="of:=IF(([.C14]+[.E14])&gt;=([.D14]+[.E1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]+[.E14])-([.C14]+[.E14])" office:value-type="float" office:value="0" calcext:value-type="float">
            <text:p>0</text:p>
          </table:table-cell>
          <table:table-cell table:style-name="ce5"/>
          <table:table-cell table:style-name="ce16" table:formula="of:=IF(([.D14]+[.E14])&gt;=[.C1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4]-([.D14]+[.E14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107084" calcext:value-type="float">
            <text:p>4107084</text:p>
          </table:table-cell>
          <table:table-cell table:style-name="ce2" office:value-type="float" office:value="32015" calcext:value-type="float">
            <text:p>320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ngle Element, 112,5 Degr. [5]</text:p>
          </table:table-cell>
          <table:table-cell table:style-name="ce6" office:value-type="string" calcext:value-type="string">
            <text:p>http://cache.lego.com/media/bricks/5/1/4107084.jpg</text:p>
          </table:table-cell>
          <table:table-cell table:style-name="ce8" table:formula="of:=IF(([.C15]+[.E15])&gt;=([.D15]+[.E1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5]+[.E15])-([.C15]+[.E15])" office:value-type="float" office:value="0" calcext:value-type="float">
            <text:p>0</text:p>
          </table:table-cell>
          <table:table-cell table:style-name="ce5"/>
          <table:table-cell table:style-name="ce16" table:formula="of:=IF(([.D15]+[.E15])&gt;=[.C1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5]-([.D15]+[.E15])"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 table:style-name="ce2" office:value-type="float" office:value="4107085" calcext:value-type="float">
            <text:p>4107085</text:p>
          </table:table-cell>
          <table:table-cell table:style-name="ce2" office:value-type="float" office:value="32013" calcext:value-type="float">
            <text:p>320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ngle Element, 0 Degrees [1]</text:p>
          </table:table-cell>
          <table:table-cell table:style-name="ce6" office:value-type="string" calcext:value-type="string">
            <text:p>http://cache.lego.com/media/bricks/5/1/4107085.jpg</text:p>
          </table:table-cell>
          <table:table-cell table:style-name="ce8" table:formula="of:=IF(([.C16]+[.E16])&gt;=([.D16]+[.E16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6]+[.E16])-([.C16]+[.E16])" office:value-type="float" office:value="4" calcext:value-type="float">
            <text:p>4</text:p>
          </table:table-cell>
          <table:table-cell table:style-name="ce5"/>
          <table:table-cell table:style-name="ce16" table:formula="of:=IF(([.D16]+[.E16])&gt;=[.C1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]-([.D16]+[.E16])" office:value-type="float" office:value="-10" calcext:value-type="float">
            <text:p>-10</text:p>
          </table:table-cell>
          <table:table-cell table:number-columns-repeated="245"/>
        </table:table-row>
        <table:table-row table:style-name="ro1">
          <table:table-cell table:style-name="ce2" office:value-type="float" office:value="4107767" calcext:value-type="float">
            <text:p>4107767</text:p>
          </table:table-cell>
          <table:table-cell table:style-name="ce2" office:value-type="float" office:value="32014" calcext:value-type="float">
            <text:p>320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ngle Element, 90 Degrees [6]</text:p>
          </table:table-cell>
          <table:table-cell table:style-name="ce6" office:value-type="string" calcext:value-type="string">
            <text:p>http://cache.lego.com/media/bricks/5/1/4107767.jpg</text:p>
          </table:table-cell>
          <table:table-cell table:style-name="ce8" table:formula="of:=IF(([.C17]+[.E17])&gt;=([.D17]+[.E17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7]+[.E17])-([.C17]+[.E17])" office:value-type="float" office:value="2" calcext:value-type="float">
            <text:p>2</text:p>
          </table:table-cell>
          <table:table-cell table:style-name="ce5"/>
          <table:table-cell table:style-name="ce16" table:formula="of:=IF(([.D17]+[.E17])&gt;=[.C1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7]-([.D17]+[.E17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107783" calcext:value-type="float">
            <text:p>4107783</text:p>
          </table:table-cell>
          <table:table-cell table:style-name="ce2" office:value-type="float" office:value="32034" calcext:value-type="float">
            <text:p>320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ngle Element, 180 Degrees [2]</text:p>
          </table:table-cell>
          <table:table-cell table:style-name="ce6" office:value-type="string" calcext:value-type="string">
            <text:p>http://cache.lego.com/media/bricks/5/1/4107783.jpg</text:p>
          </table:table-cell>
          <table:table-cell table:style-name="ce8" table:formula="of:=IF(([.C18]+[.E18])&gt;=([.D18]+[.E18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8]+[.E18])-([.C18]+[.E18])" office:value-type="float" office:value="4" calcext:value-type="float">
            <text:p>4</text:p>
          </table:table-cell>
          <table:table-cell table:style-name="ce5"/>
          <table:table-cell table:style-name="ce16" table:formula="of:=IF(([.D18]+[.E18])&gt;=[.C1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8]-([.D18]+[.E18])" office:value-type="float" office:value="-9" calcext:value-type="float">
            <text:p>-9</text:p>
          </table:table-cell>
          <table:table-cell table:number-columns-repeated="245"/>
        </table:table-row>
        <table:table-row table:style-name="ro1">
          <table:table-cell table:style-name="ce2" office:value-type="float" office:value="4111998" calcext:value-type="float">
            <text:p>4111998</text:p>
          </table:table-cell>
          <table:table-cell table:style-name="ce2" office:value-type="float" office:value="32009" calcext:value-type="float">
            <text:p>3200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Double Angular Beam 3X7 45°</text:p>
          </table:table-cell>
          <table:table-cell table:style-name="ce6" office:value-type="string" calcext:value-type="string">
            <text:p>http://cache.lego.com/media/bricks/5/1/4111998.jpg</text:p>
          </table:table-cell>
          <table:table-cell table:style-name="ce8" table:formula="of:=IF(([.C19]+[.E19])&gt;=([.D19]+[.E1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9]+[.E19])-([.C19]+[.E19])" office:value-type="float" office:value="-12" calcext:value-type="float">
            <text:p>-12</text:p>
          </table:table-cell>
          <table:table-cell table:style-name="ce5"/>
          <table:table-cell table:style-name="ce16" table:formula="of:=IF(([.D19]+[.E19])&gt;=[.C19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9]-([.D19]+[.E19])" office:value-type="float" office:value="12" calcext:value-type="float">
            <text:p>12</text:p>
          </table:table-cell>
          <table:table-cell table:number-columns-repeated="245"/>
        </table:table-row>
        <table:table-row table:style-name="ro1">
          <table:table-cell table:style-name="ce2" office:value-type="float" office:value="4112282" calcext:value-type="float">
            <text:p>4112282</text:p>
          </table:table-cell>
          <table:table-cell table:style-name="ce2" office:value-type="float" office:value="6629" calcext:value-type="float">
            <text:p>66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echnic Angular Beam 4X6</text:p>
          </table:table-cell>
          <table:table-cell table:style-name="ce6" office:value-type="string" calcext:value-type="string">
            <text:p>http://cache.lego.com/media/bricks/5/1/4112282.jpg</text:p>
          </table:table-cell>
          <table:table-cell table:style-name="ce8" table:formula="of:=IF(([.C20]+[.E20])&gt;=([.D20]+[.E20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0]+[.E20])-([.C20]+[.E20])" office:value-type="float" office:value="4" calcext:value-type="float">
            <text:p>4</text:p>
          </table:table-cell>
          <table:table-cell table:style-name="ce5"/>
          <table:table-cell table:style-name="ce16" table:formula="of:=IF(([.D20]+[.E20])&gt;=[.C2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0]-([.D20]+[.E20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119589" calcext:value-type="float">
            <text:p>4119589</text:p>
          </table:table-cell>
          <table:table-cell table:style-name="ce2" office:value-type="float" office:value="32138" calcext:value-type="float">
            <text:p>321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Module Bush</text:p>
          </table:table-cell>
          <table:table-cell table:style-name="ce6" office:value-type="string" calcext:value-type="string">
            <text:p>http://cache.lego.com/media/bricks/5/1/4119589.jpg</text:p>
          </table:table-cell>
          <table:table-cell table:style-name="ce8" table:formula="of:=IF(([.C21]+[.E21])&gt;=([.D21]+[.E2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]+[.E21])-([.C21]+[.E21])" office:value-type="float" office:value="0" calcext:value-type="float">
            <text:p>0</text:p>
          </table:table-cell>
          <table:table-cell table:style-name="ce5"/>
          <table:table-cell table:style-name="ce16" table:formula="of:=IF(([.D21]+[.E21])&gt;=[.C2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1]-([.D21]+[.E21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120017" calcext:value-type="float">
            <text:p>4120017</text:p>
          </table:table-cell>
          <table:table-cell table:style-name="ce2" office:value-type="float" office:value="32140" calcext:value-type="float">
            <text:p>3214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Ang. Beam 4X2 90 Deg</text:p>
          </table:table-cell>
          <table:table-cell table:style-name="ce6" office:value-type="string" calcext:value-type="string">
            <text:p>http://cache.lego.com/media/bricks/5/1/4120017.jpg</text:p>
          </table:table-cell>
          <table:table-cell table:style-name="ce8" table:formula="of:=IF(([.C22]+[.E22])&gt;=([.D22]+[.E2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]+[.E22])-([.C22]+[.E22])" office:value-type="float" office:value="-8" calcext:value-type="float">
            <text:p>-8</text:p>
          </table:table-cell>
          <table:table-cell table:style-name="ce5"/>
          <table:table-cell table:style-name="ce16" table:formula="of:=IF(([.D22]+[.E22])&gt;=[.C22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2]-([.D22]+[.E22])"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table:style-name="ce2" office:value-type="float" office:value="4121667" calcext:value-type="float">
            <text:p>4121667</text:p>
          </table:table-cell>
          <table:table-cell table:style-name="ce2" office:value-type="float" office:value="32184" calcext:value-type="float">
            <text:p>321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Double Cross Block</text:p>
          </table:table-cell>
          <table:table-cell table:style-name="ce6" office:value-type="string" calcext:value-type="string">
            <text:p>http://cache.lego.com/media/bricks/5/1/4121667.jpg</text:p>
          </table:table-cell>
          <table:table-cell table:style-name="ce8" table:formula="of:=IF(([.C23]+[.E23])&gt;=([.D23]+[.E23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3]+[.E23])-([.C23]+[.E23])" office:value-type="float" office:value="8" calcext:value-type="float">
            <text:p>8</text:p>
          </table:table-cell>
          <table:table-cell table:style-name="ce5"/>
          <table:table-cell table:style-name="ce16" table:formula="of:=IF(([.D23]+[.E23])&gt;=[.C2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3]-([.D23]+[.E23])" office:value-type="float" office:value="-12" calcext:value-type="float">
            <text:p>-12</text:p>
          </table:table-cell>
          <table:table-cell table:number-columns-repeated="245"/>
        </table:table-row>
        <table:table-row table:style-name="ro1">
          <table:table-cell table:style-name="ce2" office:value-type="float" office:value="4121715" calcext:value-type="float">
            <text:p>4121715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0" calcext:value-type="float">
            <text:p>170</text:p>
          </table:table-cell>
          <table:table-cell table:style-name="ce6" office:value-type="string" calcext:value-type="string">
            <text:p>Connector Peg W. Friction</text:p>
          </table:table-cell>
          <table:table-cell table:style-name="ce6" office:value-type="string" calcext:value-type="string">
            <text:p>http://cache.lego.com/media/bricks/5/1/4121715.jpg</text:p>
          </table:table-cell>
          <table:table-cell table:style-name="ce8" table:formula="of:=IF(([.C24]+[.E24])&gt;=([.D24]+[.E2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4]+[.E24])-([.C24]+[.E24])" office:value-type="float" office:value="-35" calcext:value-type="float">
            <text:p>-35</text:p>
          </table:table-cell>
          <table:table-cell table:style-name="ce5"/>
          <table:table-cell table:style-name="ce16" table:formula="of:=IF(([.D24]+[.E24])&gt;=[.C2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4]-([.D24]+[.E24])" office:value-type="float" office:value="-135" calcext:value-type="float">
            <text:p>-135</text:p>
          </table:table-cell>
          <table:table-cell table:number-columns-repeated="245"/>
        </table:table-row>
        <table:table-row table:style-name="ro1">
          <table:table-cell table:style-name="ce2" office:value-type="float" office:value="4128593" calcext:value-type="float">
            <text:p>4128593</text:p>
          </table:table-cell>
          <table:table-cell table:style-name="ce2" office:value-type="float" office:value="32348" calcext:value-type="float">
            <text:p>3234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Angular Beam 4X4</text:p>
          </table:table-cell>
          <table:table-cell table:style-name="ce6" office:value-type="string" calcext:value-type="string">
            <text:p>http://cache.lego.com/media/bricks/5/1/4128593.jpg</text:p>
          </table:table-cell>
          <table:table-cell table:style-name="ce8" table:formula="of:=IF(([.C25]+[.E25])&gt;=([.D25]+[.E2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5]+[.E25])-([.C25]+[.E25])" office:value-type="float" office:value="-4" calcext:value-type="float">
            <text:p>-4</text:p>
          </table:table-cell>
          <table:table-cell table:style-name="ce5"/>
          <table:table-cell table:style-name="ce16" table:formula="of:=IF(([.D25]+[.E25])&gt;=[.C2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5]-([.D25]+[.E25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128594" calcext:value-type="float">
            <text:p>4128594</text:p>
          </table:table-cell>
          <table:table-cell table:style-name="ce2" office:value-type="float" office:value="32291" calcext:value-type="float">
            <text:p>3229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Cross Block 2X1</text:p>
          </table:table-cell>
          <table:table-cell table:style-name="ce6" office:value-type="string" calcext:value-type="string">
            <text:p>http://cache.lego.com/media/bricks/5/1/4128594.jpg</text:p>
          </table:table-cell>
          <table:table-cell table:style-name="ce8" table:formula="of:=IF(([.C26]+[.E26])&gt;=([.D26]+[.E2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6]+[.E26])-([.C26]+[.E26])" office:value-type="float" office:value="-2" calcext:value-type="float">
            <text:p>-2</text:p>
          </table:table-cell>
          <table:table-cell table:style-name="ce5"/>
          <table:table-cell table:style-name="ce16" table:formula="of:=IF(([.D26]+[.E26])&gt;=[.C26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6]-([.D26]+[.E26])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style-name="ce2" office:value-type="float" office:value="4128598" calcext:value-type="float">
            <text:p>4128598</text:p>
          </table:table-cell>
          <table:table-cell table:style-name="ce2" office:value-type="float" office:value="32184" calcext:value-type="float">
            <text:p>3218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Double Cross Block</text:p>
          </table:table-cell>
          <table:table-cell table:style-name="ce6" office:value-type="string" calcext:value-type="string">
            <text:p>http://cache.lego.com/media/bricks/5/1/4128598.jpg</text:p>
          </table:table-cell>
          <table:table-cell table:style-name="ce8" table:formula="of:=IF(([.C27]+[.E27])&gt;=([.D27]+[.E2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7]+[.E27])-([.C27]+[.E27])" office:value-type="float" office:value="-17" calcext:value-type="float">
            <text:p>-17</text:p>
          </table:table-cell>
          <table:table-cell table:style-name="ce5"/>
          <table:table-cell table:style-name="ce16" table:formula="of:=IF(([.D27]+[.E27])&gt;=[.C27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7]-([.D27]+[.E27])" office:value-type="float" office:value="17" calcext:value-type="float">
            <text:p>17</text:p>
          </table:table-cell>
          <table:table-cell table:number-columns-repeated="245"/>
        </table:table-row>
        <table:table-row table:style-name="ro1">
          <table:table-cell table:style-name="ce2" office:value-type="float" office:value="4140327" calcext:value-type="float">
            <text:p>4140327</text:p>
          </table:table-cell>
          <table:table-cell table:style-name="ce2" office:value-type="float" office:value="32271" calcext:value-type="float">
            <text:p>3227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Angular Beam 3X7</text:p>
          </table:table-cell>
          <table:table-cell table:style-name="ce6" office:value-type="string" calcext:value-type="string">
            <text:p>http://cache.lego.com/media/bricks/5/1/4140327.jpg</text:p>
          </table:table-cell>
          <table:table-cell table:style-name="ce8" table:formula="of:=IF(([.C28]+[.E28])&gt;=([.D28]+[.E2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8]+[.E28])-([.C28]+[.E28])" office:value-type="float" office:value="-12" calcext:value-type="float">
            <text:p>-12</text:p>
          </table:table-cell>
          <table:table-cell table:style-name="ce5"/>
          <table:table-cell table:style-name="ce16" table:formula="of:=IF(([.D28]+[.E28])&gt;=[.C28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8]-([.D28]+[.E28])" office:value-type="float" office:value="12" calcext:value-type="float">
            <text:p>12</text:p>
          </table:table-cell>
          <table:table-cell table:number-columns-repeated="245"/>
        </table:table-row>
        <table:table-row table:style-name="ro1">
          <table:table-cell table:style-name="ce2" office:value-type="float" office:value="4140430" calcext:value-type="float">
            <text:p>4140430</text:p>
          </table:table-cell>
          <table:table-cell table:style-name="ce2" office:value-type="float" office:value="32291" calcext:value-type="float">
            <text:p>322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Cross Block 2X1</text:p>
          </table:table-cell>
          <table:table-cell table:style-name="ce6" office:value-type="string" calcext:value-type="string">
            <text:p>http://cache.lego.com/media/bricks/5/1/4140430.jpg</text:p>
          </table:table-cell>
          <table:table-cell table:style-name="ce8" table:formula="of:=IF(([.C29]+[.E29])&gt;=([.D29]+[.E2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9]+[.E29])-([.C29]+[.E29])" office:value-type="float" office:value="4" calcext:value-type="float">
            <text:p>4</text:p>
          </table:table-cell>
          <table:table-cell table:style-name="ce5"/>
          <table:table-cell table:style-name="ce16" table:formula="of:=IF(([.D29]+[.E29])&gt;=[.C2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9]-([.D29]+[.E29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140806" calcext:value-type="float">
            <text:p>4140806</text:p>
          </table:table-cell>
          <table:table-cell table:style-name="ce2" office:value-type="float" office:value="32054" calcext:value-type="float">
            <text:p>3205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2M Fric. Snap W/Cross Hole</text:p>
          </table:table-cell>
          <table:table-cell table:style-name="ce6" office:value-type="string" calcext:value-type="string">
            <text:p>http://cache.lego.com/media/bricks/5/1/4140806.jpg</text:p>
          </table:table-cell>
          <table:table-cell table:style-name="ce8" table:formula="of:=IF(([.C30]+[.E30])&gt;=([.D30]+[.E30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30]+[.E30])-([.C30]+[.E30])" office:value-type="float" office:value="12" calcext:value-type="float">
            <text:p>12</text:p>
          </table:table-cell>
          <table:table-cell table:style-name="ce5"/>
          <table:table-cell table:style-name="ce16" table:formula="of:=IF(([.D30]+[.E30])&gt;=[.C3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30]-([.D30]+[.E30])" office:value-type="float" office:value="-12" calcext:value-type="float">
            <text:p>-12</text:p>
          </table:table-cell>
          <table:table-cell table:number-columns-repeated="245"/>
        </table:table-row>
        <table:table-row table:style-name="ro1">
          <table:table-cell table:style-name="ce2" office:value-type="float" office:value="4141270" calcext:value-type="float">
            <text:p>4141270</text:p>
          </table:table-cell>
          <table:table-cell table:style-name="ce2" office:value-type="float" office:value="32140" calcext:value-type="float">
            <text:p>321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echnic Ang. Beam 4X2 90 Deg</text:p>
          </table:table-cell>
          <table:table-cell table:style-name="ce6" office:value-type="string" calcext:value-type="string">
            <text:p>http://cache.lego.com/media/bricks/5/1/4141270.jpg</text:p>
          </table:table-cell>
          <table:table-cell table:style-name="ce8" table:formula="of:=IF(([.C31]+[.E31])&gt;=([.D31]+[.E31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31]+[.E31])-([.C31]+[.E31])" office:value-type="float" office:value="6" calcext:value-type="float">
            <text:p>6</text:p>
          </table:table-cell>
          <table:table-cell table:style-name="ce5"/>
          <table:table-cell table:style-name="ce16" table:formula="of:=IF(([.D31]+[.E31])&gt;=[.C3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31]-([.D31]+[.E31])" office:value-type="float" office:value="-10" calcext:value-type="float">
            <text:p>-10</text:p>
          </table:table-cell>
          <table:table-cell table:number-columns-repeated="245"/>
        </table:table-row>
        <table:table-row table:style-name="ro1">
          <table:table-cell table:style-name="ce2" office:value-type="float" office:value="4141300" calcext:value-type="float">
            <text:p>4141300</text:p>
          </table:table-cell>
          <table:table-cell table:style-name="ce2" office:value-type="float" office:value="32293" calcext:value-type="float">
            <text:p>3229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Lt Steering Gear</text:p>
          </table:table-cell>
          <table:table-cell table:style-name="ce6" office:value-type="string" calcext:value-type="string">
            <text:p>http://cache.lego.com/media/bricks/5/1/4141300.jpg</text:p>
          </table:table-cell>
          <table:table-cell table:style-name="ce8" table:formula="of:=IF(([.C32]+[.E32])&gt;=([.D32]+[.E3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32]+[.E32])-([.C32]+[.E32])" office:value-type="float" office:value="-4" calcext:value-type="float">
            <text:p>-4</text:p>
          </table:table-cell>
          <table:table-cell table:style-name="ce5"/>
          <table:table-cell table:style-name="ce16" table:formula="of:=IF(([.D32]+[.E32])&gt;=[.C32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32]-([.D32]+[.E32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142135" calcext:value-type="float">
            <text:p>4142135</text:p>
          </table:table-cell>
          <table:table-cell table:style-name="ce2" office:value-type="float" office:value="32316" calcext:value-type="float">
            <text:p>3231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5M Beam</text:p>
          </table:table-cell>
          <table:table-cell table:style-name="ce6" office:value-type="string" calcext:value-type="string">
            <text:p>http://cache.lego.com/media/bricks/5/1/4142135.jpg</text:p>
          </table:table-cell>
          <table:table-cell table:style-name="ce8" table:formula="of:=IF(([.C33]+[.E33])&gt;=([.D33]+[.E3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33]+[.E33])-([.C33]+[.E33])" office:value-type="float" office:value="-10" calcext:value-type="float">
            <text:p>-10</text:p>
          </table:table-cell>
          <table:table-cell table:style-name="ce5"/>
          <table:table-cell table:style-name="ce16" table:formula="of:=IF(([.D33]+[.E33])&gt;=[.C33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33]-([.D33]+[.E33])" office:value-type="float" office:value="10" calcext:value-type="float">
            <text:p>10</text:p>
          </table:table-cell>
          <table:table-cell table:number-columns-repeated="245"/>
        </table:table-row>
        <table:table-row table:style-name="ro1">
          <table:table-cell table:style-name="ce2" office:value-type="float" office:value="4142236" calcext:value-type="float">
            <text:p>4142236</text:p>
          </table:table-cell>
          <table:table-cell table:style-name="ce2" office:value-type="float" office:value="32449" calcext:value-type="float">
            <text:p>324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Lever 1X4, Without Notch</text:p>
          </table:table-cell>
          <table:table-cell table:style-name="ce6" office:value-type="string" calcext:value-type="string">
            <text:p>http://cache.lego.com/media/bricks/5/1/4142236.jpg</text:p>
          </table:table-cell>
          <table:table-cell table:style-name="ce8" table:formula="of:=IF(([.C34]+[.E34])&gt;=([.D34]+[.E3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34]+[.E34])-([.C34]+[.E34])" office:value-type="float" office:value="2" calcext:value-type="float">
            <text:p>2</text:p>
          </table:table-cell>
          <table:table-cell table:style-name="ce5"/>
          <table:table-cell table:style-name="ce16" table:formula="of:=IF(([.D34]+[.E34])&gt;=[.C3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34]-([.D34]+[.E34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142822" calcext:value-type="float">
            <text:p>4142822</text:p>
          </table:table-cell>
          <table:table-cell table:style-name="ce2" office:value-type="float" office:value="32523" calcext:value-type="float">
            <text:p>3252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3M Beam</text:p>
          </table:table-cell>
          <table:table-cell table:style-name="ce6" office:value-type="string" calcext:value-type="string">
            <text:p>http://cache.lego.com/media/bricks/5/1/4142822.jpg</text:p>
          </table:table-cell>
          <table:table-cell table:style-name="ce8" table:formula="of:=IF(([.C35]+[.E35])&gt;=([.D35]+[.E3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35]+[.E35])-([.C35]+[.E35])" office:value-type="float" office:value="-10" calcext:value-type="float">
            <text:p>-10</text:p>
          </table:table-cell>
          <table:table-cell table:style-name="ce5"/>
          <table:table-cell table:style-name="ce16" table:formula="of:=IF(([.D35]+[.E35])&gt;=[.C3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35]-([.D35]+[.E35])" office:value-type="float" office:value="10" calcext:value-type="float">
            <text:p>10</text:p>
          </table:table-cell>
          <table:table-cell table:number-columns-repeated="245"/>
        </table:table-row>
        <table:table-row table:style-name="ro1">
          <table:table-cell table:style-name="ce2" office:value-type="float" office:value="4142823" calcext:value-type="float">
            <text:p>4142823</text:p>
          </table:table-cell>
          <table:table-cell table:style-name="ce2" office:value-type="float" office:value="32526" calcext:value-type="float">
            <text:p>3252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Ang. Beam 3X5 90 Deg.</text:p>
          </table:table-cell>
          <table:table-cell table:style-name="ce6" office:value-type="string" calcext:value-type="string">
            <text:p>http://cache.lego.com/media/bricks/5/1/4142823.jpg</text:p>
          </table:table-cell>
          <table:table-cell table:style-name="ce8" table:formula="of:=IF(([.C36]+[.E36])&gt;=([.D36]+[.E3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36]+[.E36])-([.C36]+[.E36])" office:value-type="float" office:value="-6" calcext:value-type="float">
            <text:p>-6</text:p>
          </table:table-cell>
          <table:table-cell table:style-name="ce5"/>
          <table:table-cell table:style-name="ce16" table:formula="of:=IF(([.D36]+[.E36])&gt;=[.C36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36]-([.D36]+[.E36])" office:value-type="float" office:value="6" calcext:value-type="float">
            <text:p>6</text:p>
          </table:table-cell>
          <table:table-cell table:number-columns-repeated="245"/>
        </table:table-row>
        <table:table-row table:style-name="ro1">
          <table:table-cell table:style-name="ce2" office:value-type="float" office:value="4142865" calcext:value-type="float">
            <text:p>4142865</text:p>
          </table:table-cell>
          <table:table-cell table:style-name="ce2" office:value-type="float" office:value="32062" calcext:value-type="float">
            <text:p>3206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2M Cross Axle W. Groove</text:p>
          </table:table-cell>
          <table:table-cell table:style-name="ce6" office:value-type="string" calcext:value-type="string">
            <text:p>http://cache.lego.com/media/bricks/5/1/4142865.jpg</text:p>
          </table:table-cell>
          <table:table-cell table:style-name="ce8" table:formula="of:=IF(([.C37]+[.E37])&gt;=([.D37]+[.E3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37]+[.E37])-([.C37]+[.E37])" office:value-type="float" office:value="-2" calcext:value-type="float">
            <text:p>-2</text:p>
          </table:table-cell>
          <table:table-cell table:style-name="ce5"/>
          <table:table-cell table:style-name="ce16" table:formula="of:=IF(([.D37]+[.E37])&gt;=[.C3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37]-([.D37]+[.E37])" office:value-type="float" office:value="-20" calcext:value-type="float">
            <text:p>-20</text:p>
          </table:table-cell>
          <table:table-cell table:number-columns-repeated="245"/>
        </table:table-row>
        <table:table-row table:style-name="ro1">
          <table:table-cell table:style-name="ce2" office:value-type="float" office:value="4143187" calcext:value-type="float">
            <text:p>4143187</text:p>
          </table:table-cell>
          <table:table-cell table:style-name="ce2" office:value-type="float" office:value="6575" calcext:value-type="float">
            <text:p>65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omb Wheel</text:p>
          </table:table-cell>
          <table:table-cell table:style-name="ce6" office:value-type="string" calcext:value-type="string">
            <text:p>http://cache.lego.com/media/bricks/5/1/4143187.jpg</text:p>
          </table:table-cell>
          <table:table-cell table:style-name="ce8" table:formula="of:=IF(([.C38]+[.E38])&gt;=([.D38]+[.E3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38]+[.E38])-([.C38]+[.E38])" office:value-type="float" office:value="-2" calcext:value-type="float">
            <text:p>-2</text:p>
          </table:table-cell>
          <table:table-cell table:style-name="ce5"/>
          <table:table-cell table:style-name="ce16" table:formula="of:=IF(([.D38]+[.E38])&gt;=[.C38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38]-([.D38]+[.E38])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style-name="ce2" office:value-type="float" office:value="4153707" calcext:value-type="float">
            <text:p>4153707</text:p>
          </table:table-cell>
          <table:table-cell table:style-name="ce2" office:value-type="float" office:value="32523" calcext:value-type="float">
            <text:p>32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3M Beam</text:p>
          </table:table-cell>
          <table:table-cell table:style-name="ce6" office:value-type="string" calcext:value-type="string">
            <text:p>http://cache.lego.com/media/bricks/5/1/4153707.jpg</text:p>
          </table:table-cell>
          <table:table-cell table:style-name="ce8" table:formula="of:=IF(([.C39]+[.E39])&gt;=([.D39]+[.E3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39]+[.E39])-([.C39]+[.E39])" office:value-type="float" office:value="4" calcext:value-type="float">
            <text:p>4</text:p>
          </table:table-cell>
          <table:table-cell table:style-name="ce5"/>
          <table:table-cell table:style-name="ce16" table:formula="of:=IF(([.D39]+[.E39])&gt;=[.C3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39]-([.D39]+[.E39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153718" calcext:value-type="float">
            <text:p>4153718</text:p>
          </table:table-cell>
          <table:table-cell table:style-name="ce2" office:value-type="float" office:value="32523" calcext:value-type="float">
            <text:p>32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echnic 3M Beam</text:p>
          </table:table-cell>
          <table:table-cell table:style-name="ce6" office:value-type="string" calcext:value-type="string">
            <text:p>http://cache.lego.com/media/bricks/5/1/4153718.jpg</text:p>
          </table:table-cell>
          <table:table-cell table:style-name="ce8" table:formula="of:=IF(([.C40]+[.E40])&gt;=([.D40]+[.E40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40]+[.E40])-([.C40]+[.E40])" office:value-type="float" office:value="4" calcext:value-type="float">
            <text:p>4</text:p>
          </table:table-cell>
          <table:table-cell table:style-name="ce5"/>
          <table:table-cell table:style-name="ce16" table:formula="of:=IF(([.D40]+[.E40])&gt;=[.C4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40]-([.D40]+[.E40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156151" calcext:value-type="float">
            <text:p>4156151</text:p>
          </table:table-cell>
          <table:table-cell table:style-name="ce2" office:value-type="float" office:value="32525" calcext:value-type="float">
            <text:p>325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echnic 11M Beam</text:p>
          </table:table-cell>
          <table:table-cell table:style-name="ce6" office:value-type="string" calcext:value-type="string">
            <text:p>http://cache.lego.com/media/bricks/5/1/4156151.jpg</text:p>
          </table:table-cell>
          <table:table-cell table:style-name="ce8" table:formula="of:=IF(([.C41]+[.E41])&gt;=([.D41]+[.E41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41]+[.E41])-([.C41]+[.E41])" office:value-type="float" office:value="4" calcext:value-type="float">
            <text:p>4</text:p>
          </table:table-cell>
          <table:table-cell table:style-name="ce5"/>
          <table:table-cell table:style-name="ce16" table:formula="of:=IF(([.D41]+[.E41])&gt;=[.C4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41]-([.D41]+[.E41])" office:value-type="float" office:value="-10" calcext:value-type="float">
            <text:p>-10</text:p>
          </table:table-cell>
          <table:table-cell table:number-columns-repeated="245"/>
        </table:table-row>
        <table:table-row table:style-name="ro1">
          <table:table-cell table:style-name="ce2" office:value-type="float" office:value="4162857" calcext:value-type="float">
            <text:p>4162857</text:p>
          </table:table-cell>
          <table:table-cell table:style-name="ce2" office:value-type="float" office:value="41678" calcext:value-type="float">
            <text:p>416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Cross Block/Fork 2X2</text:p>
          </table:table-cell>
          <table:table-cell table:style-name="ce6" office:value-type="string" calcext:value-type="string">
            <text:p>http://cache.lego.com/media/bricks/5/1/4162857.jpg</text:p>
          </table:table-cell>
          <table:table-cell table:style-name="ce8" table:formula="of:=IF(([.C42]+[.E42])&gt;=([.D42]+[.E42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42]+[.E42])-([.C42]+[.E42])" office:value-type="float" office:value="4" calcext:value-type="float">
            <text:p>4</text:p>
          </table:table-cell>
          <table:table-cell table:style-name="ce5"/>
          <table:table-cell table:style-name="ce16" table:formula="of:=IF(([.D42]+[.E42])&gt;=[.C4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42]-([.D42]+[.E42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164133" calcext:value-type="float">
            <text:p>4164133</text:p>
          </table:table-cell>
          <table:table-cell table:style-name="ce2" office:value-type="float" office:value="41677" calcext:value-type="float">
            <text:p>416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echnic Lever 2M</text:p>
          </table:table-cell>
          <table:table-cell table:style-name="ce6" office:value-type="string" calcext:value-type="string">
            <text:p>http://cache.lego.com/media/bricks/5/1/4164133.jpg</text:p>
          </table:table-cell>
          <table:table-cell table:style-name="ce8" table:formula="of:=IF(([.C43]+[.E43])&gt;=([.D43]+[.E4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43]+[.E43])-([.C43]+[.E43])" office:value-type="float" office:value="0" calcext:value-type="float">
            <text:p>0</text:p>
          </table:table-cell>
          <table:table-cell table:style-name="ce5"/>
          <table:table-cell table:style-name="ce16" table:formula="of:=IF(([.D43]+[.E43])&gt;=[.C4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43]-([.D43]+[.E43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173941" calcext:value-type="float">
            <text:p>4173941</text:p>
          </table:table-cell>
          <table:table-cell table:style-name="ce2" office:value-type="float" office:value="41669" calcext:value-type="float">
            <text:p>41669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ion. Eye</text:p>
          </table:table-cell>
          <table:table-cell table:style-name="ce6" office:value-type="string" calcext:value-type="string">
            <text:p>http://cache.lego.com/media/bricks/5/1/4173941.jpg</text:p>
          </table:table-cell>
          <table:table-cell table:style-name="ce8" table:formula="of:=IF(([.C44]+[.E44])&gt;=([.D44]+[.E4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44]+[.E44])-([.C44]+[.E44])" office:value-type="float" office:value="0" calcext:value-type="float">
            <text:p>0</text:p>
          </table:table-cell>
          <table:table-cell table:style-name="ce5"/>
          <table:table-cell table:style-name="ce16" table:formula="of:=IF(([.D44]+[.E44])&gt;=[.C4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44]-([.D44]+[.E44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173975" calcext:value-type="float">
            <text:p>4173975</text:p>
          </table:table-cell>
          <table:table-cell table:style-name="ce2" office:value-type="float" office:value="41678" calcext:value-type="float">
            <text:p>4167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Cross Block/Fork 2X2</text:p>
          </table:table-cell>
          <table:table-cell table:style-name="ce6" office:value-type="string" calcext:value-type="string">
            <text:p>http://cache.lego.com/media/bricks/5/1/4173975.jpg</text:p>
          </table:table-cell>
          <table:table-cell table:style-name="ce8" table:formula="of:=IF(([.C45]+[.E45])&gt;=([.D45]+[.E4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45]+[.E45])-([.C45]+[.E45])" office:value-type="float" office:value="-4" calcext:value-type="float">
            <text:p>-4</text:p>
          </table:table-cell>
          <table:table-cell table:style-name="ce5"/>
          <table:table-cell table:style-name="ce16" table:formula="of:=IF(([.D45]+[.E45])&gt;=[.C4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45]-([.D45]+[.E45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175442" calcext:value-type="float">
            <text:p>4175442</text:p>
          </table:table-cell>
          <table:table-cell table:style-name="ce2" office:value-type="float" office:value="42003" calcext:value-type="float">
            <text:p>4200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ross Blok 3M</text:p>
          </table:table-cell>
          <table:table-cell table:style-name="ce6" office:value-type="string" calcext:value-type="string">
            <text:p>http://cache.lego.com/media/bricks/5/1/4175442.jpg</text:p>
          </table:table-cell>
          <table:table-cell table:style-name="ce8" table:formula="of:=IF(([.C46]+[.E46])&gt;=([.D46]+[.E4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46]+[.E46])-([.C46]+[.E46])" office:value-type="float" office:value="-14" calcext:value-type="float">
            <text:p>-14</text:p>
          </table:table-cell>
          <table:table-cell table:style-name="ce5"/>
          <table:table-cell table:style-name="ce16" table:formula="of:=IF(([.D46]+[.E46])&gt;=[.C46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46]-([.D46]+[.E46])" office:value-type="float" office:value="14" calcext:value-type="float">
            <text:p>14</text:p>
          </table:table-cell>
          <table:table-cell table:number-columns-repeated="245"/>
        </table:table-row>
        <table:table-row table:style-name="ro1">
          <table:table-cell table:style-name="ce2" office:value-type="float" office:value="4177430" calcext:value-type="float">
            <text:p>4177430</text:p>
          </table:table-cell>
          <table:table-cell table:style-name="ce2" office:value-type="float" office:value="32269" calcext:value-type="float">
            <text:p>3226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ouble bevel gear, 20-tooth</text:p>
          </table:table-cell>
          <table:table-cell table:style-name="ce6" office:value-type="string" calcext:value-type="string">
            <text:p>http://cache.lego.com/media/bricks/5/1/4177430.jpg</text:p>
          </table:table-cell>
          <table:table-cell table:style-name="ce8" table:formula="of:=IF(([.C47]+[.E47])&gt;=([.D47]+[.E4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47]+[.E47])-([.C47]+[.E47])" office:value-type="float" office:value="-2" calcext:value-type="float">
            <text:p>-2</text:p>
          </table:table-cell>
          <table:table-cell table:style-name="ce5"/>
          <table:table-cell table:style-name="ce16" table:formula="of:=IF(([.D47]+[.E47])&gt;=[.C47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47]-([.D47]+[.E47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4177431" calcext:value-type="float">
            <text:p>4177431</text:p>
          </table:table-cell>
          <table:table-cell table:style-name="ce2" office:value-type="float" office:value="32270" calcext:value-type="float">
            <text:p>3227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Double Conical Wheel Z12 1M</text:p>
          </table:table-cell>
          <table:table-cell table:style-name="ce6" office:value-type="string" calcext:value-type="string">
            <text:p>http://cache.lego.com/media/bricks/5/1/4177431.jpg</text:p>
          </table:table-cell>
          <table:table-cell table:style-name="ce8" table:formula="of:=IF(([.C48]+[.E48])&gt;=([.D48]+[.E4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48]+[.E48])-([.C48]+[.E48])" office:value-type="float" office:value="0" calcext:value-type="float">
            <text:p>0</text:p>
          </table:table-cell>
          <table:table-cell table:style-name="ce5"/>
          <table:table-cell table:style-name="ce16" table:formula="of:=IF(([.D48]+[.E48])&gt;=[.C4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48]-([.D48]+[.E48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178398" calcext:value-type="float">
            <text:p>4178398</text:p>
          </table:table-cell>
          <table:table-cell table:style-name="ce2" office:value-type="float" office:value="6116" calcext:value-type="float">
            <text:p>61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rick 2X2 Round Ii</text:p>
          </table:table-cell>
          <table:table-cell table:style-name="ce6" office:value-type="string" calcext:value-type="string">
            <text:p>http://cache.lego.com/media/bricks/5/1/4178398.jpg</text:p>
          </table:table-cell>
          <table:table-cell table:style-name="ce8" table:formula="of:=IF(([.C49]+[.E49])&gt;=([.D49]+[.E4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49]+[.E49])-([.C49]+[.E49])" office:value-type="float" office:value="0" calcext:value-type="float">
            <text:p>0</text:p>
          </table:table-cell>
          <table:table-cell table:style-name="ce5"/>
          <table:table-cell table:style-name="ce16" table:formula="of:=IF(([.D49]+[.E49])&gt;=[.C4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49]-([.D49]+[.E49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184169" calcext:value-type="float">
            <text:p>4184169</text:p>
          </table:table-cell>
          <table:table-cell table:style-name="ce2" office:value-type="float" office:value="6628" calcext:value-type="float">
            <text:p>66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Ball With Friction Snap</text:p>
          </table:table-cell>
          <table:table-cell table:style-name="ce6" office:value-type="string" calcext:value-type="string">
            <text:p>http://cache.lego.com/media/bricks/5/1/4184169.jpg</text:p>
          </table:table-cell>
          <table:table-cell table:style-name="ce8" table:formula="of:=IF(([.C50]+[.E50])&gt;=([.D50]+[.E5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50]+[.E50])-([.C50]+[.E50])" office:value-type="float" office:value="-6" calcext:value-type="float">
            <text:p>-6</text:p>
          </table:table-cell>
          <table:table-cell table:style-name="ce5"/>
          <table:table-cell table:style-name="ce16" table:formula="of:=IF(([.D50]+[.E50])&gt;=[.C5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50]-([.D50]+[.E50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184286" calcext:value-type="float">
            <text:p>4184286</text:p>
          </table:table-cell>
          <table:table-cell table:style-name="ce2" office:value-type="float" office:value="44309" calcext:value-type="float">
            <text:p>443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yre Normal Wide Ø43,2 X 22</text:p>
          </table:table-cell>
          <table:table-cell table:style-name="ce6" office:value-type="string" calcext:value-type="string">
            <text:p>http://cache.lego.com/media/bricks/5/1/4184286.jpg</text:p>
          </table:table-cell>
          <table:table-cell table:style-name="ce8" table:formula="of:=IF(([.C51]+[.E51])&gt;=([.D51]+[.E5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51]+[.E51])-([.C51]+[.E51])" office:value-type="float" office:value="-4" calcext:value-type="float">
            <text:p>-4</text:p>
          </table:table-cell>
          <table:table-cell table:style-name="ce5"/>
          <table:table-cell table:style-name="ce16" table:formula="of:=IF(([.D51]+[.E51])&gt;=[.C51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51]-([.D51]+[.E51])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style-name="ce2" office:value-type="float" office:value="4185661" calcext:value-type="float">
            <text:p>4185661</text:p>
          </table:table-cell>
          <table:table-cell table:style-name="ce2" office:value-type="float" office:value="41669" calcext:value-type="float">
            <text:p>4166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ion. Eye</text:p>
          </table:table-cell>
          <table:table-cell table:style-name="ce6" office:value-type="string" calcext:value-type="string">
            <text:p>http://cache.lego.com/media/bricks/5/1/4185661.jpg</text:p>
          </table:table-cell>
          <table:table-cell table:style-name="ce8" table:formula="of:=IF(([.C52]+[.E52])&gt;=([.D52]+[.E5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52]+[.E52])-([.C52]+[.E52])" office:value-type="float" office:value="-6" calcext:value-type="float">
            <text:p>-6</text:p>
          </table:table-cell>
          <table:table-cell table:style-name="ce5"/>
          <table:table-cell table:style-name="ce16" table:formula="of:=IF(([.D52]+[.E52])&gt;=[.C52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52]-([.D52]+[.E52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188298" calcext:value-type="float">
            <text:p>4188298</text:p>
          </table:table-cell>
          <table:table-cell table:style-name="ce2" office:value-type="float" office:value="6536" calcext:value-type="float">
            <text:p>653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ross Block 90°</text:p>
          </table:table-cell>
          <table:table-cell table:style-name="ce6" office:value-type="string" calcext:value-type="string">
            <text:p>http://cache.lego.com/media/bricks/5/1/4188298.jpg</text:p>
          </table:table-cell>
          <table:table-cell table:style-name="ce8" table:formula="of:=IF(([.C53]+[.E53])&gt;=([.D53]+[.E5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53]+[.E53])-([.C53]+[.E53])" office:value-type="float" office:value="-8" calcext:value-type="float">
            <text:p>-8</text:p>
          </table:table-cell>
          <table:table-cell table:style-name="ce5"/>
          <table:table-cell table:style-name="ce16" table:formula="of:=IF(([.D53]+[.E53])&gt;=[.C53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53]-([.D53]+[.E53])"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table:style-name="ce2" office:value-type="float" office:value="4189131" calcext:value-type="float">
            <text:p>4189131</text:p>
          </table:table-cell>
          <table:table-cell table:style-name="ce2" office:value-type="float" office:value="32014" calcext:value-type="float">
            <text:p>320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ngle Element, 90 Degrees [6]</text:p>
          </table:table-cell>
          <table:table-cell table:style-name="ce6" office:value-type="string" calcext:value-type="string">
            <text:p>http://cache.lego.com/media/bricks/5/1/4189131.jpg</text:p>
          </table:table-cell>
          <table:table-cell table:style-name="ce8" table:formula="of:=IF(([.C54]+[.E54])&gt;=([.D54]+[.E5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54]+[.E54])-([.C54]+[.E54])" office:value-type="float" office:value="-1" calcext:value-type="float">
            <text:p>-1</text:p>
          </table:table-cell>
          <table:table-cell table:style-name="ce5"/>
          <table:table-cell table:style-name="ce16" table:formula="of:=IF(([.D54]+[.E54])&gt;=[.C54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54]-([.D54]+[.E54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4189936" calcext:value-type="float">
            <text:p>4189936</text:p>
          </table:table-cell>
          <table:table-cell table:style-name="ce2" office:value-type="float" office:value="32192" calcext:value-type="float">
            <text:p>3219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ngle Element 135 Deg. [4]</text:p>
          </table:table-cell>
          <table:table-cell table:style-name="ce6" office:value-type="string" calcext:value-type="string">
            <text:p>http://cache.lego.com/media/bricks/5/1/4189936.jpg</text:p>
          </table:table-cell>
          <table:table-cell table:style-name="ce8" table:formula="of:=IF(([.C55]+[.E55])&gt;=([.D55]+[.E5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55]+[.E55])-([.C55]+[.E55])" office:value-type="float" office:value="-4" calcext:value-type="float">
            <text:p>-4</text:p>
          </table:table-cell>
          <table:table-cell table:style-name="ce5"/>
          <table:table-cell table:style-name="ce16" table:formula="of:=IF(([.D55]+[.E55])&gt;=[.C5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55]-([.D55]+[.E55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198367" calcext:value-type="float">
            <text:p>4198367</text:p>
          </table:table-cell>
          <table:table-cell table:style-name="ce2" office:value-type="float" office:value="45590" calcext:value-type="float">
            <text:p>455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Damper 2M</text:p>
          </table:table-cell>
          <table:table-cell table:style-name="ce6" office:value-type="string" calcext:value-type="string">
            <text:p>http://cache.lego.com/media/bricks/5/1/4198367.jpg</text:p>
          </table:table-cell>
          <table:table-cell table:style-name="ce8" table:formula="of:=IF(([.C56]+[.E56])&gt;=([.D56]+[.E56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56]+[.E56])-([.C56]+[.E56])" office:value-type="float" office:value="4" calcext:value-type="float">
            <text:p>4</text:p>
          </table:table-cell>
          <table:table-cell table:style-name="ce5"/>
          <table:table-cell table:style-name="ce16" table:formula="of:=IF(([.D56]+[.E56])&gt;=[.C5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56]-([.D56]+[.E56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206482" calcext:value-type="float">
            <text:p>4206482</text:p>
          </table:table-cell>
          <table:table-cell table:style-name="ce2" office:value-type="float" office:value="43093" calcext:value-type="float">
            <text:p>4309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Conn.Bush W.Fric./Crossale</text:p>
          </table:table-cell>
          <table:table-cell table:style-name="ce6" office:value-type="string" calcext:value-type="string">
            <text:p>http://cache.lego.com/media/bricks/5/1/4206482.jpg</text:p>
          </table:table-cell>
          <table:table-cell table:style-name="ce8" table:formula="of:=IF(([.C57]+[.E57])&gt;=([.D57]+[.E5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57]+[.E57])-([.C57]+[.E57])" office:value-type="float" office:value="-8" calcext:value-type="float">
            <text:p>-8</text:p>
          </table:table-cell>
          <table:table-cell table:style-name="ce5"/>
          <table:table-cell table:style-name="ce16" table:formula="of:=IF(([.D57]+[.E57])&gt;=[.C5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57]-([.D57]+[.E57])" office:value-type="float" office:value="-49" calcext:value-type="float">
            <text:p>-49</text:p>
          </table:table-cell>
          <table:table-cell table:number-columns-repeated="245"/>
        </table:table-row>
        <table:table-row table:style-name="ro1">
          <table:table-cell table:style-name="ce2" office:value-type="float" office:value="4207456" calcext:value-type="float">
            <text:p>4207456</text:p>
          </table:table-cell>
          <table:table-cell table:style-name="ce2" office:value-type="float" office:value="6538" calcext:value-type="float">
            <text:p>65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ross Axle, Extension M/3 Ribs</text:p>
          </table:table-cell>
          <table:table-cell table:style-name="ce6" office:value-type="string" calcext:value-type="string">
            <text:p>http://cache.lego.com/media/bricks/5/1/4207456.jpg</text:p>
          </table:table-cell>
          <table:table-cell table:style-name="ce8" table:formula="of:=IF(([.C58]+[.E58])&gt;=([.D58]+[.E5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58]+[.E58])-([.C58]+[.E58])" office:value-type="float" office:value="0" calcext:value-type="float">
            <text:p>0</text:p>
          </table:table-cell>
          <table:table-cell table:style-name="ce5"/>
          <table:table-cell table:style-name="ce16" table:formula="of:=IF(([.D58]+[.E58])&gt;=[.C5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58]-([.D58]+[.E58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208160" calcext:value-type="float">
            <text:p>4208160</text:p>
          </table:table-cell>
          <table:table-cell table:style-name="ce2" office:value-type="float" office:value="32523" calcext:value-type="float">
            <text:p>325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echnic 3M Beam</text:p>
          </table:table-cell>
          <table:table-cell table:style-name="ce6" office:value-type="string" calcext:value-type="string">
            <text:p>http://cache.lego.com/media/bricks/5/1/4208160.jpg</text:p>
          </table:table-cell>
          <table:table-cell table:style-name="ce8" table:formula="of:=IF(([.C59]+[.E59])&gt;=([.D59]+[.E5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59]+[.E59])-([.C59]+[.E59])" office:value-type="float" office:value="0" calcext:value-type="float">
            <text:p>0</text:p>
          </table:table-cell>
          <table:table-cell table:style-name="ce5"/>
          <table:table-cell table:style-name="ce16" table:formula="of:=IF(([.D59]+[.E59])&gt;=[.C5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59]-([.D59]+[.E59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210665" calcext:value-type="float">
            <text:p>4210665</text:p>
          </table:table-cell>
          <table:table-cell table:style-name="ce2" office:value-type="float" office:value="6553" calcext:value-type="float">
            <text:p>65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atch</text:p>
          </table:table-cell>
          <table:table-cell table:style-name="ce6" office:value-type="string" calcext:value-type="string">
            <text:p>http://cache.lego.com/media/bricks/5/1/4210665.jpg</text:p>
          </table:table-cell>
          <table:table-cell table:style-name="ce8" table:formula="of:=IF(([.C60]+[.E60])&gt;=([.D60]+[.E6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60]+[.E60])-([.C60]+[.E60])" office:value-type="float" office:value="0" calcext:value-type="float">
            <text:p>0</text:p>
          </table:table-cell>
          <table:table-cell table:style-name="ce5"/>
          <table:table-cell table:style-name="ce16" table:formula="of:=IF(([.D60]+[.E60])&gt;=[.C6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60]-([.D60]+[.E60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210759" calcext:value-type="float">
            <text:p>4210759</text:p>
          </table:table-cell>
          <table:table-cell table:style-name="ce2" office:value-type="float" office:value="6575" calcext:value-type="float">
            <text:p>65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omb Wheel</text:p>
          </table:table-cell>
          <table:table-cell table:style-name="ce6" office:value-type="string" calcext:value-type="string">
            <text:p>http://cache.lego.com/media/bricks/5/1/4210759.jpg</text:p>
          </table:table-cell>
          <table:table-cell table:style-name="ce8" table:formula="of:=IF(([.C61]+[.E61])&gt;=([.D61]+[.E6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61]+[.E61])-([.C61]+[.E61])" office:value-type="float" office:value="0" calcext:value-type="float">
            <text:p>0</text:p>
          </table:table-cell>
          <table:table-cell table:style-name="ce5"/>
          <table:table-cell table:style-name="ce16" table:formula="of:=IF(([.D61]+[.E61])&gt;=[.C6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61]-([.D61]+[.E61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210857" calcext:value-type="float">
            <text:p>4210857</text:p>
          </table:table-cell>
          <table:table-cell table:style-name="ce2" office:value-type="float" office:value="42003" calcext:value-type="float">
            <text:p>420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ross Blok 3M</text:p>
          </table:table-cell>
          <table:table-cell table:style-name="ce6" office:value-type="string" calcext:value-type="string">
            <text:p>http://cache.lego.com/media/bricks/5/1/4210857.jpg</text:p>
          </table:table-cell>
          <table:table-cell table:style-name="ce8" table:formula="of:=IF(([.C62]+[.E62])&gt;=([.D62]+[.E62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62]+[.E62])-([.C62]+[.E62])" office:value-type="float" office:value="8" calcext:value-type="float">
            <text:p>8</text:p>
          </table:table-cell>
          <table:table-cell table:style-name="ce5"/>
          <table:table-cell table:style-name="ce16" table:formula="of:=IF(([.D62]+[.E62])&gt;=[.C6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62]-([.D62]+[.E62])" office:value-type="float" office:value="-12" calcext:value-type="float">
            <text:p>-12</text:p>
          </table:table-cell>
          <table:table-cell table:number-columns-repeated="245"/>
        </table:table-row>
        <table:table-row table:style-name="ro1">
          <table:table-cell table:style-name="ce2" office:value-type="float" office:value="4211026" calcext:value-type="float">
            <text:p>4211026</text:p>
          </table:table-cell>
          <table:table-cell table:style-name="ce2" office:value-type="float" office:value="32005" calcext:value-type="float">
            <text:p>320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rack Rod 6M,</text:p>
          </table:table-cell>
          <table:table-cell table:style-name="ce6" office:value-type="string" calcext:value-type="string">
            <text:p>http://cache.lego.com/media/bricks/5/1/4211026.jpg</text:p>
          </table:table-cell>
          <table:table-cell table:style-name="ce8" table:formula="of:=IF(([.C63]+[.E63])&gt;=([.D63]+[.E6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63]+[.E63])-([.C63]+[.E63])" office:value-type="float" office:value="0" calcext:value-type="float">
            <text:p>0</text:p>
          </table:table-cell>
          <table:table-cell table:style-name="ce5"/>
          <table:table-cell table:style-name="ce16" table:formula="of:=IF(([.D63]+[.E63])&gt;=[.C6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63]-([.D63]+[.E63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211375" calcext:value-type="float">
            <text:p>4211375</text:p>
          </table:table-cell>
          <table:table-cell table:style-name="ce2" office:value-type="float" office:value="2736" calcext:value-type="float">
            <text:p>27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all W. Cross Axle</text:p>
          </table:table-cell>
          <table:table-cell table:style-name="ce6" office:value-type="string" calcext:value-type="string">
            <text:p>http://cache.lego.com/media/bricks/5/1/4211375.jpg</text:p>
          </table:table-cell>
          <table:table-cell table:style-name="ce8" table:formula="of:=IF(([.C64]+[.E64])&gt;=([.D64]+[.E6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64]+[.E64])-([.C64]+[.E64])" office:value-type="float" office:value="-6" calcext:value-type="float">
            <text:p>-6</text:p>
          </table:table-cell>
          <table:table-cell table:style-name="ce5"/>
          <table:table-cell table:style-name="ce16" table:formula="of:=IF(([.D64]+[.E64])&gt;=[.C64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64]-([.D64]+[.E64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211510" calcext:value-type="float">
            <text:p>4211510</text:p>
          </table:table-cell>
          <table:table-cell table:style-name="ce2" office:value-type="float" office:value="4716" calcext:value-type="float">
            <text:p>471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orm</text:p>
          </table:table-cell>
          <table:table-cell table:style-name="ce6" office:value-type="string" calcext:value-type="string">
            <text:p>http://cache.lego.com/media/bricks/5/1/4211510.jpg</text:p>
          </table:table-cell>
          <table:table-cell table:style-name="ce8" table:formula="of:=IF(([.C65]+[.E65])&gt;=([.D65]+[.E6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65]+[.E65])-([.C65]+[.E65])" office:value-type="float" office:value="0" calcext:value-type="float">
            <text:p>0</text:p>
          </table:table-cell>
          <table:table-cell table:style-name="ce5"/>
          <table:table-cell table:style-name="ce16" table:formula="of:=IF(([.D65]+[.E65])&gt;=[.C6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65]-([.D65]+[.E65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211553" calcext:value-type="float">
            <text:p>4211553</text:p>
          </table:table-cell>
          <table:table-cell table:style-name="ce2" office:value-type="float" office:value="32039" calcext:value-type="float">
            <text:p>3203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atch W. Cross Hole</text:p>
          </table:table-cell>
          <table:table-cell table:style-name="ce6" office:value-type="string" calcext:value-type="string">
            <text:p>http://cache.lego.com/media/bricks/5/1/4211553.jpg</text:p>
          </table:table-cell>
          <table:table-cell table:style-name="ce8" table:formula="of:=IF(([.C66]+[.E66])&gt;=([.D66]+[.E6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66]+[.E66])-([.C66]+[.E66])" office:value-type="float" office:value="-2" calcext:value-type="float">
            <text:p>-2</text:p>
          </table:table-cell>
          <table:table-cell table:style-name="ce5"/>
          <table:table-cell table:style-name="ce16" table:formula="of:=IF(([.D66]+[.E66])&gt;=[.C66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66]-([.D66]+[.E66])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style-name="ce2" office:value-type="float" office:value="4211566" calcext:value-type="float">
            <text:p>4211566</text:p>
          </table:table-cell>
          <table:table-cell table:style-name="ce2" office:value-type="float" office:value="6632" calcext:value-type="float">
            <text:p>66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Technic Lever 3M</text:p>
          </table:table-cell>
          <table:table-cell table:style-name="ce6" office:value-type="string" calcext:value-type="string">
            <text:p>http://cache.lego.com/media/bricks/5/1/4211566.jpg</text:p>
          </table:table-cell>
          <table:table-cell table:style-name="ce8" table:formula="of:=IF(([.C67]+[.E67])&gt;=([.D67]+[.E6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67]+[.E67])-([.C67]+[.E67])" office:value-type="float" office:value="-1" calcext:value-type="float">
            <text:p>-1</text:p>
          </table:table-cell>
          <table:table-cell table:style-name="ce5"/>
          <table:table-cell table:style-name="ce16" table:formula="of:=IF(([.D67]+[.E67])&gt;=[.C6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67]-([.D67]+[.E67])" office:value-type="float" office:value="-9" calcext:value-type="float">
            <text:p>-9</text:p>
          </table:table-cell>
          <table:table-cell table:number-columns-repeated="245"/>
        </table:table-row>
        <table:table-row table:style-name="ro1">
          <table:table-cell table:style-name="ce2" office:value-type="float" office:value="4211610" calcext:value-type="float">
            <text:p>4211610</text:p>
          </table:table-cell>
          <table:table-cell table:style-name="ce2" office:value-type="float" office:value="32140" calcext:value-type="float">
            <text:p>32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Technic Ang. Beam 4X2 90 Deg</text:p>
          </table:table-cell>
          <table:table-cell table:style-name="ce6" office:value-type="string" calcext:value-type="string">
            <text:p>http://cache.lego.com/media/bricks/5/1/4211610.jpg</text:p>
          </table:table-cell>
          <table:table-cell table:style-name="ce8" table:formula="of:=IF(([.C68]+[.E68])&gt;=([.D68]+[.E6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68]+[.E68])-([.C68]+[.E68])" office:value-type="float" office:value="0" calcext:value-type="float">
            <text:p>0</text:p>
          </table:table-cell>
          <table:table-cell table:style-name="ce5"/>
          <table:table-cell table:style-name="ce16" table:formula="of:=IF(([.D68]+[.E68])&gt;=[.C6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68]-([.D68]+[.E68])" office:value-type="float" office:value="-8" calcext:value-type="float">
            <text:p>-8</text:p>
          </table:table-cell>
          <table:table-cell table:number-columns-repeated="245"/>
        </table:table-row>
        <table:table-row table:style-name="ro1">
          <table:table-cell table:style-name="ce2" office:value-type="float" office:value="4211622" calcext:value-type="float">
            <text:p>4211622</text:p>
          </table:table-cell>
          <table:table-cell table:style-name="ce2" office:value-type="float" office:value="6590" calcext:value-type="float">
            <text:p>65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Bush For Cross Axle</text:p>
          </table:table-cell>
          <table:table-cell table:style-name="ce6" office:value-type="string" calcext:value-type="string">
            <text:p>http://cache.lego.com/media/bricks/5/1/4211622.jpg</text:p>
          </table:table-cell>
          <table:table-cell table:style-name="ce8" table:formula="of:=IF(([.C69]+[.E69])&gt;=([.D69]+[.E6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69]+[.E69])-([.C69]+[.E69])" office:value-type="float" office:value="10" calcext:value-type="float">
            <text:p>10</text:p>
          </table:table-cell>
          <table:table-cell table:style-name="ce5"/>
          <table:table-cell table:style-name="ce16" table:formula="of:=IF(([.D69]+[.E69])&gt;=[.C6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69]-([.D69]+[.E69])" office:value-type="float" office:value="-55" calcext:value-type="float">
            <text:p>-55</text:p>
          </table:table-cell>
          <table:table-cell table:number-columns-repeated="245"/>
        </table:table-row>
        <table:table-row table:style-name="ro1">
          <table:table-cell table:style-name="ce2" office:value-type="float" office:value="4211624" calcext:value-type="float">
            <text:p>4211624</text:p>
          </table:table-cell>
          <table:table-cell table:style-name="ce2" office:value-type="float" office:value="32271" calcext:value-type="float">
            <text:p>322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Angular Beam 3X7</text:p>
          </table:table-cell>
          <table:table-cell table:style-name="ce6" office:value-type="string" calcext:value-type="string">
            <text:p>http://cache.lego.com/media/bricks/5/1/4211624.jpg</text:p>
          </table:table-cell>
          <table:table-cell table:style-name="ce8" table:formula="of:=IF(([.C70]+[.E70])&gt;=([.D70]+[.E70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70]+[.E70])-([.C70]+[.E70])" office:value-type="float" office:value="4" calcext:value-type="float">
            <text:p>4</text:p>
          </table:table-cell>
          <table:table-cell table:style-name="ce5"/>
          <table:table-cell table:style-name="ce16" table:formula="of:=IF(([.D70]+[.E70])&gt;=[.C7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0]-([.D70]+[.E70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211639" calcext:value-type="float">
            <text:p>4211639</text:p>
          </table:table-cell>
          <table:table-cell table:style-name="ce2" office:value-type="float" office:value="32073" calcext:value-type="float">
            <text:p>320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Cross Axle 5M</text:p>
          </table:table-cell>
          <table:table-cell table:style-name="ce6" office:value-type="string" calcext:value-type="string">
            <text:p>http://cache.lego.com/media/bricks/5/1/4211639.jpg</text:p>
          </table:table-cell>
          <table:table-cell table:style-name="ce8" table:formula="of:=IF(([.C71]+[.E71])&gt;=([.D71]+[.E7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71]+[.E71])-([.C71]+[.E71])" office:value-type="float" office:value="-3" calcext:value-type="float">
            <text:p>-3</text:p>
          </table:table-cell>
          <table:table-cell table:style-name="ce5"/>
          <table:table-cell table:style-name="ce16" table:formula="of:=IF(([.D71]+[.E71])&gt;=[.C7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1]-([.D71]+[.E71])" office:value-type="float" office:value="-5" calcext:value-type="float">
            <text:p>-5</text:p>
          </table:table-cell>
          <table:table-cell table:number-columns-repeated="245"/>
        </table:table-row>
        <table:table-row table:style-name="ro1">
          <table:table-cell table:style-name="ce2" office:value-type="float" office:value="4211651" calcext:value-type="float">
            <text:p>4211651</text:p>
          </table:table-cell>
          <table:table-cell table:style-name="ce2" office:value-type="float" office:value="32316" calcext:value-type="float">
            <text:p>323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echnic 5M Beam</text:p>
          </table:table-cell>
          <table:table-cell table:style-name="ce6" office:value-type="string" calcext:value-type="string">
            <text:p>http://cache.lego.com/media/bricks/5/1/4211651.jpg</text:p>
          </table:table-cell>
          <table:table-cell table:style-name="ce8" table:formula="of:=IF(([.C72]+[.E72])&gt;=([.D72]+[.E72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72]+[.E72])-([.C72]+[.E72])" office:value-type="float" office:value="4" calcext:value-type="float">
            <text:p>4</text:p>
          </table:table-cell>
          <table:table-cell table:style-name="ce5"/>
          <table:table-cell table:style-name="ce16" table:formula="of:=IF(([.D72]+[.E72])&gt;=[.C7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2]-([.D72]+[.E72])" office:value-type="float" office:value="-9" calcext:value-type="float">
            <text:p>-9</text:p>
          </table:table-cell>
          <table:table-cell table:number-columns-repeated="245"/>
        </table:table-row>
        <table:table-row table:style-name="ro1">
          <table:table-cell table:style-name="ce2" office:value-type="float" office:value="4211655" calcext:value-type="float">
            <text:p>4211655</text:p>
          </table:table-cell>
          <table:table-cell table:style-name="ce2" office:value-type="float" office:value="32523" calcext:value-type="float">
            <text:p>325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Technic 3M Beam</text:p>
          </table:table-cell>
          <table:table-cell table:style-name="ce6" office:value-type="string" calcext:value-type="string">
            <text:p>http://cache.lego.com/media/bricks/5/1/4211655.jpg</text:p>
          </table:table-cell>
          <table:table-cell table:style-name="ce8" table:formula="of:=IF(([.C73]+[.E73])&gt;=([.D73]+[.E7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73]+[.E73])-([.C73]+[.E73])" office:value-type="float" office:value="0" calcext:value-type="float">
            <text:p>0</text:p>
          </table:table-cell>
          <table:table-cell table:style-name="ce5"/>
          <table:table-cell table:style-name="ce16" table:formula="of:=IF(([.D73]+[.E73])&gt;=[.C7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3]-([.D73]+[.E73])" office:value-type="float" office:value="-10" calcext:value-type="float">
            <text:p>-10</text:p>
          </table:table-cell>
          <table:table-cell table:number-columns-repeated="245"/>
        </table:table-row>
        <table:table-row table:style-name="ro1">
          <table:table-cell table:style-name="ce2" office:value-type="float" office:value="4211713" calcext:value-type="float">
            <text:p>4211713</text:p>
          </table:table-cell>
          <table:table-cell table:style-name="ce2" office:value-type="float" office:value="32526" calcext:value-type="float">
            <text:p>325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echnic Ang. Beam 3X5 90 Deg.</text:p>
          </table:table-cell>
          <table:table-cell table:style-name="ce6" office:value-type="string" calcext:value-type="string">
            <text:p>http://cache.lego.com/media/bricks/5/1/4211713.jpg</text:p>
          </table:table-cell>
          <table:table-cell table:style-name="ce8" table:formula="of:=IF(([.C74]+[.E74])&gt;=([.D74]+[.E7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74]+[.E74])-([.C74]+[.E74])" office:value-type="float" office:value="2" calcext:value-type="float">
            <text:p>2</text:p>
          </table:table-cell>
          <table:table-cell table:style-name="ce5"/>
          <table:table-cell table:style-name="ce16" table:formula="of:=IF(([.D74]+[.E74])&gt;=[.C7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4]-([.D74]+[.E74])" office:value-type="float" office:value="-8" calcext:value-type="float">
            <text:p>-8</text:p>
          </table:table-cell>
          <table:table-cell table:number-columns-repeated="245"/>
        </table:table-row>
        <table:table-row table:style-name="ro1">
          <table:table-cell table:style-name="ce2" office:value-type="float" office:value="4211714" calcext:value-type="float">
            <text:p>4211714</text:p>
          </table:table-cell>
          <table:table-cell table:style-name="ce2" office:value-type="float" office:value="32557" calcext:value-type="float">
            <text:p>325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echnic Crossblock 2X3</text:p>
          </table:table-cell>
          <table:table-cell table:style-name="ce6" office:value-type="string" calcext:value-type="string">
            <text:p>http://cache.lego.com/media/bricks/5/1/4211714.jpg</text:p>
          </table:table-cell>
          <table:table-cell table:style-name="ce8" table:formula="of:=IF(([.C75]+[.E75])&gt;=([.D75]+[.E7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75]+[.E75])-([.C75]+[.E75])" office:value-type="float" office:value="0" calcext:value-type="float">
            <text:p>0</text:p>
          </table:table-cell>
          <table:table-cell table:style-name="ce5"/>
          <table:table-cell table:style-name="ce16" table:formula="of:=IF(([.D75]+[.E75])&gt;=[.C7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5]-([.D75]+[.E75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211741" calcext:value-type="float">
            <text:p>4211741</text:p>
          </table:table-cell>
          <table:table-cell table:style-name="ce2" office:value-type="float" office:value="41677" calcext:value-type="float">
            <text:p>416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echnic Lever 2M</text:p>
          </table:table-cell>
          <table:table-cell table:style-name="ce6" office:value-type="string" calcext:value-type="string">
            <text:p>http://cache.lego.com/media/bricks/5/1/4211741.jpg</text:p>
          </table:table-cell>
          <table:table-cell table:style-name="ce8" table:formula="of:=IF(([.C76]+[.E76])&gt;=([.D76]+[.E7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76]+[.E76])-([.C76]+[.E76])" office:value-type="float" office:value="0" calcext:value-type="float">
            <text:p>0</text:p>
          </table:table-cell>
          <table:table-cell table:style-name="ce5"/>
          <table:table-cell table:style-name="ce16" table:formula="of:=IF(([.D76]+[.E76])&gt;=[.C7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6]-([.D76]+[.E76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211758" calcext:value-type="float">
            <text:p>4211758</text:p>
          </table:table-cell>
          <table:table-cell table:style-name="ce2" office:value-type="float" office:value="42610" calcext:value-type="float">
            <text:p>426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Hub Ø11,2 X 7,84</text:p>
          </table:table-cell>
          <table:table-cell table:style-name="ce6" office:value-type="string" calcext:value-type="string">
            <text:p>http://cache.lego.com/media/bricks/5/1/4211758.jpg</text:p>
          </table:table-cell>
          <table:table-cell table:style-name="ce8" table:formula="of:=IF(([.C77]+[.E77])&gt;=([.D77]+[.E7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77]+[.E77])-([.C77]+[.E77])" office:value-type="float" office:value="-4" calcext:value-type="float">
            <text:p>-4</text:p>
          </table:table-cell>
          <table:table-cell table:style-name="ce5"/>
          <table:table-cell table:style-name="ce16" table:formula="of:=IF(([.D77]+[.E77])&gt;=[.C7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7]-([.D77]+[.E77])"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 table:style-name="ce2" office:value-type="float" office:value="4211775" calcext:value-type="float">
            <text:p>4211775</text:p>
          </table:table-cell>
          <table:table-cell table:style-name="ce2" office:value-type="float" office:value="6536" calcext:value-type="float">
            <text:p>65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ross Block 90°</text:p>
          </table:table-cell>
          <table:table-cell table:style-name="ce6" office:value-type="string" calcext:value-type="string">
            <text:p>http://cache.lego.com/media/bricks/5/1/4211775.jpg</text:p>
          </table:table-cell>
          <table:table-cell table:style-name="ce8" table:formula="of:=IF(([.C78]+[.E78])&gt;=([.D78]+[.E78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78]+[.E78])-([.C78]+[.E78])" office:value-type="float" office:value="8" calcext:value-type="float">
            <text:p>8</text:p>
          </table:table-cell>
          <table:table-cell table:style-name="ce5"/>
          <table:table-cell table:style-name="ce16" table:formula="of:=IF(([.D78]+[.E78])&gt;=[.C7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8]-([.D78]+[.E78])" office:value-type="float" office:value="-12" calcext:value-type="float">
            <text:p>-12</text:p>
          </table:table-cell>
          <table:table-cell table:number-columns-repeated="245"/>
        </table:table-row>
        <table:table-row table:style-name="ro1">
          <table:table-cell table:style-name="ce2" office:value-type="float" office:value="4211805" calcext:value-type="float">
            <text:p>4211805</text:p>
          </table:table-cell>
          <table:table-cell table:style-name="ce2" office:value-type="float" office:value="44294" calcext:value-type="float">
            <text:p>442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ross Axle 7M</text:p>
          </table:table-cell>
          <table:table-cell table:style-name="ce6" office:value-type="string" calcext:value-type="string">
            <text:p>http://cache.lego.com/media/bricks/5/1/4211805.jpg</text:p>
          </table:table-cell>
          <table:table-cell table:style-name="ce8" table:formula="of:=IF(([.C79]+[.E79])&gt;=([.D79]+[.E7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79]+[.E79])-([.C79]+[.E79])" office:value-type="float" office:value="3" calcext:value-type="float">
            <text:p>3</text:p>
          </table:table-cell>
          <table:table-cell table:style-name="ce5"/>
          <table:table-cell table:style-name="ce16" table:formula="of:=IF(([.D79]+[.E79])&gt;=[.C7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79]-([.D79]+[.E79])" office:value-type="float" office:value="-5" calcext:value-type="float">
            <text:p>-5</text:p>
          </table:table-cell>
          <table:table-cell table:number-columns-repeated="245"/>
        </table:table-row>
        <table:table-row table:style-name="ro1">
          <table:table-cell table:style-name="ce2" office:value-type="float" office:value="4211807" calcext:value-type="float">
            <text:p>4211807</text:p>
          </table:table-cell>
          <table:table-cell table:style-name="ce2" office:value-type="float" office:value="3673" calcext:value-type="float">
            <text:p>36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onnector Peg</text:p>
          </table:table-cell>
          <table:table-cell table:style-name="ce6" office:value-type="string" calcext:value-type="string">
            <text:p>http://cache.lego.com/media/bricks/5/1/4211807.jpg</text:p>
          </table:table-cell>
          <table:table-cell table:style-name="ce8" table:formula="of:=IF(([.C80]+[.E80])&gt;=([.D80]+[.E80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80]+[.E80])-([.C80]+[.E80])" office:value-type="float" office:value="6" calcext:value-type="float">
            <text:p>6</text:p>
          </table:table-cell>
          <table:table-cell table:style-name="ce5"/>
          <table:table-cell table:style-name="ce16" table:formula="of:=IF(([.D80]+[.E80])&gt;=[.C8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80]-([.D80]+[.E80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211815" calcext:value-type="float">
            <text:p>4211815</text:p>
          </table:table-cell>
          <table:table-cell table:style-name="ce2" office:value-type="float" office:value="4519" calcext:value-type="float">
            <text:p>45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Cross Axle 3M</text:p>
          </table:table-cell>
          <table:table-cell table:style-name="ce6" office:value-type="string" calcext:value-type="string">
            <text:p>http://cache.lego.com/media/bricks/5/1/4211815.jpg</text:p>
          </table:table-cell>
          <table:table-cell table:style-name="ce8" table:formula="of:=IF(([.C81]+[.E81])&gt;=([.D81]+[.E8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81]+[.E81])-([.C81]+[.E81])" office:value-type="float" office:value="-8" calcext:value-type="float">
            <text:p>-8</text:p>
          </table:table-cell>
          <table:table-cell table:style-name="ce5"/>
          <table:table-cell table:style-name="ce16" table:formula="of:=IF(([.D81]+[.E81])&gt;=[.C8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81]-([.D81]+[.E81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211845" calcext:value-type="float">
            <text:p>4211845</text:p>
          </table:table-cell>
          <table:table-cell table:style-name="ce2" office:value-type="float" office:value="44772" calcext:value-type="float">
            <text:p>4477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im Extra-Wide</text:p>
          </table:table-cell>
          <table:table-cell table:style-name="ce6" office:value-type="string" calcext:value-type="string">
            <text:p>http://cache.lego.com/media/bricks/5/1/4211845.jpg</text:p>
          </table:table-cell>
          <table:table-cell table:style-name="ce8" table:formula="of:=IF(([.C82]+[.E82])&gt;=([.D82]+[.E8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82]+[.E82])-([.C82]+[.E82])" office:value-type="float" office:value="0" calcext:value-type="float">
            <text:p>0</text:p>
          </table:table-cell>
          <table:table-cell table:style-name="ce5"/>
          <table:table-cell table:style-name="ce16" table:formula="of:=IF(([.D82]+[.E82])&gt;=[.C8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82]-([.D82]+[.E82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211862" calcext:value-type="float">
            <text:p>4211862</text:p>
          </table:table-cell>
          <table:table-cell table:style-name="ce2" office:value-type="float" office:value="43857" calcext:value-type="float">
            <text:p>438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Technic 2M Beam</text:p>
          </table:table-cell>
          <table:table-cell table:style-name="ce6" office:value-type="string" calcext:value-type="string">
            <text:p>http://cache.lego.com/media/bricks/5/1/4211862.jpg</text:p>
          </table:table-cell>
          <table:table-cell table:style-name="ce8" table:formula="of:=IF(([.C83]+[.E83])&gt;=([.D83]+[.E8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83]+[.E83])-([.C83]+[.E83])" office:value-type="float" office:value="0" calcext:value-type="float">
            <text:p>0</text:p>
          </table:table-cell>
          <table:table-cell table:style-name="ce5"/>
          <table:table-cell table:style-name="ce16" table:formula="of:=IF(([.D83]+[.E83])&gt;=[.C8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83]-([.D83]+[.E83])"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 table:style-name="ce2" office:value-type="float" office:value="4211866" calcext:value-type="float">
            <text:p>4211866</text:p>
          </table:table-cell>
          <table:table-cell table:style-name="ce2" office:value-type="float" office:value="40490" calcext:value-type="float">
            <text:p>404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Technic 9M Beam</text:p>
          </table:table-cell>
          <table:table-cell table:style-name="ce6" office:value-type="string" calcext:value-type="string">
            <text:p>http://cache.lego.com/media/bricks/5/1/4211866.jpg</text:p>
          </table:table-cell>
          <table:table-cell table:style-name="ce8" table:formula="of:=IF(([.C84]+[.E84])&gt;=([.D84]+[.E8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84]+[.E84])-([.C84]+[.E84])" office:value-type="float" office:value="6" calcext:value-type="float">
            <text:p>6</text:p>
          </table:table-cell>
          <table:table-cell table:style-name="ce5"/>
          <table:table-cell table:style-name="ce16" table:formula="of:=IF(([.D84]+[.E84])&gt;=[.C8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84]-([.D84]+[.E84])" office:value-type="float" office:value="-13" calcext:value-type="float">
            <text:p>-13</text:p>
          </table:table-cell>
          <table:table-cell table:number-columns-repeated="245"/>
        </table:table-row>
        <table:table-row table:style-name="ro1">
          <table:table-cell table:style-name="ce2" office:value-type="float" office:value="4211888" calcext:value-type="float">
            <text:p>4211888</text:p>
          </table:table-cell>
          <table:table-cell table:style-name="ce2" office:value-type="float" office:value="32138" calcext:value-type="float">
            <text:p>3213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odule Bush</text:p>
          </table:table-cell>
          <table:table-cell table:style-name="ce6" office:value-type="string" calcext:value-type="string">
            <text:p>http://cache.lego.com/media/bricks/5/1/4211888.jpg</text:p>
          </table:table-cell>
          <table:table-cell table:style-name="ce8" table:formula="of:=IF(([.C85]+[.E85])&gt;=([.D85]+[.E8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85]+[.E85])-([.C85]+[.E85])" office:value-type="float" office:value="-4" calcext:value-type="float">
            <text:p>-4</text:p>
          </table:table-cell>
          <table:table-cell table:style-name="ce5"/>
          <table:table-cell table:style-name="ce16" table:formula="of:=IF(([.D85]+[.E85])&gt;=[.C8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85]-([.D85]+[.E85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225033" calcext:value-type="float">
            <text:p>4225033</text:p>
          </table:table-cell>
          <table:table-cell table:style-name="ce2" office:value-type="float" office:value="48989" calcext:value-type="float">
            <text:p>4898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Beam 3 M. W/4 Snaps</text:p>
          </table:table-cell>
          <table:table-cell table:style-name="ce6" office:value-type="string" calcext:value-type="string">
            <text:p>http://cache.lego.com/media/bricks/5/1/4225033.jpg</text:p>
          </table:table-cell>
          <table:table-cell table:style-name="ce8" table:formula="of:=IF(([.C86]+[.E86])&gt;=([.D86]+[.E8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86]+[.E86])-([.C86]+[.E86])" office:value-type="float" office:value="-6" calcext:value-type="float">
            <text:p>-6</text:p>
          </table:table-cell>
          <table:table-cell table:style-name="ce5"/>
          <table:table-cell table:style-name="ce16" table:formula="of:=IF(([.D86]+[.E86])&gt;=[.C8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86]-([.D86]+[.E86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227155" calcext:value-type="float">
            <text:p>4227155</text:p>
          </table:table-cell>
          <table:table-cell table:style-name="ce2" office:value-type="float" office:value="6590" calcext:value-type="float">
            <text:p>659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Bush For Cross Axle</text:p>
          </table:table-cell>
          <table:table-cell table:style-name="ce6" office:value-type="string" calcext:value-type="string">
            <text:p>http://cache.lego.com/media/bricks/5/1/4227155.jpg</text:p>
          </table:table-cell>
          <table:table-cell table:style-name="ce8" table:formula="of:=IF(([.C87]+[.E87])&gt;=([.D87]+[.E8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87]+[.E87])-([.C87]+[.E87])" office:value-type="float" office:value="-9" calcext:value-type="float">
            <text:p>-9</text:p>
          </table:table-cell>
          <table:table-cell table:style-name="ce5"/>
          <table:table-cell table:style-name="ce16" table:formula="of:=IF(([.D87]+[.E87])&gt;=[.C87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87]-([.D87]+[.E87])" office:value-type="float" office:value="9" calcext:value-type="float">
            <text:p>9</text:p>
          </table:table-cell>
          <table:table-cell table:number-columns-repeated="245"/>
        </table:table-row>
        <table:table-row table:style-name="ro1">
          <table:table-cell table:style-name="ce2" office:value-type="float" office:value="4234240" calcext:value-type="float">
            <text:p>4234240</text:p>
          </table:table-cell>
          <table:table-cell table:style-name="ce2" office:value-type="float" office:value="32009" calcext:value-type="float">
            <text:p>3200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Double Angular Beam 3X7 45°</text:p>
          </table:table-cell>
          <table:table-cell table:style-name="ce6" office:value-type="string" calcext:value-type="string">
            <text:p>http://cache.lego.com/media/bricks/5/1/4234240.jpg</text:p>
          </table:table-cell>
          <table:table-cell table:style-name="ce8" table:formula="of:=IF(([.C88]+[.E88])&gt;=([.D88]+[.E8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88]+[.E88])-([.C88]+[.E88])" office:value-type="float" office:value="0" calcext:value-type="float">
            <text:p>0</text:p>
          </table:table-cell>
          <table:table-cell table:style-name="ce5"/>
          <table:table-cell table:style-name="ce16" table:formula="of:=IF(([.D88]+[.E88])&gt;=[.C8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88]-([.D88]+[.E88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234429" calcext:value-type="float">
            <text:p>4234429</text:p>
          </table:table-cell>
          <table:table-cell table:style-name="ce2" office:value-type="float" office:value="32034" calcext:value-type="float">
            <text:p>3203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ngle Element, 180 Degrees [2]</text:p>
          </table:table-cell>
          <table:table-cell table:style-name="ce6" office:value-type="string" calcext:value-type="string">
            <text:p>http://cache.lego.com/media/bricks/5/1/4234429.jpg</text:p>
          </table:table-cell>
          <table:table-cell table:style-name="ce8" table:formula="of:=IF(([.C89]+[.E89])&gt;=([.D89]+[.E8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89]+[.E89])-([.C89]+[.E89])" office:value-type="float" office:value="-6" calcext:value-type="float">
            <text:p>-6</text:p>
          </table:table-cell>
          <table:table-cell table:style-name="ce5"/>
          <table:table-cell table:style-name="ce16" table:formula="of:=IF(([.D89]+[.E89])&gt;=[.C89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89]-([.D89]+[.E89])" office:value-type="float" office:value="6" calcext:value-type="float">
            <text:p>6</text:p>
          </table:table-cell>
          <table:table-cell table:number-columns-repeated="245"/>
        </table:table-row>
        <table:table-row table:style-name="ro1">
          <table:table-cell table:style-name="ce2" office:value-type="float" office:value="4237267" calcext:value-type="float">
            <text:p>4237267</text:p>
          </table:table-cell>
          <table:table-cell table:style-name="ce2" office:value-type="float" office:value="6542" calcext:value-type="float">
            <text:p>65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Gear Wheel Z16-Ø4.9</text:p>
          </table:table-cell>
          <table:table-cell table:style-name="ce6" office:value-type="string" calcext:value-type="string">
            <text:p>http://cache.lego.com/media/bricks/5/1/4237267.jpg</text:p>
          </table:table-cell>
          <table:table-cell table:style-name="ce8" table:formula="of:=IF(([.C90]+[.E90])&gt;=([.D90]+[.E9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0]+[.E90])-([.C90]+[.E90])" office:value-type="float" office:value="0" calcext:value-type="float">
            <text:p>0</text:p>
          </table:table-cell>
          <table:table-cell table:style-name="ce5"/>
          <table:table-cell table:style-name="ce16" table:formula="of:=IF(([.D90]+[.E90])&gt;=[.C9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90]-([.D90]+[.E90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239601" calcext:value-type="float">
            <text:p>4239601</text:p>
          </table:table-cell>
          <table:table-cell table:style-name="ce2" office:value-type="float" office:value="32123" calcext:value-type="float">
            <text:p>321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1/2 Bush</text:p>
          </table:table-cell>
          <table:table-cell table:style-name="ce6" office:value-type="string" calcext:value-type="string">
            <text:p>http://cache.lego.com/media/bricks/5/1/4239601.jpg</text:p>
          </table:table-cell>
          <table:table-cell table:style-name="ce8" table:formula="of:=IF(([.C91]+[.E91])&gt;=([.D91]+[.E9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1]+[.E91])-([.C91]+[.E91])" office:value-type="float" office:value="-1" calcext:value-type="float">
            <text:p>-1</text:p>
          </table:table-cell>
          <table:table-cell table:style-name="ce5"/>
          <table:table-cell table:style-name="ce16" table:formula="of:=IF(([.D91]+[.E91])&gt;=[.C9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91]-([.D91]+[.E91])" office:value-type="float" office:value="-15" calcext:value-type="float">
            <text:p>-15</text:p>
          </table:table-cell>
          <table:table-cell table:number-columns-repeated="245"/>
        </table:table-row>
        <table:table-row table:style-name="ro1">
          <table:table-cell table:style-name="ce2" office:value-type="float" office:value="4246901" calcext:value-type="float">
            <text:p>4246901</text:p>
          </table:table-cell>
          <table:table-cell table:style-name="ce2" office:value-type="float" office:value="50951" calcext:value-type="float">
            <text:p>5095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yre Low Narrow Ø14.58 X 6.24</text:p>
          </table:table-cell>
          <table:table-cell table:style-name="ce6" office:value-type="string" calcext:value-type="string">
            <text:p>http://cache.lego.com/media/bricks/5/1/4246901.jpg</text:p>
          </table:table-cell>
          <table:table-cell table:style-name="ce8" table:formula="of:=IF(([.C92]+[.E92])&gt;=([.D92]+[.E9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2]+[.E92])-([.C92]+[.E92])" office:value-type="float" office:value="-2" calcext:value-type="float">
            <text:p>-2</text:p>
          </table:table-cell>
          <table:table-cell table:style-name="ce5"/>
          <table:table-cell table:style-name="ce16" table:formula="of:=IF(([.D92]+[.E92])&gt;=[.C92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92]-([.D92]+[.E92])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style-name="ce2" office:value-type="float" office:value="4248204" calcext:value-type="float">
            <text:p>4248204</text:p>
          </table:table-cell>
          <table:table-cell table:style-name="ce2" office:value-type="float" office:value="32072" calcext:value-type="float">
            <text:p>3207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Angular Wheel</text:p>
          </table:table-cell>
          <table:table-cell table:style-name="ce6" office:value-type="string" calcext:value-type="string">
            <text:p>http://cache.lego.com/media/bricks/5/1/4248204.jpg</text:p>
          </table:table-cell>
          <table:table-cell table:style-name="ce8" table:formula="of:=IF(([.C93]+[.E93])&gt;=([.D93]+[.E9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3]+[.E93])-([.C93]+[.E93])" office:value-type="float" office:value="0" calcext:value-type="float">
            <text:p>0</text:p>
          </table:table-cell>
          <table:table-cell table:style-name="ce5"/>
          <table:table-cell table:style-name="ce16" table:formula="of:=IF(([.D93]+[.E93])&gt;=[.C9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93]-([.D93]+[.E93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4254606" calcext:value-type="float">
            <text:p>4254606</text:p>
          </table:table-cell>
          <table:table-cell table:style-name="ce2" office:value-type="float" office:value="32013" calcext:value-type="float">
            <text:p>3201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ngle Element, 0 Degrees [1]</text:p>
          </table:table-cell>
          <table:table-cell table:style-name="ce6" office:value-type="string" calcext:value-type="string">
            <text:p>http://cache.lego.com/media/bricks/5/1/4254606.jpg</text:p>
          </table:table-cell>
          <table:table-cell table:style-name="ce8" table:formula="of:=IF(([.C94]+[.E94])&gt;=([.D94]+[.E9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4]+[.E94])-([.C94]+[.E94])" office:value-type="float" office:value="-4" calcext:value-type="float">
            <text:p>-4</text:p>
          </table:table-cell>
          <table:table-cell table:style-name="ce5"/>
          <table:table-cell table:style-name="ce16" table:formula="of:=IF(([.D94]+[.E94])&gt;=[.C94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94]-([.D94]+[.E94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255563" calcext:value-type="float">
            <text:p>4255563</text:p>
          </table:table-cell>
          <table:table-cell table:style-name="ce2" office:value-type="float" office:value="32498" calcext:value-type="float">
            <text:p>3249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Double Conical Wheel Z36</text:p>
          </table:table-cell>
          <table:table-cell table:style-name="ce6" office:value-type="string" calcext:value-type="string">
            <text:p>http://cache.lego.com/media/bricks/5/1/4255563.jpg</text:p>
          </table:table-cell>
          <table:table-cell table:style-name="ce8" table:formula="of:=IF(([.C95]+[.E95])&gt;=([.D95]+[.E9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5]+[.E95])-([.C95]+[.E95])" office:value-type="float" office:value="-3" calcext:value-type="float">
            <text:p>-3</text:p>
          </table:table-cell>
          <table:table-cell table:style-name="ce5"/>
          <table:table-cell table:style-name="ce16" table:formula="of:=IF(([.D95]+[.E95])&gt;=[.C9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95]-([.D95]+[.E95])" office:value-type="float" office:value="3" calcext:value-type="float">
            <text:p>3</text:p>
          </table:table-cell>
          <table:table-cell table:number-columns-repeated="245"/>
        </table:table-row>
        <table:table-row table:style-name="ro1">
          <table:table-cell table:style-name="ce2" office:value-type="float" office:value="4268659" calcext:value-type="float">
            <text:p>4268659</text:p>
          </table:table-cell>
          <table:table-cell table:style-name="ce2" office:value-type="float" office:value="32494" calcext:value-type="float">
            <text:p>3249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Lt Cardan Ball</text:p>
          </table:table-cell>
          <table:table-cell table:style-name="ce6" office:value-type="string" calcext:value-type="string">
            <text:p>http://cache.lego.com/media/bricks/5/1/4268659.jpg</text:p>
          </table:table-cell>
          <table:table-cell table:style-name="ce8" table:formula="of:=IF(([.C96]+[.E96])&gt;=([.D96]+[.E9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6]+[.E96])-([.C96]+[.E96])" office:value-type="float" office:value="0" calcext:value-type="float">
            <text:p>0</text:p>
          </table:table-cell>
          <table:table-cell table:style-name="ce5"/>
          <table:table-cell table:style-name="ce16" table:formula="of:=IF(([.D96]+[.E96])&gt;=[.C9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96]-([.D96]+[.E96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270473" calcext:value-type="float">
            <text:p>4270473</text:p>
          </table:table-cell>
          <table:table-cell table:style-name="ce2" office:value-type="float" office:value="6641" calcext:value-type="float">
            <text:p>66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echnic Change-Over Catch</text:p>
          </table:table-cell>
          <table:table-cell table:style-name="ce6" office:value-type="string" calcext:value-type="string">
            <text:p>http://cache.lego.com/media/bricks/5/1/4270473.jpg</text:p>
          </table:table-cell>
          <table:table-cell table:style-name="ce8" table:formula="of:=IF(([.C97]+[.E97])&gt;=([.D97]+[.E9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7]+[.E97])-([.C97]+[.E97])" office:value-type="float" office:value="0" calcext:value-type="float">
            <text:p>0</text:p>
          </table:table-cell>
          <table:table-cell table:style-name="ce5"/>
          <table:table-cell table:style-name="ce16" table:formula="of:=IF(([.D97]+[.E97])&gt;=[.C9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97]-([.D97]+[.E97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278359" calcext:value-type="float">
            <text:p>4278359</text:p>
          </table:table-cell>
          <table:table-cell table:style-name="ce2" office:value-type="float" office:value="2654" calcext:value-type="float">
            <text:p>26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lide Shoe Round 2X2</text:p>
          </table:table-cell>
          <table:table-cell table:style-name="ce6" office:value-type="string" calcext:value-type="string">
            <text:p>http://cache.lego.com/media/bricks/5/1/4278359.jpg</text:p>
          </table:table-cell>
          <table:table-cell table:style-name="ce8" table:formula="of:=IF(([.C98]+[.E98])&gt;=([.D98]+[.E9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8]+[.E98])-([.C98]+[.E98])" office:value-type="float" office:value="0" calcext:value-type="float">
            <text:p>0</text:p>
          </table:table-cell>
          <table:table-cell table:style-name="ce5"/>
          <table:table-cell table:style-name="ce16" table:formula="of:=IF(([.D98]+[.E98])&gt;=[.C9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98]-([.D98]+[.E98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278957" calcext:value-type="float">
            <text:p>4278957</text:p>
          </table:table-cell>
          <table:table-cell table:style-name="ce2" office:value-type="float" office:value="6539" calcext:value-type="float">
            <text:p>653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riving Ring</text:p>
          </table:table-cell>
          <table:table-cell table:style-name="ce6" office:value-type="string" calcext:value-type="string">
            <text:p>http://cache.lego.com/media/bricks/5/1/4278957.jpg</text:p>
          </table:table-cell>
          <table:table-cell table:style-name="ce8" table:formula="of:=IF(([.C99]+[.E99])&gt;=([.D99]+[.E9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99]+[.E99])-([.C99]+[.E99])" office:value-type="float" office:value="0" calcext:value-type="float">
            <text:p>0</text:p>
          </table:table-cell>
          <table:table-cell table:style-name="ce5"/>
          <table:table-cell table:style-name="ce16" table:formula="of:=IF(([.D99]+[.E99])&gt;=[.C9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99]-([.D99]+[.E99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285634" calcext:value-type="float">
            <text:p>4285634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Gear Wheel 40T</text:p>
          </table:table-cell>
          <table:table-cell table:style-name="ce6" office:value-type="string" calcext:value-type="string">
            <text:p>http://cache.lego.com/media/bricks/5/1/4285634.jpg</text:p>
          </table:table-cell>
          <table:table-cell table:style-name="ce8" table:formula="of:=IF(([.C100]+[.E100])&gt;=([.D100]+[.E100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00]+[.E100])-([.C100]+[.E100])" office:value-type="float" office:value="2" calcext:value-type="float">
            <text:p>2</text:p>
          </table:table-cell>
          <table:table-cell table:style-name="ce5"/>
          <table:table-cell table:style-name="ce16" table:formula="of:=IF(([.D100]+[.E100])&gt;=[.C10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00]-([.D100]+[.E100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296059" calcext:value-type="float">
            <text:p>4296059</text:p>
          </table:table-cell>
          <table:table-cell table:style-name="ce2" office:value-type="float" office:value="55615" calcext:value-type="float">
            <text:p>556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ngular Beam 90Degr. W.4 Snaps</text:p>
          </table:table-cell>
          <table:table-cell table:style-name="ce6" office:value-type="string" calcext:value-type="string">
            <text:p>http://cache.lego.com/media/bricks/5/1/4296059.jpg</text:p>
          </table:table-cell>
          <table:table-cell table:style-name="ce8" table:formula="of:=IF(([.C101]+[.E101])&gt;=([.D101]+[.E101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01]+[.E101])-([.C101]+[.E101])" office:value-type="float" office:value="4" calcext:value-type="float">
            <text:p>4</text:p>
          </table:table-cell>
          <table:table-cell table:style-name="ce5"/>
          <table:table-cell table:style-name="ce16" table:formula="of:=IF(([.D101]+[.E101])&gt;=[.C10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01]-([.D101]+[.E101])" office:value-type="float" office:value="-8" calcext:value-type="float">
            <text:p>-8</text:p>
          </table:table-cell>
          <table:table-cell table:number-columns-repeated="245"/>
        </table:table-row>
        <table:table-row table:style-name="ro1">
          <table:table-cell table:style-name="ce2" office:value-type="float" office:value="4297210" calcext:value-type="float">
            <text:p>4297210</text:p>
          </table:table-cell>
          <table:table-cell table:style-name="ce2" office:value-type="float" office:value="56145" calcext:value-type="float">
            <text:p>561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Rim Wide W.Cross 30/20</text:p>
          </table:table-cell>
          <table:table-cell table:style-name="ce6" office:value-type="string" calcext:value-type="string">
            <text:p>http://cache.lego.com/media/bricks/5/1/4297210.jpg</text:p>
          </table:table-cell>
          <table:table-cell table:style-name="ce8" table:formula="of:=IF(([.C102]+[.E102])&gt;=([.D102]+[.E10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02]+[.E102])-([.C102]+[.E102])" office:value-type="float" office:value="0" calcext:value-type="float">
            <text:p>0</text:p>
          </table:table-cell>
          <table:table-cell table:style-name="ce5"/>
          <table:table-cell table:style-name="ce16" table:formula="of:=IF(([.D102]+[.E102])&gt;=[.C10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02]-([.D102]+[.E102])"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 table:style-name="ce2" office:value-type="float" office:value="4299389" calcext:value-type="float">
            <text:p>4299389</text:p>
          </table:table-cell>
          <table:table-cell table:style-name="ce2" office:value-type="float" office:value="56145" calcext:value-type="float">
            <text:p>561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im Wide W.Cross 30/20</text:p>
          </table:table-cell>
          <table:table-cell table:style-name="ce6" office:value-type="string" calcext:value-type="string">
            <text:p>http://cache.lego.com/media/bricks/5/1/4299389.jpg</text:p>
          </table:table-cell>
          <table:table-cell table:style-name="ce8" table:formula="of:=IF(([.C103]+[.E103])&gt;=([.D103]+[.E10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03]+[.E103])-([.C103]+[.E103])" office:value-type="float" office:value="-4" calcext:value-type="float">
            <text:p>-4</text:p>
          </table:table-cell>
          <table:table-cell table:style-name="ce5"/>
          <table:table-cell table:style-name="ce16" table:formula="of:=IF(([.D103]+[.E103])&gt;=[.C103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03]-([.D103]+[.E103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490127" calcext:value-type="float">
            <text:p>4490127</text:p>
          </table:table-cell>
          <table:table-cell table:style-name="ce2" office:value-type="float" office:value="55982" calcext:value-type="float">
            <text:p>559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Rim Wide 18/14 W. Cross Ø4.8</text:p>
          </table:table-cell>
          <table:table-cell table:style-name="ce6" office:value-type="string" calcext:value-type="string">
            <text:p>http://cache.lego.com/media/bricks/5/1/4490127.jpg</text:p>
          </table:table-cell>
          <table:table-cell table:style-name="ce8" table:formula="of:=IF(([.C104]+[.E104])&gt;=([.D104]+[.E10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04]+[.E104])-([.C104]+[.E104])" office:value-type="float" office:value="0" calcext:value-type="float">
            <text:p>0</text:p>
          </table:table-cell>
          <table:table-cell table:style-name="ce5"/>
          <table:table-cell table:style-name="ce16" table:formula="of:=IF(([.D104]+[.E104])&gt;=[.C10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04]-([.D104]+[.E104])" office:value-type="float" office:value="-5" calcext:value-type="float">
            <text:p>-5</text:p>
          </table:table-cell>
          <table:table-cell table:number-columns-repeated="245"/>
        </table:table-row>
        <table:table-row table:style-name="ro1">
          <table:table-cell table:style-name="ce2" office:value-type="float" office:value="4494222" calcext:value-type="float">
            <text:p>4494222</text:p>
          </table:table-cell>
          <table:table-cell table:style-name="ce2" office:value-type="float" office:value="4185" calcext:value-type="float">
            <text:p>418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Wedge-Belt Wheel Ø24</text:p>
          </table:table-cell>
          <table:table-cell table:style-name="ce6" office:value-type="string" calcext:value-type="string">
            <text:p>http://cache.lego.com/media/bricks/5/1/4494222.jpg</text:p>
          </table:table-cell>
          <table:table-cell table:style-name="ce8" table:formula="of:=IF(([.C105]+[.E105])&gt;=([.D105]+[.E10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05]+[.E105])-([.C105]+[.E105])" office:value-type="float" office:value="-3" calcext:value-type="float">
            <text:p>-3</text:p>
          </table:table-cell>
          <table:table-cell table:style-name="ce5"/>
          <table:table-cell table:style-name="ce16" table:formula="of:=IF(([.D105]+[.E105])&gt;=[.C10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05]-([.D105]+[.E105])" office:value-type="float" office:value="3" calcext:value-type="float">
            <text:p>3</text:p>
          </table:table-cell>
          <table:table-cell table:number-columns-repeated="245"/>
        </table:table-row>
        <table:table-row table:style-name="ro1">
          <table:table-cell table:style-name="ce2" office:value-type="float" office:value="4495412" calcext:value-type="float">
            <text:p>4495412</text:p>
          </table:table-cell>
          <table:table-cell table:style-name="ce2" office:value-type="float" office:value="32009" calcext:value-type="float">
            <text:p>32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Double Angular Beam 3X7 45°</text:p>
          </table:table-cell>
          <table:table-cell table:style-name="ce6" office:value-type="string" calcext:value-type="string">
            <text:p>http://cache.lego.com/media/bricks/5/1/4495412.jpg</text:p>
          </table:table-cell>
          <table:table-cell table:style-name="ce8" table:formula="of:=IF(([.C106]+[.E106])&gt;=([.D106]+[.E106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06]+[.E106])-([.C106]+[.E106])" office:value-type="float" office:value="4" calcext:value-type="float">
            <text:p>4</text:p>
          </table:table-cell>
          <table:table-cell table:style-name="ce5"/>
          <table:table-cell table:style-name="ce16" table:formula="of:=IF(([.D106]+[.E106])&gt;=[.C10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06]-([.D106]+[.E106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495930" calcext:value-type="float">
            <text:p>4495930</text:p>
          </table:table-cell>
          <table:table-cell table:style-name="ce2" office:value-type="float" office:value="32524" calcext:value-type="float">
            <text:p>325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Technic 7M Beam</text:p>
          </table:table-cell>
          <table:table-cell table:style-name="ce6" office:value-type="string" calcext:value-type="string">
            <text:p>http://cache.lego.com/media/bricks/5/1/4495930.jpg</text:p>
          </table:table-cell>
          <table:table-cell table:style-name="ce8" table:formula="of:=IF(([.C107]+[.E107])&gt;=([.D107]+[.E107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07]+[.E107])-([.C107]+[.E107])" office:value-type="float" office:value="4" calcext:value-type="float">
            <text:p>4</text:p>
          </table:table-cell>
          <table:table-cell table:style-name="ce5"/>
          <table:table-cell table:style-name="ce16" table:formula="of:=IF(([.D107]+[.E107])&gt;=[.C10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07]-([.D107]+[.E107])" office:value-type="float" office:value="-20" calcext:value-type="float">
            <text:p>-20</text:p>
          </table:table-cell>
          <table:table-cell table:number-columns-repeated="245"/>
        </table:table-row>
        <table:table-row table:style-name="ro1">
          <table:table-cell table:style-name="ce2" office:value-type="float" office:value="4495935" calcext:value-type="float">
            <text:p>4495935</text:p>
          </table:table-cell>
          <table:table-cell table:style-name="ce2" office:value-type="float" office:value="32524" calcext:value-type="float">
            <text:p>3252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7M Beam</text:p>
          </table:table-cell>
          <table:table-cell table:style-name="ce6" office:value-type="string" calcext:value-type="string">
            <text:p>http://cache.lego.com/media/bricks/5/1/4495935.jpg</text:p>
          </table:table-cell>
          <table:table-cell table:style-name="ce8" table:formula="of:=IF(([.C108]+[.E108])&gt;=([.D108]+[.E10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08]+[.E108])-([.C108]+[.E108])" office:value-type="float" office:value="-6" calcext:value-type="float">
            <text:p>-6</text:p>
          </table:table-cell>
          <table:table-cell table:style-name="ce5"/>
          <table:table-cell table:style-name="ce16" table:formula="of:=IF(([.D108]+[.E108])&gt;=[.C108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08]-([.D108]+[.E108])" office:value-type="float" office:value="6" calcext:value-type="float">
            <text:p>6</text:p>
          </table:table-cell>
          <table:table-cell table:number-columns-repeated="245"/>
        </table:table-row>
        <table:table-row table:style-name="ro1">
          <table:table-cell table:style-name="ce2" office:value-type="float" office:value="4499858" calcext:value-type="float">
            <text:p>4499858</text:p>
          </table:table-cell>
          <table:table-cell table:style-name="ce2" office:value-type="float" office:value="55013" calcext:value-type="float">
            <text:p>550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ross Axle 8M With End Stop</text:p>
          </table:table-cell>
          <table:table-cell table:style-name="ce6" office:value-type="string" calcext:value-type="string">
            <text:p>http://cache.lego.com/media/bricks/5/1/4499858.jpg</text:p>
          </table:table-cell>
          <table:table-cell table:style-name="ce8" table:formula="of:=IF(([.C109]+[.E109])&gt;=([.D109]+[.E10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09]+[.E109])-([.C109]+[.E109])" office:value-type="float" office:value="-4" calcext:value-type="float">
            <text:p>-4</text:p>
          </table:table-cell>
          <table:table-cell table:style-name="ce5"/>
          <table:table-cell table:style-name="ce16" table:formula="of:=IF(([.D109]+[.E109])&gt;=[.C10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09]-([.D109]+[.E109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02595" calcext:value-type="float">
            <text:p>4502595</text:p>
          </table:table-cell>
          <table:table-cell table:style-name="ce2" office:value-type="float" office:value="57585" calcext:value-type="float">
            <text:p>575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3-Branch Cross Axle W/Cross H.</text:p>
          </table:table-cell>
          <table:table-cell table:style-name="ce6" office:value-type="string" calcext:value-type="string">
            <text:p>http://cache.lego.com/media/bricks/5/1/4502595.jpg</text:p>
          </table:table-cell>
          <table:table-cell table:style-name="ce8" table:formula="of:=IF(([.C110]+[.E110])&gt;=([.D110]+[.E110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10]+[.E110])-([.C110]+[.E110])" office:value-type="float" office:value="1" calcext:value-type="float">
            <text:p>1</text:p>
          </table:table-cell>
          <table:table-cell table:style-name="ce5"/>
          <table:table-cell table:style-name="ce16" table:formula="of:=IF(([.D110]+[.E110])&gt;=[.C11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0]-([.D110]+[.E110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502834" calcext:value-type="float">
            <text:p>4502834</text:p>
          </table:table-cell>
          <table:table-cell table:style-name="ce2" office:value-type="float" office:value="53992" calcext:value-type="float">
            <text:p>5399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aterpillar Track</text:p>
          </table:table-cell>
          <table:table-cell table:style-name="ce6" office:value-type="string" calcext:value-type="string">
            <text:p>http://cache.lego.com/media/bricks/5/1/4502834.jpg</text:p>
          </table:table-cell>
          <table:table-cell table:style-name="ce8" table:formula="of:=IF(([.C111]+[.E111])&gt;=([.D111]+[.E11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11]+[.E111])-([.C111]+[.E111])" office:value-type="float" office:value="-2" calcext:value-type="float">
            <text:p>-2</text:p>
          </table:table-cell>
          <table:table-cell table:style-name="ce5"/>
          <table:table-cell table:style-name="ce16" table:formula="of:=IF(([.D111]+[.E111])&gt;=[.C111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11]-([.D111]+[.E111])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style-name="ce2" office:value-type="float" office:value="4508553" calcext:value-type="float">
            <text:p>4508553</text:p>
          </table:table-cell>
          <table:table-cell table:style-name="ce2" office:value-type="float" office:value="59426" calcext:value-type="float">
            <text:p>594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ross Axle 5,5 <text:s/>With Stop 1M.</text:p>
          </table:table-cell>
          <table:table-cell table:style-name="ce6" office:value-type="string" calcext:value-type="string">
            <text:p>http://cache.lego.com/media/bricks/5/1/4508553.jpg</text:p>
          </table:table-cell>
          <table:table-cell table:style-name="ce8" table:formula="of:=IF(([.C112]+[.E112])&gt;=([.D112]+[.E11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12]+[.E112])-([.C112]+[.E112])" office:value-type="float" office:value="-2" calcext:value-type="float">
            <text:p>-2</text:p>
          </table:table-cell>
          <table:table-cell table:style-name="ce5"/>
          <table:table-cell table:style-name="ce16" table:formula="of:=IF(([.D112]+[.E112])&gt;=[.C11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2]-([.D112]+[.E112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09376" calcext:value-type="float">
            <text:p>4509376</text:p>
          </table:table-cell>
          <table:table-cell table:style-name="ce2" office:value-type="float" office:value="32523" calcext:value-type="float">
            <text:p>32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3M Beam</text:p>
          </table:table-cell>
          <table:table-cell table:style-name="ce6" office:value-type="string" calcext:value-type="string">
            <text:p>http://cache.lego.com/media/bricks/5/1/4509376.jpg</text:p>
          </table:table-cell>
          <table:table-cell table:style-name="ce8" table:formula="of:=IF(([.C113]+[.E113])&gt;=([.D113]+[.E113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13]+[.E113])-([.C113]+[.E113])" office:value-type="float" office:value="4" calcext:value-type="float">
            <text:p>4</text:p>
          </table:table-cell>
          <table:table-cell table:style-name="ce5"/>
          <table:table-cell table:style-name="ce16" table:formula="of:=IF(([.D113]+[.E113])&gt;=[.C11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3]-([.D113]+[.E113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509912" calcext:value-type="float">
            <text:p>4509912</text:p>
          </table:table-cell>
          <table:table-cell table:style-name="ce2" office:value-type="float" office:value="32348" calcext:value-type="float">
            <text:p>323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Angular Beam 4X4</text:p>
          </table:table-cell>
          <table:table-cell table:style-name="ce6" office:value-type="string" calcext:value-type="string">
            <text:p>http://cache.lego.com/media/bricks/5/1/4509912.jpg</text:p>
          </table:table-cell>
          <table:table-cell table:style-name="ce8" table:formula="of:=IF(([.C114]+[.E114])&gt;=([.D114]+[.E11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14]+[.E114])-([.C114]+[.E114])" office:value-type="float" office:value="6" calcext:value-type="float">
            <text:p>6</text:p>
          </table:table-cell>
          <table:table-cell table:style-name="ce5"/>
          <table:table-cell table:style-name="ce16" table:formula="of:=IF(([.D114]+[.E114])&gt;=[.C11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4]-([.D114]+[.E114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513174" calcext:value-type="float">
            <text:p>4513174</text:p>
          </table:table-cell>
          <table:table-cell table:style-name="ce2" office:value-type="float" office:value="59443" calcext:value-type="float">
            <text:p>594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ross Axle, Extension, 2M</text:p>
          </table:table-cell>
          <table:table-cell table:style-name="ce6" office:value-type="string" calcext:value-type="string">
            <text:p>http://cache.lego.com/media/bricks/5/1/4513174.jpg</text:p>
          </table:table-cell>
          <table:table-cell table:style-name="ce8" table:formula="of:=IF(([.C115]+[.E115])&gt;=([.D115]+[.E115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15]+[.E115])-([.C115]+[.E115])" office:value-type="float" office:value="3" calcext:value-type="float">
            <text:p>3</text:p>
          </table:table-cell>
          <table:table-cell table:style-name="ce5"/>
          <table:table-cell table:style-name="ce16" table:formula="of:=IF(([.D115]+[.E115])&gt;=[.C11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5]-([.D115]+[.E115])" office:value-type="float" office:value="-7" calcext:value-type="float">
            <text:p>-7</text:p>
          </table:table-cell>
          <table:table-cell table:number-columns-repeated="245"/>
        </table:table-row>
        <table:table-row table:style-name="ro1">
          <table:table-cell table:style-name="ce2" office:value-type="float" office:value="4514553" calcext:value-type="float">
            <text:p>4514553</text:p>
          </table:table-cell>
          <table:table-cell table:style-name="ce2" office:value-type="float" office:value="6558" calcext:value-type="float">
            <text:p>655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Connector Peg W. Friction 3M</text:p>
          </table:table-cell>
          <table:table-cell table:style-name="ce6" office:value-type="string" calcext:value-type="string">
            <text:p>http://cache.lego.com/media/bricks/5/1/4514553.jpg</text:p>
          </table:table-cell>
          <table:table-cell table:style-name="ce8" table:formula="of:=IF(([.C116]+[.E116])&gt;=([.D116]+[.E11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16]+[.E116])-([.C116]+[.E116])" office:value-type="float" office:value="-8" calcext:value-type="float">
            <text:p>-8</text:p>
          </table:table-cell>
          <table:table-cell table:style-name="ce5"/>
          <table:table-cell table:style-name="ce16" table:formula="of:=IF(([.D116]+[.E116])&gt;=[.C11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6]-([.D116]+[.E116])" office:value-type="float" office:value="-25" calcext:value-type="float">
            <text:p>-25</text:p>
          </table:table-cell>
          <table:table-cell table:number-columns-repeated="245"/>
        </table:table-row>
        <table:table-row table:style-name="ro1">
          <table:table-cell table:style-name="ce2" office:value-type="float" office:value="4514554" calcext:value-type="float">
            <text:p>4514554</text:p>
          </table:table-cell>
          <table:table-cell table:style-name="ce2" office:value-type="float" office:value="32556" calcext:value-type="float">
            <text:p>325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3M Connector Peg</text:p>
          </table:table-cell>
          <table:table-cell table:style-name="ce6" office:value-type="string" calcext:value-type="string">
            <text:p>http://cache.lego.com/media/bricks/5/1/4514554.jpg</text:p>
          </table:table-cell>
          <table:table-cell table:style-name="ce8" table:formula="of:=IF(([.C117]+[.E117])&gt;=([.D117]+[.E117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17]+[.E117])-([.C117]+[.E117])" office:value-type="float" office:value="2" calcext:value-type="float">
            <text:p>2</text:p>
          </table:table-cell>
          <table:table-cell table:style-name="ce5"/>
          <table:table-cell table:style-name="ce16" table:formula="of:=IF(([.D117]+[.E117])&gt;=[.C11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7]-([.D117]+[.E117])" office:value-type="float" office:value="-16" calcext:value-type="float">
            <text:p>-16</text:p>
          </table:table-cell>
          <table:table-cell table:number-columns-repeated="245"/>
        </table:table-row>
        <table:table-row table:style-name="ro1">
          <table:table-cell table:style-name="ce2" office:value-type="float" office:value="4514557" calcext:value-type="float">
            <text:p>4514557</text:p>
          </table:table-cell>
          <table:table-cell table:style-name="ce2" office:value-type="float" office:value="32198" calcext:value-type="float">
            <text:p>321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evel Gear Z20</text:p>
          </table:table-cell>
          <table:table-cell table:style-name="ce6" office:value-type="string" calcext:value-type="string">
            <text:p>http://cache.lego.com/media/bricks/5/1/4514557.jpg</text:p>
          </table:table-cell>
          <table:table-cell table:style-name="ce8" table:formula="of:=IF(([.C118]+[.E118])&gt;=([.D118]+[.E11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18]+[.E118])-([.C118]+[.E118])" office:value-type="float" office:value="-1" calcext:value-type="float">
            <text:p>-1</text:p>
          </table:table-cell>
          <table:table-cell table:style-name="ce5"/>
          <table:table-cell table:style-name="ce16" table:formula="of:=IF(([.D118]+[.E118])&gt;=[.C11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8]-([.D118]+[.E118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4514558" calcext:value-type="float">
            <text:p>4514558</text:p>
          </table:table-cell>
          <table:table-cell table:style-name="ce2" office:value-type="float" office:value="3648" calcext:value-type="float">
            <text:p>36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Gear Wheel Z24</text:p>
          </table:table-cell>
          <table:table-cell table:style-name="ce6" office:value-type="string" calcext:value-type="string">
            <text:p>http://cache.lego.com/media/bricks/5/1/4514558.jpg</text:p>
          </table:table-cell>
          <table:table-cell table:style-name="ce8" table:formula="of:=IF(([.C119]+[.E119])&gt;=([.D119]+[.E11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19]+[.E119])-([.C119]+[.E119])" office:value-type="float" office:value="2" calcext:value-type="float">
            <text:p>2</text:p>
          </table:table-cell>
          <table:table-cell table:style-name="ce5"/>
          <table:table-cell table:style-name="ce16" table:formula="of:=IF(([.D119]+[.E119])&gt;=[.C11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19]-([.D119]+[.E119])" office:value-type="float" office:value="-5" calcext:value-type="float">
            <text:p>-5</text:p>
          </table:table-cell>
          <table:table-cell table:number-columns-repeated="245"/>
        </table:table-row>
        <table:table-row table:style-name="ro1">
          <table:table-cell table:style-name="ce2" office:value-type="float" office:value="4522933" calcext:value-type="float">
            <text:p>4522933</text:p>
          </table:table-cell>
          <table:table-cell table:style-name="ce2" office:value-type="float" office:value="41239" calcext:value-type="float">
            <text:p>4123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13M Beam</text:p>
          </table:table-cell>
          <table:table-cell table:style-name="ce6" office:value-type="string" calcext:value-type="string">
            <text:p>http://cache.lego.com/media/bricks/5/1/4522933.jpg</text:p>
          </table:table-cell>
          <table:table-cell table:style-name="ce8" table:formula="of:=IF(([.C120]+[.E120])&gt;=([.D120]+[.E12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20]+[.E120])-([.C120]+[.E120])" office:value-type="float" office:value="-4" calcext:value-type="float">
            <text:p>-4</text:p>
          </table:table-cell>
          <table:table-cell table:style-name="ce5"/>
          <table:table-cell table:style-name="ce16" table:formula="of:=IF(([.D120]+[.E120])&gt;=[.C120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20]-([.D120]+[.E120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522934" calcext:value-type="float">
            <text:p>4522934</text:p>
          </table:table-cell>
          <table:table-cell table:style-name="ce2" office:value-type="float" office:value="41239" calcext:value-type="float">
            <text:p>412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13M Beam</text:p>
          </table:table-cell>
          <table:table-cell table:style-name="ce6" office:value-type="string" calcext:value-type="string">
            <text:p>http://cache.lego.com/media/bricks/5/1/4522934.jpg</text:p>
          </table:table-cell>
          <table:table-cell table:style-name="ce8" table:formula="of:=IF(([.C121]+[.E121])&gt;=([.D121]+[.E121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21]+[.E121])-([.C121]+[.E121])" office:value-type="float" office:value="6" calcext:value-type="float">
            <text:p>6</text:p>
          </table:table-cell>
          <table:table-cell table:style-name="ce5"/>
          <table:table-cell table:style-name="ce16" table:formula="of:=IF(([.D121]+[.E121])&gt;=[.C12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21]-([.D121]+[.E121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525184" calcext:value-type="float">
            <text:p>4525184</text:p>
          </table:table-cell>
          <table:table-cell table:style-name="ce2" office:value-type="float" office:value="62821" calcext:value-type="float">
            <text:p>628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ifferentiale 3M Z 28</text:p>
          </table:table-cell>
          <table:table-cell table:style-name="ce6" office:value-type="string" calcext:value-type="string">
            <text:p>http://cache.lego.com/media/bricks/5/1/4525184.jpg</text:p>
          </table:table-cell>
          <table:table-cell table:style-name="ce8" table:formula="of:=IF(([.C122]+[.E122])&gt;=([.D122]+[.E12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22]+[.E122])-([.C122]+[.E122])" office:value-type="float" office:value="0" calcext:value-type="float">
            <text:p>0</text:p>
          </table:table-cell>
          <table:table-cell table:style-name="ce5"/>
          <table:table-cell table:style-name="ce16" table:formula="of:=IF(([.D122]+[.E122])&gt;=[.C12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22]-([.D122]+[.E122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525904" calcext:value-type="float">
            <text:p>4525904</text:p>
          </table:table-cell>
          <table:table-cell table:style-name="ce2" office:value-type="float" office:value="61903" calcext:value-type="float">
            <text:p>619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Propeller Shaft</text:p>
          </table:table-cell>
          <table:table-cell table:style-name="ce6" office:value-type="string" calcext:value-type="string">
            <text:p>http://cache.lego.com/media/bricks/5/1/4525904.jpg</text:p>
          </table:table-cell>
          <table:table-cell table:style-name="ce8" table:formula="of:=IF(([.C123]+[.E123])&gt;=([.D123]+[.E12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23]+[.E123])-([.C123]+[.E123])" office:value-type="float" office:value="0" calcext:value-type="float">
            <text:p>0</text:p>
          </table:table-cell>
          <table:table-cell table:style-name="ce5"/>
          <table:table-cell table:style-name="ce16" table:formula="of:=IF(([.D123]+[.E123])&gt;=[.C12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23]-([.D123]+[.E123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26985" calcext:value-type="float">
            <text:p>4526985</text:p>
          </table:table-cell>
          <table:table-cell table:style-name="ce2" office:value-type="float" office:value="62462" calcext:value-type="float">
            <text:p>624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ube W/Double Ø4.85</text:p>
          </table:table-cell>
          <table:table-cell table:style-name="ce6" office:value-type="string" calcext:value-type="string">
            <text:p>http://cache.lego.com/media/bricks/5/1/4526985.jpg</text:p>
          </table:table-cell>
          <table:table-cell table:style-name="ce8" table:formula="of:=IF(([.C124]+[.E124])&gt;=([.D124]+[.E12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24]+[.E124])-([.C124]+[.E124])" office:value-type="float" office:value="2" calcext:value-type="float">
            <text:p>2</text:p>
          </table:table-cell>
          <table:table-cell table:style-name="ce5"/>
          <table:table-cell table:style-name="ce16" table:formula="of:=IF(([.D124]+[.E124])&gt;=[.C12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24]-([.D124]+[.E124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530733" calcext:value-type="float">
            <text:p>4530733</text:p>
          </table:table-cell>
          <table:table-cell table:style-name="ce2" office:value-type="float" office:value="32005" calcext:value-type="float">
            <text:p>3200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rack Rod 6M,</text:p>
          </table:table-cell>
          <table:table-cell table:style-name="ce6" office:value-type="string" calcext:value-type="string">
            <text:p>http://cache.lego.com/media/bricks/5/1/4530733.jpg</text:p>
          </table:table-cell>
          <table:table-cell table:style-name="ce8" table:formula="of:=IF(([.C125]+[.E125])&gt;=([.D125]+[.E12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25]+[.E125])-([.C125]+[.E125])" office:value-type="float" office:value="-2" calcext:value-type="float">
            <text:p>-2</text:p>
          </table:table-cell>
          <table:table-cell table:style-name="ce5"/>
          <table:table-cell table:style-name="ce16" table:formula="of:=IF(([.D125]+[.E125])&gt;=[.C12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25]-([.D125]+[.E125])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style-name="ce2" office:value-type="float" office:value="4535768" calcext:value-type="float">
            <text:p>4535768</text:p>
          </table:table-cell>
          <table:table-cell table:style-name="ce2" office:value-type="float" office:value="60485" calcext:value-type="float">
            <text:p>604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ross Axle 9M</text:p>
          </table:table-cell>
          <table:table-cell table:style-name="ce6" office:value-type="string" calcext:value-type="string">
            <text:p>http://cache.lego.com/media/bricks/5/1/4535768.jpg</text:p>
          </table:table-cell>
          <table:table-cell table:style-name="ce8" table:formula="of:=IF(([.C126]+[.E126])&gt;=([.D126]+[.E126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26]+[.E126])-([.C126]+[.E126])" office:value-type="float" office:value="1" calcext:value-type="float">
            <text:p>1</text:p>
          </table:table-cell>
          <table:table-cell table:style-name="ce5"/>
          <table:table-cell table:style-name="ce16" table:formula="of:=IF(([.D126]+[.E126])&gt;=[.C12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26]-([.D126]+[.E126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538007" calcext:value-type="float">
            <text:p>4538007</text:p>
          </table:table-cell>
          <table:table-cell table:style-name="ce2" office:value-type="float" office:value="63869" calcext:value-type="float">
            <text:p>638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ross Block 3X2</text:p>
          </table:table-cell>
          <table:table-cell table:style-name="ce6" office:value-type="string" calcext:value-type="string">
            <text:p>http://cache.lego.com/media/bricks/5/1/4538007.jpg</text:p>
          </table:table-cell>
          <table:table-cell table:style-name="ce8" table:formula="of:=IF(([.C127]+[.E127])&gt;=([.D127]+[.E127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27]+[.E127])-([.C127]+[.E127])" office:value-type="float" office:value="4" calcext:value-type="float">
            <text:p>4</text:p>
          </table:table-cell>
          <table:table-cell table:style-name="ce5"/>
          <table:table-cell table:style-name="ce16" table:formula="of:=IF(([.D127]+[.E127])&gt;=[.C12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27]-([.D127]+[.E127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539880" calcext:value-type="float">
            <text:p>4539880</text:p>
          </table:table-cell>
          <table:table-cell table:style-name="ce2" office:value-type="float" office:value="64179" calcext:value-type="float">
            <text:p>641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Beam Frame 5X7 Ø 4.85</text:p>
          </table:table-cell>
          <table:table-cell table:style-name="ce6" office:value-type="string" calcext:value-type="string">
            <text:p>http://cache.lego.com/media/bricks/5/1/4539880.jpg</text:p>
          </table:table-cell>
          <table:table-cell table:style-name="ce8" table:formula="of:=IF(([.C128]+[.E128])&gt;=([.D128]+[.E128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28]+[.E128])-([.C128]+[.E128])" office:value-type="float" office:value="1" calcext:value-type="float">
            <text:p>1</text:p>
          </table:table-cell>
          <table:table-cell table:style-name="ce5"/>
          <table:table-cell table:style-name="ce16" table:formula="of:=IF(([.D128]+[.E128])&gt;=[.C12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28]-([.D128]+[.E128])" office:value-type="float" office:value="-10" calcext:value-type="float">
            <text:p>-10</text:p>
          </table:table-cell>
          <table:table-cell table:number-columns-repeated="245"/>
        </table:table-row>
        <table:table-row table:style-name="ro1">
          <table:table-cell table:style-name="ce2" office:value-type="float" office:value="4540100" calcext:value-type="float">
            <text:p>4540100</text:p>
          </table:table-cell>
          <table:table-cell table:style-name="ce2" office:value-type="float" office:value="61070" calcext:value-type="float">
            <text:p>6107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ight Screen Ø 4.85 4X7X4</text:p>
          </table:table-cell>
          <table:table-cell table:style-name="ce6" office:value-type="string" calcext:value-type="string">
            <text:p>http://cache.lego.com/media/bricks/5/1/4540100.jpg</text:p>
          </table:table-cell>
          <table:table-cell table:style-name="ce8" table:formula="of:=IF(([.C129]+[.E129])&gt;=([.D129]+[.E12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29]+[.E129])-([.C129]+[.E129])" office:value-type="float" office:value="-1" calcext:value-type="float">
            <text:p>-1</text:p>
          </table:table-cell>
          <table:table-cell table:style-name="ce5"/>
          <table:table-cell table:style-name="ce16" table:formula="of:=IF(([.D129]+[.E129])&gt;=[.C129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29]-([.D129]+[.E129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4540797" calcext:value-type="float">
            <text:p>4540797</text:p>
          </table:table-cell>
          <table:table-cell table:style-name="ce2" office:value-type="float" office:value="64178" calcext:value-type="float">
            <text:p>641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Beam R. Frame 5X11 Ø4.85</text:p>
          </table:table-cell>
          <table:table-cell table:style-name="ce6" office:value-type="string" calcext:value-type="string">
            <text:p>http://cache.lego.com/media/bricks/5/1/4540797.jpg</text:p>
          </table:table-cell>
          <table:table-cell table:style-name="ce8" table:formula="of:=IF(([.C130]+[.E130])&gt;=([.D130]+[.E13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30]+[.E130])-([.C130]+[.E130])" office:value-type="float" office:value="-1" calcext:value-type="float">
            <text:p>-1</text:p>
          </table:table-cell>
          <table:table-cell table:style-name="ce5"/>
          <table:table-cell table:style-name="ce16" table:formula="of:=IF(([.D130]+[.E130])&gt;=[.C13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0]-([.D130]+[.E130])" office:value-type="float" office:value="-5" calcext:value-type="float">
            <text:p>-5</text:p>
          </table:table-cell>
          <table:table-cell table:number-columns-repeated="245"/>
        </table:table-row>
        <table:table-row table:style-name="ro1">
          <table:table-cell table:style-name="ce2" office:value-type="float" office:value="4540906" calcext:value-type="float">
            <text:p>4540906</text:p>
          </table:table-cell>
          <table:table-cell table:style-name="ce2" office:value-type="float" office:value="64781" calcext:value-type="float">
            <text:p>647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ack 13 M</text:p>
          </table:table-cell>
          <table:table-cell table:style-name="ce6" office:value-type="string" calcext:value-type="string">
            <text:p>http://cache.lego.com/media/bricks/5/1/4540906.jpg</text:p>
          </table:table-cell>
          <table:table-cell table:style-name="ce8" table:formula="of:=IF(([.C131]+[.E131])&gt;=([.D131]+[.E13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31]+[.E131])-([.C131]+[.E131])" office:value-type="float" office:value="0" calcext:value-type="float">
            <text:p>0</text:p>
          </table:table-cell>
          <table:table-cell table:style-name="ce5"/>
          <table:table-cell table:style-name="ce16" table:formula="of:=IF(([.D131]+[.E131])&gt;=[.C13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1]-([.D131]+[.E131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41325" calcext:value-type="float">
            <text:p>4541325</text:p>
          </table:table-cell>
          <table:table-cell table:style-name="ce2" office:value-type="float" office:value="64391" calcext:value-type="float">
            <text:p>643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ight Panel 3X7</text:p>
          </table:table-cell>
          <table:table-cell table:style-name="ce6" office:value-type="string" calcext:value-type="string">
            <text:p>http://cache.lego.com/media/bricks/5/1/4541325.jpg</text:p>
          </table:table-cell>
          <table:table-cell table:style-name="ce8" table:formula="of:=IF(([.C132]+[.E132])&gt;=([.D132]+[.E13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32]+[.E132])-([.C132]+[.E132])" office:value-type="float" office:value="0" calcext:value-type="float">
            <text:p>0</text:p>
          </table:table-cell>
          <table:table-cell table:style-name="ce5"/>
          <table:table-cell table:style-name="ce16" table:formula="of:=IF(([.D132]+[.E132])&gt;=[.C13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2]-([.D132]+[.E132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41326" calcext:value-type="float">
            <text:p>4541326</text:p>
          </table:table-cell>
          <table:table-cell table:style-name="ce2" office:value-type="float" office:value="64392" calcext:value-type="float">
            <text:p>643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Left Panel 5X11</text:p>
          </table:table-cell>
          <table:table-cell table:style-name="ce6" office:value-type="string" calcext:value-type="string">
            <text:p>http://cache.lego.com/media/bricks/5/1/4541326.jpg</text:p>
          </table:table-cell>
          <table:table-cell table:style-name="ce8" table:formula="of:=IF(([.C133]+[.E133])&gt;=([.D133]+[.E133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33]+[.E133])-([.C133]+[.E133])" office:value-type="float" office:value="1" calcext:value-type="float">
            <text:p>1</text:p>
          </table:table-cell>
          <table:table-cell table:style-name="ce5"/>
          <table:table-cell table:style-name="ce16" table:formula="of:=IF(([.D133]+[.E133])&gt;=[.C13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3]-([.D133]+[.E133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541924" calcext:value-type="float">
            <text:p>4541924</text:p>
          </table:table-cell>
          <table:table-cell table:style-name="ce2" office:value-type="float" office:value="64683" calcext:value-type="float">
            <text:p>646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Left Panel 3X7</text:p>
          </table:table-cell>
          <table:table-cell table:style-name="ce6" office:value-type="string" calcext:value-type="string">
            <text:p>http://cache.lego.com/media/bricks/5/1/4541924.jpg</text:p>
          </table:table-cell>
          <table:table-cell table:style-name="ce8" table:formula="of:=IF(([.C134]+[.E134])&gt;=([.D134]+[.E13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34]+[.E134])-([.C134]+[.E134])" office:value-type="float" office:value="0" calcext:value-type="float">
            <text:p>0</text:p>
          </table:table-cell>
          <table:table-cell table:style-name="ce5"/>
          <table:table-cell table:style-name="ce16" table:formula="of:=IF(([.D134]+[.E134])&gt;=[.C13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4]-([.D134]+[.E134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42573" calcext:value-type="float">
            <text:p>4542573</text:p>
          </table:table-cell>
          <table:table-cell table:style-name="ce2" office:value-type="float" office:value="64871" calcext:value-type="float">
            <text:p>6487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15M Beam</text:p>
          </table:table-cell>
          <table:table-cell table:style-name="ce6" office:value-type="string" calcext:value-type="string">
            <text:p>http://cache.lego.com/media/bricks/5/1/4542573.jpg</text:p>
          </table:table-cell>
          <table:table-cell table:style-name="ce8" table:formula="of:=IF(([.C135]+[.E135])&gt;=([.D135]+[.E13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35]+[.E135])-([.C135]+[.E135])" office:value-type="float" office:value="-4" calcext:value-type="float">
            <text:p>-4</text:p>
          </table:table-cell>
          <table:table-cell table:style-name="ce5"/>
          <table:table-cell table:style-name="ce16" table:formula="of:=IF(([.D135]+[.E135])&gt;=[.C13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35]-([.D135]+[.E135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542578" calcext:value-type="float">
            <text:p>4542578</text:p>
          </table:table-cell>
          <table:table-cell table:style-name="ce2" office:value-type="float" office:value="64871" calcext:value-type="float">
            <text:p>648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Technic 15M Beam</text:p>
          </table:table-cell>
          <table:table-cell table:style-name="ce6" office:value-type="string" calcext:value-type="string">
            <text:p>http://cache.lego.com/media/bricks/5/1/4542578.jpg</text:p>
          </table:table-cell>
          <table:table-cell table:style-name="ce8" table:formula="of:=IF(([.C136]+[.E136])&gt;=([.D136]+[.E136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36]+[.E136])-([.C136]+[.E136])" office:value-type="float" office:value="6" calcext:value-type="float">
            <text:p>6</text:p>
          </table:table-cell>
          <table:table-cell table:style-name="ce5"/>
          <table:table-cell table:style-name="ce16" table:formula="of:=IF(([.D136]+[.E136])&gt;=[.C13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6]-([.D136]+[.E136])" office:value-type="float" office:value="-19" calcext:value-type="float">
            <text:p>-19</text:p>
          </table:table-cell>
          <table:table-cell table:number-columns-repeated="245"/>
        </table:table-row>
        <table:table-row table:style-name="ro1">
          <table:table-cell table:style-name="ce2" office:value-type="float" office:value="4543490" calcext:value-type="float">
            <text:p>4543490</text:p>
          </table:table-cell>
          <table:table-cell table:style-name="ce2" office:value-type="float" office:value="64682" calcext:value-type="float">
            <text:p>646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ight Panel 5X11</text:p>
          </table:table-cell>
          <table:table-cell table:style-name="ce6" office:value-type="string" calcext:value-type="string">
            <text:p>http://cache.lego.com/media/bricks/5/1/4543490.jpg</text:p>
          </table:table-cell>
          <table:table-cell table:style-name="ce8" table:formula="of:=IF(([.C137]+[.E137])&gt;=([.D137]+[.E137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37]+[.E137])-([.C137]+[.E137])" office:value-type="float" office:value="1" calcext:value-type="float">
            <text:p>1</text:p>
          </table:table-cell>
          <table:table-cell table:style-name="ce5"/>
          <table:table-cell table:style-name="ce16" table:formula="of:=IF(([.D137]+[.E137])&gt;=[.C13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7]-([.D137]+[.E137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544140" calcext:value-type="float">
            <text:p>4544140</text:p>
          </table:table-cell>
          <table:table-cell table:style-name="ce2" office:value-type="float" office:value="85543" calcext:value-type="float">
            <text:p>855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-Belt Ø15, White</text:p>
          </table:table-cell>
          <table:table-cell table:style-name="ce6" office:value-type="string" calcext:value-type="string">
            <text:p>http://cache.lego.com/media/bricks/5/1/4544140.jpg</text:p>
          </table:table-cell>
          <table:table-cell table:style-name="ce8" table:formula="of:=IF(([.C138]+[.E138])&gt;=([.D138]+[.E13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38]+[.E138])-([.C138]+[.E138])" office:value-type="float" office:value="0" calcext:value-type="float">
            <text:p>0</text:p>
          </table:table-cell>
          <table:table-cell table:style-name="ce5"/>
          <table:table-cell table:style-name="ce16" table:formula="of:=IF(([.D138]+[.E138])&gt;=[.C13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8]-([.D138]+[.E138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44143" calcext:value-type="float">
            <text:p>4544143</text:p>
          </table:table-cell>
          <table:table-cell table:style-name="ce2" office:value-type="float" office:value="85544" calcext:value-type="float">
            <text:p>855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-Belt Ø 24, Red</text:p>
          </table:table-cell>
          <table:table-cell table:style-name="ce6" office:value-type="string" calcext:value-type="string">
            <text:p>http://cache.lego.com/media/bricks/5/1/4544143.jpg</text:p>
          </table:table-cell>
          <table:table-cell table:style-name="ce8" table:formula="of:=IF(([.C139]+[.E139])&gt;=([.D139]+[.E13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39]+[.E139])-([.C139]+[.E139])" office:value-type="float" office:value="-1" calcext:value-type="float">
            <text:p>-1</text:p>
          </table:table-cell>
          <table:table-cell table:style-name="ce5"/>
          <table:table-cell table:style-name="ce16" table:formula="of:=IF(([.D139]+[.E139])&gt;=[.C13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39]-([.D139]+[.E139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544147" calcext:value-type="float">
            <text:p>4544147</text:p>
          </table:table-cell>
          <table:table-cell table:style-name="ce2" office:value-type="float" office:value="85545" calcext:value-type="float">
            <text:p>855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-Belt Ø26, Blue</text:p>
          </table:table-cell>
          <table:table-cell table:style-name="ce6" office:value-type="string" calcext:value-type="string">
            <text:p>http://cache.lego.com/media/bricks/5/1/4544147.jpg</text:p>
          </table:table-cell>
          <table:table-cell table:style-name="ce8" table:formula="of:=IF(([.C140]+[.E140])&gt;=([.D140]+[.E14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0]+[.E140])-([.C140]+[.E140])" office:value-type="float" office:value="0" calcext:value-type="float">
            <text:p>0</text:p>
          </table:table-cell>
          <table:table-cell table:style-name="ce5"/>
          <table:table-cell table:style-name="ce16" table:formula="of:=IF(([.D140]+[.E140])&gt;=[.C14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40]-([.D140]+[.E140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44151" calcext:value-type="float">
            <text:p>4544151</text:p>
          </table:table-cell>
          <table:table-cell table:style-name="ce2" office:value-type="float" office:value="85546" calcext:value-type="float">
            <text:p>855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V-Belt Ø33, Yellow</text:p>
          </table:table-cell>
          <table:table-cell table:style-name="ce6" office:value-type="string" calcext:value-type="string">
            <text:p>http://cache.lego.com/media/bricks/5/1/4544151.jpg</text:p>
          </table:table-cell>
          <table:table-cell table:style-name="ce8" table:formula="of:=IF(([.C141]+[.E141])&gt;=([.D141]+[.E14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1]+[.E141])-([.C141]+[.E141])" office:value-type="float" office:value="0" calcext:value-type="float">
            <text:p>0</text:p>
          </table:table-cell>
          <table:table-cell table:style-name="ce5"/>
          <table:table-cell table:style-name="ce16" table:formula="of:=IF(([.D141]+[.E141])&gt;=[.C14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41]-([.D141]+[.E141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44720" calcext:value-type="float">
            <text:p>4544720</text:p>
          </table:table-cell>
          <table:table-cell table:style-name="ce2" office:value-type="float" office:value="64288" calcext:value-type="float">
            <text:p>6428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ose Cone Small 1X1 - Tr</text:p>
          </table:table-cell>
          <table:table-cell table:style-name="ce6" office:value-type="string" calcext:value-type="string">
            <text:p>http://cache.lego.com/media/bricks/5/1/4544720.jpg</text:p>
          </table:table-cell>
          <table:table-cell table:style-name="ce8" table:formula="of:=IF(([.C142]+[.E142])&gt;=([.D142]+[.E14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2]+[.E142])-([.C142]+[.E142])" office:value-type="float" office:value="0" calcext:value-type="float">
            <text:p>0</text:p>
          </table:table-cell>
          <table:table-cell table:style-name="ce5"/>
          <table:table-cell table:style-name="ce16" table:formula="of:=IF(([.D142]+[.E142])&gt;=[.C14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42]-([.D142]+[.E142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545430" calcext:value-type="float">
            <text:p>4545430</text:p>
          </table:table-cell>
          <table:table-cell table:style-name="ce2" office:value-type="float" office:value="54821" calcext:value-type="float">
            <text:p>5482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Ball Ø16,5</text:p>
          </table:table-cell>
          <table:table-cell table:style-name="ce6" office:value-type="string" calcext:value-type="string">
            <text:p>http://cache.lego.com/media/bricks/5/1/4545430.jpg</text:p>
          </table:table-cell>
          <table:table-cell table:style-name="ce8" table:formula="of:=IF(([.C143]+[.E143])&gt;=([.D143]+[.E14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3]+[.E143])-([.C143]+[.E143])" office:value-type="float" office:value="-3" calcext:value-type="float">
            <text:p>-3</text:p>
          </table:table-cell>
          <table:table-cell table:style-name="ce5"/>
          <table:table-cell table:style-name="ce16" table:formula="of:=IF(([.D143]+[.E143])&gt;=[.C143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43]-([.D143]+[.E143])" office:value-type="float" office:value="3" calcext:value-type="float">
            <text:p>3</text:p>
          </table:table-cell>
          <table:table-cell table:number-columns-repeated="245"/>
        </table:table-row>
        <table:table-row table:style-name="ro1">
          <table:table-cell table:style-name="ce2" office:value-type="float" office:value="4547581" calcext:value-type="float">
            <text:p>4547581</text:p>
          </table:table-cell>
          <table:table-cell table:style-name="ce2" office:value-type="float" office:value="64683" calcext:value-type="float">
            <text:p>6468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Left Panel 3X7</text:p>
          </table:table-cell>
          <table:table-cell table:style-name="ce6" office:value-type="string" calcext:value-type="string">
            <text:p>http://cache.lego.com/media/bricks/5/1/4547581.jpg</text:p>
          </table:table-cell>
          <table:table-cell table:style-name="ce8" table:formula="of:=IF(([.C144]+[.E144])&gt;=([.D144]+[.E14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4]+[.E144])-([.C144]+[.E144])" office:value-type="float" office:value="-3" calcext:value-type="float">
            <text:p>-3</text:p>
          </table:table-cell>
          <table:table-cell table:style-name="ce5"/>
          <table:table-cell table:style-name="ce16" table:formula="of:=IF(([.D144]+[.E144])&gt;=[.C144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44]-([.D144]+[.E144])" office:value-type="float" office:value="3" calcext:value-type="float">
            <text:p>3</text:p>
          </table:table-cell>
          <table:table-cell table:number-columns-repeated="245"/>
        </table:table-row>
        <table:table-row table:style-name="ro1">
          <table:table-cell table:style-name="ce2" office:value-type="float" office:value="4547582" calcext:value-type="float">
            <text:p>4547582</text:p>
          </table:table-cell>
          <table:table-cell table:style-name="ce2" office:value-type="float" office:value="64391" calcext:value-type="float">
            <text:p>6439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ight Panel 3X7</text:p>
          </table:table-cell>
          <table:table-cell table:style-name="ce6" office:value-type="string" calcext:value-type="string">
            <text:p>http://cache.lego.com/media/bricks/5/1/4547582.jpg</text:p>
          </table:table-cell>
          <table:table-cell table:style-name="ce8" table:formula="of:=IF(([.C145]+[.E145])&gt;=([.D145]+[.E14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5]+[.E145])-([.C145]+[.E145])" office:value-type="float" office:value="-3" calcext:value-type="float">
            <text:p>-3</text:p>
          </table:table-cell>
          <table:table-cell table:style-name="ce5"/>
          <table:table-cell table:style-name="ce16" table:formula="of:=IF(([.D145]+[.E145])&gt;=[.C14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45]-([.D145]+[.E145])" office:value-type="float" office:value="3" calcext:value-type="float">
            <text:p>3</text:p>
          </table:table-cell>
          <table:table-cell table:number-columns-repeated="245"/>
        </table:table-row>
        <table:table-row table:style-name="ro1">
          <table:table-cell table:style-name="ce2" office:value-type="float" office:value="4552347" calcext:value-type="float">
            <text:p>4552347</text:p>
          </table:table-cell>
          <table:table-cell table:style-name="ce2" office:value-type="float" office:value="60484" calcext:value-type="float">
            <text:p>6048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-Beam 3X3 W/Hole Ø4.8</text:p>
          </table:table-cell>
          <table:table-cell table:style-name="ce6" office:value-type="string" calcext:value-type="string">
            <text:p>http://cache.lego.com/media/bricks/5/1/4552347.jpg</text:p>
          </table:table-cell>
          <table:table-cell table:style-name="ce8" table:formula="of:=IF(([.C146]+[.E146])&gt;=([.D146]+[.E14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6]+[.E146])-([.C146]+[.E146])" office:value-type="float" office:value="0" calcext:value-type="float">
            <text:p>0</text:p>
          </table:table-cell>
          <table:table-cell table:style-name="ce5"/>
          <table:table-cell table:style-name="ce16" table:formula="of:=IF(([.D146]+[.E146])&gt;=[.C14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46]-([.D146]+[.E146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58690" calcext:value-type="float">
            <text:p>4558690</text:p>
          </table:table-cell>
          <table:table-cell table:style-name="ce2" office:value-type="float" office:value="87407" calcext:value-type="float">
            <text:p>874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one Wheel Z20 Ø4.85</text:p>
          </table:table-cell>
          <table:table-cell table:style-name="ce6" office:value-type="string" calcext:value-type="string">
            <text:p>http://cache.lego.com/media/bricks/5/1/4558690.jpg</text:p>
          </table:table-cell>
          <table:table-cell table:style-name="ce8" table:formula="of:=IF(([.C147]+[.E147])&gt;=([.D147]+[.E14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7]+[.E147])-([.C147]+[.E147])" office:value-type="float" office:value="0" calcext:value-type="float">
            <text:p>0</text:p>
          </table:table-cell>
          <table:table-cell table:style-name="ce5"/>
          <table:table-cell table:style-name="ce16" table:formula="of:=IF(([.D147]+[.E147])&gt;=[.C14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47]-([.D147]+[.E147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58692" calcext:value-type="float">
            <text:p>4558692</text:p>
          </table:table-cell>
          <table:table-cell table:style-name="ce2" office:value-type="float" office:value="87408" calcext:value-type="float">
            <text:p>874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eam 3M Ø4.85 W. Fork</text:p>
          </table:table-cell>
          <table:table-cell table:style-name="ce6" office:value-type="string" calcext:value-type="string">
            <text:p>http://cache.lego.com/media/bricks/5/1/4558692.jpg</text:p>
          </table:table-cell>
          <table:table-cell table:style-name="ce8" table:formula="of:=IF(([.C148]+[.E148])&gt;=([.D148]+[.E14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8]+[.E148])-([.C148]+[.E148])" office:value-type="float" office:value="-1" calcext:value-type="float">
            <text:p>-1</text:p>
          </table:table-cell>
          <table:table-cell table:style-name="ce5"/>
          <table:table-cell table:style-name="ce16" table:formula="of:=IF(([.D148]+[.E148])&gt;=[.C14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48]-([.D148]+[.E148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4558731" calcext:value-type="float">
            <text:p>4558731</text:p>
          </table:table-cell>
          <table:table-cell table:style-name="ce2" office:value-type="float" office:value="64393" calcext:value-type="float">
            <text:p>643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ight Panel 3X11</text:p>
          </table:table-cell>
          <table:table-cell table:style-name="ce6" office:value-type="string" calcext:value-type="string">
            <text:p>http://cache.lego.com/media/bricks/5/1/4558731.jpg</text:p>
          </table:table-cell>
          <table:table-cell table:style-name="ce8" table:formula="of:=IF(([.C149]+[.E149])&gt;=([.D149]+[.E14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49]+[.E149])-([.C149]+[.E149])" office:value-type="float" office:value="0" calcext:value-type="float">
            <text:p>0</text:p>
          </table:table-cell>
          <table:table-cell table:style-name="ce5"/>
          <table:table-cell table:style-name="ce16" table:formula="of:=IF(([.D149]+[.E149])&gt;=[.C14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49]-([.D149]+[.E149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558740" calcext:value-type="float">
            <text:p>4558740</text:p>
          </table:table-cell>
          <table:table-cell table:style-name="ce2" office:value-type="float" office:value="64680" calcext:value-type="float">
            <text:p>646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ight Panel 5X7</text:p>
          </table:table-cell>
          <table:table-cell table:style-name="ce6" office:value-type="string" calcext:value-type="string">
            <text:p>http://cache.lego.com/media/bricks/5/1/4558740.jpg</text:p>
          </table:table-cell>
          <table:table-cell table:style-name="ce8" table:formula="of:=IF(([.C150]+[.E150])&gt;=([.D150]+[.E15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50]+[.E150])-([.C150]+[.E150])" office:value-type="float" office:value="0" calcext:value-type="float">
            <text:p>0</text:p>
          </table:table-cell>
          <table:table-cell table:style-name="ce5"/>
          <table:table-cell table:style-name="ce16" table:formula="of:=IF(([.D150]+[.E150])&gt;=[.C15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50]-([.D150]+[.E150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558774" calcext:value-type="float">
            <text:p>4558774</text:p>
          </table:table-cell>
          <table:table-cell table:style-name="ce2" office:value-type="float" office:value="64681" calcext:value-type="float">
            <text:p>646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ft Panel 3X11</text:p>
          </table:table-cell>
          <table:table-cell table:style-name="ce6" office:value-type="string" calcext:value-type="string">
            <text:p>http://cache.lego.com/media/bricks/5/1/4558774.jpg</text:p>
          </table:table-cell>
          <table:table-cell table:style-name="ce8" table:formula="of:=IF(([.C151]+[.E151])&gt;=([.D151]+[.E15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51]+[.E151])-([.C151]+[.E151])" office:value-type="float" office:value="0" calcext:value-type="float">
            <text:p>0</text:p>
          </table:table-cell>
          <table:table-cell table:style-name="ce5"/>
          <table:table-cell table:style-name="ce16" table:formula="of:=IF(([.D151]+[.E151])&gt;=[.C15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51]-([.D151]+[.E151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558775" calcext:value-type="float">
            <text:p>4558775</text:p>
          </table:table-cell>
          <table:table-cell table:style-name="ce2" office:value-type="float" office:value="64394" calcext:value-type="float">
            <text:p>6439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ft Panel 5X7</text:p>
          </table:table-cell>
          <table:table-cell table:style-name="ce6" office:value-type="string" calcext:value-type="string">
            <text:p>http://cache.lego.com/media/bricks/5/1/4558775.jpg</text:p>
          </table:table-cell>
          <table:table-cell table:style-name="ce8" table:formula="of:=IF(([.C152]+[.E152])&gt;=([.D152]+[.E15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52]+[.E152])-([.C152]+[.E152])" office:value-type="float" office:value="0" calcext:value-type="float">
            <text:p>0</text:p>
          </table:table-cell>
          <table:table-cell table:style-name="ce5"/>
          <table:table-cell table:style-name="ce16" table:formula="of:=IF(([.D152]+[.E152])&gt;=[.C15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52]-([.D152]+[.E152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558797" calcext:value-type="float">
            <text:p>4558797</text:p>
          </table:table-cell>
          <table:table-cell table:style-name="ce2" office:value-type="float" office:value="64393" calcext:value-type="float">
            <text:p>6439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ight Panel 3X11</text:p>
          </table:table-cell>
          <table:table-cell table:style-name="ce6" office:value-type="string" calcext:value-type="string">
            <text:p>http://cache.lego.com/media/bricks/5/1/4558797.jpg</text:p>
          </table:table-cell>
          <table:table-cell table:style-name="ce8" table:formula="of:=IF(([.C153]+[.E153])&gt;=([.D153]+[.E15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53]+[.E153])-([.C153]+[.E153])" office:value-type="float" office:value="-3" calcext:value-type="float">
            <text:p>-3</text:p>
          </table:table-cell>
          <table:table-cell table:style-name="ce5"/>
          <table:table-cell table:style-name="ce16" table:formula="of:=IF(([.D153]+[.E153])&gt;=[.C153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53]-([.D153]+[.E153])" office:value-type="float" office:value="3" calcext:value-type="float">
            <text:p>3</text:p>
          </table:table-cell>
          <table:table-cell table:number-columns-repeated="245"/>
        </table:table-row>
        <table:table-row table:style-name="ro1">
          <table:table-cell table:style-name="ce2" office:value-type="float" office:value="4558802" calcext:value-type="float">
            <text:p>4558802</text:p>
          </table:table-cell>
          <table:table-cell table:style-name="ce2" office:value-type="float" office:value="64681" calcext:value-type="float">
            <text:p>6468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Left Panel 3X11</text:p>
          </table:table-cell>
          <table:table-cell table:style-name="ce6" office:value-type="string" calcext:value-type="string">
            <text:p>http://cache.lego.com/media/bricks/5/1/4558802.jpg</text:p>
          </table:table-cell>
          <table:table-cell table:style-name="ce8" table:formula="of:=IF(([.C154]+[.E154])&gt;=([.D154]+[.E15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54]+[.E154])-([.C154]+[.E154])" office:value-type="float" office:value="-3" calcext:value-type="float">
            <text:p>-3</text:p>
          </table:table-cell>
          <table:table-cell table:style-name="ce5"/>
          <table:table-cell table:style-name="ce16" table:formula="of:=IF(([.D154]+[.E154])&gt;=[.C154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54]-([.D154]+[.E154])" office:value-type="float" office:value="3" calcext:value-type="float">
            <text:p>3</text:p>
          </table:table-cell>
          <table:table-cell table:number-columns-repeated="245"/>
        </table:table-row>
        <table:table-row table:style-name="ro1">
          <table:table-cell table:style-name="ce2" office:value-type="float" office:value="4560175" calcext:value-type="float">
            <text:p>4560175</text:p>
          </table:table-cell>
          <table:table-cell table:style-name="ce2" office:value-type="float" office:value="87082" calcext:value-type="float">
            <text:p>870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Double Bush 3M Ø4.9</text:p>
          </table:table-cell>
          <table:table-cell table:style-name="ce6" office:value-type="string" calcext:value-type="string">
            <text:p>http://cache.lego.com/media/bricks/5/1/4560175.jpg</text:p>
          </table:table-cell>
          <table:table-cell table:style-name="ce8" table:formula="of:=IF(([.C155]+[.E155])&gt;=([.D155]+[.E15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55]+[.E155])-([.C155]+[.E155])" office:value-type="float" office:value="-2" calcext:value-type="float">
            <text:p>-2</text:p>
          </table:table-cell>
          <table:table-cell table:style-name="ce5"/>
          <table:table-cell table:style-name="ce16" table:formula="of:=IF(([.D155]+[.E155])&gt;=[.C15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55]-([.D155]+[.E155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4560177" calcext:value-type="float">
            <text:p>4560177</text:p>
          </table:table-cell>
          <table:table-cell table:style-name="ce2" office:value-type="float" office:value="87083" calcext:value-type="float">
            <text:p>8708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xle with stop, 4-module</text:p>
          </table:table-cell>
          <table:table-cell table:style-name="ce6" office:value-type="string" calcext:value-type="string">
            <text:p>http://cache.lego.com/media/bricks/5/1/4560177.jpg</text:p>
          </table:table-cell>
          <table:table-cell table:style-name="ce8" table:formula="of:=IF(([.C156]+[.E156])&gt;=([.D156]+[.E15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56]+[.E156])-([.C156]+[.E156])" office:value-type="float" office:value="-4" calcext:value-type="float">
            <text:p>-4</text:p>
          </table:table-cell>
          <table:table-cell table:style-name="ce5"/>
          <table:table-cell table:style-name="ce16" table:formula="of:=IF(([.D156]+[.E156])&gt;=[.C156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56]-([.D156]+[.E156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562805" calcext:value-type="float">
            <text:p>4562805</text:p>
          </table:table-cell>
          <table:table-cell table:style-name="ce2" office:value-type="float" office:value="64290" calcext:value-type="float">
            <text:p>642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11M Beam</text:p>
          </table:table-cell>
          <table:table-cell table:style-name="ce6" office:value-type="string" calcext:value-type="string">
            <text:p>http://cache.lego.com/media/bricks/5/1/4562805.jpg</text:p>
          </table:table-cell>
          <table:table-cell table:style-name="ce8" table:formula="of:=IF(([.C157]+[.E157])&gt;=([.D157]+[.E15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57]+[.E157])-([.C157]+[.E157])" office:value-type="float" office:value="-4" calcext:value-type="float">
            <text:p>-4</text:p>
          </table:table-cell>
          <table:table-cell table:style-name="ce5"/>
          <table:table-cell table:style-name="ce16" table:formula="of:=IF(([.D157]+[.E157])&gt;=[.C157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57]-([.D157]+[.E157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563044" calcext:value-type="float">
            <text:p>4563044</text:p>
          </table:table-cell>
          <table:table-cell table:style-name="ce2" office:value-type="float" office:value="33299" calcext:value-type="float">
            <text:p>332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X1X3 Steering Knuckle Arm</text:p>
          </table:table-cell>
          <table:table-cell table:style-name="ce6" office:value-type="string" calcext:value-type="string">
            <text:p>http://cache.lego.com/media/bricks/5/1/4563044.jpg</text:p>
          </table:table-cell>
          <table:table-cell table:style-name="ce8" table:formula="of:=IF(([.C158]+[.E158])&gt;=([.D158]+[.E158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58]+[.E158])-([.C158]+[.E158])" office:value-type="float" office:value="2" calcext:value-type="float">
            <text:p>2</text:p>
          </table:table-cell>
          <table:table-cell table:style-name="ce5"/>
          <table:table-cell table:style-name="ce16" table:formula="of:=IF(([.D158]+[.E158])&gt;=[.C15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58]-([.D158]+[.E158])"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 table:style-name="ce2" office:value-type="float" office:value="4565452" calcext:value-type="float">
            <text:p>4565452</text:p>
          </table:table-cell>
          <table:table-cell table:style-name="ce2" office:value-type="float" office:value="6589" calcext:value-type="float">
            <text:p>65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onical Wheel Z12</text:p>
          </table:table-cell>
          <table:table-cell table:style-name="ce6" office:value-type="string" calcext:value-type="string">
            <text:p>http://cache.lego.com/media/bricks/5/1/4565452.jpg</text:p>
          </table:table-cell>
          <table:table-cell table:style-name="ce8" table:formula="of:=IF(([.C159]+[.E159])&gt;=([.D159]+[.E15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59]+[.E159])-([.C159]+[.E159])" office:value-type="float" office:value="1" calcext:value-type="float">
            <text:p>1</text:p>
          </table:table-cell>
          <table:table-cell table:style-name="ce5"/>
          <table:table-cell table:style-name="ce16" table:formula="of:=IF(([.D159]+[.E159])&gt;=[.C15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59]-([.D159]+[.E159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566249" calcext:value-type="float">
            <text:p>4566249</text:p>
          </table:table-cell>
          <table:table-cell table:style-name="ce2" office:value-type="float" office:value="87086" calcext:value-type="float">
            <text:p>8708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ight Panel 3X5</text:p>
          </table:table-cell>
          <table:table-cell table:style-name="ce6" office:value-type="string" calcext:value-type="string">
            <text:p>http://cache.lego.com/media/bricks/5/1/4566249.jpg</text:p>
          </table:table-cell>
          <table:table-cell table:style-name="ce8" table:formula="of:=IF(([.C160]+[.E160])&gt;=([.D160]+[.E160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60]+[.E160])-([.C160]+[.E160])" office:value-type="float" office:value="1" calcext:value-type="float">
            <text:p>1</text:p>
          </table:table-cell>
          <table:table-cell table:style-name="ce5"/>
          <table:table-cell table:style-name="ce16" table:formula="of:=IF(([.D160]+[.E160])&gt;=[.C16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0]-([.D160]+[.E160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66251" calcext:value-type="float">
            <text:p>4566251</text:p>
          </table:table-cell>
          <table:table-cell table:style-name="ce2" office:value-type="float" office:value="87080" calcext:value-type="float">
            <text:p>8708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ft Panel 3X5</text:p>
          </table:table-cell>
          <table:table-cell table:style-name="ce6" office:value-type="string" calcext:value-type="string">
            <text:p>http://cache.lego.com/media/bricks/5/1/4566251.jpg</text:p>
          </table:table-cell>
          <table:table-cell table:style-name="ce8" table:formula="of:=IF(([.C161]+[.E161])&gt;=([.D161]+[.E161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61]+[.E161])-([.C161]+[.E161])" office:value-type="float" office:value="1" calcext:value-type="float">
            <text:p>1</text:p>
          </table:table-cell>
          <table:table-cell table:style-name="ce5"/>
          <table:table-cell table:style-name="ce16" table:formula="of:=IF(([.D161]+[.E161])&gt;=[.C16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1]-([.D161]+[.E161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582792" calcext:value-type="float">
            <text:p>4582792</text:p>
          </table:table-cell>
          <table:table-cell table:style-name="ce2" office:value-type="float" office:value="57519" calcext:value-type="float">
            <text:p>575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procket, Ø¸40,7</text:p>
          </table:table-cell>
          <table:table-cell table:style-name="ce6" office:value-type="string" calcext:value-type="string">
            <text:p>http://cache.lego.com/media/bricks/5/1/4582792.jpg</text:p>
          </table:table-cell>
          <table:table-cell table:style-name="ce8" table:formula="of:=IF(([.C162]+[.E162])&gt;=([.D162]+[.E162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62]+[.E162])-([.C162]+[.E162])" office:value-type="float" office:value="4" calcext:value-type="float">
            <text:p>4</text:p>
          </table:table-cell>
          <table:table-cell table:style-name="ce5"/>
          <table:table-cell table:style-name="ce16" table:formula="of:=IF(([.D162]+[.E162])&gt;=[.C16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2]-([.D162]+[.E162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585040" calcext:value-type="float">
            <text:p>4585040</text:p>
          </table:table-cell>
          <table:table-cell table:style-name="ce2" office:value-type="float" office:value="32526" calcext:value-type="float">
            <text:p>325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Ang. Beam 3X5 90 Deg.</text:p>
          </table:table-cell>
          <table:table-cell table:style-name="ce6" office:value-type="string" calcext:value-type="string">
            <text:p>http://cache.lego.com/media/bricks/5/1/4585040.jpg</text:p>
          </table:table-cell>
          <table:table-cell table:style-name="ce8" table:formula="of:=IF(([.C163]+[.E163])&gt;=([.D163]+[.E163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63]+[.E163])-([.C163]+[.E163])" office:value-type="float" office:value="4" calcext:value-type="float">
            <text:p>4</text:p>
          </table:table-cell>
          <table:table-cell table:style-name="ce5"/>
          <table:table-cell table:style-name="ce16" table:formula="of:=IF(([.D163]+[.E163])&gt;=[.C16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3]-([.D163]+[.E163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587275" calcext:value-type="float">
            <text:p>4587275</text:p>
          </table:table-cell>
          <table:table-cell table:style-name="ce2" office:value-type="float" office:value="4185" calcext:value-type="float">
            <text:p>41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Wedge-Belt Wheel Ø24</text:p>
          </table:table-cell>
          <table:table-cell table:style-name="ce6" office:value-type="string" calcext:value-type="string">
            <text:p>http://cache.lego.com/media/bricks/5/1/4587275.jpg</text:p>
          </table:table-cell>
          <table:table-cell table:style-name="ce8" table:formula="of:=IF(([.C164]+[.E164])&gt;=([.D164]+[.E16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64]+[.E164])-([.C164]+[.E164])" office:value-type="float" office:value="4" calcext:value-type="float">
            <text:p>4</text:p>
          </table:table-cell>
          <table:table-cell table:style-name="ce5"/>
          <table:table-cell table:style-name="ce16" table:formula="of:=IF(([.D164]+[.E164])&gt;=[.C16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4]-([.D164]+[.E164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610374" calcext:value-type="float">
            <text:p>4610374</text:p>
          </table:table-cell>
          <table:table-cell table:style-name="ce2" office:value-type="float" office:value="92906" calcext:value-type="float">
            <text:p>929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ardan Cup With Cross Axle 2M</text:p>
          </table:table-cell>
          <table:table-cell table:style-name="ce6" office:value-type="string" calcext:value-type="string">
            <text:p>http://cache.lego.com/media/bricks/5/1/4610374.jpg</text:p>
          </table:table-cell>
          <table:table-cell table:style-name="ce8" table:formula="of:=IF(([.C165]+[.E165])&gt;=([.D165]+[.E16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65]+[.E165])-([.C165]+[.E165])" office:value-type="float" office:value="0" calcext:value-type="float">
            <text:p>0</text:p>
          </table:table-cell>
          <table:table-cell table:style-name="ce5"/>
          <table:table-cell table:style-name="ce16" table:formula="of:=IF(([.D165]+[.E165])&gt;=[.C16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5]-([.D165]+[.E165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610377" calcext:value-type="float">
            <text:p>4610377</text:p>
          </table:table-cell>
          <table:table-cell table:style-name="ce2" office:value-type="float" office:value="92908" calcext:value-type="float">
            <text:p>929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Gear Block 3½ 6½X3</text:p>
          </table:table-cell>
          <table:table-cell table:style-name="ce6" office:value-type="string" calcext:value-type="string">
            <text:p>http://cache.lego.com/media/bricks/5/1/4610377.jpg</text:p>
          </table:table-cell>
          <table:table-cell table:style-name="ce8" table:formula="of:=IF(([.C166]+[.E166])&gt;=([.D166]+[.E16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66]+[.E166])-([.C166]+[.E166])" office:value-type="float" office:value="0" calcext:value-type="float">
            <text:p>0</text:p>
          </table:table-cell>
          <table:table-cell table:style-name="ce5"/>
          <table:table-cell table:style-name="ce16" table:formula="of:=IF(([.D166]+[.E166])&gt;=[.C16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6]-([.D166]+[.E166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610378" calcext:value-type="float">
            <text:p>4610378</text:p>
          </table:table-cell>
          <table:table-cell table:style-name="ce2" office:value-type="float" office:value="92909" calcext:value-type="float">
            <text:p>9290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 Snap Gearblok</text:p>
          </table:table-cell>
          <table:table-cell table:style-name="ce6" office:value-type="string" calcext:value-type="string">
            <text:p>http://cache.lego.com/media/bricks/5/1/4610378.jpg</text:p>
          </table:table-cell>
          <table:table-cell table:style-name="ce8" table:formula="of:=IF(([.C167]+[.E167])&gt;=([.D167]+[.E16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67]+[.E167])-([.C167]+[.E167])" office:value-type="float" office:value="0" calcext:value-type="float">
            <text:p>0</text:p>
          </table:table-cell>
          <table:table-cell table:style-name="ce5"/>
          <table:table-cell table:style-name="ce16" table:formula="of:=IF(([.D167]+[.E167])&gt;=[.C16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7]-([.D167]+[.E167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610379" calcext:value-type="float">
            <text:p>4610379</text:p>
          </table:table-cell>
          <table:table-cell table:style-name="ce2" office:value-type="float" office:value="92910" calcext:value-type="float">
            <text:p>929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ower Joint Ballpart</text:p>
          </table:table-cell>
          <table:table-cell table:style-name="ce6" office:value-type="string" calcext:value-type="string">
            <text:p>http://cache.lego.com/media/bricks/5/1/4610379.jpg</text:p>
          </table:table-cell>
          <table:table-cell table:style-name="ce8" table:formula="of:=IF(([.C168]+[.E168])&gt;=([.D168]+[.E16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68]+[.E168])-([.C168]+[.E168])" office:value-type="float" office:value="0" calcext:value-type="float">
            <text:p>0</text:p>
          </table:table-cell>
          <table:table-cell table:style-name="ce5"/>
          <table:table-cell table:style-name="ce16" table:formula="of:=IF(([.D168]+[.E168])&gt;=[.C16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8]-([.D168]+[.E168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610380" calcext:value-type="float">
            <text:p>4610380</text:p>
          </table:table-cell>
          <table:table-cell table:style-name="ce2" office:value-type="float" office:value="92911" calcext:value-type="float">
            <text:p>929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ower Joint</text:p>
          </table:table-cell>
          <table:table-cell table:style-name="ce6" office:value-type="string" calcext:value-type="string">
            <text:p>http://cache.lego.com/media/bricks/5/1/4610380.jpg</text:p>
          </table:table-cell>
          <table:table-cell table:style-name="ce8" table:formula="of:=IF(([.C169]+[.E169])&gt;=([.D169]+[.E16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69]+[.E169])-([.C169]+[.E169])" office:value-type="float" office:value="1" calcext:value-type="float">
            <text:p>1</text:p>
          </table:table-cell>
          <table:table-cell table:style-name="ce5"/>
          <table:table-cell table:style-name="ce16" table:formula="of:=IF(([.D169]+[.E169])&gt;=[.C16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69]-([.D169]+[.E169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611705" calcext:value-type="float">
            <text:p>4611705</text:p>
          </table:table-cell>
          <table:table-cell table:style-name="ce2" office:value-type="float" office:value="64290" calcext:value-type="float">
            <text:p>642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echnic 11M Beam</text:p>
          </table:table-cell>
          <table:table-cell table:style-name="ce6" office:value-type="string" calcext:value-type="string">
            <text:p>http://cache.lego.com/media/bricks/5/1/4611705.jpg</text:p>
          </table:table-cell>
          <table:table-cell table:style-name="ce8" table:formula="of:=IF(([.C170]+[.E170])&gt;=([.D170]+[.E170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70]+[.E170])-([.C170]+[.E170])" office:value-type="float" office:value="4" calcext:value-type="float">
            <text:p>4</text:p>
          </table:table-cell>
          <table:table-cell table:style-name="ce5"/>
          <table:table-cell table:style-name="ce16" table:formula="of:=IF(([.D170]+[.E170])&gt;=[.C17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70]-([.D170]+[.E170])" office:value-type="float" office:value="-10" calcext:value-type="float">
            <text:p>-10</text:p>
          </table:table-cell>
          <table:table-cell table:number-columns-repeated="245"/>
        </table:table-row>
        <table:table-row table:style-name="ro1">
          <table:table-cell table:style-name="ce2" office:value-type="float" office:value="4614801" calcext:value-type="float">
            <text:p>4614801</text:p>
          </table:table-cell>
          <table:table-cell table:style-name="ce2" office:value-type="float" office:value="44771" calcext:value-type="float">
            <text:p>447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ire Extra-Wide</text:p>
          </table:table-cell>
          <table:table-cell table:style-name="ce6" office:value-type="string" calcext:value-type="string">
            <text:p>http://cache.lego.com/media/bricks/5/1/4614801.jpg</text:p>
          </table:table-cell>
          <table:table-cell table:style-name="ce8" table:formula="of:=IF(([.C171]+[.E171])&gt;=([.D171]+[.E17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71]+[.E171])-([.C171]+[.E171])" office:value-type="float" office:value="0" calcext:value-type="float">
            <text:p>0</text:p>
          </table:table-cell>
          <table:table-cell table:style-name="ce5"/>
          <table:table-cell table:style-name="ce16" table:formula="of:=IF(([.D171]+[.E171])&gt;=[.C17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71]-([.D171]+[.E171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624645" calcext:value-type="float">
            <text:p>4624645</text:p>
          </table:table-cell>
          <table:table-cell table:style-name="ce2" office:value-type="float" office:value="50163" calcext:value-type="float">
            <text:p>5016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urntable Ø4.85</text:p>
          </table:table-cell>
          <table:table-cell table:style-name="ce6" office:value-type="string" calcext:value-type="string">
            <text:p>http://cache.lego.com/media/bricks/5/1/4624645.jpg</text:p>
          </table:table-cell>
          <table:table-cell table:style-name="ce8" table:formula="of:=IF(([.C172]+[.E172])&gt;=([.D172]+[.E17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72]+[.E172])-([.C172]+[.E172])" office:value-type="float" office:value="0" calcext:value-type="float">
            <text:p>0</text:p>
          </table:table-cell>
          <table:table-cell table:style-name="ce5"/>
          <table:table-cell table:style-name="ce16" table:formula="of:=IF(([.D172]+[.E172])&gt;=[.C17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72]-([.D172]+[.E172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4629920" calcext:value-type="float">
            <text:p>4629920</text:p>
          </table:table-cell>
          <table:table-cell table:style-name="ce2" office:value-type="float" office:value="32005" calcext:value-type="float">
            <text:p>320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rack Rod 6M,</text:p>
          </table:table-cell>
          <table:table-cell table:style-name="ce6" office:value-type="string" calcext:value-type="string">
            <text:p>http://cache.lego.com/media/bricks/5/1/4629920.jpg</text:p>
          </table:table-cell>
          <table:table-cell table:style-name="ce8" table:formula="of:=IF(([.C173]+[.E173])&gt;=([.D173]+[.E17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73]+[.E173])-([.C173]+[.E173])" office:value-type="float" office:value="0" calcext:value-type="float">
            <text:p>0</text:p>
          </table:table-cell>
          <table:table-cell table:style-name="ce5"/>
          <table:table-cell table:style-name="ce16" table:formula="of:=IF(([.D173]+[.E173])&gt;=[.C17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73]-([.D173]+[.E173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629921" calcext:value-type="float">
            <text:p>4629921</text:p>
          </table:table-cell>
          <table:table-cell table:style-name="ce2" office:value-type="float" office:value="32005" calcext:value-type="float">
            <text:p>3200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rack Rod 6M,</text:p>
          </table:table-cell>
          <table:table-cell table:style-name="ce6" office:value-type="string" calcext:value-type="string">
            <text:p>http://cache.lego.com/media/bricks/5/1/4629921.jpg</text:p>
          </table:table-cell>
          <table:table-cell table:style-name="ce8" table:formula="of:=IF(([.C174]+[.E174])&gt;=([.D174]+[.E17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74]+[.E174])-([.C174]+[.E174])" office:value-type="float" office:value="-2" calcext:value-type="float">
            <text:p>-2</text:p>
          </table:table-cell>
          <table:table-cell table:style-name="ce5"/>
          <table:table-cell table:style-name="ce16" table:formula="of:=IF(([.D174]+[.E174])&gt;=[.C174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74]-([.D174]+[.E174])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style-name="ce2" office:value-type="float" office:value="4630114" calcext:value-type="float">
            <text:p>4630114</text:p>
          </table:table-cell>
          <table:table-cell table:style-name="ce2" office:value-type="float" office:value="92907" calcext:value-type="float">
            <text:p>9290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ross Block/Form 2X2X2</text:p>
          </table:table-cell>
          <table:table-cell table:style-name="ce6" office:value-type="string" calcext:value-type="string">
            <text:p>http://cache.lego.com/media/bricks/5/1/4630114.jpg</text:p>
          </table:table-cell>
          <table:table-cell table:style-name="ce8" table:formula="of:=IF(([.C175]+[.E175])&gt;=([.D175]+[.E17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75]+[.E175])-([.C175]+[.E175])" office:value-type="float" office:value="-2" calcext:value-type="float">
            <text:p>-2</text:p>
          </table:table-cell>
          <table:table-cell table:style-name="ce5"/>
          <table:table-cell table:style-name="ce16" table:formula="of:=IF(([.D175]+[.E175])&gt;=[.C17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75]-([.D175]+[.E175])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style-name="ce2" office:value-type="float" office:value="4631648" calcext:value-type="float">
            <text:p>4631648</text:p>
          </table:table-cell>
          <table:table-cell table:style-name="ce2" office:value-type="float" office:value="43675" calcext:value-type="float">
            <text:p>436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orrugated Pipe 152Mm</text:p>
          </table:table-cell>
          <table:table-cell table:style-name="ce6" office:value-type="string" calcext:value-type="string">
            <text:p>http://cache.lego.com/media/bricks/5/1/4631648.jpg</text:p>
          </table:table-cell>
          <table:table-cell table:style-name="ce8" table:formula="of:=IF(([.C176]+[.E176])&gt;=([.D176]+[.E17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76]+[.E176])-([.C176]+[.E176])" office:value-type="float" office:value="0" calcext:value-type="float">
            <text:p>0</text:p>
          </table:table-cell>
          <table:table-cell table:style-name="ce5"/>
          <table:table-cell table:style-name="ce16" table:formula="of:=IF(([.D176]+[.E176])&gt;=[.C17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76]-([.D176]+[.E176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634091" calcext:value-type="float">
            <text:p>4634091</text:p>
          </table:table-cell>
          <table:table-cell table:style-name="ce2" office:value-type="float" office:value="56908" calcext:value-type="float">
            <text:p>569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im Wide 43,2X26 W 6 Hol.Ø 4.8</text:p>
          </table:table-cell>
          <table:table-cell table:style-name="ce6" office:value-type="string" calcext:value-type="string">
            <text:p>http://cache.lego.com/media/bricks/5/1/4634091.jpg</text:p>
          </table:table-cell>
          <table:table-cell table:style-name="ce8" table:formula="of:=IF(([.C177]+[.E177])&gt;=([.D177]+[.E177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77]+[.E177])-([.C177]+[.E177])" office:value-type="float" office:value="2" calcext:value-type="float">
            <text:p>2</text:p>
          </table:table-cell>
          <table:table-cell table:style-name="ce5"/>
          <table:table-cell table:style-name="ce16" table:formula="of:=IF(([.D177]+[.E177])&gt;=[.C17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77]-([.D177]+[.E177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639695" calcext:value-type="float">
            <text:p>4639695</text:p>
          </table:table-cell>
          <table:table-cell table:style-name="ce2" office:value-type="float" office:value="89201" calcext:value-type="float">
            <text:p>892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yre Low Wide Ø24 X 14</text:p>
          </table:table-cell>
          <table:table-cell table:style-name="ce6" office:value-type="string" calcext:value-type="string">
            <text:p>http://cache.lego.com/media/bricks/5/1/4639695.jpg</text:p>
          </table:table-cell>
          <table:table-cell table:style-name="ce8" table:formula="of:=IF(([.C178]+[.E178])&gt;=([.D178]+[.E17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78]+[.E178])-([.C178]+[.E178])" office:value-type="float" office:value="0" calcext:value-type="float">
            <text:p>0</text:p>
          </table:table-cell>
          <table:table-cell table:style-name="ce5"/>
          <table:table-cell table:style-name="ce16" table:formula="of:=IF(([.D178]+[.E178])&gt;=[.C17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78]-([.D178]+[.E178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640536" calcext:value-type="float">
            <text:p>4640536</text:p>
          </table:table-cell>
          <table:table-cell table:style-name="ce2" office:value-type="float" office:value="94925" calcext:value-type="float">
            <text:p>949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Gear Wheel Z16</text:p>
          </table:table-cell>
          <table:table-cell table:style-name="ce6" office:value-type="string" calcext:value-type="string">
            <text:p>http://cache.lego.com/media/bricks/5/1/4640536.jpg</text:p>
          </table:table-cell>
          <table:table-cell table:style-name="ce8" table:formula="of:=IF(([.C179]+[.E179])&gt;=([.D179]+[.E17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79]+[.E179])-([.C179]+[.E179])" office:value-type="float" office:value="4" calcext:value-type="float">
            <text:p>4</text:p>
          </table:table-cell>
          <table:table-cell table:style-name="ce5"/>
          <table:table-cell table:style-name="ce16" table:formula="of:=IF(([.D179]+[.E179])&gt;=[.C17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79]-([.D179]+[.E179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4645732" calcext:value-type="float">
            <text:p>4645732</text:p>
          </table:table-cell>
          <table:table-cell table:style-name="ce2" office:value-type="float" office:value="64289" calcext:value-type="float">
            <text:p>6428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9M Beam</text:p>
          </table:table-cell>
          <table:table-cell table:style-name="ce6" office:value-type="string" calcext:value-type="string">
            <text:p>http://cache.lego.com/media/bricks/5/1/4645732.jpg</text:p>
          </table:table-cell>
          <table:table-cell table:style-name="ce8" table:formula="of:=IF(([.C180]+[.E180])&gt;=([.D180]+[.E18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80]+[.E180])-([.C180]+[.E180])" office:value-type="float" office:value="-8" calcext:value-type="float">
            <text:p>-8</text:p>
          </table:table-cell>
          <table:table-cell table:style-name="ce5"/>
          <table:table-cell table:style-name="ce16" table:formula="of:=IF(([.D180]+[.E180])&gt;=[.C180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80]-([.D180]+[.E180])"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table:style-name="ce2" office:value-type="float" office:value="4646864" calcext:value-type="float">
            <text:p>4646864</text:p>
          </table:table-cell>
          <table:table-cell table:style-name="ce2" office:value-type="float" office:value="98138" calcext:value-type="float">
            <text:p>981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lat Tile 1X1, Round</text:p>
          </table:table-cell>
          <table:table-cell table:style-name="ce6" office:value-type="string" calcext:value-type="string">
            <text:p>http://cache.lego.com/media/bricks/5/1/4646864.jpg</text:p>
          </table:table-cell>
          <table:table-cell table:style-name="ce8" table:formula="of:=IF(([.C181]+[.E181])&gt;=([.D181]+[.E18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81]+[.E181])-([.C181]+[.E181])" office:value-type="float" office:value="0" calcext:value-type="float">
            <text:p>0</text:p>
          </table:table-cell>
          <table:table-cell table:style-name="ce5"/>
          <table:table-cell table:style-name="ce16" table:formula="of:=IF(([.D181]+[.E181])&gt;=[.C18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81]-([.D181]+[.E181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4652234" calcext:value-type="float">
            <text:p>4652234</text:p>
          </table:table-cell>
          <table:table-cell table:style-name="ce2" office:value-type="float" office:value="98989" calcext:value-type="float">
            <text:p>9898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Krydsblok 2X4</text:p>
          </table:table-cell>
          <table:table-cell table:style-name="ce6" office:value-type="string" calcext:value-type="string">
            <text:p>http://cache.lego.com/media/bricks/5/1/4652234.jpg</text:p>
          </table:table-cell>
          <table:table-cell table:style-name="ce8" table:formula="of:=IF(([.C182]+[.E182])&gt;=([.D182]+[.E18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82]+[.E182])-([.C182]+[.E182])" office:value-type="float" office:value="0" calcext:value-type="float">
            <text:p>0</text:p>
          </table:table-cell>
          <table:table-cell table:style-name="ce5"/>
          <table:table-cell table:style-name="ce16" table:formula="of:=IF(([.D182]+[.E182])&gt;=[.C18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82]-([.D182]+[.E182])"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 table:style-name="ce2" office:value-type="float" office:value="4652235" calcext:value-type="float">
            <text:p>4652235</text:p>
          </table:table-cell>
          <table:table-cell table:style-name="ce2" office:value-type="float" office:value="99009" calcext:value-type="float">
            <text:p>99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Lower Part For Turntable Z28</text:p>
          </table:table-cell>
          <table:table-cell table:style-name="ce6" office:value-type="string" calcext:value-type="string">
            <text:p>http://cache.lego.com/media/bricks/5/1/4652235.jpg</text:p>
          </table:table-cell>
          <table:table-cell table:style-name="ce8" table:formula="of:=IF(([.C183]+[.E183])&gt;=([.D183]+[.E183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83]+[.E183])-([.C183]+[.E183])" office:value-type="float" office:value="2" calcext:value-type="float">
            <text:p>2</text:p>
          </table:table-cell>
          <table:table-cell table:style-name="ce5"/>
          <table:table-cell table:style-name="ce16" table:formula="of:=IF(([.D183]+[.E183])&gt;=[.C18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83]-([.D183]+[.E183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652236" calcext:value-type="float">
            <text:p>4652236</text:p>
          </table:table-cell>
          <table:table-cell table:style-name="ce2" office:value-type="float" office:value="99010" calcext:value-type="float">
            <text:p>990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Upper Part For Turntable Z28</text:p>
          </table:table-cell>
          <table:table-cell table:style-name="ce6" office:value-type="string" calcext:value-type="string">
            <text:p>http://cache.lego.com/media/bricks/5/1/4652236.jpg</text:p>
          </table:table-cell>
          <table:table-cell table:style-name="ce8" table:formula="of:=IF(([.C184]+[.E184])&gt;=([.D184]+[.E18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84]+[.E184])-([.C184]+[.E184])" office:value-type="float" office:value="2" calcext:value-type="float">
            <text:p>2</text:p>
          </table:table-cell>
          <table:table-cell table:style-name="ce5"/>
          <table:table-cell table:style-name="ce16" table:formula="of:=IF(([.D184]+[.E184])&gt;=[.C18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84]-([.D184]+[.E184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654432" calcext:value-type="float">
            <text:p>4654432</text:p>
          </table:table-cell>
          <table:table-cell table:style-name="ce2" office:value-type="float" office:value="98585" calcext:value-type="float">
            <text:p>985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eapon Barrel</text:p>
          </table:table-cell>
          <table:table-cell table:style-name="ce6" office:value-type="string" calcext:value-type="string">
            <text:p>http://cache.lego.com/media/bricks/5/1/4654432.jpg</text:p>
          </table:table-cell>
          <table:table-cell table:style-name="ce8" table:formula="of:=IF(([.C185]+[.E185])&gt;=([.D185]+[.E18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85]+[.E185])-([.C185]+[.E185])" office:value-type="float" office:value="0" calcext:value-type="float">
            <text:p>0</text:p>
          </table:table-cell>
          <table:table-cell table:style-name="ce5"/>
          <table:table-cell table:style-name="ce16" table:formula="of:=IF(([.D185]+[.E185])&gt;=[.C18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85]-([.D185]+[.E185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4656205" calcext:value-type="float">
            <text:p>4656205</text:p>
          </table:table-cell>
          <table:table-cell table:style-name="ce2" office:value-type="float" office:value="98347" calcext:value-type="float">
            <text:p>9834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Blade W. Technic Hole 1</text:p>
          </table:table-cell>
          <table:table-cell table:style-name="ce6" office:value-type="string" calcext:value-type="string">
            <text:p>http://cache.lego.com/media/bricks/5/1/4656205.jpg</text:p>
          </table:table-cell>
          <table:table-cell table:style-name="ce8" table:formula="of:=IF(([.C186]+[.E186])&gt;=([.D186]+[.E18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86]+[.E186])-([.C186]+[.E186])" office:value-type="float" office:value="-4" calcext:value-type="float">
            <text:p>-4</text:p>
          </table:table-cell>
          <table:table-cell table:style-name="ce5"/>
          <table:table-cell table:style-name="ce16" table:formula="of:=IF(([.D186]+[.E186])&gt;=[.C186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86]-([.D186]+[.E186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4657296" calcext:value-type="float">
            <text:p>4657296</text:p>
          </table:table-cell>
          <table:table-cell table:style-name="ce2" office:value-type="float" office:value="98568" calcext:value-type="float">
            <text:p>9856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Sword</text:p>
          </table:table-cell>
          <table:table-cell table:style-name="ce6" office:value-type="string" calcext:value-type="string">
            <text:p>http://cache.lego.com/media/bricks/5/1/4657296.jpg</text:p>
          </table:table-cell>
          <table:table-cell table:style-name="ce8" table:formula="of:=IF(([.C187]+[.E187])&gt;=([.D187]+[.E18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87]+[.E187])-([.C187]+[.E187])" office:value-type="float" office:value="-6" calcext:value-type="float">
            <text:p>-6</text:p>
          </table:table-cell>
          <table:table-cell table:style-name="ce5"/>
          <table:table-cell table:style-name="ce16" table:formula="of:=IF(([.D187]+[.E187])&gt;=[.C187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87]-([.D187]+[.E187])" office:value-type="float" office:value="6" calcext:value-type="float">
            <text:p>6</text:p>
          </table:table-cell>
          <table:table-cell table:number-columns-repeated="245"/>
        </table:table-row>
        <table:table-row table:style-name="ro1">
          <table:table-cell table:style-name="ce2" office:value-type="float" office:value="4666579" calcext:value-type="float">
            <text:p>4666579</text:p>
          </table:table-cell>
          <table:table-cell table:style-name="ce2" office:value-type="float" office:value="6562" calcext:value-type="float">
            <text:p>65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onnector Peg/Cross Axle</text:p>
          </table:table-cell>
          <table:table-cell table:style-name="ce6" office:value-type="string" calcext:value-type="string">
            <text:p>http://cache.lego.com/media/bricks/5/1/4666579.jpg</text:p>
          </table:table-cell>
          <table:table-cell table:style-name="ce8" table:formula="of:=IF(([.C188]+[.E188])&gt;=([.D188]+[.E188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88]+[.E188])-([.C188]+[.E188])" office:value-type="float" office:value="8" calcext:value-type="float">
            <text:p>8</text:p>
          </table:table-cell>
          <table:table-cell table:style-name="ce5"/>
          <table:table-cell table:style-name="ce16" table:formula="of:=IF(([.D188]+[.E188])&gt;=[.C18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88]-([.D188]+[.E188])" office:value-type="float" office:value="-14" calcext:value-type="float">
            <text:p>-14</text:p>
          </table:table-cell>
          <table:table-cell table:number-columns-repeated="245"/>
        </table:table-row>
        <table:table-row table:style-name="ro1">
          <table:table-cell table:style-name="ce2" office:value-type="float" office:value="4666999" calcext:value-type="float">
            <text:p>4666999</text:p>
          </table:table-cell>
          <table:table-cell table:style-name="ce2" office:value-type="float" office:value="99008" calcext:value-type="float">
            <text:p>990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Krydsaksel M/Stop 4M</text:p>
          </table:table-cell>
          <table:table-cell table:style-name="ce6" office:value-type="string" calcext:value-type="string">
            <text:p>http://cache.lego.com/media/bricks/5/1/4666999.jpg</text:p>
          </table:table-cell>
          <table:table-cell table:style-name="ce8" table:formula="of:=IF(([.C189]+[.E189])&gt;=([.D189]+[.E18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89]+[.E189])-([.C189]+[.E189])" office:value-type="float" office:value="-3" calcext:value-type="float">
            <text:p>-3</text:p>
          </table:table-cell>
          <table:table-cell table:style-name="ce5"/>
          <table:table-cell table:style-name="ce16" table:formula="of:=IF(([.D189]+[.E189])&gt;=[.C189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189]-([.D189]+[.E189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6005331" calcext:value-type="float">
            <text:p>6005331</text:p>
          </table:table-cell>
          <table:table-cell table:style-name="ce2" office:value-type="float" office:value="10197" calcext:value-type="float">
            <text:p>1019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eam 1M W. 2 Cross Axles 90°</text:p>
          </table:table-cell>
          <table:table-cell table:style-name="ce6" office:value-type="string" calcext:value-type="string">
            <text:p>http://cache.lego.com/media/bricks/5/1/6005331.jpg</text:p>
          </table:table-cell>
          <table:table-cell table:style-name="ce8" table:formula="of:=IF(([.C190]+[.E190])&gt;=([.D190]+[.E19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90]+[.E190])-([.C190]+[.E190])" office:value-type="float" office:value="0" calcext:value-type="float">
            <text:p>0</text:p>
          </table:table-cell>
          <table:table-cell table:style-name="ce5"/>
          <table:table-cell table:style-name="ce16" table:formula="of:=IF(([.D190]+[.E190])&gt;=[.C19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0]-([.D190]+[.E190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6005755" calcext:value-type="float">
            <text:p>6005755</text:p>
          </table:table-cell>
          <table:table-cell table:style-name="ce2" office:value-type="float" office:value="10288" calcext:value-type="float">
            <text:p>1028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3 Branch Crosshole W. Hole</text:p>
          </table:table-cell>
          <table:table-cell table:style-name="ce6" office:value-type="string" calcext:value-type="string">
            <text:p>http://cache.lego.com/media/bricks/5/1/6005755.jpg</text:p>
          </table:table-cell>
          <table:table-cell table:style-name="ce8" table:formula="of:=IF(([.C191]+[.E191])&gt;=([.D191]+[.E19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91]+[.E191])-([.C191]+[.E191])" office:value-type="float" office:value="0" calcext:value-type="float">
            <text:p>0</text:p>
          </table:table-cell>
          <table:table-cell table:style-name="ce5"/>
          <table:table-cell table:style-name="ce16" table:formula="of:=IF(([.D191]+[.E191])&gt;=[.C19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1]-([.D191]+[.E191])" office:value-type="float" office:value="-5" calcext:value-type="float">
            <text:p>-5</text:p>
          </table:table-cell>
          <table:table-cell table:number-columns-repeated="245"/>
        </table:table-row>
        <table:table-row table:style-name="ro1">
          <table:table-cell table:style-name="ce2" office:value-type="float" office:value="6006140" calcext:value-type="float">
            <text:p>6006140</text:p>
          </table:table-cell>
          <table:table-cell table:style-name="ce2" office:value-type="float" office:value="74695" calcext:value-type="float">
            <text:p>746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Beam 1X2 W/Cross And Hole</text:p>
          </table:table-cell>
          <table:table-cell table:style-name="ce6" office:value-type="string" calcext:value-type="string">
            <text:p>http://cache.lego.com/media/bricks/5/1/6006140.jpg</text:p>
          </table:table-cell>
          <table:table-cell table:style-name="ce8" table:formula="of:=IF(([.C192]+[.E192])&gt;=([.D192]+[.E19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92]+[.E192])-([.C192]+[.E192])" office:value-type="float" office:value="-6" calcext:value-type="float">
            <text:p>-6</text:p>
          </table:table-cell>
          <table:table-cell table:style-name="ce5"/>
          <table:table-cell table:style-name="ce16" table:formula="of:=IF(([.D192]+[.E192])&gt;=[.C19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2]-([.D192]+[.E192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07973" calcext:value-type="float">
            <text:p>6007973</text:p>
          </table:table-cell>
          <table:table-cell table:style-name="ce2" office:value-type="float" office:value="32523" calcext:value-type="float">
            <text:p>325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3M Beam</text:p>
          </table:table-cell>
          <table:table-cell table:style-name="ce6" office:value-type="string" calcext:value-type="string">
            <text:p>http://cache.lego.com/media/bricks/5/1/6007973.jpg</text:p>
          </table:table-cell>
          <table:table-cell table:style-name="ce8" table:formula="of:=IF(([.C193]+[.E193])&gt;=([.D193]+[.E193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93]+[.E193])-([.C193]+[.E193])" office:value-type="float" office:value="4" calcext:value-type="float">
            <text:p>4</text:p>
          </table:table-cell>
          <table:table-cell table:style-name="ce5"/>
          <table:table-cell table:style-name="ce16" table:formula="of:=IF(([.D193]+[.E193])&gt;=[.C19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3]-([.D193]+[.E193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6008472" calcext:value-type="float">
            <text:p>6008472</text:p>
          </table:table-cell>
          <table:table-cell table:style-name="ce2" office:value-type="float" office:value="95648" calcext:value-type="float">
            <text:p>956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, Ev3, Touch Sensor</text:p>
          </table:table-cell>
          <table:table-cell table:style-name="ce6" office:value-type="string" calcext:value-type="string">
            <text:p>http://cache.lego.com/media/bricks/5/1/6008472.jpg</text:p>
          </table:table-cell>
          <table:table-cell table:style-name="ce8" table:formula="of:=IF(([.C194]+[.E194])&gt;=([.D194]+[.E19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94]+[.E194])-([.C194]+[.E194])" office:value-type="float" office:value="1" calcext:value-type="float">
            <text:p>1</text:p>
          </table:table-cell>
          <table:table-cell table:style-name="ce5"/>
          <table:table-cell table:style-name="ce16" table:formula="of:=IF(([.D194]+[.E194])&gt;=[.C19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4]-([.D194]+[.E194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6008527" calcext:value-type="float">
            <text:p>6008527</text:p>
          </table:table-cell>
          <table:table-cell table:style-name="ce2" office:value-type="float" office:value="44809" calcext:value-type="float">
            <text:p>448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Hto <text:s/>V Beam 90 Degr.</text:p>
          </table:table-cell>
          <table:table-cell table:style-name="ce6" office:value-type="string" calcext:value-type="string">
            <text:p>http://cache.lego.com/media/bricks/5/1/6008527.jpg</text:p>
          </table:table-cell>
          <table:table-cell table:style-name="ce8" table:formula="of:=IF(([.C195]+[.E195])&gt;=([.D195]+[.E195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95]+[.E195])-([.C195]+[.E195])" office:value-type="float" office:value="2" calcext:value-type="float">
            <text:p>2</text:p>
          </table:table-cell>
          <table:table-cell table:style-name="ce5"/>
          <table:table-cell table:style-name="ce16" table:formula="of:=IF(([.D195]+[.E195])&gt;=[.C19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5]-([.D195]+[.E195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6008577" calcext:value-type="float">
            <text:p>6008577</text:p>
          </table:table-cell>
          <table:table-cell table:style-name="ce2" office:value-type="float" office:value="99455" calcext:value-type="float">
            <text:p>9945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-Ev3, Medium Motor</text:p>
          </table:table-cell>
          <table:table-cell table:style-name="ce6" office:value-type="string" calcext:value-type="string">
            <text:p>http://cache.lego.com/media/bricks/5/1/6008577.jpg</text:p>
          </table:table-cell>
          <table:table-cell table:style-name="ce8" table:formula="of:=IF(([.C196]+[.E196])&gt;=([.D196]+[.E19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96]+[.E196])-([.C196]+[.E196])" office:value-type="float" office:value="0" calcext:value-type="float">
            <text:p>0</text:p>
          </table:table-cell>
          <table:table-cell table:style-name="ce5"/>
          <table:table-cell table:style-name="ce16" table:formula="of:=IF(([.D196]+[.E196])&gt;=[.C19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6]-([.D196]+[.E196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08916" calcext:value-type="float">
            <text:p>6008916</text:p>
          </table:table-cell>
          <table:table-cell table:style-name="ce2" office:value-type="float" office:value="99380" calcext:value-type="float">
            <text:p>993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, Ev3, Gyro Sensor</text:p>
          </table:table-cell>
          <table:table-cell table:style-name="ce6" office:value-type="string" calcext:value-type="string">
            <text:p>http://cache.lego.com/media/bricks/5/1/6008916.jpg</text:p>
          </table:table-cell>
          <table:table-cell table:style-name="ce8" table:formula="of:=IF(([.C197]+[.E197])&gt;=([.D197]+[.E197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97]+[.E197])-([.C197]+[.E197])" office:value-type="float" office:value="1" calcext:value-type="float">
            <text:p>1</text:p>
          </table:table-cell>
          <table:table-cell table:style-name="ce5"/>
          <table:table-cell table:style-name="ce16" table:formula="of:=IF(([.D197]+[.E197])&gt;=[.C19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7]-([.D197]+[.E197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6008919" calcext:value-type="float">
            <text:p>6008919</text:p>
          </table:table-cell>
          <table:table-cell table:style-name="ce2" office:value-type="float" office:value="95650" calcext:value-type="float">
            <text:p>9565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, Ev3, Sensor, Colour</text:p>
          </table:table-cell>
          <table:table-cell table:style-name="ce6" office:value-type="string" calcext:value-type="string">
            <text:p>http://cache.lego.com/media/bricks/5/1/6008919.jpg</text:p>
          </table:table-cell>
          <table:table-cell table:style-name="ce8" table:formula="of:=IF(([.C198]+[.E198])&gt;=([.D198]+[.E19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198]+[.E198])-([.C198]+[.E198])" office:value-type="float" office:value="0" calcext:value-type="float">
            <text:p>0</text:p>
          </table:table-cell>
          <table:table-cell table:style-name="ce5"/>
          <table:table-cell table:style-name="ce16" table:formula="of:=IF(([.D198]+[.E198])&gt;=[.C19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8]-([.D198]+[.E198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09019" calcext:value-type="float">
            <text:p>6009019</text:p>
          </table:table-cell>
          <table:table-cell table:style-name="ce2" office:value-type="float" office:value="99773" calcext:value-type="float">
            <text:p>997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riangel</text:p>
          </table:table-cell>
          <table:table-cell table:style-name="ce6" office:value-type="string" calcext:value-type="string">
            <text:p>http://cache.lego.com/media/bricks/5/1/6009019.jpg</text:p>
          </table:table-cell>
          <table:table-cell table:style-name="ce8" table:formula="of:=IF(([.C199]+[.E199])&gt;=([.D199]+[.E19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199]+[.E199])-([.C199]+[.E199])" office:value-type="float" office:value="4" calcext:value-type="float">
            <text:p>4</text:p>
          </table:table-cell>
          <table:table-cell table:style-name="ce5"/>
          <table:table-cell table:style-name="ce16" table:formula="of:=IF(([.D199]+[.E199])&gt;=[.C19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199]-([.D199]+[.E199])" office:value-type="float" office:value="-9" calcext:value-type="float">
            <text:p>-9</text:p>
          </table:table-cell>
          <table:table-cell table:number-columns-repeated="245"/>
        </table:table-row>
        <table:table-row table:style-name="ro1">
          <table:table-cell table:style-name="ce2" office:value-type="float" office:value="6009430" calcext:value-type="float">
            <text:p>6009430</text:p>
          </table:table-cell>
          <table:table-cell table:style-name="ce2" office:value-type="float" office:value="95658" calcext:value-type="float">
            <text:p>9565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-Ev3, Large Motor</text:p>
          </table:table-cell>
          <table:table-cell table:style-name="ce6" office:value-type="string" calcext:value-type="string">
            <text:p>http://cache.lego.com/media/bricks/5/1/6009430.jpg</text:p>
          </table:table-cell>
          <table:table-cell table:style-name="ce8" table:formula="of:=IF(([.C200]+[.E200])&gt;=([.D200]+[.E20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00]+[.E200])-([.C200]+[.E200])" office:value-type="float" office:value="0" calcext:value-type="float">
            <text:p>0</text:p>
          </table:table-cell>
          <table:table-cell table:style-name="ce5"/>
          <table:table-cell table:style-name="ce16" table:formula="of:=IF(([.D200]+[.E200])&gt;=[.C20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00]-([.D200]+[.E200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09811" calcext:value-type="float">
            <text:p>6009811</text:p>
          </table:table-cell>
          <table:table-cell table:style-name="ce2" office:value-type="float" office:value="95654" calcext:value-type="float">
            <text:p>9565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-Ev3, Ir Sensor</text:p>
          </table:table-cell>
          <table:table-cell table:style-name="ce6" office:value-type="string" calcext:value-type="string">
            <text:p>http://cache.lego.com/media/bricks/5/1/6009811.jpg</text:p>
          </table:table-cell>
          <table:table-cell table:style-name="ce8" table:formula="of:=IF(([.C201]+[.E201])&gt;=([.D201]+[.E20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01]+[.E201])-([.C201]+[.E201])" office:value-type="float" office:value="-1" calcext:value-type="float">
            <text:p>-1</text:p>
          </table:table-cell>
          <table:table-cell table:style-name="ce5"/>
          <table:table-cell table:style-name="ce16" table:formula="of:=IF(([.D201]+[.E201])&gt;=[.C201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01]-([.D201]+[.E201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6009996" calcext:value-type="float">
            <text:p>6009996</text:p>
          </table:table-cell>
          <table:table-cell table:style-name="ce2" office:value-type="float" office:value="95646" calcext:value-type="float">
            <text:p>9564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-Ev3, P-Brick</text:p>
          </table:table-cell>
          <table:table-cell table:style-name="ce6" office:value-type="string" calcext:value-type="string">
            <text:p>http://cache.lego.com/media/bricks/5/1/6009996.jpg</text:p>
          </table:table-cell>
          <table:table-cell table:style-name="ce8" table:formula="of:=IF(([.C202]+[.E202])&gt;=([.D202]+[.E20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02]+[.E202])-([.C202]+[.E202])" office:value-type="float" office:value="0" calcext:value-type="float">
            <text:p>0</text:p>
          </table:table-cell>
          <table:table-cell table:style-name="ce5"/>
          <table:table-cell table:style-name="ce16" table:formula="of:=IF(([.D202]+[.E202])&gt;=[.C20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02]-([.D202]+[.E202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12451" calcext:value-type="float">
            <text:p>6012451</text:p>
          </table:table-cell>
          <table:table-cell table:style-name="ce2" office:value-type="float" office:value="10928" calcext:value-type="float">
            <text:p>109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Gear Wheel T=8, M=1</text:p>
          </table:table-cell>
          <table:table-cell table:style-name="ce6" office:value-type="string" calcext:value-type="string">
            <text:p>http://cache.lego.com/media/bricks/5/1/6012451.jpg</text:p>
          </table:table-cell>
          <table:table-cell table:style-name="ce8" table:formula="of:=IF(([.C203]+[.E203])&gt;=([.D203]+[.E203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03]+[.E203])-([.C203]+[.E203])" office:value-type="float" office:value="4" calcext:value-type="float">
            <text:p>4</text:p>
          </table:table-cell>
          <table:table-cell table:style-name="ce5"/>
          <table:table-cell table:style-name="ce16" table:formula="of:=IF(([.D203]+[.E203])&gt;=[.C20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03]-([.D203]+[.E203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6012820" calcext:value-type="float">
            <text:p>6012820</text:p>
          </table:table-cell>
          <table:table-cell table:style-name="ce2" office:value-type="float" office:value="95656" calcext:value-type="float">
            <text:p>956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echargeable Battery</text:p>
          </table:table-cell>
          <table:table-cell table:style-name="ce6" office:value-type="string" calcext:value-type="string">
            <text:p>http://cache.lego.com/media/bricks/5/1/6012820.jpg</text:p>
          </table:table-cell>
          <table:table-cell table:style-name="ce8" table:formula="of:=IF(([.C204]+[.E204])&gt;=([.D204]+[.E20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04]+[.E204])-([.C204]+[.E204])" office:value-type="float" office:value="1" calcext:value-type="float">
            <text:p>1</text:p>
          </table:table-cell>
          <table:table-cell table:style-name="ce5"/>
          <table:table-cell table:style-name="ce16" table:formula="of:=IF(([.D204]+[.E204])&gt;=[.C20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04]-([.D204]+[.E204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6013936" calcext:value-type="float">
            <text:p>6013936</text:p>
          </table:table-cell>
          <table:table-cell table:style-name="ce2" office:value-type="float" office:value="32068" calcext:value-type="float">
            <text:p>3206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echnic Steering-Gear 3M</text:p>
          </table:table-cell>
          <table:table-cell table:style-name="ce6" office:value-type="string" calcext:value-type="string">
            <text:p>http://cache.lego.com/media/bricks/5/1/6013936.jpg</text:p>
          </table:table-cell>
          <table:table-cell table:style-name="ce8" table:formula="of:=IF(([.C205]+[.E205])&gt;=([.D205]+[.E20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05]+[.E205])-([.C205]+[.E205])" office:value-type="float" office:value="-4" calcext:value-type="float">
            <text:p>-4</text:p>
          </table:table-cell>
          <table:table-cell table:style-name="ce5"/>
          <table:table-cell table:style-name="ce16" table:formula="of:=IF(([.D205]+[.E205])&gt;=[.C205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05]-([.D205]+[.E205])"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table:style-name="ce2" office:value-type="float" office:value="6013938" calcext:value-type="float">
            <text:p>6013938</text:p>
          </table:table-cell>
          <table:table-cell table:style-name="ce2" office:value-type="float" office:value="32002" calcext:value-type="float">
            <text:p>320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1 1/2 M Connecting Bush</text:p>
          </table:table-cell>
          <table:table-cell table:style-name="ce6" office:value-type="string" calcext:value-type="string">
            <text:p>http://cache.lego.com/media/bricks/5/1/6013938.jpg</text:p>
          </table:table-cell>
          <table:table-cell table:style-name="ce8" table:formula="of:=IF(([.C206]+[.E206])&gt;=([.D206]+[.E20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06]+[.E206])-([.C206]+[.E206])" office:value-type="float" office:value="0" calcext:value-type="float">
            <text:p>0</text:p>
          </table:table-cell>
          <table:table-cell table:style-name="ce5"/>
          <table:table-cell table:style-name="ce16" table:formula="of:=IF(([.D206]+[.E206])&gt;=[.C20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06]-([.D206]+[.E206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6014051" calcext:value-type="float">
            <text:p>6014051</text:p>
          </table:table-cell>
          <table:table-cell table:style-name="ce2" office:value-type="float" office:value="72156" calcext:value-type="float">
            <text:p>7215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-Ev3, Ir Beacon</text:p>
          </table:table-cell>
          <table:table-cell table:style-name="ce6" office:value-type="string" calcext:value-type="string">
            <text:p>http://cache.lego.com/media/bricks/5/1/6014051.jpg</text:p>
          </table:table-cell>
          <table:table-cell table:style-name="ce8" table:formula="of:=IF(([.C207]+[.E207])&gt;=([.D207]+[.E20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07]+[.E207])-([.C207]+[.E207])" office:value-type="float" office:value="-1" calcext:value-type="float">
            <text:p>-1</text:p>
          </table:table-cell>
          <table:table-cell table:style-name="ce5"/>
          <table:table-cell table:style-name="ce16" table:formula="of:=IF(([.D207]+[.E207])&gt;=[.C207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07]-([.D207]+[.E207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6014648" calcext:value-type="float">
            <text:p>6014648</text:p>
          </table:table-cell>
          <table:table-cell table:style-name="ce2" office:value-type="float" office:value="88323" calcext:value-type="float">
            <text:p>883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rack Element, 5X1,5</text:p>
          </table:table-cell>
          <table:table-cell table:style-name="ce6" office:value-type="string" calcext:value-type="string">
            <text:p>http://cache.lego.com/media/bricks/5/1/6014648.jpg</text:p>
          </table:table-cell>
          <table:table-cell table:style-name="ce8" table:formula="of:=IF(([.C208]+[.E208])&gt;=([.D208]+[.E208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08]+[.E208])-([.C208]+[.E208])" office:value-type="float" office:value="54" calcext:value-type="float">
            <text:p>54</text:p>
          </table:table-cell>
          <table:table-cell table:style-name="ce5"/>
          <table:table-cell table:style-name="ce16" table:formula="of:=IF(([.D208]+[.E208])&gt;=[.C20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08]-([.D208]+[.E208])" office:value-type="float" office:value="-59" calcext:value-type="float">
            <text:p>-59</text:p>
          </table:table-cell>
          <table:table-cell table:number-columns-repeated="245"/>
        </table:table-row>
        <table:table-row table:style-name="ro1">
          <table:table-cell table:style-name="ce2" office:value-type="float" office:value="6015596" calcext:value-type="float">
            <text:p>6015596</text:p>
          </table:table-cell>
          <table:table-cell table:style-name="ce2" office:value-type="float" office:value="61070" calcext:value-type="float">
            <text:p>6107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ight Screen Ø 4.85 4X7X4</text:p>
          </table:table-cell>
          <table:table-cell table:style-name="ce6" office:value-type="string" calcext:value-type="string">
            <text:p>http://cache.lego.com/media/bricks/5/1/6015596.jpg</text:p>
          </table:table-cell>
          <table:table-cell table:style-name="ce8" table:formula="of:=IF(([.C209]+[.E209])&gt;=([.D209]+[.E20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09]+[.E209])-([.C209]+[.E209])" office:value-type="float" office:value="-1" calcext:value-type="float">
            <text:p>-1</text:p>
          </table:table-cell>
          <table:table-cell table:style-name="ce5"/>
          <table:table-cell table:style-name="ce16" table:formula="of:=IF(([.D209]+[.E209])&gt;=[.C209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09]-([.D209]+[.E209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6015597" calcext:value-type="float">
            <text:p>6015597</text:p>
          </table:table-cell>
          <table:table-cell table:style-name="ce2" office:value-type="float" office:value="61071" calcext:value-type="float">
            <text:p>6107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Left Screen Ø 4.85 4X7X4</text:p>
          </table:table-cell>
          <table:table-cell table:style-name="ce6" office:value-type="string" calcext:value-type="string">
            <text:p>http://cache.lego.com/media/bricks/5/1/6015597.jpg</text:p>
          </table:table-cell>
          <table:table-cell table:style-name="ce8" table:formula="of:=IF(([.C210]+[.E210])&gt;=([.D210]+[.E21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0]+[.E210])-([.C210]+[.E210])" office:value-type="float" office:value="-1" calcext:value-type="float">
            <text:p>-1</text:p>
          </table:table-cell>
          <table:table-cell table:style-name="ce5"/>
          <table:table-cell table:style-name="ce16" table:formula="of:=IF(([.D210]+[.E210])&gt;=[.C210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10]-([.D210]+[.E210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6022750" calcext:value-type="float">
            <text:p>6022750</text:p>
          </table:table-cell>
          <table:table-cell table:style-name="ce2" office:value-type="float" office:value="11946" calcext:value-type="float">
            <text:p>119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ight Panel 2X5 (N0 21)</text:p>
          </table:table-cell>
          <table:table-cell table:style-name="ce6" office:value-type="string" calcext:value-type="string">
            <text:p>http://cache.lego.com/media/bricks/5/1/6022750.jpg</text:p>
          </table:table-cell>
          <table:table-cell table:style-name="ce8" table:formula="of:=IF(([.C211]+[.E211])&gt;=([.D211]+[.E21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1]+[.E211])-([.C211]+[.E211])" office:value-type="float" office:value="0" calcext:value-type="float">
            <text:p>0</text:p>
          </table:table-cell>
          <table:table-cell table:style-name="ce5"/>
          <table:table-cell table:style-name="ce16" table:formula="of:=IF(([.D211]+[.E211])&gt;=[.C21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11]-([.D211]+[.E211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6022752" calcext:value-type="float">
            <text:p>6022752</text:p>
          </table:table-cell>
          <table:table-cell table:style-name="ce2" office:value-type="float" office:value="11947" calcext:value-type="float">
            <text:p>119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Left Panel 2X5 (Nr 22)</text:p>
          </table:table-cell>
          <table:table-cell table:style-name="ce6" office:value-type="string" calcext:value-type="string">
            <text:p>http://cache.lego.com/media/bricks/5/1/6022752.jpg</text:p>
          </table:table-cell>
          <table:table-cell table:style-name="ce8" table:formula="of:=IF(([.C212]+[.E212])&gt;=([.D212]+[.E21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2]+[.E212])-([.C212]+[.E212])" office:value-type="float" office:value="0" calcext:value-type="float">
            <text:p>0</text:p>
          </table:table-cell>
          <table:table-cell table:style-name="ce5"/>
          <table:table-cell table:style-name="ce16" table:formula="of:=IF(([.D212]+[.E212])&gt;=[.C21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12]-([.D212]+[.E212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6024106" calcext:value-type="float">
            <text:p>6024106</text:p>
          </table:table-cell>
          <table:table-cell table:style-name="ce2" office:value-type="float" office:value="54271" calcext:value-type="float">
            <text:p>5427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Shooter</text:p>
          </table:table-cell>
          <table:table-cell table:style-name="ce6" office:value-type="string" calcext:value-type="string">
            <text:p>http://cache.lego.com/media/bricks/5/1/6024106.jpg</text:p>
          </table:table-cell>
          <table:table-cell table:style-name="ce8" table:formula="of:=IF(([.C213]+[.E213])&gt;=([.D213]+[.E21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3]+[.E213])-([.C213]+[.E213])" office:value-type="float" office:value="-1" calcext:value-type="float">
            <text:p>-1</text:p>
          </table:table-cell>
          <table:table-cell table:style-name="ce5"/>
          <table:table-cell table:style-name="ce16" table:formula="of:=IF(([.D213]+[.E213])&gt;=[.C213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13]-([.D213]+[.E213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6024109" calcext:value-type="float">
            <text:p>6024109</text:p>
          </table:table-cell>
          <table:table-cell table:style-name="ce2" office:value-type="float" office:value="53550" calcext:value-type="float">
            <text:p>535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agasine For Balls Ø16.5</text:p>
          </table:table-cell>
          <table:table-cell table:style-name="ce6" office:value-type="string" calcext:value-type="string">
            <text:p>http://cache.lego.com/media/bricks/5/1/6024109.jpg</text:p>
          </table:table-cell>
          <table:table-cell table:style-name="ce8" table:formula="of:=IF(([.C214]+[.E214])&gt;=([.D214]+[.E21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4]+[.E214])-([.C214]+[.E214])" office:value-type="float" office:value="-1" calcext:value-type="float">
            <text:p>-1</text:p>
          </table:table-cell>
          <table:table-cell table:style-name="ce5"/>
          <table:table-cell table:style-name="ce16" table:formula="of:=IF(([.D214]+[.E214])&gt;=[.C214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14]-([.D214]+[.E214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6024581" calcext:value-type="float">
            <text:p>6024581</text:p>
          </table:table-cell>
          <table:table-cell table:style-name="ce2" office:value-type="float" office:value="11145" calcext:value-type="float">
            <text:p>1114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able 250 Mm</text:p>
          </table:table-cell>
          <table:table-cell table:style-name="ce6" office:value-type="string" calcext:value-type="string">
            <text:p>http://cache.lego.com/media/bricks/4/1/6024581.jpg</text:p>
          </table:table-cell>
          <table:table-cell table:style-name="ce8" table:formula="of:=IF(([.C215]+[.E215])&gt;=([.D215]+[.E21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5]+[.E215])-([.C215]+[.E215])" office:value-type="float" office:value="0" calcext:value-type="float">
            <text:p>0</text:p>
          </table:table-cell>
          <table:table-cell table:style-name="ce5"/>
          <table:table-cell table:style-name="ce16" table:formula="of:=IF(([.D215]+[.E215])&gt;=[.C21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15]-([.D215]+[.E215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24583" calcext:value-type="float">
            <text:p>6024583</text:p>
          </table:table-cell>
          <table:table-cell table:style-name="ce2" office:value-type="float" office:value="11146" calcext:value-type="float">
            <text:p>1114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able 350 Mm</text:p>
          </table:table-cell>
          <table:table-cell table:style-name="ce6" office:value-type="string" calcext:value-type="string">
            <text:p>http://cache.lego.com/media/bricks/4/1/6024583.jpg</text:p>
          </table:table-cell>
          <table:table-cell table:style-name="ce8" table:formula="of:=IF(([.C216]+[.E216])&gt;=([.D216]+[.E21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6]+[.E216])-([.C216]+[.E216])" office:value-type="float" office:value="0" calcext:value-type="float">
            <text:p>0</text:p>
          </table:table-cell>
          <table:table-cell table:style-name="ce5"/>
          <table:table-cell table:style-name="ce16" table:formula="of:=IF(([.D216]+[.E216])&gt;=[.C21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16]-([.D216]+[.E216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24585" calcext:value-type="float">
            <text:p>6024585</text:p>
          </table:table-cell>
          <table:table-cell table:style-name="ce2" office:value-type="float" office:value="11147" calcext:value-type="float">
            <text:p>1114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able 500 Mm</text:p>
          </table:table-cell>
          <table:table-cell table:style-name="ce6" office:value-type="string" calcext:value-type="string">
            <text:p>http://cache.lego.com/media/bricks/4/1/6024585.jpg</text:p>
          </table:table-cell>
          <table:table-cell table:style-name="ce8" table:formula="of:=IF(([.C217]+[.E217])&gt;=([.D217]+[.E21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7]+[.E217])-([.C217]+[.E217])" office:value-type="float" office:value="0" calcext:value-type="float">
            <text:p>0</text:p>
          </table:table-cell>
          <table:table-cell table:style-name="ce5"/>
          <table:table-cell table:style-name="ce16" table:formula="of:=IF(([.D217]+[.E217])&gt;=[.C21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17]-([.D217]+[.E217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27626" calcext:value-type="float">
            <text:p>6027626</text:p>
          </table:table-cell>
          <table:table-cell table:style-name="ce2" office:value-type="float" office:value="98578" calcext:value-type="float">
            <text:p>985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Half Spike Ball</text:p>
          </table:table-cell>
          <table:table-cell table:style-name="ce6" office:value-type="string" calcext:value-type="string">
            <text:p>http://cache.lego.com/media/bricks/5/1/6027626.jpg</text:p>
          </table:table-cell>
          <table:table-cell table:style-name="ce8" table:formula="of:=IF(([.C218]+[.E218])&gt;=([.D218]+[.E21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18]+[.E218])-([.C218]+[.E218])" office:value-type="float" office:value="0" calcext:value-type="float">
            <text:p>0</text:p>
          </table:table-cell>
          <table:table-cell table:style-name="ce5"/>
          <table:table-cell table:style-name="ce16" table:formula="of:=IF(([.D218]+[.E218])&gt;=[.C21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18]-([.D218]+[.E218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6028041" calcext:value-type="float">
            <text:p>6028041</text:p>
          </table:table-cell>
          <table:table-cell table:style-name="ce2" office:value-type="float" office:value="2815" calcext:value-type="float">
            <text:p>28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yre For Wedge-Belt Wheel</text:p>
          </table:table-cell>
          <table:table-cell table:style-name="ce6" office:value-type="string" calcext:value-type="string">
            <text:p>http://cache.lego.com/media/bricks/5/1/6028041.jpg</text:p>
          </table:table-cell>
          <table:table-cell table:style-name="ce8" table:formula="of:=IF(([.C219]+[.E219])&gt;=([.D219]+[.E219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19]+[.E219])-([.C219]+[.E219])" office:value-type="float" office:value="1" calcext:value-type="float">
            <text:p>1</text:p>
          </table:table-cell>
          <table:table-cell table:style-name="ce5"/>
          <table:table-cell table:style-name="ce16" table:formula="of:=IF(([.D219]+[.E219])&gt;=[.C21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19]-([.D219]+[.E219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6030286" calcext:value-type="float">
            <text:p>6030286</text:p>
          </table:table-cell>
          <table:table-cell table:style-name="ce2" office:value-type="float" office:value="11478" calcext:value-type="float">
            <text:p>114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Lever 5M</text:p>
          </table:table-cell>
          <table:table-cell table:style-name="ce6" office:value-type="string" calcext:value-type="string">
            <text:p>http://cache.lego.com/media/bricks/5/1/6030286.jpg</text:p>
          </table:table-cell>
          <table:table-cell table:style-name="ce8" table:formula="of:=IF(([.C220]+[.E220])&gt;=([.D220]+[.E22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0]+[.E220])-([.C220]+[.E220])" office:value-type="float" office:value="0" calcext:value-type="float">
            <text:p>0</text:p>
          </table:table-cell>
          <table:table-cell table:style-name="ce5"/>
          <table:table-cell table:style-name="ce16" table:formula="of:=IF(([.D220]+[.E220])&gt;=[.C22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0]-([.D220]+[.E220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6031821" calcext:value-type="float">
            <text:p>6031821</text:p>
          </table:table-cell>
          <table:table-cell table:style-name="ce2" office:value-type="float" office:value="13670" calcext:value-type="float">
            <text:p>136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Crossaxle 3M With Knob</text:p>
          </table:table-cell>
          <table:table-cell table:style-name="ce6" office:value-type="string" calcext:value-type="string">
            <text:p>http://cache.lego.com/media/bricks/5/1/6031821.jpg</text:p>
          </table:table-cell>
          <table:table-cell table:style-name="ce8" table:formula="of:=IF(([.C221]+[.E221])&gt;=([.D221]+[.E221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1]+[.E221])-([.C221]+[.E221])" office:value-type="float" office:value="-2" calcext:value-type="float">
            <text:p>-2</text:p>
          </table:table-cell>
          <table:table-cell table:style-name="ce5"/>
          <table:table-cell table:style-name="ce16" table:formula="of:=IF(([.D221]+[.E221])&gt;=[.C22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1]-([.D221]+[.E221])" office:value-type="float" office:value="-14" calcext:value-type="float">
            <text:p>-14</text:p>
          </table:table-cell>
          <table:table-cell table:number-columns-repeated="245"/>
        </table:table-row>
        <table:table-row table:style-name="ro1">
          <table:table-cell table:style-name="ce2" office:value-type="float" office:value="6031916" calcext:value-type="float">
            <text:p>6031916</text:p>
          </table:table-cell>
          <table:table-cell table:style-name="ce2" office:value-type="float" office:value="11954" calcext:value-type="float">
            <text:p>119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Bowed Panel 3X11X2 Ø4,85 (X19)</text:p>
          </table:table-cell>
          <table:table-cell table:style-name="ce6" office:value-type="string" calcext:value-type="string">
            <text:p>http://cache.lego.com/media/bricks/5/1/6031916.jpg</text:p>
          </table:table-cell>
          <table:table-cell table:style-name="ce8" table:formula="of:=IF(([.C222]+[.E222])&gt;=([.D222]+[.E222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2]+[.E222])-([.C222]+[.E222])" office:value-type="float" office:value="0" calcext:value-type="float">
            <text:p>0</text:p>
          </table:table-cell>
          <table:table-cell table:style-name="ce5"/>
          <table:table-cell table:style-name="ce16" table:formula="of:=IF(([.D222]+[.E222])&gt;=[.C22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2]-([.D222]+[.E222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6031962" calcext:value-type="float">
            <text:p>6031962</text:p>
          </table:table-cell>
          <table:table-cell table:style-name="ce2" office:value-type="float" office:value="32198" calcext:value-type="float">
            <text:p>321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evel Gear Z20</text:p>
          </table:table-cell>
          <table:table-cell table:style-name="ce6" office:value-type="string" calcext:value-type="string">
            <text:p>http://cache.lego.com/media/bricks/5/1/6031962.jpg</text:p>
          </table:table-cell>
          <table:table-cell table:style-name="ce8" table:formula="of:=IF(([.C223]+[.E223])&gt;=([.D223]+[.E22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3]+[.E223])-([.C223]+[.E223])" office:value-type="float" office:value="-1" calcext:value-type="float">
            <text:p>-1</text:p>
          </table:table-cell>
          <table:table-cell table:style-name="ce5"/>
          <table:table-cell table:style-name="ce16" table:formula="of:=IF(([.D223]+[.E223])&gt;=[.C22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3]-([.D223]+[.E223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35364" calcext:value-type="float">
            <text:p>6035364</text:p>
          </table:table-cell>
          <table:table-cell table:style-name="ce2" office:value-type="float" office:value="41897" calcext:value-type="float">
            <text:p>4189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Tyre Low Wide Ø56 X 28</text:p>
          </table:table-cell>
          <table:table-cell table:style-name="ce6" office:value-type="string" calcext:value-type="string">
            <text:p>http://cache.lego.com/media/bricks/5/1/6035364.jpg</text:p>
          </table:table-cell>
          <table:table-cell table:style-name="ce8" table:formula="of:=IF(([.C224]+[.E224])&gt;=([.D224]+[.E224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24]+[.E224])-([.C224]+[.E224])" office:value-type="float" office:value="2" calcext:value-type="float">
            <text:p>2</text:p>
          </table:table-cell>
          <table:table-cell table:style-name="ce5"/>
          <table:table-cell table:style-name="ce16" table:formula="of:=IF(([.D224]+[.E224])&gt;=[.C224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4]-([.D224]+[.E224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6036424" calcext:value-type="float">
            <text:p>6036424</text:p>
          </table:table-cell>
          <table:table-cell table:style-name="ce2" office:value-type="float" office:value="14149" calcext:value-type="float">
            <text:p>141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Rubber Attachment For Track Element</text:p>
          </table:table-cell>
          <table:table-cell table:style-name="ce6" office:value-type="string" calcext:value-type="string">
            <text:p>http://cache.lego.com/media/bricks/5/1/6036424.jpg</text:p>
          </table:table-cell>
          <table:table-cell table:style-name="ce8" table:formula="of:=IF(([.C225]+[.E225])&gt;=([.D225]+[.E22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5]+[.E225])-([.C225]+[.E225])" office:value-type="float" office:value="0" calcext:value-type="float">
            <text:p>0</text:p>
          </table:table-cell>
          <table:table-cell table:style-name="ce5"/>
          <table:table-cell table:style-name="ce16" table:formula="of:=IF(([.D225]+[.E225])&gt;=[.C22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5]-([.D225]+[.E225])" office:value-type="float" office:value="-28" calcext:value-type="float">
            <text:p>-28</text:p>
          </table:table-cell>
          <table:table-cell table:number-columns-repeated="245"/>
        </table:table-row>
        <table:table-row table:style-name="ro1">
          <table:table-cell table:style-name="ce2" office:value-type="float" office:value="6036901" calcext:value-type="float">
            <text:p>6036901</text:p>
          </table:table-cell>
          <table:table-cell table:style-name="ce2" office:value-type="float" office:value="10916" calcext:value-type="float">
            <text:p>109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USB Cable</text:p>
          </table:table-cell>
          <table:table-cell table:style-name="ce6" office:value-type="string" calcext:value-type="string">
            <text:p>http://cache.lego.com/media/bricks/4/1/6036901.jpg</text:p>
          </table:table-cell>
          <table:table-cell table:style-name="ce8" table:formula="of:=IF(([.C226]+[.E226])&gt;=([.D226]+[.E226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6]+[.E226])-([.C226]+[.E226])" office:value-type="float" office:value="0" calcext:value-type="float">
            <text:p>0</text:p>
          </table:table-cell>
          <table:table-cell table:style-name="ce5"/>
          <table:table-cell table:style-name="ce16" table:formula="of:=IF(([.D226]+[.E226])&gt;=[.C22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6]-([.D226]+[.E226]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2" office:value-type="float" office:value="6044636" calcext:value-type="float">
            <text:p>6044636</text:p>
          </table:table-cell>
          <table:table-cell table:style-name="ce2" office:value-type="float" office:value="14925" calcext:value-type="float">
            <text:p>149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Flex Hose 19M W/3. 18 Stick</text:p>
          </table:table-cell>
          <table:table-cell table:style-name="ce6" office:value-type="string" calcext:value-type="string">
            <text:p>http://cache.lego.com/media/bricks/5/1/6044636.jpg</text:p>
          </table:table-cell>
          <table:table-cell table:style-name="ce8" table:formula="of:=IF(([.C227]+[.E227])&gt;=([.D227]+[.E22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7]+[.E227])-([.C227]+[.E227])" office:value-type="float" office:value="0" calcext:value-type="float">
            <text:p>0</text:p>
          </table:table-cell>
          <table:table-cell table:style-name="ce5"/>
          <table:table-cell table:style-name="ce16" table:formula="of:=IF(([.D227]+[.E227])&gt;=[.C22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7]-([.D227]+[.E227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6044729" calcext:value-type="float">
            <text:p>6044729</text:p>
          </table:table-cell>
          <table:table-cell table:style-name="ce2" office:value-type="float" office:value="13971" calcext:value-type="float">
            <text:p>139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im Narrow Ø18X7 W Hole Ø4.8</text:p>
          </table:table-cell>
          <table:table-cell table:style-name="ce6" office:value-type="string" calcext:value-type="string">
            <text:p>http://cache.lego.com/media/bricks/5/1/6044729.jpg</text:p>
          </table:table-cell>
          <table:table-cell table:style-name="ce8" table:formula="of:=IF(([.C228]+[.E228])&gt;=([.D228]+[.E22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8]+[.E228])-([.C228]+[.E228])" office:value-type="float" office:value="0" calcext:value-type="float">
            <text:p>0</text:p>
          </table:table-cell>
          <table:table-cell table:style-name="ce5"/>
          <table:table-cell table:style-name="ce16" table:formula="of:=IF(([.D228]+[.E228])&gt;=[.C228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8]-([.D228]+[.E228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6045310" calcext:value-type="float">
            <text:p>6045310</text:p>
          </table:table-cell>
          <table:table-cell table:style-name="ce2" office:value-type="float" office:value="15038" calcext:value-type="float">
            <text:p>150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im Ø 56 X 34</text:p>
          </table:table-cell>
          <table:table-cell table:style-name="ce6" office:value-type="string" calcext:value-type="string">
            <text:p>http://cache.lego.com/media/bricks/5/1/6045310.jpg</text:p>
          </table:table-cell>
          <table:table-cell table:style-name="ce8" table:formula="of:=IF(([.C229]+[.E229])&gt;=([.D229]+[.E229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29]+[.E229])-([.C229]+[.E229])" office:value-type="float" office:value="0" calcext:value-type="float">
            <text:p>0</text:p>
          </table:table-cell>
          <table:table-cell table:style-name="ce5"/>
          <table:table-cell table:style-name="ce16" table:formula="of:=IF(([.D229]+[.E229])&gt;=[.C229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29]-([.D229]+[.E229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6062225" calcext:value-type="float">
            <text:p>6062225</text:p>
          </table:table-cell>
          <table:table-cell table:style-name="ce2" office:value-type="float" office:value="44771" calcext:value-type="float">
            <text:p>447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Tyre Low Wide Ø68,8 X 36</text:p>
          </table:table-cell>
          <table:table-cell table:style-name="ce6" office:value-type="string" calcext:value-type="string">
            <text:p>http://cache.lego.com/media/bricks/5/1/6062225.jpg</text:p>
          </table:table-cell>
          <table:table-cell table:style-name="ce8" table:formula="of:=IF(([.C230]+[.E230])&gt;=([.D230]+[.E230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30]+[.E230])-([.C230]+[.E230])" office:value-type="float" office:value="0" calcext:value-type="float">
            <text:p>0</text:p>
          </table:table-cell>
          <table:table-cell table:style-name="ce5"/>
          <table:table-cell table:style-name="ce16" table:formula="of:=IF(([.D230]+[.E230])&gt;=[.C230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30]-([.D230]+[.E230])" office:value-type="float" office:value="-4" calcext:value-type="float">
            <text:p>-4</text:p>
          </table:table-cell>
          <table:table-cell table:number-columns-repeated="245"/>
        </table:table-row>
        <table:table-row table:style-name="ro1">
          <table:table-cell table:style-name="ce2" office:value-type="float" office:value="6063629" calcext:value-type="float">
            <text:p>6063629</text:p>
          </table:table-cell>
          <table:table-cell table:style-name="ce2" office:value-type="float" office:value="95652" calcext:value-type="float">
            <text:p>956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-Ev3, Ultrasonic Sensor</text:p>
          </table:table-cell>
          <table:table-cell table:style-name="ce6" office:value-type="string" calcext:value-type="string">
            <text:p>http://cache.lego.com/media/bricks/5/1/6063629.jpg</text:p>
          </table:table-cell>
          <table:table-cell table:style-name="ce8" table:formula="of:=IF(([.C231]+[.E231])&gt;=([.D231]+[.E231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31]+[.E231])-([.C231]+[.E231])" office:value-type="float" office:value="1" calcext:value-type="float">
            <text:p>1</text:p>
          </table:table-cell>
          <table:table-cell table:style-name="ce5"/>
          <table:table-cell table:style-name="ce16" table:formula="of:=IF(([.D231]+[.E231])&gt;=[.C231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31]-([.D231]+[.E231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6079570" calcext:value-type="float">
            <text:p>6079570</text:p>
          </table:table-cell>
          <table:table-cell table:style-name="ce2" office:value-type="float" office:value="99948" calcext:value-type="float">
            <text:p>99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Steel Ball</text:p>
          </table:table-cell>
          <table:table-cell table:style-name="ce6" office:value-type="string" calcext:value-type="string">
            <text:p>http://cache.lego.com/media/bricks/5/1/6079570.jpg</text:p>
          </table:table-cell>
          <table:table-cell table:style-name="ce8" table:formula="of:=IF(([.C232]+[.E232])&gt;=([.D232]+[.E232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32]+[.E232])-([.C232]+[.E232])" office:value-type="float" office:value="1" calcext:value-type="float">
            <text:p>1</text:p>
          </table:table-cell>
          <table:table-cell table:style-name="ce5"/>
          <table:table-cell table:style-name="ce16" table:formula="of:=IF(([.D232]+[.E232])&gt;=[.C232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32]-([.D232]+[.E232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6083620" calcext:value-type="float">
            <text:p>6083620</text:p>
          </table:table-cell>
          <table:table-cell table:style-name="ce2" office:value-type="float" office:value="87083" calcext:value-type="float">
            <text:p>870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Cross Axle 4M With End Stop</text:p>
          </table:table-cell>
          <table:table-cell table:style-name="ce6" office:value-type="string" calcext:value-type="string">
            <text:p>http://cache.lego.com/media/bricks/5/1/6083620.jpg</text:p>
          </table:table-cell>
          <table:table-cell table:style-name="ce8" table:formula="of:=IF(([.C233]+[.E233])&gt;=([.D233]+[.E233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33]+[.E233])-([.C233]+[.E233])" office:value-type="float" office:value="-2" calcext:value-type="float">
            <text:p>-2</text:p>
          </table:table-cell>
          <table:table-cell table:style-name="ce5"/>
          <table:table-cell table:style-name="ce16" table:formula="of:=IF(([.D233]+[.E233])&gt;=[.C233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33]-([.D233]+[.E233])" office:value-type="float" office:value="-6" calcext:value-type="float">
            <text:p>-6</text:p>
          </table:table-cell>
          <table:table-cell table:number-columns-repeated="245"/>
        </table:table-row>
        <table:table-row table:style-name="ro1">
          <table:table-cell table:style-name="ce2" office:value-type="float" office:value="6093977" calcext:value-type="float">
            <text:p>6093977</text:p>
          </table:table-cell>
          <table:table-cell table:style-name="ce2" office:value-type="float" office:value="18575" calcext:value-type="float">
            <text:p>185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ouble Conical Wheel Z20 1M</text:p>
          </table:table-cell>
          <table:table-cell table:style-name="ce6" office:value-type="string" calcext:value-type="string">
            <text:p>http://cache.lego.com/media/bricks/5/1/6093977.jpg</text:p>
          </table:table-cell>
          <table:table-cell table:style-name="ce8" table:formula="of:=IF(([.C234]+[.E234])&gt;=([.D234]+[.E234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34]+[.E234])-([.C234]+[.E234])" office:value-type="float" office:value="-2" calcext:value-type="float">
            <text:p>-2</text:p>
          </table:table-cell>
          <table:table-cell table:style-name="ce5"/>
          <table:table-cell table:style-name="ce16" table:formula="of:=IF(([.D234]+[.E234])&gt;=[.C234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34]-([.D234]+[.E234])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float" office:value="6099696" calcext:value-type="float">
            <text:p>6099696</text:p>
          </table:table-cell>
          <table:table-cell table:style-name="ce2" office:value-type="float" office:value="19437" calcext:value-type="float">
            <text:p>194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echnic Change-Over Catch</text:p>
          </table:table-cell>
          <table:table-cell table:style-name="ce6" office:value-type="string" calcext:value-type="string">
            <text:p>http://cache.lego.com/media/bricks/5/1/6099696.jpg</text:p>
          </table:table-cell>
          <table:table-cell table:style-name="ce8" table:formula="of:=IF(([.C235]+[.E235])&gt;=([.D235]+[.E235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35]+[.E235])-([.C235]+[.E235])" office:value-type="float" office:value="0" calcext:value-type="float">
            <text:p>0</text:p>
          </table:table-cell>
          <table:table-cell table:style-name="ce5"/>
          <table:table-cell table:style-name="ce16" table:formula="of:=IF(([.D235]+[.E235])&gt;=[.C235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35]-([.D235]+[.E235])" office:value-type="float" office:value="-1" calcext:value-type="float">
            <text:p>-1</text:p>
          </table:table-cell>
          <table:table-cell table:number-columns-repeated="245"/>
        </table:table-row>
        <table:table-row table:style-name="ro1">
          <table:table-cell table:style-name="ce2" office:value-type="float" office:value="6102449" calcext:value-type="float">
            <text:p>6102449</text:p>
          </table:table-cell>
          <table:table-cell table:style-name="ce2" office:value-type="float" office:value="64289" calcext:value-type="float">
            <text:p>642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Technic 9M Beam</text:p>
          </table:table-cell>
          <table:table-cell table:style-name="ce6" office:value-type="string" calcext:value-type="string">
            <text:p>http://cache.lego.com/media/bricks/5/1/6102449.jpg</text:p>
          </table:table-cell>
          <table:table-cell table:style-name="ce8" table:formula="of:=IF(([.C236]+[.E236])&gt;=([.D236]+[.E236]);&quot;It's okay.&quot;;&quot;Must buy!&quot;)" office:value-type="string" office:string-value="Must buy!" calcext:value-type="string">
            <text:p>Must buy!</text:p>
          </table:table-cell>
          <table:table-cell table:style-name="ce12" table:formula="of:=([.D236]+[.E236])-([.C236]+[.E236])" office:value-type="float" office:value="6" calcext:value-type="float">
            <text:p>6</text:p>
          </table:table-cell>
          <table:table-cell table:style-name="ce5"/>
          <table:table-cell table:style-name="ce16" table:formula="of:=IF(([.D236]+[.E236])&gt;=[.C236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36]-([.D236]+[.E236])" office:value-type="float" office:value="-13" calcext:value-type="float">
            <text:p>-13</text:p>
          </table:table-cell>
          <table:table-cell table:number-columns-repeated="245"/>
        </table:table-row>
        <table:table-row table:style-name="ro1">
          <table:table-cell table:style-name="ce2" office:value-type="float" office:value="6122217" calcext:value-type="float">
            <text:p>6122217</text:p>
          </table:table-cell>
          <table:table-cell table:style-name="ce2" office:value-type="float" office:value="19991" calcext:value-type="float">
            <text:p>199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Lt Cardan Ball</text:p>
          </table:table-cell>
          <table:table-cell table:style-name="ce6" office:value-type="string" calcext:value-type="string">
            <text:p>http://cache.lego.com/media/bricks/5/1/6122217.jpg</text:p>
          </table:table-cell>
          <table:table-cell table:style-name="ce8" table:formula="of:=IF(([.C237]+[.E237])&gt;=([.D237]+[.E237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37]+[.E237])-([.C237]+[.E237])" office:value-type="float" office:value="0" calcext:value-type="float">
            <text:p>0</text:p>
          </table:table-cell>
          <table:table-cell table:style-name="ce5"/>
          <table:table-cell table:style-name="ce16" table:formula="of:=IF(([.D237]+[.E237])&gt;=[.C237];&quot;It's okay.&quot;;&quot;Must buy!&quot;)" office:value-type="string" office:string-value="It's okay." calcext:value-type="string">
            <text:p>It's okay.</text:p>
          </table:table-cell>
          <table:table-cell table:style-name="ce19" table:formula="of:=[.C237]-([.D237]+[.E237])" office:value-type="float" office:value="-2" calcext:value-type="float">
            <text:p>-2</text:p>
          </table:table-cell>
          <table:table-cell table:number-columns-repeated="245"/>
        </table:table-row>
        <table:table-row table:style-name="ro1">
          <table:table-cell table:style-name="ce2" office:value-type="float" office:value="6132629" calcext:value-type="float">
            <text:p>6132629</text:p>
          </table:table-cell>
          <table:table-cell table:style-name="ce2" office:value-type="float" office:value="95654" calcext:value-type="float">
            <text:p>9565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Ms-Ev3, Ir Sensor</text:p>
          </table:table-cell>
          <table:table-cell table:style-name="ce6" office:value-type="string" calcext:value-type="string">
            <text:p>http://cache.lego.com/media/bricks/5/1/6132629.jpg</text:p>
          </table:table-cell>
          <table:table-cell table:style-name="ce8" table:formula="of:=IF(([.C238]+[.E238])&gt;=([.D238]+[.E238]);&quot;It's okay.&quot;;&quot;Must buy!&quot;)" office:value-type="string" office:string-value="It's okay." calcext:value-type="string">
            <text:p>It's okay.</text:p>
          </table:table-cell>
          <table:table-cell table:style-name="ce12" table:formula="of:=([.D238]+[.E238])-([.C238]+[.E238])" office:value-type="float" office:value="-1" calcext:value-type="float">
            <text:p>-1</text:p>
          </table:table-cell>
          <table:table-cell table:style-name="ce5"/>
          <table:table-cell table:style-name="ce16" table:formula="of:=IF(([.D238]+[.E238])&gt;=[.C238];&quot;It's okay.&quot;;&quot;Must buy!&quot;)" office:value-type="string" office:string-value="Must buy!" calcext:value-type="string">
            <text:p>Must buy!</text:p>
          </table:table-cell>
          <table:table-cell table:style-name="ce19" table:formula="of:=[.C238]-([.D238]+[.E238])"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table:style-name="ce3"/>
          <table:table-cell table:style-name="ce5" table:number-columns-repeated="6"/>
          <table:table-cell table:style-name="ce8"/>
          <table:table-cell table:style-name="ce13" table:formula="of:=SUMIF([.I2:.I238];&quot;&gt;0&quot;)" office:value-type="float" office:value="303" calcext:value-type="float">
            <text:p>303</text:p>
          </table:table-cell>
          <table:table-cell table:style-name="ce5"/>
          <table:table-cell table:style-name="ce16"/>
          <table:table-cell table:style-name="ce20" table:formula="of:=SUMIF([.L2:.L238];&quot;&gt;0&quot;)" office:value-type="float" office:value="247" calcext:value-type="float">
            <text:p>247</text:p>
          </table:table-cell>
          <table:table-cell table:number-columns-repeated="245"/>
        </table:table-row>
        <table:table-row table:style-name="ro2" table:number-rows-repeated="758">
          <table:table-cell table:style-name="ce3"/>
          <table:table-cell table:style-name="ce5" table:number-columns-repeated="6"/>
          <table:table-cell table:style-name="ce8"/>
          <table:table-cell table:style-name="ce12"/>
          <table:table-cell table:style-name="ce5"/>
          <table:table-cell table:style-name="ce16"/>
          <table:table-cell table:style-name="ce19"/>
          <table:table-cell table:number-columns-repeated="245"/>
        </table:table-row>
        <table:table-row table:style-name="ro3" table:number-rows-repeated="1047578">
          <table:table-cell table:number-columns-repeated="257"/>
        </table:table-row>
        <table:table-row table:style-name="ro3">
          <table:table-cell table:number-columns-repeated="257"/>
        </table:table-row>
        <calcext:conditional-formats>
          <calcext:conditional-format calcext:target-range-address="'EV3 Differences by Part No'.H1:'EV3 Differences by Part No'.H1048576">
            <calcext:condition calcext:apply-style-name="Caution!" calcext:value="=&quot;Must buy!&quot;" calcext:base-cell-address="'EV3 Differences by Part No'.H224"/>
            <calcext:condition calcext:apply-style-name="Works out." calcext:value="=&quot;It's okay.&quot;" calcext:base-cell-address="'EV3 Differences by Part No'.H224"/>
          </calcext:conditional-format>
          <calcext:conditional-format calcext:target-range-address="'EV3 Differences by Part No'.K1:'EV3 Differences by Part No'.K1048576">
            <calcext:condition calcext:apply-style-name="Caution!" calcext:value="=&quot;Must buy!&quot;" calcext:base-cell-address="'EV3 Differences by Part No'.K224"/>
            <calcext:condition calcext:apply-style-name="Works out." calcext:value="=&quot;It's okay.&quot;" calcext:base-cell-address="'EV3 Differences by Part No'.K224"/>
          </calcext:conditional-format>
          <calcext:conditional-format calcext:target-range-address="'EV3 Differences by Part No'.I1:'EV3 Differences by Part No'.I1048576">
            <calcext:condition calcext:apply-style-name="Element from IN+" calcext:value="&gt;0" calcext:base-cell-address="'EV3 Differences by Part No'.I167"/>
            <calcext:condition calcext:apply-style-name="Negative" calcext:value="&lt;0" calcext:base-cell-address="'EV3 Differences by Part No'.I167"/>
            <calcext:condition calcext:apply-style-name="Almost transparent" calcext:value="=0" calcext:base-cell-address="'EV3 Differences by Part No'.I167"/>
          </calcext:conditional-format>
          <calcext:conditional-format calcext:target-range-address="'EV3 Differences by Part No'.L1:'EV3 Differences by Part No'.L1048576">
            <calcext:condition calcext:apply-style-name="Element from IN+" calcext:value="&gt;0" calcext:base-cell-address="'EV3 Differences by Part No'.L1"/>
            <calcext:condition calcext:apply-style-name="Negative" calcext:value="&lt;0" calcext:base-cell-address="'EV3 Differences by Part No'.L1"/>
            <calcext:condition calcext:apply-style-name="Almost transparent" calcext:value="=0" calcext:base-cell-address="'EV3 Differences by Part No'.L1"/>
          </calcext:conditional-format>
        </calcext:conditional-formats>
      </table:table>
      <table:table table:name="Differences by Lego ID" table:style-name="ta2" table:print="false">
        <office:forms form:automatic-focus="false" form:apply-design-mode="false"/>
        <table:table-column table:style-name="co12" table:default-cell-style-name="ce22"/>
        <table:table-column table:style-name="co14" table:default-cell-style-name="ce22"/>
        <table:table-column table:style-name="co12" table:number-columns-repeated="3" table:default-cell-style-name="ce22"/>
        <table:table-column table:style-name="co15" table:number-columns-repeated="2" table:default-cell-style-name="ce22"/>
        <table:table-column table:style-name="co12" table:number-columns-repeated="249" table:default-cell-style-name="Default"/>
        <table:table-row table:style-name="ro4">
          <table:table-cell table:number-columns-repeated="5"/>
          <table:table-cell table:style-name="ce23" office:value-type="string" calcext:value-type="string">
            <text:p>45544+45560-31313</text:p>
          </table:table-cell>
          <table:table-cell table:style-name="ce23" office:value-type="string" calcext:value-type="string">
            <text:p>31313+45560-45544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]+[.E2]-[.C2]" office:value-type="float" office:value="0" calcext:value-type="float">
            <text:p>0</text:p>
          </table:table-cell>
          <table:table-cell table:formula="of:=[.C2]+[.E2]-[.D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]+[.E3]-[.C3]" office:value-type="float" office:value="0" calcext:value-type="float">
            <text:p>0</text:p>
          </table:table-cell>
          <table:table-cell table:formula="of:=[.C3]+[.E3]-[.D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]+[.E4]-[.C4]" office:value-type="float" office:value="0" calcext:value-type="float">
            <text:p>0</text:p>
          </table:table-cell>
          <table:table-cell table:formula="of:=[.C4]+[.E4]-[.D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]+[.E5]-[.C5]" office:value-type="float" office:value="0" calcext:value-type="float">
            <text:p>0</text:p>
          </table:table-cell>
          <table:table-cell table:formula="of:=[.C5]+[.E5]-[.D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]+[.E6]-[.C6]" office:value-type="float" office:value="0" calcext:value-type="float">
            <text:p>0</text:p>
          </table:table-cell>
          <table:table-cell table:formula="of:=[.C6]+[.E6]-[.D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]+[.E7]-[.C7]" office:value-type="float" office:value="0" calcext:value-type="float">
            <text:p>0</text:p>
          </table:table-cell>
          <table:table-cell table:formula="of:=[.C7]+[.E7]-[.D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]+[.E8]-[.C8]" office:value-type="float" office:value="0" calcext:value-type="float">
            <text:p>0</text:p>
          </table:table-cell>
          <table:table-cell table:formula="of:=[.C8]+[.E8]-[.D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]+[.E9]-[.C9]" office:value-type="float" office:value="0" calcext:value-type="float">
            <text:p>0</text:p>
          </table:table-cell>
          <table:table-cell table:formula="of:=[.C9]+[.E9]-[.D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]+[.E10]-[.C10]" office:value-type="float" office:value="0" calcext:value-type="float">
            <text:p>0</text:p>
          </table:table-cell>
          <table:table-cell table:formula="of:=[.C10]+[.E10]-[.D1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]+[.E11]-[.C11]" office:value-type="float" office:value="0" calcext:value-type="float">
            <text:p>0</text:p>
          </table:table-cell>
          <table:table-cell table:formula="of:=[.C11]+[.E11]-[.D1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]+[.E12]-[.C12]" office:value-type="float" office:value="0" calcext:value-type="float">
            <text:p>0</text:p>
          </table:table-cell>
          <table:table-cell table:formula="of:=[.C12]+[.E12]-[.D1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]+[.E13]-[.C13]" office:value-type="float" office:value="0" calcext:value-type="float">
            <text:p>0</text:p>
          </table:table-cell>
          <table:table-cell table:formula="of:=[.C13]+[.E13]-[.D1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]+[.E14]-[.C14]" office:value-type="float" office:value="0" calcext:value-type="float">
            <text:p>0</text:p>
          </table:table-cell>
          <table:table-cell table:formula="of:=[.C14]+[.E14]-[.D1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]+[.E15]-[.C15]" office:value-type="float" office:value="0" calcext:value-type="float">
            <text:p>0</text:p>
          </table:table-cell>
          <table:table-cell table:formula="of:=[.C15]+[.E15]-[.D1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]+[.E16]-[.C16]" office:value-type="float" office:value="0" calcext:value-type="float">
            <text:p>0</text:p>
          </table:table-cell>
          <table:table-cell table:formula="of:=[.C16]+[.E16]-[.D1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]+[.E17]-[.C17]" office:value-type="float" office:value="0" calcext:value-type="float">
            <text:p>0</text:p>
          </table:table-cell>
          <table:table-cell table:formula="of:=[.C17]+[.E17]-[.D1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]+[.E18]-[.C18]" office:value-type="float" office:value="0" calcext:value-type="float">
            <text:p>0</text:p>
          </table:table-cell>
          <table:table-cell table:formula="of:=[.C18]+[.E18]-[.D1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9]+[.E19]-[.C19]" office:value-type="float" office:value="0" calcext:value-type="float">
            <text:p>0</text:p>
          </table:table-cell>
          <table:table-cell table:formula="of:=[.C19]+[.E19]-[.D1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0]+[.E20]-[.C20]" office:value-type="float" office:value="0" calcext:value-type="float">
            <text:p>0</text:p>
          </table:table-cell>
          <table:table-cell table:formula="of:=[.C20]+[.E20]-[.D2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1]+[.E21]-[.C21]" office:value-type="float" office:value="0" calcext:value-type="float">
            <text:p>0</text:p>
          </table:table-cell>
          <table:table-cell table:formula="of:=[.C21]+[.E21]-[.D2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2]+[.E22]-[.C22]" office:value-type="float" office:value="0" calcext:value-type="float">
            <text:p>0</text:p>
          </table:table-cell>
          <table:table-cell table:formula="of:=[.C22]+[.E22]-[.D2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3]+[.E23]-[.C23]" office:value-type="float" office:value="0" calcext:value-type="float">
            <text:p>0</text:p>
          </table:table-cell>
          <table:table-cell table:formula="of:=[.C23]+[.E23]-[.D2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4]+[.E24]-[.C24]" office:value-type="float" office:value="0" calcext:value-type="float">
            <text:p>0</text:p>
          </table:table-cell>
          <table:table-cell table:formula="of:=[.C24]+[.E24]-[.D2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5]+[.E25]-[.C25]" office:value-type="float" office:value="0" calcext:value-type="float">
            <text:p>0</text:p>
          </table:table-cell>
          <table:table-cell table:formula="of:=[.C25]+[.E25]-[.D2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6]+[.E26]-[.C26]" office:value-type="float" office:value="0" calcext:value-type="float">
            <text:p>0</text:p>
          </table:table-cell>
          <table:table-cell table:formula="of:=[.C26]+[.E26]-[.D2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7]+[.E27]-[.C27]" office:value-type="float" office:value="0" calcext:value-type="float">
            <text:p>0</text:p>
          </table:table-cell>
          <table:table-cell table:formula="of:=[.C27]+[.E27]-[.D2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8]+[.E28]-[.C28]" office:value-type="float" office:value="0" calcext:value-type="float">
            <text:p>0</text:p>
          </table:table-cell>
          <table:table-cell table:formula="of:=[.C28]+[.E28]-[.D2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29]+[.E29]-[.C29]" office:value-type="float" office:value="0" calcext:value-type="float">
            <text:p>0</text:p>
          </table:table-cell>
          <table:table-cell table:formula="of:=[.C29]+[.E29]-[.D2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0]+[.E30]-[.C30]" office:value-type="float" office:value="0" calcext:value-type="float">
            <text:p>0</text:p>
          </table:table-cell>
          <table:table-cell table:formula="of:=[.C30]+[.E30]-[.D3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1]+[.E31]-[.C31]" office:value-type="float" office:value="0" calcext:value-type="float">
            <text:p>0</text:p>
          </table:table-cell>
          <table:table-cell table:formula="of:=[.C31]+[.E31]-[.D3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2]+[.E32]-[.C32]" office:value-type="float" office:value="0" calcext:value-type="float">
            <text:p>0</text:p>
          </table:table-cell>
          <table:table-cell table:formula="of:=[.C32]+[.E32]-[.D3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3]+[.E33]-[.C33]" office:value-type="float" office:value="0" calcext:value-type="float">
            <text:p>0</text:p>
          </table:table-cell>
          <table:table-cell table:formula="of:=[.C33]+[.E33]-[.D3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4]+[.E34]-[.C34]" office:value-type="float" office:value="0" calcext:value-type="float">
            <text:p>0</text:p>
          </table:table-cell>
          <table:table-cell table:formula="of:=[.C34]+[.E34]-[.D3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5]+[.E35]-[.C35]" office:value-type="float" office:value="0" calcext:value-type="float">
            <text:p>0</text:p>
          </table:table-cell>
          <table:table-cell table:formula="of:=[.C35]+[.E35]-[.D3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6]+[.E36]-[.C36]" office:value-type="float" office:value="0" calcext:value-type="float">
            <text:p>0</text:p>
          </table:table-cell>
          <table:table-cell table:formula="of:=[.C36]+[.E36]-[.D3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7]+[.E37]-[.C37]" office:value-type="float" office:value="0" calcext:value-type="float">
            <text:p>0</text:p>
          </table:table-cell>
          <table:table-cell table:formula="of:=[.C37]+[.E37]-[.D3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8]+[.E38]-[.C38]" office:value-type="float" office:value="0" calcext:value-type="float">
            <text:p>0</text:p>
          </table:table-cell>
          <table:table-cell table:formula="of:=[.C38]+[.E38]-[.D3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39]+[.E39]-[.C39]" office:value-type="float" office:value="0" calcext:value-type="float">
            <text:p>0</text:p>
          </table:table-cell>
          <table:table-cell table:formula="of:=[.C39]+[.E39]-[.D3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0]+[.E40]-[.C40]" office:value-type="float" office:value="0" calcext:value-type="float">
            <text:p>0</text:p>
          </table:table-cell>
          <table:table-cell table:formula="of:=[.C40]+[.E40]-[.D4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1]+[.E41]-[.C41]" office:value-type="float" office:value="0" calcext:value-type="float">
            <text:p>0</text:p>
          </table:table-cell>
          <table:table-cell table:formula="of:=[.C41]+[.E41]-[.D4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2]+[.E42]-[.C42]" office:value-type="float" office:value="0" calcext:value-type="float">
            <text:p>0</text:p>
          </table:table-cell>
          <table:table-cell table:formula="of:=[.C42]+[.E42]-[.D4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3]+[.E43]-[.C43]" office:value-type="float" office:value="0" calcext:value-type="float">
            <text:p>0</text:p>
          </table:table-cell>
          <table:table-cell table:formula="of:=[.C43]+[.E43]-[.D4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4]+[.E44]-[.C44]" office:value-type="float" office:value="0" calcext:value-type="float">
            <text:p>0</text:p>
          </table:table-cell>
          <table:table-cell table:formula="of:=[.C44]+[.E44]-[.D4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5]+[.E45]-[.C45]" office:value-type="float" office:value="0" calcext:value-type="float">
            <text:p>0</text:p>
          </table:table-cell>
          <table:table-cell table:formula="of:=[.C45]+[.E45]-[.D4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6]+[.E46]-[.C46]" office:value-type="float" office:value="0" calcext:value-type="float">
            <text:p>0</text:p>
          </table:table-cell>
          <table:table-cell table:formula="of:=[.C46]+[.E46]-[.D4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7]+[.E47]-[.C47]" office:value-type="float" office:value="0" calcext:value-type="float">
            <text:p>0</text:p>
          </table:table-cell>
          <table:table-cell table:formula="of:=[.C47]+[.E47]-[.D4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8]+[.E48]-[.C48]" office:value-type="float" office:value="0" calcext:value-type="float">
            <text:p>0</text:p>
          </table:table-cell>
          <table:table-cell table:formula="of:=[.C48]+[.E48]-[.D4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49]+[.E49]-[.C49]" office:value-type="float" office:value="0" calcext:value-type="float">
            <text:p>0</text:p>
          </table:table-cell>
          <table:table-cell table:formula="of:=[.C49]+[.E49]-[.D4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0]+[.E50]-[.C50]" office:value-type="float" office:value="0" calcext:value-type="float">
            <text:p>0</text:p>
          </table:table-cell>
          <table:table-cell table:formula="of:=[.C50]+[.E50]-[.D5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1]+[.E51]-[.C51]" office:value-type="float" office:value="0" calcext:value-type="float">
            <text:p>0</text:p>
          </table:table-cell>
          <table:table-cell table:formula="of:=[.C51]+[.E51]-[.D5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2]+[.E52]-[.C52]" office:value-type="float" office:value="0" calcext:value-type="float">
            <text:p>0</text:p>
          </table:table-cell>
          <table:table-cell table:formula="of:=[.C52]+[.E52]-[.D5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3]+[.E53]-[.C53]" office:value-type="float" office:value="0" calcext:value-type="float">
            <text:p>0</text:p>
          </table:table-cell>
          <table:table-cell table:formula="of:=[.C53]+[.E53]-[.D5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4]+[.E54]-[.C54]" office:value-type="float" office:value="0" calcext:value-type="float">
            <text:p>0</text:p>
          </table:table-cell>
          <table:table-cell table:formula="of:=[.C54]+[.E54]-[.D5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5]+[.E55]-[.C55]" office:value-type="float" office:value="0" calcext:value-type="float">
            <text:p>0</text:p>
          </table:table-cell>
          <table:table-cell table:formula="of:=[.C55]+[.E55]-[.D5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6]+[.E56]-[.C56]" office:value-type="float" office:value="0" calcext:value-type="float">
            <text:p>0</text:p>
          </table:table-cell>
          <table:table-cell table:formula="of:=[.C56]+[.E56]-[.D5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7]+[.E57]-[.C57]" office:value-type="float" office:value="0" calcext:value-type="float">
            <text:p>0</text:p>
          </table:table-cell>
          <table:table-cell table:formula="of:=[.C57]+[.E57]-[.D5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8]+[.E58]-[.C58]" office:value-type="float" office:value="0" calcext:value-type="float">
            <text:p>0</text:p>
          </table:table-cell>
          <table:table-cell table:formula="of:=[.C58]+[.E58]-[.D5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59]+[.E59]-[.C59]" office:value-type="float" office:value="0" calcext:value-type="float">
            <text:p>0</text:p>
          </table:table-cell>
          <table:table-cell table:formula="of:=[.C59]+[.E59]-[.D5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0]+[.E60]-[.C60]" office:value-type="float" office:value="0" calcext:value-type="float">
            <text:p>0</text:p>
          </table:table-cell>
          <table:table-cell table:formula="of:=[.C60]+[.E60]-[.D6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1]+[.E61]-[.C61]" office:value-type="float" office:value="0" calcext:value-type="float">
            <text:p>0</text:p>
          </table:table-cell>
          <table:table-cell table:formula="of:=[.C61]+[.E61]-[.D6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2]+[.E62]-[.C62]" office:value-type="float" office:value="0" calcext:value-type="float">
            <text:p>0</text:p>
          </table:table-cell>
          <table:table-cell table:formula="of:=[.C62]+[.E62]-[.D6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3]+[.E63]-[.C63]" office:value-type="float" office:value="0" calcext:value-type="float">
            <text:p>0</text:p>
          </table:table-cell>
          <table:table-cell table:formula="of:=[.C63]+[.E63]-[.D6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4]+[.E64]-[.C64]" office:value-type="float" office:value="0" calcext:value-type="float">
            <text:p>0</text:p>
          </table:table-cell>
          <table:table-cell table:formula="of:=[.C64]+[.E64]-[.D6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5]+[.E65]-[.C65]" office:value-type="float" office:value="0" calcext:value-type="float">
            <text:p>0</text:p>
          </table:table-cell>
          <table:table-cell table:formula="of:=[.C65]+[.E65]-[.D6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6]+[.E66]-[.C66]" office:value-type="float" office:value="0" calcext:value-type="float">
            <text:p>0</text:p>
          </table:table-cell>
          <table:table-cell table:formula="of:=[.C66]+[.E66]-[.D6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7]+[.E67]-[.C67]" office:value-type="float" office:value="0" calcext:value-type="float">
            <text:p>0</text:p>
          </table:table-cell>
          <table:table-cell table:formula="of:=[.C67]+[.E67]-[.D6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8]+[.E68]-[.C68]" office:value-type="float" office:value="0" calcext:value-type="float">
            <text:p>0</text:p>
          </table:table-cell>
          <table:table-cell table:formula="of:=[.C68]+[.E68]-[.D6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69]+[.E69]-[.C69]" office:value-type="float" office:value="0" calcext:value-type="float">
            <text:p>0</text:p>
          </table:table-cell>
          <table:table-cell table:formula="of:=[.C69]+[.E69]-[.D6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0]+[.E70]-[.C70]" office:value-type="float" office:value="0" calcext:value-type="float">
            <text:p>0</text:p>
          </table:table-cell>
          <table:table-cell table:formula="of:=[.C70]+[.E70]-[.D7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1]+[.E71]-[.C71]" office:value-type="float" office:value="0" calcext:value-type="float">
            <text:p>0</text:p>
          </table:table-cell>
          <table:table-cell table:formula="of:=[.C71]+[.E71]-[.D7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2]+[.E72]-[.C72]" office:value-type="float" office:value="0" calcext:value-type="float">
            <text:p>0</text:p>
          </table:table-cell>
          <table:table-cell table:formula="of:=[.C72]+[.E72]-[.D7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3]+[.E73]-[.C73]" office:value-type="float" office:value="0" calcext:value-type="float">
            <text:p>0</text:p>
          </table:table-cell>
          <table:table-cell table:formula="of:=[.C73]+[.E73]-[.D7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4]+[.E74]-[.C74]" office:value-type="float" office:value="0" calcext:value-type="float">
            <text:p>0</text:p>
          </table:table-cell>
          <table:table-cell table:formula="of:=[.C74]+[.E74]-[.D7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5]+[.E75]-[.C75]" office:value-type="float" office:value="0" calcext:value-type="float">
            <text:p>0</text:p>
          </table:table-cell>
          <table:table-cell table:formula="of:=[.C75]+[.E75]-[.D7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6]+[.E76]-[.C76]" office:value-type="float" office:value="0" calcext:value-type="float">
            <text:p>0</text:p>
          </table:table-cell>
          <table:table-cell table:formula="of:=[.C76]+[.E76]-[.D7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7]+[.E77]-[.C77]" office:value-type="float" office:value="0" calcext:value-type="float">
            <text:p>0</text:p>
          </table:table-cell>
          <table:table-cell table:formula="of:=[.C77]+[.E77]-[.D7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8]+[.E78]-[.C78]" office:value-type="float" office:value="0" calcext:value-type="float">
            <text:p>0</text:p>
          </table:table-cell>
          <table:table-cell table:formula="of:=[.C78]+[.E78]-[.D7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79]+[.E79]-[.C79]" office:value-type="float" office:value="0" calcext:value-type="float">
            <text:p>0</text:p>
          </table:table-cell>
          <table:table-cell table:formula="of:=[.C79]+[.E79]-[.D7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0]+[.E80]-[.C80]" office:value-type="float" office:value="0" calcext:value-type="float">
            <text:p>0</text:p>
          </table:table-cell>
          <table:table-cell table:formula="of:=[.C80]+[.E80]-[.D8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1]+[.E81]-[.C81]" office:value-type="float" office:value="0" calcext:value-type="float">
            <text:p>0</text:p>
          </table:table-cell>
          <table:table-cell table:formula="of:=[.C81]+[.E81]-[.D8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2]+[.E82]-[.C82]" office:value-type="float" office:value="0" calcext:value-type="float">
            <text:p>0</text:p>
          </table:table-cell>
          <table:table-cell table:formula="of:=[.C82]+[.E82]-[.D8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3]+[.E83]-[.C83]" office:value-type="float" office:value="0" calcext:value-type="float">
            <text:p>0</text:p>
          </table:table-cell>
          <table:table-cell table:formula="of:=[.C83]+[.E83]-[.D8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4]+[.E84]-[.C84]" office:value-type="float" office:value="0" calcext:value-type="float">
            <text:p>0</text:p>
          </table:table-cell>
          <table:table-cell table:formula="of:=[.C84]+[.E84]-[.D8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5]+[.E85]-[.C85]" office:value-type="float" office:value="0" calcext:value-type="float">
            <text:p>0</text:p>
          </table:table-cell>
          <table:table-cell table:formula="of:=[.C85]+[.E85]-[.D8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6]+[.E86]-[.C86]" office:value-type="float" office:value="0" calcext:value-type="float">
            <text:p>0</text:p>
          </table:table-cell>
          <table:table-cell table:formula="of:=[.C86]+[.E86]-[.D8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7]+[.E87]-[.C87]" office:value-type="float" office:value="0" calcext:value-type="float">
            <text:p>0</text:p>
          </table:table-cell>
          <table:table-cell table:formula="of:=[.C87]+[.E87]-[.D8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8]+[.E88]-[.C88]" office:value-type="float" office:value="0" calcext:value-type="float">
            <text:p>0</text:p>
          </table:table-cell>
          <table:table-cell table:formula="of:=[.C88]+[.E88]-[.D8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89]+[.E89]-[.C89]" office:value-type="float" office:value="0" calcext:value-type="float">
            <text:p>0</text:p>
          </table:table-cell>
          <table:table-cell table:formula="of:=[.C89]+[.E89]-[.D8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0]+[.E90]-[.C90]" office:value-type="float" office:value="0" calcext:value-type="float">
            <text:p>0</text:p>
          </table:table-cell>
          <table:table-cell table:formula="of:=[.C90]+[.E90]-[.D9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1]+[.E91]-[.C91]" office:value-type="float" office:value="0" calcext:value-type="float">
            <text:p>0</text:p>
          </table:table-cell>
          <table:table-cell table:formula="of:=[.C91]+[.E91]-[.D9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2]+[.E92]-[.C92]" office:value-type="float" office:value="0" calcext:value-type="float">
            <text:p>0</text:p>
          </table:table-cell>
          <table:table-cell table:formula="of:=[.C92]+[.E92]-[.D9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3]+[.E93]-[.C93]" office:value-type="float" office:value="0" calcext:value-type="float">
            <text:p>0</text:p>
          </table:table-cell>
          <table:table-cell table:formula="of:=[.C93]+[.E93]-[.D9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4]+[.E94]-[.C94]" office:value-type="float" office:value="0" calcext:value-type="float">
            <text:p>0</text:p>
          </table:table-cell>
          <table:table-cell table:formula="of:=[.C94]+[.E94]-[.D9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5]+[.E95]-[.C95]" office:value-type="float" office:value="0" calcext:value-type="float">
            <text:p>0</text:p>
          </table:table-cell>
          <table:table-cell table:formula="of:=[.C95]+[.E95]-[.D9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6]+[.E96]-[.C96]" office:value-type="float" office:value="0" calcext:value-type="float">
            <text:p>0</text:p>
          </table:table-cell>
          <table:table-cell table:formula="of:=[.C96]+[.E96]-[.D9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7]+[.E97]-[.C97]" office:value-type="float" office:value="0" calcext:value-type="float">
            <text:p>0</text:p>
          </table:table-cell>
          <table:table-cell table:formula="of:=[.C97]+[.E97]-[.D9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8]+[.E98]-[.C98]" office:value-type="float" office:value="0" calcext:value-type="float">
            <text:p>0</text:p>
          </table:table-cell>
          <table:table-cell table:formula="of:=[.C98]+[.E98]-[.D9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99]+[.E99]-[.C99]" office:value-type="float" office:value="0" calcext:value-type="float">
            <text:p>0</text:p>
          </table:table-cell>
          <table:table-cell table:formula="of:=[.C99]+[.E99]-[.D9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0]+[.E100]-[.C100]" office:value-type="float" office:value="0" calcext:value-type="float">
            <text:p>0</text:p>
          </table:table-cell>
          <table:table-cell table:formula="of:=[.C100]+[.E100]-[.D10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1]+[.E101]-[.C101]" office:value-type="float" office:value="0" calcext:value-type="float">
            <text:p>0</text:p>
          </table:table-cell>
          <table:table-cell table:formula="of:=[.C101]+[.E101]-[.D10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2]+[.E102]-[.C102]" office:value-type="float" office:value="0" calcext:value-type="float">
            <text:p>0</text:p>
          </table:table-cell>
          <table:table-cell table:formula="of:=[.C102]+[.E102]-[.D10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3]+[.E103]-[.C103]" office:value-type="float" office:value="0" calcext:value-type="float">
            <text:p>0</text:p>
          </table:table-cell>
          <table:table-cell table:formula="of:=[.C103]+[.E103]-[.D10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4]+[.E104]-[.C104]" office:value-type="float" office:value="0" calcext:value-type="float">
            <text:p>0</text:p>
          </table:table-cell>
          <table:table-cell table:formula="of:=[.C104]+[.E104]-[.D10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5]+[.E105]-[.C105]" office:value-type="float" office:value="0" calcext:value-type="float">
            <text:p>0</text:p>
          </table:table-cell>
          <table:table-cell table:formula="of:=[.C105]+[.E105]-[.D10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6]+[.E106]-[.C106]" office:value-type="float" office:value="0" calcext:value-type="float">
            <text:p>0</text:p>
          </table:table-cell>
          <table:table-cell table:formula="of:=[.C106]+[.E106]-[.D10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7]+[.E107]-[.C107]" office:value-type="float" office:value="0" calcext:value-type="float">
            <text:p>0</text:p>
          </table:table-cell>
          <table:table-cell table:formula="of:=[.C107]+[.E107]-[.D10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8]+[.E108]-[.C108]" office:value-type="float" office:value="0" calcext:value-type="float">
            <text:p>0</text:p>
          </table:table-cell>
          <table:table-cell table:formula="of:=[.C108]+[.E108]-[.D10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09]+[.E109]-[.C109]" office:value-type="float" office:value="0" calcext:value-type="float">
            <text:p>0</text:p>
          </table:table-cell>
          <table:table-cell table:formula="of:=[.C109]+[.E109]-[.D10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0]+[.E110]-[.C110]" office:value-type="float" office:value="0" calcext:value-type="float">
            <text:p>0</text:p>
          </table:table-cell>
          <table:table-cell table:formula="of:=[.C110]+[.E110]-[.D11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1]+[.E111]-[.C111]" office:value-type="float" office:value="0" calcext:value-type="float">
            <text:p>0</text:p>
          </table:table-cell>
          <table:table-cell table:formula="of:=[.C111]+[.E111]-[.D11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2]+[.E112]-[.C112]" office:value-type="float" office:value="0" calcext:value-type="float">
            <text:p>0</text:p>
          </table:table-cell>
          <table:table-cell table:formula="of:=[.C112]+[.E112]-[.D11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3]+[.E113]-[.C113]" office:value-type="float" office:value="0" calcext:value-type="float">
            <text:p>0</text:p>
          </table:table-cell>
          <table:table-cell table:formula="of:=[.C113]+[.E113]-[.D11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4]+[.E114]-[.C114]" office:value-type="float" office:value="0" calcext:value-type="float">
            <text:p>0</text:p>
          </table:table-cell>
          <table:table-cell table:formula="of:=[.C114]+[.E114]-[.D11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5]+[.E115]-[.C115]" office:value-type="float" office:value="0" calcext:value-type="float">
            <text:p>0</text:p>
          </table:table-cell>
          <table:table-cell table:formula="of:=[.C115]+[.E115]-[.D11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6]+[.E116]-[.C116]" office:value-type="float" office:value="0" calcext:value-type="float">
            <text:p>0</text:p>
          </table:table-cell>
          <table:table-cell table:formula="of:=[.C116]+[.E116]-[.D11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7]+[.E117]-[.C117]" office:value-type="float" office:value="0" calcext:value-type="float">
            <text:p>0</text:p>
          </table:table-cell>
          <table:table-cell table:formula="of:=[.C117]+[.E117]-[.D11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8]+[.E118]-[.C118]" office:value-type="float" office:value="0" calcext:value-type="float">
            <text:p>0</text:p>
          </table:table-cell>
          <table:table-cell table:formula="of:=[.C118]+[.E118]-[.D11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19]+[.E119]-[.C119]" office:value-type="float" office:value="0" calcext:value-type="float">
            <text:p>0</text:p>
          </table:table-cell>
          <table:table-cell table:formula="of:=[.C119]+[.E119]-[.D11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0]+[.E120]-[.C120]" office:value-type="float" office:value="0" calcext:value-type="float">
            <text:p>0</text:p>
          </table:table-cell>
          <table:table-cell table:formula="of:=[.C120]+[.E120]-[.D12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1]+[.E121]-[.C121]" office:value-type="float" office:value="0" calcext:value-type="float">
            <text:p>0</text:p>
          </table:table-cell>
          <table:table-cell table:formula="of:=[.C121]+[.E121]-[.D12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2]+[.E122]-[.C122]" office:value-type="float" office:value="0" calcext:value-type="float">
            <text:p>0</text:p>
          </table:table-cell>
          <table:table-cell table:formula="of:=[.C122]+[.E122]-[.D12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3]+[.E123]-[.C123]" office:value-type="float" office:value="0" calcext:value-type="float">
            <text:p>0</text:p>
          </table:table-cell>
          <table:table-cell table:formula="of:=[.C123]+[.E123]-[.D12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4]+[.E124]-[.C124]" office:value-type="float" office:value="0" calcext:value-type="float">
            <text:p>0</text:p>
          </table:table-cell>
          <table:table-cell table:formula="of:=[.C124]+[.E124]-[.D12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5]+[.E125]-[.C125]" office:value-type="float" office:value="0" calcext:value-type="float">
            <text:p>0</text:p>
          </table:table-cell>
          <table:table-cell table:formula="of:=[.C125]+[.E125]-[.D12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6]+[.E126]-[.C126]" office:value-type="float" office:value="0" calcext:value-type="float">
            <text:p>0</text:p>
          </table:table-cell>
          <table:table-cell table:formula="of:=[.C126]+[.E126]-[.D12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7]+[.E127]-[.C127]" office:value-type="float" office:value="0" calcext:value-type="float">
            <text:p>0</text:p>
          </table:table-cell>
          <table:table-cell table:formula="of:=[.C127]+[.E127]-[.D12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8]+[.E128]-[.C128]" office:value-type="float" office:value="0" calcext:value-type="float">
            <text:p>0</text:p>
          </table:table-cell>
          <table:table-cell table:formula="of:=[.C128]+[.E128]-[.D12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29]+[.E129]-[.C129]" office:value-type="float" office:value="0" calcext:value-type="float">
            <text:p>0</text:p>
          </table:table-cell>
          <table:table-cell table:formula="of:=[.C129]+[.E129]-[.D12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0]+[.E130]-[.C130]" office:value-type="float" office:value="0" calcext:value-type="float">
            <text:p>0</text:p>
          </table:table-cell>
          <table:table-cell table:formula="of:=[.C130]+[.E130]-[.D13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1]+[.E131]-[.C131]" office:value-type="float" office:value="0" calcext:value-type="float">
            <text:p>0</text:p>
          </table:table-cell>
          <table:table-cell table:formula="of:=[.C131]+[.E131]-[.D13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2]+[.E132]-[.C132]" office:value-type="float" office:value="0" calcext:value-type="float">
            <text:p>0</text:p>
          </table:table-cell>
          <table:table-cell table:formula="of:=[.C132]+[.E132]-[.D13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3]+[.E133]-[.C133]" office:value-type="float" office:value="0" calcext:value-type="float">
            <text:p>0</text:p>
          </table:table-cell>
          <table:table-cell table:formula="of:=[.C133]+[.E133]-[.D13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4]+[.E134]-[.C134]" office:value-type="float" office:value="0" calcext:value-type="float">
            <text:p>0</text:p>
          </table:table-cell>
          <table:table-cell table:formula="of:=[.C134]+[.E134]-[.D13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5]+[.E135]-[.C135]" office:value-type="float" office:value="0" calcext:value-type="float">
            <text:p>0</text:p>
          </table:table-cell>
          <table:table-cell table:formula="of:=[.C135]+[.E135]-[.D13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6]+[.E136]-[.C136]" office:value-type="float" office:value="0" calcext:value-type="float">
            <text:p>0</text:p>
          </table:table-cell>
          <table:table-cell table:formula="of:=[.C136]+[.E136]-[.D13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7]+[.E137]-[.C137]" office:value-type="float" office:value="0" calcext:value-type="float">
            <text:p>0</text:p>
          </table:table-cell>
          <table:table-cell table:formula="of:=[.C137]+[.E137]-[.D13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8]+[.E138]-[.C138]" office:value-type="float" office:value="0" calcext:value-type="float">
            <text:p>0</text:p>
          </table:table-cell>
          <table:table-cell table:formula="of:=[.C138]+[.E138]-[.D13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39]+[.E139]-[.C139]" office:value-type="float" office:value="0" calcext:value-type="float">
            <text:p>0</text:p>
          </table:table-cell>
          <table:table-cell table:formula="of:=[.C139]+[.E139]-[.D13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0]+[.E140]-[.C140]" office:value-type="float" office:value="0" calcext:value-type="float">
            <text:p>0</text:p>
          </table:table-cell>
          <table:table-cell table:formula="of:=[.C140]+[.E140]-[.D14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1]+[.E141]-[.C141]" office:value-type="float" office:value="0" calcext:value-type="float">
            <text:p>0</text:p>
          </table:table-cell>
          <table:table-cell table:formula="of:=[.C141]+[.E141]-[.D14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2]+[.E142]-[.C142]" office:value-type="float" office:value="0" calcext:value-type="float">
            <text:p>0</text:p>
          </table:table-cell>
          <table:table-cell table:formula="of:=[.C142]+[.E142]-[.D14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3]+[.E143]-[.C143]" office:value-type="float" office:value="0" calcext:value-type="float">
            <text:p>0</text:p>
          </table:table-cell>
          <table:table-cell table:formula="of:=[.C143]+[.E143]-[.D14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4]+[.E144]-[.C144]" office:value-type="float" office:value="0" calcext:value-type="float">
            <text:p>0</text:p>
          </table:table-cell>
          <table:table-cell table:formula="of:=[.C144]+[.E144]-[.D14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5]+[.E145]-[.C145]" office:value-type="float" office:value="0" calcext:value-type="float">
            <text:p>0</text:p>
          </table:table-cell>
          <table:table-cell table:formula="of:=[.C145]+[.E145]-[.D14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6]+[.E146]-[.C146]" office:value-type="float" office:value="0" calcext:value-type="float">
            <text:p>0</text:p>
          </table:table-cell>
          <table:table-cell table:formula="of:=[.C146]+[.E146]-[.D14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7]+[.E147]-[.C147]" office:value-type="float" office:value="0" calcext:value-type="float">
            <text:p>0</text:p>
          </table:table-cell>
          <table:table-cell table:formula="of:=[.C147]+[.E147]-[.D14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8]+[.E148]-[.C148]" office:value-type="float" office:value="0" calcext:value-type="float">
            <text:p>0</text:p>
          </table:table-cell>
          <table:table-cell table:formula="of:=[.C148]+[.E148]-[.D14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49]+[.E149]-[.C149]" office:value-type="float" office:value="0" calcext:value-type="float">
            <text:p>0</text:p>
          </table:table-cell>
          <table:table-cell table:formula="of:=[.C149]+[.E149]-[.D14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0]+[.E150]-[.C150]" office:value-type="float" office:value="0" calcext:value-type="float">
            <text:p>0</text:p>
          </table:table-cell>
          <table:table-cell table:formula="of:=[.C150]+[.E150]-[.D15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1]+[.E151]-[.C151]" office:value-type="float" office:value="0" calcext:value-type="float">
            <text:p>0</text:p>
          </table:table-cell>
          <table:table-cell table:formula="of:=[.C151]+[.E151]-[.D15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2]+[.E152]-[.C152]" office:value-type="float" office:value="0" calcext:value-type="float">
            <text:p>0</text:p>
          </table:table-cell>
          <table:table-cell table:formula="of:=[.C152]+[.E152]-[.D15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3]+[.E153]-[.C153]" office:value-type="float" office:value="0" calcext:value-type="float">
            <text:p>0</text:p>
          </table:table-cell>
          <table:table-cell table:formula="of:=[.C153]+[.E153]-[.D15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4]+[.E154]-[.C154]" office:value-type="float" office:value="0" calcext:value-type="float">
            <text:p>0</text:p>
          </table:table-cell>
          <table:table-cell table:formula="of:=[.C154]+[.E154]-[.D15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5]+[.E155]-[.C155]" office:value-type="float" office:value="0" calcext:value-type="float">
            <text:p>0</text:p>
          </table:table-cell>
          <table:table-cell table:formula="of:=[.C155]+[.E155]-[.D15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6]+[.E156]-[.C156]" office:value-type="float" office:value="0" calcext:value-type="float">
            <text:p>0</text:p>
          </table:table-cell>
          <table:table-cell table:formula="of:=[.C156]+[.E156]-[.D15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7]+[.E157]-[.C157]" office:value-type="float" office:value="0" calcext:value-type="float">
            <text:p>0</text:p>
          </table:table-cell>
          <table:table-cell table:formula="of:=[.C157]+[.E157]-[.D15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8]+[.E158]-[.C158]" office:value-type="float" office:value="0" calcext:value-type="float">
            <text:p>0</text:p>
          </table:table-cell>
          <table:table-cell table:formula="of:=[.C158]+[.E158]-[.D15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59]+[.E159]-[.C159]" office:value-type="float" office:value="0" calcext:value-type="float">
            <text:p>0</text:p>
          </table:table-cell>
          <table:table-cell table:formula="of:=[.C159]+[.E159]-[.D15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0]+[.E160]-[.C160]" office:value-type="float" office:value="0" calcext:value-type="float">
            <text:p>0</text:p>
          </table:table-cell>
          <table:table-cell table:formula="of:=[.C160]+[.E160]-[.D16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1]+[.E161]-[.C161]" office:value-type="float" office:value="0" calcext:value-type="float">
            <text:p>0</text:p>
          </table:table-cell>
          <table:table-cell table:formula="of:=[.C161]+[.E161]-[.D16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2]+[.E162]-[.C162]" office:value-type="float" office:value="0" calcext:value-type="float">
            <text:p>0</text:p>
          </table:table-cell>
          <table:table-cell table:formula="of:=[.C162]+[.E162]-[.D16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3]+[.E163]-[.C163]" office:value-type="float" office:value="0" calcext:value-type="float">
            <text:p>0</text:p>
          </table:table-cell>
          <table:table-cell table:formula="of:=[.C163]+[.E163]-[.D16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4]+[.E164]-[.C164]" office:value-type="float" office:value="0" calcext:value-type="float">
            <text:p>0</text:p>
          </table:table-cell>
          <table:table-cell table:formula="of:=[.C164]+[.E164]-[.D16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5]+[.E165]-[.C165]" office:value-type="float" office:value="0" calcext:value-type="float">
            <text:p>0</text:p>
          </table:table-cell>
          <table:table-cell table:formula="of:=[.C165]+[.E165]-[.D16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6]+[.E166]-[.C166]" office:value-type="float" office:value="0" calcext:value-type="float">
            <text:p>0</text:p>
          </table:table-cell>
          <table:table-cell table:formula="of:=[.C166]+[.E166]-[.D16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7]+[.E167]-[.C167]" office:value-type="float" office:value="0" calcext:value-type="float">
            <text:p>0</text:p>
          </table:table-cell>
          <table:table-cell table:formula="of:=[.C167]+[.E167]-[.D16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8]+[.E168]-[.C168]" office:value-type="float" office:value="0" calcext:value-type="float">
            <text:p>0</text:p>
          </table:table-cell>
          <table:table-cell table:formula="of:=[.C168]+[.E168]-[.D16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69]+[.E169]-[.C169]" office:value-type="float" office:value="0" calcext:value-type="float">
            <text:p>0</text:p>
          </table:table-cell>
          <table:table-cell table:formula="of:=[.C169]+[.E169]-[.D16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0]+[.E170]-[.C170]" office:value-type="float" office:value="0" calcext:value-type="float">
            <text:p>0</text:p>
          </table:table-cell>
          <table:table-cell table:formula="of:=[.C170]+[.E170]-[.D17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1]+[.E171]-[.C171]" office:value-type="float" office:value="0" calcext:value-type="float">
            <text:p>0</text:p>
          </table:table-cell>
          <table:table-cell table:formula="of:=[.C171]+[.E171]-[.D17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2]+[.E172]-[.C172]" office:value-type="float" office:value="0" calcext:value-type="float">
            <text:p>0</text:p>
          </table:table-cell>
          <table:table-cell table:formula="of:=[.C172]+[.E172]-[.D17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3]+[.E173]-[.C173]" office:value-type="float" office:value="0" calcext:value-type="float">
            <text:p>0</text:p>
          </table:table-cell>
          <table:table-cell table:formula="of:=[.C173]+[.E173]-[.D17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4]+[.E174]-[.C174]" office:value-type="float" office:value="0" calcext:value-type="float">
            <text:p>0</text:p>
          </table:table-cell>
          <table:table-cell table:formula="of:=[.C174]+[.E174]-[.D17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5]+[.E175]-[.C175]" office:value-type="float" office:value="0" calcext:value-type="float">
            <text:p>0</text:p>
          </table:table-cell>
          <table:table-cell table:formula="of:=[.C175]+[.E175]-[.D17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6]+[.E176]-[.C176]" office:value-type="float" office:value="0" calcext:value-type="float">
            <text:p>0</text:p>
          </table:table-cell>
          <table:table-cell table:formula="of:=[.C176]+[.E176]-[.D17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7]+[.E177]-[.C177]" office:value-type="float" office:value="0" calcext:value-type="float">
            <text:p>0</text:p>
          </table:table-cell>
          <table:table-cell table:formula="of:=[.C177]+[.E177]-[.D17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8]+[.E178]-[.C178]" office:value-type="float" office:value="0" calcext:value-type="float">
            <text:p>0</text:p>
          </table:table-cell>
          <table:table-cell table:formula="of:=[.C178]+[.E178]-[.D17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79]+[.E179]-[.C179]" office:value-type="float" office:value="0" calcext:value-type="float">
            <text:p>0</text:p>
          </table:table-cell>
          <table:table-cell table:formula="of:=[.C179]+[.E179]-[.D17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0]+[.E180]-[.C180]" office:value-type="float" office:value="0" calcext:value-type="float">
            <text:p>0</text:p>
          </table:table-cell>
          <table:table-cell table:formula="of:=[.C180]+[.E180]-[.D18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1]+[.E181]-[.C181]" office:value-type="float" office:value="0" calcext:value-type="float">
            <text:p>0</text:p>
          </table:table-cell>
          <table:table-cell table:formula="of:=[.C181]+[.E181]-[.D18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2]+[.E182]-[.C182]" office:value-type="float" office:value="0" calcext:value-type="float">
            <text:p>0</text:p>
          </table:table-cell>
          <table:table-cell table:formula="of:=[.C182]+[.E182]-[.D182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3]+[.E183]-[.C183]" office:value-type="float" office:value="0" calcext:value-type="float">
            <text:p>0</text:p>
          </table:table-cell>
          <table:table-cell table:formula="of:=[.C183]+[.E183]-[.D183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4]+[.E184]-[.C184]" office:value-type="float" office:value="0" calcext:value-type="float">
            <text:p>0</text:p>
          </table:table-cell>
          <table:table-cell table:formula="of:=[.C184]+[.E184]-[.D184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5]+[.E185]-[.C185]" office:value-type="float" office:value="0" calcext:value-type="float">
            <text:p>0</text:p>
          </table:table-cell>
          <table:table-cell table:formula="of:=[.C185]+[.E185]-[.D185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6]+[.E186]-[.C186]" office:value-type="float" office:value="0" calcext:value-type="float">
            <text:p>0</text:p>
          </table:table-cell>
          <table:table-cell table:formula="of:=[.C186]+[.E186]-[.D186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7]+[.E187]-[.C187]" office:value-type="float" office:value="0" calcext:value-type="float">
            <text:p>0</text:p>
          </table:table-cell>
          <table:table-cell table:formula="of:=[.C187]+[.E187]-[.D187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8]+[.E188]-[.C188]" office:value-type="float" office:value="0" calcext:value-type="float">
            <text:p>0</text:p>
          </table:table-cell>
          <table:table-cell table:formula="of:=[.C188]+[.E188]-[.D188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89]+[.E189]-[.C189]" office:value-type="float" office:value="0" calcext:value-type="float">
            <text:p>0</text:p>
          </table:table-cell>
          <table:table-cell table:formula="of:=[.C189]+[.E189]-[.D189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90]+[.E190]-[.C190]" office:value-type="float" office:value="0" calcext:value-type="float">
            <text:p>0</text:p>
          </table:table-cell>
          <table:table-cell table:formula="of:=[.C190]+[.E190]-[.D190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[.D191]+[.E191]-[.C191]" office:value-type="float" office:value="0" calcext:value-type="float">
            <text:p>0</text:p>
          </table:table-cell>
          <table:table-cell table:formula="of:=[.C191]+[.E191]-[.D191]" office:value-type="float" office:value="0" calcext:value-type="float">
            <text:p>0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formula="of:=SUMIF([.F2:.F191];&quot;&lt;0&quot;)" office:value-type="float" office:value="0" calcext:value-type="float">
            <text:p>0</text:p>
          </table:table-cell>
          <table:table-cell table:formula="of:=SUMIF([.G2:.G191];&quot;&lt;0&quot;)" office:value-type="float" office:value="0" calcext:value-type="float">
            <text:p>0</text:p>
          </table:table-cell>
          <table:table-cell table:number-columns-repeated="249"/>
        </table:table-row>
      </table:table>
      <table:table table:name="EV3 - All Sets" table:style-name="ta3" table:print="false">
        <office:forms form:automatic-focus="false" form:apply-design-mode="false"/>
        <table:table-column table:style-name="co12" table:number-columns-repeated="2" table:default-cell-style-name="ce24"/>
        <table:table-column table:style-name="co12" table:number-columns-repeated="3" table:default-cell-style-name="ce22"/>
        <table:table-column table:style-name="co12" table:default-cell-style-name="ce24"/>
        <table:table-column table:style-name="co12" table:number-columns-repeated="250" table:default-cell-style-name="Default"/>
        <table:table-row table:style-name="ro4">
          <table:table-cell table:style-name="ce22" office:value-type="string" calcext:value-type="string">
            <text:p>SetNumber</text:p>
          </table:table-cell>
          <table:table-cell table:style-name="ce22" office:value-type="string" calcext:value-type="string">
            <text:p>Part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ategory</text:p>
          </table:table-cell>
          <table:table-cell table:style-name="ce22" office:value-type="string" calcext:value-type="string">
            <text:p>DesignID</text:p>
          </table:table-cell>
          <table:table-cell table:style-name="ce22" office:value-type="string" calcext:value-type="string">
            <text:p>PartName</text:p>
          </table:table-cell>
          <table:table-cell table:style-name="ce22" office:value-type="string" calcext:value-type="string">
            <text:p>ImageURL</text:p>
          </table:table-cell>
          <table:table-cell table:style-name="ce22" office:value-type="string" calcext:value-type="string">
            <text:p>SetCount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245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11145</text:p>
          </table:table-cell>
          <table:table-cell table:style-name="ce22" office:value-type="string" calcext:value-type="string">
            <text:p>Cable 250 Mm</text:p>
          </table:table-cell>
          <table:table-cell table:style-name="ce25" office:value-type="string" calcext:value-type="string">
            <text:p><text:a xlink:href="http://cache.lego.com/media/bricks/4/1/6024581.jpg" xlink:type="simple">http://cache.lego.com/media/bricks/4/1/6024581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24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11146</text:p>
          </table:table-cell>
          <table:table-cell table:style-name="ce22" office:value-type="string" calcext:value-type="string">
            <text:p>Cable 350 Mm</text:p>
          </table:table-cell>
          <table:table-cell table:style-name="ce25" office:value-type="string" calcext:value-type="string">
            <text:p><text:a xlink:href="http://cache.lego.com/media/bricks/4/1/6024583.jpg" xlink:type="simple">http://cache.lego.com/media/bricks/4/1/6024583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24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11147</text:p>
          </table:table-cell>
          <table:table-cell table:style-name="ce22" office:value-type="string" calcext:value-type="string">
            <text:p>Cable 500 Mm</text:p>
          </table:table-cell>
          <table:table-cell table:style-name="ce25" office:value-type="string" calcext:value-type="string">
            <text:p><text:a xlink:href="http://cache.lego.com/media/bricks/4/1/6024585.jpg" xlink:type="simple">http://cache.lego.com/media/bricks/4/1/6024585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36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10916</text:p>
          </table:table-cell>
          <table:table-cell table:style-name="ce22" office:value-type="string" calcext:value-type="string">
            <text:p>USB Cable</text:p>
          </table:table-cell>
          <table:table-cell table:style-name="ce25" office:value-type="string" calcext:value-type="string">
            <text:p><text:a xlink:href="http://cache.lego.com/media/bricks/4/1/6036901.jpg" xlink:type="simple">http://cache.lego.com/media/bricks/4/1/6036901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46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Tyres And Rims For Snap Ø3,2</text:p>
          </table:table-cell>
          <table:table-cell table:style-name="ce22" office:value-type="string" calcext:value-type="string">
            <text:p>50951</text:p>
          </table:table-cell>
          <table:table-cell table:style-name="ce22" office:value-type="string" calcext:value-type="string">
            <text:p>Tyre Low Narrow Ø14.58 X 6.24</text:p>
          </table:table-cell>
          <table:table-cell table:style-name="ce25" office:value-type="string" calcext:value-type="string">
            <text:p><text:a xlink:href="http://cache.lego.com/media/bricks/5/1/4246901.jpg" xlink:type="simple">http://cache.lego.com/media/bricks/5/1/4246901.jpg</text:a></text:p>
          </table:table-cell>
          <table:table-cell table:style-name="ce22" office:value-type="float" office:value="109" calcext:value-type="float">
            <text:p>10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84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Tyres And Rims For/To Snap Ø4,85 W. Cross</text:p>
          </table:table-cell>
          <table:table-cell table:style-name="ce22" office:value-type="string" calcext:value-type="string">
            <text:p>44309</text:p>
          </table:table-cell>
          <table:table-cell table:style-name="ce22" office:value-type="string" calcext:value-type="string">
            <text:p>Tyre Normal Wide Ø43,2 X 22</text:p>
          </table:table-cell>
          <table:table-cell table:style-name="ce25" office:value-type="string" calcext:value-type="string">
            <text:p><text:a xlink:href="http://cache.lego.com/media/bricks/5/1/4184286.jpg" xlink:type="simple">http://cache.lego.com/media/bricks/5/1/4184286.jpg</text:a>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993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Tyres And Rims For/To Snap Ø4,85 W. Cross</text:p>
          </table:table-cell>
          <table:table-cell table:style-name="ce22" office:value-type="string" calcext:value-type="string">
            <text:p>56145</text:p>
          </table:table-cell>
          <table:table-cell table:style-name="ce22" office:value-type="string" calcext:value-type="string">
            <text:p>Rim Wide W.Cross 30/20</text:p>
          </table:table-cell>
          <table:table-cell table:style-name="ce25" office:value-type="string" calcext:value-type="string">
            <text:p><text:a xlink:href="http://cache.lego.com/media/bricks/5/1/4299389.jpg" xlink:type="simple">http://cache.lego.com/media/bricks/5/1/4299389.jpg</text:a>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02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Wheel Base</text:p>
          </table:table-cell>
          <table:table-cell table:style-name="ce22" office:value-type="string" calcext:value-type="string">
            <text:p>53992</text:p>
          </table:table-cell>
          <table:table-cell table:style-name="ce22" office:value-type="string" calcext:value-type="string">
            <text:p>Caterpillar Track</text:p>
          </table:table-cell>
          <table:table-cell table:style-name="ce25" office:value-type="string" calcext:value-type="string">
            <text:p><text:a xlink:href="http://cache.lego.com/media/bricks/5/1/4502834.jpg" xlink:type="simple">http://cache.lego.com/media/bricks/5/1/4502834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119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009</text:p>
          </table:table-cell>
          <table:table-cell table:style-name="ce22" office:value-type="string" calcext:value-type="string">
            <text:p>Double Angular Beam 3X7 45°</text:p>
          </table:table-cell>
          <table:table-cell table:style-name="ce25" office:value-type="string" calcext:value-type="string">
            <text:p><text:a xlink:href="http://cache.lego.com/media/bricks/5/1/4111998.jpg" xlink:type="simple">http://cache.lego.com/media/bricks/5/1/4111998.jpg</text:a>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20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140</text:p>
          </table:table-cell>
          <table:table-cell table:style-name="ce22" office:value-type="string" calcext:value-type="string">
            <text:p>Technic Ang. Beam 4X2 90 Deg</text:p>
          </table:table-cell>
          <table:table-cell table:style-name="ce25" office:value-type="string" calcext:value-type="string">
            <text:p><text:a xlink:href="http://cache.lego.com/media/bricks/5/1/4120017.jpg" xlink:type="simple">http://cache.lego.com/media/bricks/5/1/4120017.jpg</text:a></text:p>
          </table:table-cell>
          <table:table-cell table:style-name="ce22" office:value-type="float" office:value="209" calcext:value-type="float">
            <text:p>20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285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348</text:p>
          </table:table-cell>
          <table:table-cell table:style-name="ce22" office:value-type="string" calcext:value-type="string">
            <text:p>Technic Angular Beam 4X4</text:p>
          </table:table-cell>
          <table:table-cell table:style-name="ce25" office:value-type="string" calcext:value-type="string">
            <text:p><text:a xlink:href="http://cache.lego.com/media/bricks/5/1/4128593.jpg" xlink:type="simple">http://cache.lego.com/media/bricks/5/1/4128593.jpg</text:a>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403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271</text:p>
          </table:table-cell>
          <table:table-cell table:style-name="ce22" office:value-type="string" calcext:value-type="string">
            <text:p>Technic Angular Beam 3X7</text:p>
          </table:table-cell>
          <table:table-cell table:style-name="ce25" office:value-type="string" calcext:value-type="string">
            <text:p><text:a xlink:href="http://cache.lego.com/media/bricks/5/1/4140327.jpg" xlink:type="simple">http://cache.lego.com/media/bricks/5/1/4140327.jpg</text:a></text:p>
          </table:table-cell>
          <table:table-cell table:style-name="ce22" office:value-type="float" office:value="81" calcext:value-type="float">
            <text:p>8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421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316</text:p>
          </table:table-cell>
          <table:table-cell table:style-name="ce22" office:value-type="string" calcext:value-type="string">
            <text:p>Technic 5M Beam</text:p>
          </table:table-cell>
          <table:table-cell table:style-name="ce25" office:value-type="string" calcext:value-type="string">
            <text:p><text:a xlink:href="http://cache.lego.com/media/bricks/5/1/4142135.jpg" xlink:type="simple">http://cache.lego.com/media/bricks/5/1/4142135.jpg</text:a>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428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3</text:p>
          </table:table-cell>
          <table:table-cell table:style-name="ce22" office:value-type="string" calcext:value-type="string">
            <text:p>Technic 3M Beam</text:p>
          </table:table-cell>
          <table:table-cell table:style-name="ce25" office:value-type="string" calcext:value-type="string">
            <text:p><text:a xlink:href="http://cache.lego.com/media/bricks/5/1/4142822.jpg" xlink:type="simple">http://cache.lego.com/media/bricks/5/1/4142822.jpg</text:a>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428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6</text:p>
          </table:table-cell>
          <table:table-cell table:style-name="ce22" office:value-type="string" calcext:value-type="string">
            <text:p>Technic Ang. Beam 3X5 90 Deg.</text:p>
          </table:table-cell>
          <table:table-cell table:style-name="ce25" office:value-type="string" calcext:value-type="string">
            <text:p><text:a xlink:href="http://cache.lego.com/media/bricks/5/1/4142823.jpg" xlink:type="simple">http://cache.lego.com/media/bricks/5/1/4142823.jpg</text:a>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4959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4</text:p>
          </table:table-cell>
          <table:table-cell table:style-name="ce22" office:value-type="string" calcext:value-type="string">
            <text:p>Technic 7M Beam</text:p>
          </table:table-cell>
          <table:table-cell table:style-name="ce25" office:value-type="string" calcext:value-type="string">
            <text:p><text:a xlink:href="http://cache.lego.com/media/bricks/5/1/4495935.jpg" xlink:type="simple">http://cache.lego.com/media/bricks/5/1/4495935.jpg</text:a></text:p>
          </table:table-cell>
          <table:table-cell table:style-name="ce22" office:value-type="float" office:value="136" calcext:value-type="float">
            <text:p>13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229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41239</text:p>
          </table:table-cell>
          <table:table-cell table:style-name="ce22" office:value-type="string" calcext:value-type="string">
            <text:p>Technic 13M Beam</text:p>
          </table:table-cell>
          <table:table-cell table:style-name="ce25" office:value-type="string" calcext:value-type="string">
            <text:p><text:a xlink:href="http://cache.lego.com/media/bricks/5/1/4522933.jpg" xlink:type="simple">http://cache.lego.com/media/bricks/5/1/4522933.jpg</text:a>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425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4871</text:p>
          </table:table-cell>
          <table:table-cell table:style-name="ce22" office:value-type="string" calcext:value-type="string">
            <text:p>Technic 15M Beam</text:p>
          </table:table-cell>
          <table:table-cell table:style-name="ce25" office:value-type="string" calcext:value-type="string">
            <text:p><text:a xlink:href="http://cache.lego.com/media/bricks/5/1/4542573.jpg" xlink:type="simple">http://cache.lego.com/media/bricks/5/1/4542573.jpg</text:a></text:p>
          </table:table-cell>
          <table:table-cell table:style-name="ce22" office:value-type="float" office:value="115" calcext:value-type="float">
            <text:p>11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523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0484</text:p>
          </table:table-cell>
          <table:table-cell table:style-name="ce22" office:value-type="string" calcext:value-type="string">
            <text:p>T-Beam 3X3 W/Hole Ø4.8</text:p>
          </table:table-cell>
          <table:table-cell table:style-name="ce25" office:value-type="string" calcext:value-type="string">
            <text:p><text:a xlink:href="http://cache.lego.com/media/bricks/5/1/4552347.jpg" xlink:type="simple">http://cache.lego.com/media/bricks/5/1/4552347.jpg</text:a>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6457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4289</text:p>
          </table:table-cell>
          <table:table-cell table:style-name="ce22" office:value-type="string" calcext:value-type="string">
            <text:p>Technic 9M Beam</text:p>
          </table:table-cell>
          <table:table-cell table:style-name="ce25" office:value-type="string" calcext:value-type="string">
            <text:p><text:a xlink:href="http://cache.lego.com/media/bricks/5/1/4645732.jpg" xlink:type="simple">http://cache.lego.com/media/bricks/5/1/4645732.jpg</text:a>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06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74695</text:p>
          </table:table-cell>
          <table:table-cell table:style-name="ce22" office:value-type="string" calcext:value-type="string">
            <text:p>Beam 1X2 W/Cross And Hole</text:p>
          </table:table-cell>
          <table:table-cell table:style-name="ce25" office:value-type="string" calcext:value-type="string">
            <text:p><text:a xlink:href="http://cache.lego.com/media/bricks/5/1/6006140.jpg" xlink:type="simple">http://cache.lego.com/media/bricks/5/1/6006140.jpg</text:a>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3706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06</text:p>
          </table:table-cell>
          <table:table-cell table:style-name="ce22" office:value-type="string" calcext:value-type="string">
            <text:p>Cross Axle 6M</text:p>
          </table:table-cell>
          <table:table-cell table:style-name="ce25" office:value-type="string" calcext:value-type="string">
            <text:p><text:a xlink:href="http://cache.lego.com/media/bricks/5/1/370626.jpg" xlink:type="simple">http://cache.lego.com/media/bricks/5/1/370626.jpg</text:a></text:p>
          </table:table-cell>
          <table:table-cell table:style-name="ce22" office:value-type="float" office:value="692" calcext:value-type="float">
            <text:p>69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217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2780</text:p>
          </table:table-cell>
          <table:table-cell table:style-name="ce22" office:value-type="string" calcext:value-type="string">
            <text:p>Connector Peg W. Friction</text:p>
          </table:table-cell>
          <table:table-cell table:style-name="ce25" office:value-type="string" calcext:value-type="string">
            <text:p><text:a xlink:href="http://cache.lego.com/media/bricks/5/1/4121715.jpg" xlink:type="simple">http://cache.lego.com/media/bricks/5/1/4121715.jpg</text:a></text:p>
          </table:table-cell>
          <table:table-cell table:style-name="ce22" office:value-type="float" office:value="1491" calcext:value-type="float">
            <text:p>149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84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628</text:p>
          </table:table-cell>
          <table:table-cell table:style-name="ce22" office:value-type="string" calcext:value-type="string">
            <text:p>Ball With Friction Snap</text:p>
          </table:table-cell>
          <table:table-cell table:style-name="ce25" office:value-type="string" calcext:value-type="string">
            <text:p><text:a xlink:href="http://cache.lego.com/media/bricks/5/1/4184169.jpg" xlink:type="simple">http://cache.lego.com/media/bricks/5/1/4184169.jpg</text:a></text:p>
          </table:table-cell>
          <table:table-cell table:style-name="ce22" office:value-type="float" office:value="276" calcext:value-type="float">
            <text:p>27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41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32293</text:p>
          </table:table-cell>
          <table:table-cell table:style-name="ce22" office:value-type="string" calcext:value-type="string">
            <text:p>Lt Steering Gear</text:p>
          </table:table-cell>
          <table:table-cell table:style-name="ce25" office:value-type="string" calcext:value-type="string">
            <text:p><text:a xlink:href="http://cache.lego.com/media/bricks/5/1/4141300.jpg" xlink:type="simple">http://cache.lego.com/media/bricks/5/1/4141300.jpg</text:a>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30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32005</text:p>
          </table:table-cell>
          <table:table-cell table:style-name="ce22" office:value-type="string" calcext:value-type="string">
            <text:p>Track Rod 6M,</text:p>
          </table:table-cell>
          <table:table-cell table:style-name="ce25" office:value-type="string" calcext:value-type="string">
            <text:p><text:a xlink:href="http://cache.lego.com/media/bricks/5/1/4530733.jpg" xlink:type="simple">http://cache.lego.com/media/bricks/5/1/4530733.jpg</text:a>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629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32005</text:p>
          </table:table-cell>
          <table:table-cell table:style-name="ce22" office:value-type="string" calcext:value-type="string">
            <text:p>Track Rod 6M,</text:p>
          </table:table-cell>
          <table:table-cell table:style-name="ce25" office:value-type="string" calcext:value-type="string">
            <text:p><text:a xlink:href="http://cache.lego.com/media/bricks/5/1/4629921.jpg" xlink:type="simple">http://cache.lego.com/media/bricks/5/1/4629921.jpg</text:a>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24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54271</text:p>
          </table:table-cell>
          <table:table-cell table:style-name="ce22" office:value-type="string" calcext:value-type="string">
            <text:p>Shooter</text:p>
          </table:table-cell>
          <table:table-cell table:style-name="ce25" office:value-type="string" calcext:value-type="string">
            <text:p><text:a xlink:href="http://cache.lego.com/media/bricks/5/1/6024106.jpg" xlink:type="simple">http://cache.lego.com/media/bricks/5/1/6024106.jpg</text:a>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24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53550</text:p>
          </table:table-cell>
          <table:table-cell table:style-name="ce22" office:value-type="string" calcext:value-type="string">
            <text:p>Magasine For Balls Ø16.5</text:p>
          </table:table-cell>
          <table:table-cell table:style-name="ce25" office:value-type="string" calcext:value-type="string">
            <text:p><text:a xlink:href="http://cache.lego.com/media/bricks/5/1/6024109.jpg" xlink:type="simple">http://cache.lego.com/media/bricks/5/1/6024109.jpg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77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270</text:p>
          </table:table-cell>
          <table:table-cell table:style-name="ce22" office:value-type="string" calcext:value-type="string">
            <text:p>Double Conical Wheel Z12 1M</text:p>
          </table:table-cell>
          <table:table-cell table:style-name="ce25" office:value-type="string" calcext:value-type="string">
            <text:p><text:a xlink:href="http://cache.lego.com/media/bricks/5/1/4177431.jpg" xlink:type="simple">http://cache.lego.com/media/bricks/5/1/4177431.jpg</text:a></text:p>
          </table:table-cell>
          <table:table-cell table:style-name="ce22" office:value-type="float" office:value="216" calcext:value-type="float">
            <text:p>21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48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072</text:p>
          </table:table-cell>
          <table:table-cell table:style-name="ce22" office:value-type="string" calcext:value-type="string">
            <text:p>Technic Angular Wheel</text:p>
          </table:table-cell>
          <table:table-cell table:style-name="ce25" office:value-type="string" calcext:value-type="string">
            <text:p><text:a xlink:href="http://cache.lego.com/media/bricks/5/1/4248204.jpg" xlink:type="simple">http://cache.lego.com/media/bricks/5/1/4248204.jpg</text:a>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555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498</text:p>
          </table:table-cell>
          <table:table-cell table:style-name="ce22" office:value-type="string" calcext:value-type="string">
            <text:p>Double Conical Wheel Z36</text:p>
          </table:table-cell>
          <table:table-cell table:style-name="ce25" office:value-type="string" calcext:value-type="string">
            <text:p><text:a xlink:href="http://cache.lego.com/media/bricks/5/1/4255563.jpg" xlink:type="simple">http://cache.lego.com/media/bricks/5/1/4255563.jpg</text:a>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93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18575</text:p>
          </table:table-cell>
          <table:table-cell table:style-name="ce22" office:value-type="string" calcext:value-type="string">
            <text:p>Double Conical Wheel Z20 1M</text:p>
          </table:table-cell>
          <table:table-cell table:style-name="ce25" office:value-type="string" calcext:value-type="string">
            <text:p><text:a xlink:href="http://cache.lego.com/media/bricks/5/1/6093977.jpg" xlink:type="simple">http://cache.lego.com/media/bricks/5/1/6093977.jpg</text:a>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43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6575</text:p>
          </table:table-cell>
          <table:table-cell table:style-name="ce22" office:value-type="string" calcext:value-type="string">
            <text:p>Comb Wheel</text:p>
          </table:table-cell>
          <table:table-cell table:style-name="ce25" office:value-type="string" calcext:value-type="string">
            <text:p><text:a xlink:href="http://cache.lego.com/media/bricks/5/1/4143187.jpg" xlink:type="simple">http://cache.lego.com/media/bricks/5/1/4143187.jpg</text:a>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58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Half Beams, Special</text:p>
          </table:table-cell>
          <table:table-cell table:style-name="ce22" office:value-type="string" calcext:value-type="string">
            <text:p>87408</text:p>
          </table:table-cell>
          <table:table-cell table:style-name="ce22" office:value-type="string" calcext:value-type="string">
            <text:p>Beam 3M Ø4.85 W. Fork</text:p>
          </table:table-cell>
          <table:table-cell table:style-name="ce25" office:value-type="string" calcext:value-type="string">
            <text:p><text:a xlink:href="http://cache.lego.com/media/bricks/5/1/4558692.jpg" xlink:type="simple">http://cache.lego.com/media/bricks/5/1/4558692.jpg</text:a>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28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Tyres And Rims, Special</text:p>
          </table:table-cell>
          <table:table-cell table:style-name="ce22" office:value-type="string" calcext:value-type="string">
            <text:p>2815</text:p>
          </table:table-cell>
          <table:table-cell table:style-name="ce22" office:value-type="string" calcext:value-type="string">
            <text:p>Tyre For Wedge-Belt Wheel</text:p>
          </table:table-cell>
          <table:table-cell table:style-name="ce25" office:value-type="string" calcext:value-type="string">
            <text:p><text:a xlink:href="http://cache.lego.com/media/bricks/5/1/6028041.jpg" xlink:type="simple">http://cache.lego.com/media/bricks/5/1/6028041.jpg</text:a>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14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556</text:p>
          </table:table-cell>
          <table:table-cell table:style-name="ce22" office:value-type="string" calcext:value-type="string">
            <text:p>3M Connector Peg</text:p>
          </table:table-cell>
          <table:table-cell table:style-name="ce25" office:value-type="string" calcext:value-type="string">
            <text:p><text:a xlink:href="http://cache.lego.com/media/bricks/5/1/4514554.jpg" xlink:type="simple">http://cache.lego.com/media/bricks/5/1/4514554.jpg</text:a></text:p>
          </table:table-cell>
          <table:table-cell table:style-name="ce22" office:value-type="float" office:value="197" calcext:value-type="float">
            <text:p>19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666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99008</text:p>
          </table:table-cell>
          <table:table-cell table:style-name="ce22" office:value-type="string" calcext:value-type="string">
            <text:p>Krydsaksel M/Stop 4M</text:p>
          </table:table-cell>
          <table:table-cell table:style-name="ce25" office:value-type="string" calcext:value-type="string">
            <text:p><text:a xlink:href="http://cache.lego.com/media/bricks/5/1/4666999.jpg" xlink:type="simple">http://cache.lego.com/media/bricks/5/1/4666999.jpg</text:a>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14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198</text:p>
          </table:table-cell>
          <table:table-cell table:style-name="ce22" office:value-type="string" calcext:value-type="string">
            <text:p>Bevel Gear Z20</text:p>
          </table:table-cell>
          <table:table-cell table:style-name="ce25" office:value-type="string" calcext:value-type="string">
            <text:p><text:a xlink:href="http://cache.lego.com/media/bricks/5/1/4514557.jpg" xlink:type="simple">http://cache.lego.com/media/bricks/5/1/4514557.jpg</text:a>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65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6589</text:p>
          </table:table-cell>
          <table:table-cell table:style-name="ce22" office:value-type="string" calcext:value-type="string">
            <text:p>Conical Wheel Z12</text:p>
          </table:table-cell>
          <table:table-cell table:style-name="ce25" office:value-type="string" calcext:value-type="string">
            <text:p><text:a xlink:href="http://cache.lego.com/media/bricks/5/1/4565452.jpg" xlink:type="simple">http://cache.lego.com/media/bricks/5/1/4565452.jpg</text:a></text:p>
          </table:table-cell>
          <table:table-cell table:style-name="ce22" office:value-type="float" office:value="122" calcext:value-type="float">
            <text:p>12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31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198</text:p>
          </table:table-cell>
          <table:table-cell table:style-name="ce22" office:value-type="string" calcext:value-type="string">
            <text:p>Bevel Gear Z20</text:p>
          </table:table-cell>
          <table:table-cell table:style-name="ce25" office:value-type="string" calcext:value-type="string">
            <text:p><text:a xlink:href="http://cache.lego.com/media/bricks/5/1/6031962.jpg" xlink:type="simple">http://cache.lego.com/media/bricks/5/1/6031962.jpg</text:a>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064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3093</text:p>
          </table:table-cell>
          <table:table-cell table:style-name="ce22" office:value-type="string" calcext:value-type="string">
            <text:p>Conn.Bush W.Fric./Crossale</text:p>
          </table:table-cell>
          <table:table-cell table:style-name="ce25" office:value-type="string" calcext:value-type="string">
            <text:p><text:a xlink:href="http://cache.lego.com/media/bricks/5/1/4206482.jpg" xlink:type="simple">http://cache.lego.com/media/bricks/5/1/4206482.jpg</text:a></text:p>
          </table:table-cell>
          <table:table-cell table:style-name="ce22" office:value-type="float" office:value="1024" calcext:value-type="float">
            <text:p>102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145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58</text:p>
          </table:table-cell>
          <table:table-cell table:style-name="ce22" office:value-type="string" calcext:value-type="string">
            <text:p>Connector Peg W. Friction 3M</text:p>
          </table:table-cell>
          <table:table-cell table:style-name="ce25" office:value-type="string" calcext:value-type="string">
            <text:p><text:a xlink:href="http://cache.lego.com/media/bricks/5/1/4514553.jpg" xlink:type="simple">http://cache.lego.com/media/bricks/5/1/4514553.jpg</text:a></text:p>
          </table:table-cell>
          <table:table-cell table:style-name="ce22" office:value-type="float" office:value="464" calcext:value-type="float">
            <text:p>46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0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71321</text:p>
          </table:table-cell>
          <table:table-cell table:style-name="ce22" office:value-type="string" calcext:value-type="string">
            <text:p>V-Belt Ø24 <text:s/>/ Clear Red</text:p>
          </table:table-cell>
          <table:table-cell table:style-name="ce25" office:value-type="string" calcext:value-type="string">
            <text:p><text:a xlink:href="http://cache.lego.com/media/bricks/5/1/4100396.jpg" xlink:type="simple">http://cache.lego.com/media/bricks/5/1/4100396.jpg</text:a>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44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85544</text:p>
          </table:table-cell>
          <table:table-cell table:style-name="ce22" office:value-type="string" calcext:value-type="string">
            <text:p>V-Belt Ø 24, Red</text:p>
          </table:table-cell>
          <table:table-cell table:style-name="ce25" office:value-type="string" calcext:value-type="string">
            <text:p><text:a xlink:href="http://cache.lego.com/media/bricks/5/1/4544143.jpg" xlink:type="simple">http://cache.lego.com/media/bricks/5/1/4544143.jpg</text:a>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62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4290</text:p>
          </table:table-cell>
          <table:table-cell table:style-name="ce22" office:value-type="string" calcext:value-type="string">
            <text:p>Technic 11M Beam</text:p>
          </table:table-cell>
          <table:table-cell table:style-name="ce25" office:value-type="string" calcext:value-type="string">
            <text:p><text:a xlink:href="http://cache.lego.com/media/bricks/5/1/4562805.jpg" xlink:type="simple">http://cache.lego.com/media/bricks/5/1/4562805.jpg</text:a></text:p>
          </table:table-cell>
          <table:table-cell table:style-name="ce22" office:value-type="float" office:value="39" calcext:value-type="float">
            <text:p>3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28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32291</text:p>
          </table:table-cell>
          <table:table-cell table:style-name="ce22" office:value-type="string" calcext:value-type="string">
            <text:p>Technic Cross Block 2X1</text:p>
          </table:table-cell>
          <table:table-cell table:style-name="ce25" office:value-type="string" calcext:value-type="string">
            <text:p><text:a xlink:href="http://cache.lego.com/media/bricks/5/1/4128594.jpg" xlink:type="simple">http://cache.lego.com/media/bricks/5/1/4128594.jpg</text:a>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285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32184</text:p>
          </table:table-cell>
          <table:table-cell table:style-name="ce22" office:value-type="string" calcext:value-type="string">
            <text:p>Double Cross Block</text:p>
          </table:table-cell>
          <table:table-cell table:style-name="ce25" office:value-type="string" calcext:value-type="string">
            <text:p><text:a xlink:href="http://cache.lego.com/media/bricks/5/1/4128598.jpg" xlink:type="simple">http://cache.lego.com/media/bricks/5/1/4128598.jpg</text:a></text:p>
          </table:table-cell>
          <table:table-cell table:style-name="ce22" office:value-type="float" office:value="41" calcext:value-type="float">
            <text:p>4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75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42003</text:p>
          </table:table-cell>
          <table:table-cell table:style-name="ce22" office:value-type="string" calcext:value-type="string">
            <text:p>Cross Blok 3M</text:p>
          </table:table-cell>
          <table:table-cell table:style-name="ce25" office:value-type="string" calcext:value-type="string">
            <text:p><text:a xlink:href="http://cache.lego.com/media/bricks/5/1/4175442.jpg" xlink:type="simple">http://cache.lego.com/media/bricks/5/1/4175442.jpg</text:a>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882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536</text:p>
          </table:table-cell>
          <table:table-cell table:style-name="ce22" office:value-type="string" calcext:value-type="string">
            <text:p>Cross Block 90°</text:p>
          </table:table-cell>
          <table:table-cell table:style-name="ce25" office:value-type="string" calcext:value-type="string">
            <text:p><text:a xlink:href="http://cache.lego.com/media/bricks/5/1/4188298.jpg" xlink:type="simple">http://cache.lego.com/media/bricks/5/1/4188298.jpg</text:a>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40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54</text:p>
          </table:table-cell>
          <table:table-cell table:style-name="ce22" office:value-type="string" calcext:value-type="string">
            <text:p>2M Fric. Snap W/Cross Hole</text:p>
          </table:table-cell>
          <table:table-cell table:style-name="ce25" office:value-type="string" calcext:value-type="string">
            <text:p><text:a xlink:href="http://cache.lego.com/media/bricks/5/1/4140806.jpg" xlink:type="simple">http://cache.lego.com/media/bricks/5/1/4140806.jpg</text:a></text:p>
          </table:table-cell>
          <table:table-cell table:style-name="ce22" office:value-type="float" office:value="170" calcext:value-type="float">
            <text:p>17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428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62</text:p>
          </table:table-cell>
          <table:table-cell table:style-name="ce22" office:value-type="string" calcext:value-type="string">
            <text:p>2M Cross Axle W. Groove</text:p>
          </table:table-cell>
          <table:table-cell table:style-name="ce25" office:value-type="string" calcext:value-type="string">
            <text:p><text:a xlink:href="http://cache.lego.com/media/bricks/5/1/4142865.jpg" xlink:type="simple">http://cache.lego.com/media/bricks/5/1/4142865.jpg</text:a></text:p>
          </table:table-cell>
          <table:table-cell table:style-name="ce22" office:value-type="float" office:value="816" calcext:value-type="float">
            <text:p>81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89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14</text:p>
          </table:table-cell>
          <table:table-cell table:style-name="ce22" office:value-type="string" calcext:value-type="string">
            <text:p>Angle Element, 90 Degrees [6]</text:p>
          </table:table-cell>
          <table:table-cell table:style-name="ce25" office:value-type="string" calcext:value-type="string">
            <text:p><text:a xlink:href="http://cache.lego.com/media/bricks/5/1/4189131.jpg" xlink:type="simple">http://cache.lego.com/media/bricks/5/1/4189131.jpg</text:a>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89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192</text:p>
          </table:table-cell>
          <table:table-cell table:style-name="ce22" office:value-type="string" calcext:value-type="string">
            <text:p>Angle Element 135 Deg. [4]</text:p>
          </table:table-cell>
          <table:table-cell table:style-name="ce25" office:value-type="string" calcext:value-type="string">
            <text:p><text:a xlink:href="http://cache.lego.com/media/bricks/5/1/4189936.jpg" xlink:type="simple">http://cache.lego.com/media/bricks/5/1/4189936.jpg</text:a>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271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90</text:p>
          </table:table-cell>
          <table:table-cell table:style-name="ce22" office:value-type="string" calcext:value-type="string">
            <text:p>Bush For Cross Axle</text:p>
          </table:table-cell>
          <table:table-cell table:style-name="ce25" office:value-type="string" calcext:value-type="string">
            <text:p><text:a xlink:href="http://cache.lego.com/media/bricks/5/1/4227155.jpg" xlink:type="simple">http://cache.lego.com/media/bricks/5/1/4227155.jpg</text:a></text:p>
          </table:table-cell>
          <table:table-cell table:style-name="ce22" office:value-type="float" office:value="228" calcext:value-type="float">
            <text:p>2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34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34</text:p>
          </table:table-cell>
          <table:table-cell table:style-name="ce22" office:value-type="string" calcext:value-type="string">
            <text:p>Angle Element, 180 Degrees [2]</text:p>
          </table:table-cell>
          <table:table-cell table:style-name="ce25" office:value-type="string" calcext:value-type="string">
            <text:p><text:a xlink:href="http://cache.lego.com/media/bricks/5/1/4234429.jpg" xlink:type="simple">http://cache.lego.com/media/bricks/5/1/4234429.jpg</text:a></text:p>
          </table:table-cell>
          <table:table-cell table:style-name="ce22" office:value-type="float" office:value="37" calcext:value-type="float">
            <text:p>3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546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13</text:p>
          </table:table-cell>
          <table:table-cell table:style-name="ce22" office:value-type="string" calcext:value-type="string">
            <text:p>Angle Element, 0 Degrees [1]</text:p>
          </table:table-cell>
          <table:table-cell table:style-name="ce25" office:value-type="string" calcext:value-type="string">
            <text:p><text:a xlink:href="http://cache.lego.com/media/bricks/5/1/4254606.jpg" xlink:type="simple">http://cache.lego.com/media/bricks/5/1/4254606.jpg</text:a>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1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9443</text:p>
          </table:table-cell>
          <table:table-cell table:style-name="ce22" office:value-type="string" calcext:value-type="string">
            <text:p>Cross Axle, Extension, 2M</text:p>
          </table:table-cell>
          <table:table-cell table:style-name="ce25" office:value-type="string" calcext:value-type="string">
            <text:p><text:a xlink:href="http://cache.lego.com/media/bricks/5/1/4513174.jpg" xlink:type="simple">http://cache.lego.com/media/bricks/5/1/4513174.jpg</text:a>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856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Decoration Elements</text:p>
          </table:table-cell>
          <table:table-cell table:style-name="ce22" office:value-type="string" calcext:value-type="string">
            <text:p>41669</text:p>
          </table:table-cell>
          <table:table-cell table:style-name="ce22" office:value-type="string" calcext:value-type="string">
            <text:p>Bion. Eye</text:p>
          </table:table-cell>
          <table:table-cell table:style-name="ce25" office:value-type="string" calcext:value-type="string">
            <text:p><text:a xlink:href="http://cache.lego.com/media/bricks/5/1/4185661.jpg" xlink:type="simple">http://cache.lego.com/media/bricks/5/1/4185661.jpg</text:a>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454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54821</text:p>
          </table:table-cell>
          <table:table-cell table:style-name="ce22" office:value-type="string" calcext:value-type="string">
            <text:p>Ball Ø16,5</text:p>
          </table:table-cell>
          <table:table-cell table:style-name="ce25" office:value-type="string" calcext:value-type="string">
            <text:p><text:a xlink:href="http://cache.lego.com/media/bricks/5/1/4545430.jpg" xlink:type="simple">http://cache.lego.com/media/bricks/5/1/4545430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739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Half Beams, Special</text:p>
          </table:table-cell>
          <table:table-cell table:style-name="ce22" office:value-type="string" calcext:value-type="string">
            <text:p>41678</text:p>
          </table:table-cell>
          <table:table-cell table:style-name="ce22" office:value-type="string" calcext:value-type="string">
            <text:p>Technic Cross Block/Fork 2X2</text:p>
          </table:table-cell>
          <table:table-cell table:style-name="ce25" office:value-type="string" calcext:value-type="string">
            <text:p><text:a xlink:href="http://cache.lego.com/media/bricks/5/1/4173975.jpg" xlink:type="simple">http://cache.lego.com/media/bricks/5/1/4173975.jpg</text:a>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39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ght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123</text:p>
          </table:table-cell>
          <table:table-cell table:style-name="ce22" office:value-type="string" calcext:value-type="string">
            <text:p>1/2 Bush</text:p>
          </table:table-cell>
          <table:table-cell table:style-name="ce25" office:value-type="string" calcext:value-type="string">
            <text:p><text:a xlink:href="http://cache.lego.com/media/bricks/5/1/4239601.jpg" xlink:type="simple">http://cache.lego.com/media/bricks/5/1/4239601.jpg</text:a></text:p>
          </table:table-cell>
          <table:table-cell table:style-name="ce22" office:value-type="float" office:value="267" calcext:value-type="float">
            <text:p>26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499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5013</text:p>
          </table:table-cell>
          <table:table-cell table:style-name="ce22" office:value-type="string" calcext:value-type="string">
            <text:p>Cross Axle 8M With End Stop</text:p>
          </table:table-cell>
          <table:table-cell table:style-name="ce25" office:value-type="string" calcext:value-type="string">
            <text:p><text:a xlink:href="http://cache.lego.com/media/bricks/5/1/4499858.jpg" xlink:type="simple">http://cache.lego.com/media/bricks/5/1/4499858.jpg</text:a></text:p>
          </table:table-cell>
          <table:table-cell table:style-name="ce22" office:value-type="float" office:value="187" calcext:value-type="float">
            <text:p>18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08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9426</text:p>
          </table:table-cell>
          <table:table-cell table:style-name="ce22" office:value-type="string" calcext:value-type="string">
            <text:p>Cross Axle 5,5 <text:s/>With Stop 1M.</text:p>
          </table:table-cell>
          <table:table-cell table:style-name="ce25" office:value-type="string" calcext:value-type="string">
            <text:p><text:a xlink:href="http://cache.lego.com/media/bricks/5/1/4508553.jpg" xlink:type="simple">http://cache.lego.com/media/bricks/5/1/4508553.jpg</text:a></text:p>
          </table:table-cell>
          <table:table-cell table:style-name="ce22" office:value-type="float" office:value="312" calcext:value-type="float">
            <text:p>31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83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87083</text:p>
          </table:table-cell>
          <table:table-cell table:style-name="ce22" office:value-type="string" calcext:value-type="string">
            <text:p>Cross Axle 4M With End Stop</text:p>
          </table:table-cell>
          <table:table-cell table:style-name="ce25" office:value-type="string" calcext:value-type="string">
            <text:p><text:a xlink:href="http://cache.lego.com/media/bricks/5/1/6083620.jpg" xlink:type="simple">http://cache.lego.com/media/bricks/5/1/6083620.jpg</text:a></text:p>
          </table:table-cell>
          <table:table-cell table:style-name="ce22" office:value-type="float" office:value="221" calcext:value-type="float">
            <text:p>22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14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648</text:p>
          </table:table-cell>
          <table:table-cell table:style-name="ce22" office:value-type="string" calcext:value-type="string">
            <text:p>Gear Wheel Z24</text:p>
          </table:table-cell>
          <table:table-cell table:style-name="ce25" office:value-type="string" calcext:value-type="string">
            <text:p><text:a xlink:href="http://cache.lego.com/media/bricks/5/1/4514558.jpg" xlink:type="simple">http://cache.lego.com/media/bricks/5/1/4514558.jpg</text:a>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08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5648</text:p>
          </table:table-cell>
          <table:table-cell table:style-name="ce22" office:value-type="string" calcext:value-type="string">
            <text:p>Ms, Ev3, Touch Sensor</text:p>
          </table:table-cell>
          <table:table-cell table:style-name="ce25" office:value-type="string" calcext:value-type="string">
            <text:p><text:a xlink:href="http://cache.lego.com/media/bricks/5/1/6008472.jpg" xlink:type="simple">http://cache.lego.com/media/bricks/5/1/6008472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08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9455</text:p>
          </table:table-cell>
          <table:table-cell table:style-name="ce22" office:value-type="string" calcext:value-type="string">
            <text:p>Ms-Ev3, Medium Motor</text:p>
          </table:table-cell>
          <table:table-cell table:style-name="ce25" office:value-type="string" calcext:value-type="string">
            <text:p><text:a xlink:href="http://cache.lego.com/media/bricks/5/1/6008577.jpg" xlink:type="simple">http://cache.lego.com/media/bricks/5/1/6008577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09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5658</text:p>
          </table:table-cell>
          <table:table-cell table:style-name="ce22" office:value-type="string" calcext:value-type="string">
            <text:p>Ms-Ev3, Large Motor</text:p>
          </table:table-cell>
          <table:table-cell table:style-name="ce25" office:value-type="string" calcext:value-type="string">
            <text:p><text:a xlink:href="http://cache.lego.com/media/bricks/5/1/6009430.jpg" xlink:type="simple">http://cache.lego.com/media/bricks/5/1/6009430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0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5650</text:p>
          </table:table-cell>
          <table:table-cell table:style-name="ce22" office:value-type="string" calcext:value-type="string">
            <text:p>Ms, Ev3, Sensor, Colour</text:p>
          </table:table-cell>
          <table:table-cell table:style-name="ce25" office:value-type="string" calcext:value-type="string">
            <text:p><text:a xlink:href="http://cache.lego.com/media/bricks/5/1/6008919.jpg" xlink:type="simple">http://cache.lego.com/media/bricks/5/1/6008919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09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5654</text:p>
          </table:table-cell>
          <table:table-cell table:style-name="ce22" office:value-type="string" calcext:value-type="string">
            <text:p>Ms-Ev3, Ir Sensor</text:p>
          </table:table-cell>
          <table:table-cell table:style-name="ce25" office:value-type="string" calcext:value-type="string">
            <text:p><text:a xlink:href="http://cache.lego.com/media/bricks/5/1/6009811.jpg" xlink:type="simple">http://cache.lego.com/media/bricks/5/1/6009811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250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48989</text:p>
          </table:table-cell>
          <table:table-cell table:style-name="ce22" office:value-type="string" calcext:value-type="string">
            <text:p>Beam 3 M. W/4 Snaps</text:p>
          </table:table-cell>
          <table:table-cell table:style-name="ce25" office:value-type="string" calcext:value-type="string">
            <text:p><text:a xlink:href="http://cache.lego.com/media/bricks/5/1/4225033.jpg" xlink:type="simple">http://cache.lego.com/media/bricks/5/1/4225033.jpg</text:a></text:p>
          </table:table-cell>
          <table:table-cell table:style-name="ce22" office:value-type="float" office:value="157" calcext:value-type="float">
            <text:p>15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38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3869</text:p>
          </table:table-cell>
          <table:table-cell table:style-name="ce22" office:value-type="string" calcext:value-type="string">
            <text:p>Cross Block 3X2</text:p>
          </table:table-cell>
          <table:table-cell table:style-name="ce25" office:value-type="string" calcext:value-type="string">
            <text:p><text:a xlink:href="http://cache.lego.com/media/bricks/5/1/4538007.jpg" xlink:type="simple">http://cache.lego.com/media/bricks/5/1/4538007.jpg</text:a></text:p>
          </table:table-cell>
          <table:table-cell table:style-name="ce22" office:value-type="float" office:value="56" calcext:value-type="float">
            <text:p>5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39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4179</text:p>
          </table:table-cell>
          <table:table-cell table:style-name="ce22" office:value-type="string" calcext:value-type="string">
            <text:p>Beam Frame 5X7 Ø 4.85</text:p>
          </table:table-cell>
          <table:table-cell table:style-name="ce25" office:value-type="string" calcext:value-type="string">
            <text:p><text:a xlink:href="http://cache.lego.com/media/bricks/5/1/4539880.jpg" xlink:type="simple">http://cache.lego.com/media/bricks/5/1/4539880.jpg</text:a>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40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4178</text:p>
          </table:table-cell>
          <table:table-cell table:style-name="ce22" office:value-type="string" calcext:value-type="string">
            <text:p>Beam R. Frame 5X11 Ø4.85</text:p>
          </table:table-cell>
          <table:table-cell table:style-name="ce25" office:value-type="string" calcext:value-type="string">
            <text:p><text:a xlink:href="http://cache.lego.com/media/bricks/5/1/4540797.jpg" xlink:type="simple">http://cache.lego.com/media/bricks/5/1/4540797.jpg</text:a>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60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87082</text:p>
          </table:table-cell>
          <table:table-cell table:style-name="ce22" office:value-type="string" calcext:value-type="string">
            <text:p>Double Bush 3M Ø4.9</text:p>
          </table:table-cell>
          <table:table-cell table:style-name="ce25" office:value-type="string" calcext:value-type="string">
            <text:p><text:a xlink:href="http://cache.lego.com/media/bricks/5/1/4560175.jpg" xlink:type="simple">http://cache.lego.com/media/bricks/5/1/4560175.jpg</text:a>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2736</text:p>
          </table:table-cell>
          <table:table-cell table:style-name="ce22" office:value-type="string" calcext:value-type="string">
            <text:p>Ball W. Cross Axle</text:p>
          </table:table-cell>
          <table:table-cell table:style-name="ce25" office:value-type="string" calcext:value-type="string">
            <text:p><text:a xlink:href="http://cache.lego.com/media/bricks/5/1/4211375.jpg" xlink:type="simple">http://cache.lego.com/media/bricks/5/1/4211375.jpg</text:a></text:p>
          </table:table-cell>
          <table:table-cell table:style-name="ce22" office:value-type="float" office:value="162" calcext:value-type="float">
            <text:p>16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39</text:p>
          </table:table-cell>
          <table:table-cell table:style-name="ce22" office:value-type="string" calcext:value-type="string">
            <text:p>Catch W. Cross Hole</text:p>
          </table:table-cell>
          <table:table-cell table:style-name="ce25" office:value-type="string" calcext:value-type="string">
            <text:p><text:a xlink:href="http://cache.lego.com/media/bricks/5/1/4211553.jpg" xlink:type="simple">http://cache.lego.com/media/bricks/5/1/4211553.jpg</text:a>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6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73</text:p>
          </table:table-cell>
          <table:table-cell table:style-name="ce22" office:value-type="string" calcext:value-type="string">
            <text:p>Cross Axle 5M</text:p>
          </table:table-cell>
          <table:table-cell table:style-name="ce25" office:value-type="string" calcext:value-type="string">
            <text:p><text:a xlink:href="http://cache.lego.com/media/bricks/5/1/4211639.jpg" xlink:type="simple">http://cache.lego.com/media/bricks/5/1/4211639.jpg</text:a></text:p>
          </table:table-cell>
          <table:table-cell table:style-name="ce22" office:value-type="float" office:value="445" calcext:value-type="float">
            <text:p>44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7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2610</text:p>
          </table:table-cell>
          <table:table-cell table:style-name="ce22" office:value-type="string" calcext:value-type="string">
            <text:p>Hub Ø11,2 X 7,84</text:p>
          </table:table-cell>
          <table:table-cell table:style-name="ce25" office:value-type="string" calcext:value-type="string">
            <text:p><text:a xlink:href="http://cache.lego.com/media/bricks/5/1/4211758.jpg" xlink:type="simple">http://cache.lego.com/media/bricks/5/1/4211758.jpg</text:a>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4294</text:p>
          </table:table-cell>
          <table:table-cell table:style-name="ce22" office:value-type="string" calcext:value-type="string">
            <text:p>Cross Axle 7M</text:p>
          </table:table-cell>
          <table:table-cell table:style-name="ce25" office:value-type="string" calcext:value-type="string">
            <text:p><text:a xlink:href="http://cache.lego.com/media/bricks/5/1/4211805.jpg" xlink:type="simple">http://cache.lego.com/media/bricks/5/1/4211805.jpg</text:a></text:p>
          </table:table-cell>
          <table:table-cell table:style-name="ce22" office:value-type="float" office:value="294" calcext:value-type="float">
            <text:p>29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673</text:p>
          </table:table-cell>
          <table:table-cell table:style-name="ce22" office:value-type="string" calcext:value-type="string">
            <text:p>Connector Peg</text:p>
          </table:table-cell>
          <table:table-cell table:style-name="ce25" office:value-type="string" calcext:value-type="string">
            <text:p><text:a xlink:href="http://cache.lego.com/media/bricks/5/1/4211807.jpg" xlink:type="simple">http://cache.lego.com/media/bricks/5/1/4211807.jpg</text:a></text:p>
          </table:table-cell>
          <table:table-cell table:style-name="ce22" office:value-type="float" office:value="557" calcext:value-type="float">
            <text:p>55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8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519</text:p>
          </table:table-cell>
          <table:table-cell table:style-name="ce22" office:value-type="string" calcext:value-type="string">
            <text:p>Cross Axle 3M</text:p>
          </table:table-cell>
          <table:table-cell table:style-name="ce25" office:value-type="string" calcext:value-type="string">
            <text:p><text:a xlink:href="http://cache.lego.com/media/bricks/5/1/4211815.jpg" xlink:type="simple">http://cache.lego.com/media/bricks/5/1/4211815.jpg</text:a></text:p>
          </table:table-cell>
          <table:table-cell table:style-name="ce22" office:value-type="float" office:value="748" calcext:value-type="float">
            <text:p>74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138</text:p>
          </table:table-cell>
          <table:table-cell table:style-name="ce22" office:value-type="string" calcext:value-type="string">
            <text:p>Module Bush</text:p>
          </table:table-cell>
          <table:table-cell table:style-name="ce25" office:value-type="string" calcext:value-type="string">
            <text:p><text:a xlink:href="http://cache.lego.com/media/bricks/5/1/4211888.jpg" xlink:type="simple">http://cache.lego.com/media/bricks/5/1/4211888.jpg</text:a>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02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7585</text:p>
          </table:table-cell>
          <table:table-cell table:style-name="ce22" office:value-type="string" calcext:value-type="string">
            <text:p>3-Branch Cross Axle W/Cross H.</text:p>
          </table:table-cell>
          <table:table-cell table:style-name="ce25" office:value-type="string" calcext:value-type="string">
            <text:p><text:a xlink:href="http://cache.lego.com/media/bricks/5/1/4502595.jpg" xlink:type="simple">http://cache.lego.com/media/bricks/5/1/4502595.jpg</text:a>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26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2462</text:p>
          </table:table-cell>
          <table:table-cell table:style-name="ce22" office:value-type="string" calcext:value-type="string">
            <text:p>Tube W/Double Ø4.85</text:p>
          </table:table-cell>
          <table:table-cell table:style-name="ce25" office:value-type="string" calcext:value-type="string">
            <text:p><text:a xlink:href="http://cache.lego.com/media/bricks/5/1/4526985.jpg" xlink:type="simple">http://cache.lego.com/media/bricks/5/1/4526985.jpg</text:a>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35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0485</text:p>
          </table:table-cell>
          <table:table-cell table:style-name="ce22" office:value-type="string" calcext:value-type="string">
            <text:p>Cross Axle 9M</text:p>
          </table:table-cell>
          <table:table-cell table:style-name="ce25" office:value-type="string" calcext:value-type="string">
            <text:p><text:a xlink:href="http://cache.lego.com/media/bricks/5/1/4535768.jpg" xlink:type="simple">http://cache.lego.com/media/bricks/5/1/4535768.jpg</text:a>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4716</text:p>
          </table:table-cell>
          <table:table-cell table:style-name="ce22" office:value-type="string" calcext:value-type="string">
            <text:p>Worm</text:p>
          </table:table-cell>
          <table:table-cell table:style-name="ce25" office:value-type="string" calcext:value-type="string">
            <text:p><text:a xlink:href="http://cache.lego.com/media/bricks/5/1/4211510.jpg" xlink:type="simple">http://cache.lego.com/media/bricks/5/1/4211510.jpg</text:a>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211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6632</text:p>
          </table:table-cell>
          <table:table-cell table:style-name="ce22" office:value-type="string" calcext:value-type="string">
            <text:p>Technic Lever 3M</text:p>
          </table:table-cell>
          <table:table-cell table:style-name="ce25" office:value-type="string" calcext:value-type="string">
            <text:p><text:a xlink:href="http://cache.lego.com/media/bricks/5/1/4211566.jpg" xlink:type="simple">http://cache.lego.com/media/bricks/5/1/4211566.jpg</text:a>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630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Half Beams, Special</text:p>
          </table:table-cell>
          <table:table-cell table:style-name="ce22" office:value-type="string" calcext:value-type="string">
            <text:p>92907</text:p>
          </table:table-cell>
          <table:table-cell table:style-name="ce22" office:value-type="string" calcext:value-type="string">
            <text:p>Cross Block/Form 2X2X2</text:p>
          </table:table-cell>
          <table:table-cell table:style-name="ce25" office:value-type="string" calcext:value-type="string">
            <text:p><text:a xlink:href="http://cache.lego.com/media/bricks/5/1/4630114.jpg" xlink:type="simple">http://cache.lego.com/media/bricks/5/1/4630114.jpg</text:a>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13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Transportation Means, Vehicles</text:p>
          </table:table-cell>
          <table:table-cell table:style-name="ce22" office:value-type="string" calcext:value-type="string">
            <text:p>32068</text:p>
          </table:table-cell>
          <table:table-cell table:style-name="ce22" office:value-type="string" calcext:value-type="string">
            <text:p>Technic Steering-Gear 3M</text:p>
          </table:table-cell>
          <table:table-cell table:style-name="ce25" office:value-type="string" calcext:value-type="string">
            <text:p><text:a xlink:href="http://cache.lego.com/media/bricks/5/1/6013936.jpg" xlink:type="simple">http://cache.lego.com/media/bricks/5/1/6013936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494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Tyres And Rims, Special</text:p>
          </table:table-cell>
          <table:table-cell table:style-name="ce22" office:value-type="string" calcext:value-type="string">
            <text:p>4185</text:p>
          </table:table-cell>
          <table:table-cell table:style-name="ce22" office:value-type="string" calcext:value-type="string">
            <text:p>Wedge-Belt Wheel Ø24</text:p>
          </table:table-cell>
          <table:table-cell table:style-name="ce25" office:value-type="string" calcext:value-type="string">
            <text:p><text:a xlink:href="http://cache.lego.com/media/bricks/5/1/4494222.jpg" xlink:type="simple">http://cache.lego.com/media/bricks/5/1/4494222.jpg</text:a>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1326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Various: Category Not Known</text:p>
          </table:table-cell>
          <table:table-cell table:style-name="ce22" office:value-type="string" calcext:value-type="string">
            <text:p>95654</text:p>
          </table:table-cell>
          <table:table-cell table:style-name="ce22" office:value-type="string" calcext:value-type="string">
            <text:p>Ms-Ev3, Ir Sensor</text:p>
          </table:table-cell>
          <table:table-cell table:style-name="ce25" office:value-type="string" calcext:value-type="string">
            <text:p><text:a xlink:href="http://cache.lego.com/media/bricks/5/1/6132629.jpg" xlink:type="simple">http://cache.lego.com/media/bricks/5/1/6132629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657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lticombination</text:p>
          </table:table-cell>
          <table:table-cell office:value-type="string" calcext:value-type="string">
            <text:p>Constraction: Figure, Weapons</text:p>
          </table:table-cell>
          <table:table-cell table:style-name="ce22" office:value-type="string" calcext:value-type="string">
            <text:p>98568</text:p>
          </table:table-cell>
          <table:table-cell table:style-name="ce22" office:value-type="string" calcext:value-type="string">
            <text:p>Sword</text:p>
          </table:table-cell>
          <table:table-cell table:style-name="ce25" office:value-type="string" calcext:value-type="string">
            <text:p><text:a xlink:href="http://cache.lego.com/media/bricks/5/1/4657296.jpg" xlink:type="simple">http://cache.lego.com/media/bricks/5/1/4657296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318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13670</text:p>
          </table:table-cell>
          <table:table-cell table:style-name="ce22" office:value-type="string" calcext:value-type="string">
            <text:p>Crossaxle 3M With Knob</text:p>
          </table:table-cell>
          <table:table-cell table:style-name="ce25" office:value-type="string" calcext:value-type="string">
            <text:p><text:a xlink:href="http://cache.lego.com/media/bricks/5/1/6031821.jpg" xlink:type="simple">http://cache.lego.com/media/bricks/5/1/6031821.jpg</text:a></text:p>
          </table:table-cell>
          <table:table-cell table:style-name="ce22" office:value-type="float" office:value="228" calcext:value-type="float">
            <text:p>2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656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nstraction: Figure, Weapons</text:p>
          </table:table-cell>
          <table:table-cell table:style-name="ce22" office:value-type="string" calcext:value-type="string">
            <text:p>98347</text:p>
          </table:table-cell>
          <table:table-cell table:style-name="ce22" office:value-type="string" calcext:value-type="string">
            <text:p>Blade W. Technic Hole 1</text:p>
          </table:table-cell>
          <table:table-cell table:style-name="ce25" office:value-type="string" calcext:value-type="string">
            <text:p><text:a xlink:href="http://cache.lego.com/media/bricks/5/1/4656205.jpg" xlink:type="simple">http://cache.lego.com/media/bricks/5/1/4656205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14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72156</text:p>
          </table:table-cell>
          <table:table-cell table:style-name="ce22" office:value-type="string" calcext:value-type="string">
            <text:p>Ms-Ev3, Ir Beacon</text:p>
          </table:table-cell>
          <table:table-cell table:style-name="ce25" office:value-type="string" calcext:value-type="string">
            <text:p><text:a xlink:href="http://cache.lego.com/media/bricks/5/1/6014051.jpg" xlink:type="simple">http://cache.lego.com/media/bricks/5/1/6014051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09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stem: Electric Parts</text:p>
          </table:table-cell>
          <table:table-cell table:style-name="ce22" office:value-type="string" calcext:value-type="string">
            <text:p>95646</text:p>
          </table:table-cell>
          <table:table-cell table:style-name="ce22" office:value-type="string" calcext:value-type="string">
            <text:p>Ms-Ev3, P-Brick</text:p>
          </table:table-cell>
          <table:table-cell table:style-name="ce25" office:value-type="string" calcext:value-type="string">
            <text:p><text:a xlink:href="http://cache.lego.com/media/bricks/5/1/6009996.jpg" xlink:type="simple">http://cache.lego.com/media/bricks/5/1/6009996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47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683</text:p>
          </table:table-cell>
          <table:table-cell table:style-name="ce22" office:value-type="string" calcext:value-type="string">
            <text:p>Left Panel 3X7</text:p>
          </table:table-cell>
          <table:table-cell table:style-name="ce25" office:value-type="string" calcext:value-type="string">
            <text:p><text:a xlink:href="http://cache.lego.com/media/bricks/5/1/4547581.jpg" xlink:type="simple">http://cache.lego.com/media/bricks/5/1/4547581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475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391</text:p>
          </table:table-cell>
          <table:table-cell table:style-name="ce22" office:value-type="string" calcext:value-type="string">
            <text:p>Right Panel 3X7</text:p>
          </table:table-cell>
          <table:table-cell table:style-name="ce25" office:value-type="string" calcext:value-type="string">
            <text:p><text:a xlink:href="http://cache.lego.com/media/bricks/5/1/4547582.jpg" xlink:type="simple">http://cache.lego.com/media/bricks/5/1/4547582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587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393</text:p>
          </table:table-cell>
          <table:table-cell table:style-name="ce22" office:value-type="string" calcext:value-type="string">
            <text:p>Right Panel 3X11</text:p>
          </table:table-cell>
          <table:table-cell table:style-name="ce25" office:value-type="string" calcext:value-type="string">
            <text:p><text:a xlink:href="http://cache.lego.com/media/bricks/5/1/4558797.jpg" xlink:type="simple">http://cache.lego.com/media/bricks/5/1/4558797.jpg</text:a>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58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681</text:p>
          </table:table-cell>
          <table:table-cell table:style-name="ce22" office:value-type="string" calcext:value-type="string">
            <text:p>Left Panel 3X11</text:p>
          </table:table-cell>
          <table:table-cell table:style-name="ce25" office:value-type="string" calcext:value-type="string">
            <text:p><text:a xlink:href="http://cache.lego.com/media/bricks/5/1/4558802.jpg" xlink:type="simple">http://cache.lego.com/media/bricks/5/1/4558802.jpg</text:a>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739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Decoration Elements</text:p>
          </table:table-cell>
          <table:table-cell table:style-name="ce22" office:value-type="string" calcext:value-type="string">
            <text:p>41669</text:p>
          </table:table-cell>
          <table:table-cell table:style-name="ce22" office:value-type="string" calcext:value-type="string">
            <text:p>Bion. Eye</text:p>
          </table:table-cell>
          <table:table-cell table:style-name="ce25" office:value-type="string" calcext:value-type="string">
            <text:p><text:a xlink:href="http://cache.lego.com/media/bricks/5/1/4173941.jpg" xlink:type="simple">http://cache.lego.com/media/bricks/5/1/4173941.jpg</text:a>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4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Decoration Elements</text:p>
          </table:table-cell>
          <table:table-cell table:style-name="ce22" office:value-type="string" calcext:value-type="string">
            <text:p>61070</text:p>
          </table:table-cell>
          <table:table-cell table:style-name="ce22" office:value-type="string" calcext:value-type="string">
            <text:p>Right Screen Ø 4.85 4X7X4</text:p>
          </table:table-cell>
          <table:table-cell table:style-name="ce25" office:value-type="string" calcext:value-type="string">
            <text:p><text:a xlink:href="http://cache.lego.com/media/bricks/5/1/4540100.jpg" xlink:type="simple">http://cache.lego.com/media/bricks/5/1/4540100.jpg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15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Decoration Elements</text:p>
          </table:table-cell>
          <table:table-cell table:style-name="ce22" office:value-type="string" calcext:value-type="string">
            <text:p>61070</text:p>
          </table:table-cell>
          <table:table-cell table:style-name="ce22" office:value-type="string" calcext:value-type="string">
            <text:p>Right Screen Ø 4.85 4X7X4</text:p>
          </table:table-cell>
          <table:table-cell table:style-name="ce25" office:value-type="string" calcext:value-type="string">
            <text:p><text:a xlink:href="http://cache.lego.com/media/bricks/5/1/6015596.jpg" xlink:type="simple">http://cache.lego.com/media/bricks/5/1/6015596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6015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Decoration Elements</text:p>
          </table:table-cell>
          <table:table-cell table:style-name="ce22" office:value-type="string" calcext:value-type="string">
            <text:p>61071</text:p>
          </table:table-cell>
          <table:table-cell table:style-name="ce22" office:value-type="string" calcext:value-type="string">
            <text:p>Left Screen Ø 4.85 4X7X4</text:p>
          </table:table-cell>
          <table:table-cell table:style-name="ce25" office:value-type="string" calcext:value-type="string">
            <text:p><text:a xlink:href="http://cache.lego.com/media/bricks/5/1/6015597.jpg" xlink:type="simple">http://cache.lego.com/media/bricks/5/1/6015597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177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269</text:p>
          </table:table-cell>
          <table:table-cell table:style-name="ce22" office:value-type="string" calcext:value-type="string">
            <text:p>Double bevel gear, 20-tooth</text:p>
          </table:table-cell>
          <table:table-cell table:style-name="ce25" office:value-type="string" calcext:value-type="string">
            <text:p><text:a xlink:href="http://cache.lego.com/media/bricks/5/1/4177430.jpg" xlink:type="simple">http://cache.lego.com/media/bricks/5/1/4177430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31313-1</text:p>
          </table:table-cell>
          <table:table-cell table:style-name="ce22" office:value-type="string" calcext:value-type="string">
            <text:p>4560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87083</text:p>
          </table:table-cell>
          <table:table-cell table:style-name="ce22" office:value-type="string" calcext:value-type="string">
            <text:p>Axle with stop, 4-module</text:p>
          </table:table-cell>
          <table:table-cell table:style-name="ce25" office:value-type="string" calcext:value-type="string">
            <text:p><text:a xlink:href="http://cache.lego.com/media/bricks/5/1/4560177.jpg" xlink:type="simple">http://cache.lego.com/media/bricks/5/1/4560177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35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nstraction: Tyres And Rims For/To Snap Ø4,85 W. Cross</text:p>
          </table:table-cell>
          <table:table-cell table:style-name="ce22" office:value-type="string" calcext:value-type="string">
            <text:p>41897</text:p>
          </table:table-cell>
          <table:table-cell table:style-name="ce22" office:value-type="string" calcext:value-type="string">
            <text:p>Tyre Low Wide Ø56 X 28</text:p>
          </table:table-cell>
          <table:table-cell table:style-name="ce25" office:value-type="string" calcext:value-type="string">
            <text:p><text:a xlink:href="http://cache.lego.com/media/bricks/5/1/6035364.jpg" xlink:type="simple">http://cache.lego.com/media/bricks/5/1/6035364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245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11145</text:p>
          </table:table-cell>
          <table:table-cell table:style-name="ce22" office:value-type="string" calcext:value-type="string">
            <text:p>Cable 250 Mm</text:p>
          </table:table-cell>
          <table:table-cell table:style-name="ce25" office:value-type="string" calcext:value-type="string">
            <text:p><text:a xlink:href="http://cache.lego.com/media/bricks/4/1/6024581.jpg" xlink:type="simple">http://cache.lego.com/media/bricks/4/1/6024581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24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11146</text:p>
          </table:table-cell>
          <table:table-cell table:style-name="ce22" office:value-type="string" calcext:value-type="string">
            <text:p>Cable 350 Mm</text:p>
          </table:table-cell>
          <table:table-cell table:style-name="ce25" office:value-type="string" calcext:value-type="string">
            <text:p><text:a xlink:href="http://cache.lego.com/media/bricks/4/1/6024583.jpg" xlink:type="simple">http://cache.lego.com/media/bricks/4/1/6024583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24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11147</text:p>
          </table:table-cell>
          <table:table-cell table:style-name="ce22" office:value-type="string" calcext:value-type="string">
            <text:p>Cable 500 Mm</text:p>
          </table:table-cell>
          <table:table-cell table:style-name="ce25" office:value-type="string" calcext:value-type="string">
            <text:p><text:a xlink:href="http://cache.lego.com/media/bricks/4/1/6024585.jpg" xlink:type="simple">http://cache.lego.com/media/bricks/4/1/6024585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36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10916</text:p>
          </table:table-cell>
          <table:table-cell table:style-name="ce22" office:value-type="string" calcext:value-type="string">
            <text:p>USB Cable</text:p>
          </table:table-cell>
          <table:table-cell table:style-name="ce25" office:value-type="string" calcext:value-type="string">
            <text:p><text:a xlink:href="http://cache.lego.com/media/bricks/4/1/6036901.jpg" xlink:type="simple">http://cache.lego.com/media/bricks/4/1/6036901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12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629</text:p>
          </table:table-cell>
          <table:table-cell table:style-name="ce22" office:value-type="string" calcext:value-type="string">
            <text:p>Technic Angular Beam 4X6</text:p>
          </table:table-cell>
          <table:table-cell table:style-name="ce25" office:value-type="string" calcext:value-type="string">
            <text:p><text:a xlink:href="http://cache.lego.com/media/bricks/5/1/4112282.jpg" xlink:type="simple">http://cache.lego.com/media/bricks/5/1/4112282.jpg</text:a>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428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3</text:p>
          </table:table-cell>
          <table:table-cell table:style-name="ce22" office:value-type="string" calcext:value-type="string">
            <text:p>Technic 3M Beam</text:p>
          </table:table-cell>
          <table:table-cell table:style-name="ce25" office:value-type="string" calcext:value-type="string">
            <text:p><text:a xlink:href="http://cache.lego.com/media/bricks/5/1/4142822.jpg" xlink:type="simple">http://cache.lego.com/media/bricks/5/1/4142822.jpg</text:a>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523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0484</text:p>
          </table:table-cell>
          <table:table-cell table:style-name="ce22" office:value-type="string" calcext:value-type="string">
            <text:p>T-Beam 3X3 W/Hole Ø4.8</text:p>
          </table:table-cell>
          <table:table-cell table:style-name="ce25" office:value-type="string" calcext:value-type="string">
            <text:p><text:a xlink:href="http://cache.lego.com/media/bricks/5/1/4552347.jpg" xlink:type="simple">http://cache.lego.com/media/bricks/5/1/4552347.jpg</text:a>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41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392</text:p>
          </table:table-cell>
          <table:table-cell table:style-name="ce22" office:value-type="string" calcext:value-type="string">
            <text:p>Left Panel 5X11</text:p>
          </table:table-cell>
          <table:table-cell table:style-name="ce25" office:value-type="string" calcext:value-type="string">
            <text:p><text:a xlink:href="http://cache.lego.com/media/bricks/5/1/4541326.jpg" xlink:type="simple">http://cache.lego.com/media/bricks/5/1/4541326.jpg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43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682</text:p>
          </table:table-cell>
          <table:table-cell table:style-name="ce22" office:value-type="string" calcext:value-type="string">
            <text:p>Right Panel 5X11</text:p>
          </table:table-cell>
          <table:table-cell table:style-name="ce25" office:value-type="string" calcext:value-type="string">
            <text:p><text:a xlink:href="http://cache.lego.com/media/bricks/5/1/4543490.jpg" xlink:type="simple">http://cache.lego.com/media/bricks/5/1/4543490.jpg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66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87086</text:p>
          </table:table-cell>
          <table:table-cell table:style-name="ce22" office:value-type="string" calcext:value-type="string">
            <text:p>Right Panel 3X5</text:p>
          </table:table-cell>
          <table:table-cell table:style-name="ce25" office:value-type="string" calcext:value-type="string">
            <text:p><text:a xlink:href="http://cache.lego.com/media/bricks/5/1/4566249.jpg" xlink:type="simple">http://cache.lego.com/media/bricks/5/1/4566249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66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87080</text:p>
          </table:table-cell>
          <table:table-cell table:style-name="ce22" office:value-type="string" calcext:value-type="string">
            <text:p>Left Panel 3X5</text:p>
          </table:table-cell>
          <table:table-cell table:style-name="ce25" office:value-type="string" calcext:value-type="string">
            <text:p><text:a xlink:href="http://cache.lego.com/media/bricks/5/1/4566251.jpg" xlink:type="simple">http://cache.lego.com/media/bricks/5/1/4566251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2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32184</text:p>
          </table:table-cell>
          <table:table-cell table:style-name="ce22" office:value-type="string" calcext:value-type="string">
            <text:p>Double Cross Block</text:p>
          </table:table-cell>
          <table:table-cell table:style-name="ce25" office:value-type="string" calcext:value-type="string">
            <text:p><text:a xlink:href="http://cache.lego.com/media/bricks/5/1/4121667.jpg" xlink:type="simple">http://cache.lego.com/media/bricks/5/1/4121667.jpg</text:a></text:p>
          </table:table-cell>
          <table:table-cell table:style-name="ce22" office:value-type="float" office:value="175" calcext:value-type="float">
            <text:p>17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40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32291</text:p>
          </table:table-cell>
          <table:table-cell table:style-name="ce22" office:value-type="string" calcext:value-type="string">
            <text:p>Technic Cross Block 2X1</text:p>
          </table:table-cell>
          <table:table-cell table:style-name="ce25" office:value-type="string" calcext:value-type="string">
            <text:p><text:a xlink:href="http://cache.lego.com/media/bricks/5/1/4140430.jpg" xlink:type="simple">http://cache.lego.com/media/bricks/5/1/4140430.jpg</text:a></text:p>
          </table:table-cell>
          <table:table-cell table:style-name="ce22" office:value-type="float" office:value="122" calcext:value-type="float">
            <text:p>12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6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74695</text:p>
          </table:table-cell>
          <table:table-cell table:style-name="ce22" office:value-type="string" calcext:value-type="string">
            <text:p>Beam 1X2 W/Cross And Hole</text:p>
          </table:table-cell>
          <table:table-cell table:style-name="ce25" office:value-type="string" calcext:value-type="string">
            <text:p><text:a xlink:href="http://cache.lego.com/media/bricks/5/1/6006140.jpg" xlink:type="simple">http://cache.lego.com/media/bricks/5/1/6006140.jpg</text:a>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3705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05</text:p>
          </table:table-cell>
          <table:table-cell table:style-name="ce22" office:value-type="string" calcext:value-type="string">
            <text:p>Cross Axle 4M</text:p>
          </table:table-cell>
          <table:table-cell table:style-name="ce25" office:value-type="string" calcext:value-type="string">
            <text:p><text:a xlink:href="http://cache.lego.com/media/bricks/5/1/370526.jpg" xlink:type="simple">http://cache.lego.com/media/bricks/5/1/370526.jpg</text:a></text:p>
          </table:table-cell>
          <table:table-cell table:style-name="ce22" office:value-type="float" office:value="867" calcext:value-type="float">
            <text:p>86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370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06</text:p>
          </table:table-cell>
          <table:table-cell table:style-name="ce22" office:value-type="string" calcext:value-type="string">
            <text:p>Cross Axle 6M</text:p>
          </table:table-cell>
          <table:table-cell table:style-name="ce25" office:value-type="string" calcext:value-type="string">
            <text:p><text:a xlink:href="http://cache.lego.com/media/bricks/5/1/370626.jpg" xlink:type="simple">http://cache.lego.com/media/bricks/5/1/370626.jpg</text:a></text:p>
          </table:table-cell>
          <table:table-cell table:style-name="ce22" office:value-type="float" office:value="692" calcext:value-type="float">
            <text:p>69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370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07</text:p>
          </table:table-cell>
          <table:table-cell table:style-name="ce22" office:value-type="string" calcext:value-type="string">
            <text:p>Cross Axle 8M</text:p>
          </table:table-cell>
          <table:table-cell table:style-name="ce25" office:value-type="string" calcext:value-type="string">
            <text:p><text:a xlink:href="http://cache.lego.com/media/bricks/5/1/370726.jpg" xlink:type="simple">http://cache.lego.com/media/bricks/5/1/370726.jpg</text:a></text:p>
          </table:table-cell>
          <table:table-cell table:style-name="ce22" office:value-type="float" office:value="467" calcext:value-type="float">
            <text:p>46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3708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08</text:p>
          </table:table-cell>
          <table:table-cell table:style-name="ce22" office:value-type="string" calcext:value-type="string">
            <text:p>Cross Axle 12M</text:p>
          </table:table-cell>
          <table:table-cell table:style-name="ce25" office:value-type="string" calcext:value-type="string">
            <text:p><text:a xlink:href="http://cache.lego.com/media/bricks/5/1/370826.jpg" xlink:type="simple">http://cache.lego.com/media/bricks/5/1/370826.jpg</text:a></text:p>
          </table:table-cell>
          <table:table-cell table:style-name="ce22" office:value-type="float" office:value="326" calcext:value-type="float">
            <text:p>32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373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37</text:p>
          </table:table-cell>
          <table:table-cell table:style-name="ce22" office:value-type="string" calcext:value-type="string">
            <text:p>Cross Axle 10M</text:p>
          </table:table-cell>
          <table:table-cell table:style-name="ce25" office:value-type="string" calcext:value-type="string">
            <text:p><text:a xlink:href="http://cache.lego.com/media/bricks/5/1/373726.jpg" xlink:type="simple">http://cache.lego.com/media/bricks/5/1/373726.jpg</text:a></text:p>
          </table:table-cell>
          <table:table-cell table:style-name="ce22" office:value-type="float" office:value="407" calcext:value-type="float">
            <text:p>40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070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13</text:p>
          </table:table-cell>
          <table:table-cell table:style-name="ce22" office:value-type="string" calcext:value-type="string">
            <text:p>Angle Element, 0 Degrees [1]</text:p>
          </table:table-cell>
          <table:table-cell table:style-name="ce25" office:value-type="string" calcext:value-type="string">
            <text:p><text:a xlink:href="http://cache.lego.com/media/bricks/5/1/4107085.jpg" xlink:type="simple">http://cache.lego.com/media/bricks/5/1/4107085.jpg</text:a></text:p>
          </table:table-cell>
          <table:table-cell table:style-name="ce22" office:value-type="float" office:value="319" calcext:value-type="float">
            <text:p>3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07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14</text:p>
          </table:table-cell>
          <table:table-cell table:style-name="ce22" office:value-type="string" calcext:value-type="string">
            <text:p>Angle Element, 90 Degrees [6]</text:p>
          </table:table-cell>
          <table:table-cell table:style-name="ce25" office:value-type="string" calcext:value-type="string">
            <text:p><text:a xlink:href="http://cache.lego.com/media/bricks/5/1/4107767.jpg" xlink:type="simple">http://cache.lego.com/media/bricks/5/1/4107767.jpg</text:a>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07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34</text:p>
          </table:table-cell>
          <table:table-cell table:style-name="ce22" office:value-type="string" calcext:value-type="string">
            <text:p>Angle Element, 180 Degrees [2]</text:p>
          </table:table-cell>
          <table:table-cell table:style-name="ce25" office:value-type="string" calcext:value-type="string">
            <text:p><text:a xlink:href="http://cache.lego.com/media/bricks/5/1/4107783.jpg" xlink:type="simple">http://cache.lego.com/media/bricks/5/1/4107783.jpg</text:a></text:p>
          </table:table-cell>
          <table:table-cell table:style-name="ce22" office:value-type="float" office:value="219" calcext:value-type="float">
            <text:p>2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217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2780</text:p>
          </table:table-cell>
          <table:table-cell table:style-name="ce22" office:value-type="string" calcext:value-type="string">
            <text:p>Connector Peg W. Friction</text:p>
          </table:table-cell>
          <table:table-cell table:style-name="ce25" office:value-type="string" calcext:value-type="string">
            <text:p><text:a xlink:href="http://cache.lego.com/media/bricks/5/1/4121715.jpg" xlink:type="simple">http://cache.lego.com/media/bricks/5/1/4121715.jpg</text:a></text:p>
          </table:table-cell>
          <table:table-cell table:style-name="ce22" office:value-type="float" office:value="1491" calcext:value-type="float">
            <text:p>149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98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5590</text:p>
          </table:table-cell>
          <table:table-cell table:style-name="ce22" office:value-type="string" calcext:value-type="string">
            <text:p>Damper 2M</text:p>
          </table:table-cell>
          <table:table-cell table:style-name="ce25" office:value-type="string" calcext:value-type="string">
            <text:p><text:a xlink:href="http://cache.lego.com/media/bricks/5/1/4198367.jpg" xlink:type="simple">http://cache.lego.com/media/bricks/5/1/4198367.jpg</text:a>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652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99010</text:p>
          </table:table-cell>
          <table:table-cell table:style-name="ce22" office:value-type="string" calcext:value-type="string">
            <text:p>Upper Part For Turntable Z28</text:p>
          </table:table-cell>
          <table:table-cell table:style-name="ce25" office:value-type="string" calcext:value-type="string">
            <text:p><text:a xlink:href="http://cache.lego.com/media/bricks/5/1/4652236.jpg" xlink:type="simple">http://cache.lego.com/media/bricks/5/1/4652236.jpg</text:a>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77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270</text:p>
          </table:table-cell>
          <table:table-cell table:style-name="ce22" office:value-type="string" calcext:value-type="string">
            <text:p>Double Conical Wheel Z12 1M</text:p>
          </table:table-cell>
          <table:table-cell table:style-name="ce25" office:value-type="string" calcext:value-type="string">
            <text:p><text:a xlink:href="http://cache.lego.com/media/bricks/5/1/4177431.jpg" xlink:type="simple">http://cache.lego.com/media/bricks/5/1/4177431.jpg</text:a></text:p>
          </table:table-cell>
          <table:table-cell table:style-name="ce22" office:value-type="float" office:value="216" calcext:value-type="float">
            <text:p>21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48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072</text:p>
          </table:table-cell>
          <table:table-cell table:style-name="ce22" office:value-type="string" calcext:value-type="string">
            <text:p>Technic Angular Wheel</text:p>
          </table:table-cell>
          <table:table-cell table:style-name="ce25" office:value-type="string" calcext:value-type="string">
            <text:p><text:a xlink:href="http://cache.lego.com/media/bricks/5/1/4248204.jpg" xlink:type="simple">http://cache.lego.com/media/bricks/5/1/4248204.jpg</text:a>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55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498</text:p>
          </table:table-cell>
          <table:table-cell table:style-name="ce22" office:value-type="string" calcext:value-type="string">
            <text:p>Double Conical Wheel Z36</text:p>
          </table:table-cell>
          <table:table-cell table:style-name="ce25" office:value-type="string" calcext:value-type="string">
            <text:p><text:a xlink:href="http://cache.lego.com/media/bricks/5/1/4255563.jpg" xlink:type="simple">http://cache.lego.com/media/bricks/5/1/4255563.jpg</text:a>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93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18575</text:p>
          </table:table-cell>
          <table:table-cell table:style-name="ce22" office:value-type="string" calcext:value-type="string">
            <text:p>Double Conical Wheel Z20 1M</text:p>
          </table:table-cell>
          <table:table-cell table:style-name="ce25" office:value-type="string" calcext:value-type="string">
            <text:p><text:a xlink:href="http://cache.lego.com/media/bricks/5/1/6093977.jpg" xlink:type="simple">http://cache.lego.com/media/bricks/5/1/6093977.jpg</text:a>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77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269</text:p>
          </table:table-cell>
          <table:table-cell table:style-name="ce22" office:value-type="string" calcext:value-type="string">
            <text:p>Double bevel gear, 20-tooth</text:p>
          </table:table-cell>
          <table:table-cell table:style-name="ce25" office:value-type="string" calcext:value-type="string">
            <text:p><text:a xlink:href="http://cache.lego.com/media/bricks/5/1/4177430.jpg" xlink:type="simple">http://cache.lego.com/media/bricks/5/1/4177430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42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32449</text:p>
          </table:table-cell>
          <table:table-cell table:style-name="ce22" office:value-type="string" calcext:value-type="string">
            <text:p>Lever 1X4, Without Notch</text:p>
          </table:table-cell>
          <table:table-cell table:style-name="ce25" office:value-type="string" calcext:value-type="string">
            <text:p><text:a xlink:href="http://cache.lego.com/media/bricks/5/1/4142236.jpg" xlink:type="simple">http://cache.lego.com/media/bricks/5/1/4142236.jpg</text:a></text:p>
          </table:table-cell>
          <table:table-cell table:style-name="ce22" office:value-type="float" office:value="109" calcext:value-type="float">
            <text:p>10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62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Half Beams, Special</text:p>
          </table:table-cell>
          <table:table-cell table:style-name="ce22" office:value-type="string" calcext:value-type="string">
            <text:p>41678</text:p>
          </table:table-cell>
          <table:table-cell table:style-name="ce22" office:value-type="string" calcext:value-type="string">
            <text:p>Technic Cross Block/Fork 2X2</text:p>
          </table:table-cell>
          <table:table-cell table:style-name="ce25" office:value-type="string" calcext:value-type="string">
            <text:p><text:a xlink:href="http://cache.lego.com/media/bricks/5/1/4162857.jpg" xlink:type="simple">http://cache.lego.com/media/bricks/5/1/4162857.jpg</text:a>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63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Half Beams, Special</text:p>
          </table:table-cell>
          <table:table-cell table:style-name="ce22" office:value-type="string" calcext:value-type="string">
            <text:p>33299</text:p>
          </table:table-cell>
          <table:table-cell table:style-name="ce22" office:value-type="string" calcext:value-type="string">
            <text:p>2X1X3 Steering Knuckle Arm</text:p>
          </table:table-cell>
          <table:table-cell table:style-name="ce25" office:value-type="string" calcext:value-type="string">
            <text:p><text:a xlink:href="http://cache.lego.com/media/bricks/5/1/4563044.jpg" xlink:type="simple">http://cache.lego.com/media/bricks/5/1/4563044.jpg</text:a>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827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Tyres And Rims, Special</text:p>
          </table:table-cell>
          <table:table-cell table:style-name="ce22" office:value-type="string" calcext:value-type="string">
            <text:p>57519</text:p>
          </table:table-cell>
          <table:table-cell table:style-name="ce22" office:value-type="string" calcext:value-type="string">
            <text:p>Sprocket, Ø¸40,7</text:p>
          </table:table-cell>
          <table:table-cell table:style-name="ce25" office:value-type="string" calcext:value-type="string">
            <text:p><text:a xlink:href="http://cache.lego.com/media/bricks/5/1/4582792.jpg" xlink:type="simple">http://cache.lego.com/media/bricks/5/1/4582792.jpg</text:a>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146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Tyres And Rims, Special</text:p>
          </table:table-cell>
          <table:table-cell table:style-name="ce22" office:value-type="string" calcext:value-type="string">
            <text:p>88323</text:p>
          </table:table-cell>
          <table:table-cell table:style-name="ce22" office:value-type="string" calcext:value-type="string">
            <text:p>Track Element, 5X1,5</text:p>
          </table:table-cell>
          <table:table-cell table:style-name="ce25" office:value-type="string" calcext:value-type="string">
            <text:p><text:a xlink:href="http://cache.lego.com/media/bricks/5/1/6014648.jpg" xlink:type="simple">http://cache.lego.com/media/bricks/5/1/6014648.jpg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28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Tyres And Rims, Special</text:p>
          </table:table-cell>
          <table:table-cell table:style-name="ce22" office:value-type="string" calcext:value-type="string">
            <text:p>2815</text:p>
          </table:table-cell>
          <table:table-cell table:style-name="ce22" office:value-type="string" calcext:value-type="string">
            <text:p>Tyre For Wedge-Belt Wheel</text:p>
          </table:table-cell>
          <table:table-cell table:style-name="ce25" office:value-type="string" calcext:value-type="string">
            <text:p><text:a xlink:href="http://cache.lego.com/media/bricks/5/1/6028041.jpg" xlink:type="simple">http://cache.lego.com/media/bricks/5/1/6028041.jpg</text:a>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145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556</text:p>
          </table:table-cell>
          <table:table-cell table:style-name="ce22" office:value-type="string" calcext:value-type="string">
            <text:p>3M Connector Peg</text:p>
          </table:table-cell>
          <table:table-cell table:style-name="ce25" office:value-type="string" calcext:value-type="string">
            <text:p><text:a xlink:href="http://cache.lego.com/media/bricks/5/1/4514554.jpg" xlink:type="simple">http://cache.lego.com/media/bricks/5/1/4514554.jpg</text:a></text:p>
          </table:table-cell>
          <table:table-cell table:style-name="ce22" office:value-type="float" office:value="197" calcext:value-type="float">
            <text:p>19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6665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62</text:p>
          </table:table-cell>
          <table:table-cell table:style-name="ce22" office:value-type="string" calcext:value-type="string">
            <text:p>Connector Peg/Cross Axle</text:p>
          </table:table-cell>
          <table:table-cell table:style-name="ce25" office:value-type="string" calcext:value-type="string">
            <text:p><text:a xlink:href="http://cache.lego.com/media/bricks/5/1/4666579.jpg" xlink:type="simple">http://cache.lego.com/media/bricks/5/1/4666579.jpg</text:a></text:p>
          </table:table-cell>
          <table:table-cell table:style-name="ce22" office:value-type="float" office:value="542" calcext:value-type="float">
            <text:p>54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65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6589</text:p>
          </table:table-cell>
          <table:table-cell table:style-name="ce22" office:value-type="string" calcext:value-type="string">
            <text:p>Conical Wheel Z12</text:p>
          </table:table-cell>
          <table:table-cell table:style-name="ce25" office:value-type="string" calcext:value-type="string">
            <text:p><text:a xlink:href="http://cache.lego.com/media/bricks/5/1/4565452.jpg" xlink:type="simple">http://cache.lego.com/media/bricks/5/1/4565452.jpg</text:a></text:p>
          </table:table-cell>
          <table:table-cell table:style-name="ce22" office:value-type="float" office:value="122" calcext:value-type="float">
            <text:p>12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09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3</text:p>
          </table:table-cell>
          <table:table-cell table:style-name="ce22" office:value-type="string" calcext:value-type="string">
            <text:p>Technic 3M Beam</text:p>
          </table:table-cell>
          <table:table-cell table:style-name="ce25" office:value-type="string" calcext:value-type="string">
            <text:p><text:a xlink:href="http://cache.lego.com/media/bricks/5/1/4509376.jpg" xlink:type="simple">http://cache.lego.com/media/bricks/5/1/4509376.jpg</text:a>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064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3093</text:p>
          </table:table-cell>
          <table:table-cell table:style-name="ce22" office:value-type="string" calcext:value-type="string">
            <text:p>Conn.Bush W.Fric./Crossale</text:p>
          </table:table-cell>
          <table:table-cell table:style-name="ce25" office:value-type="string" calcext:value-type="string">
            <text:p><text:a xlink:href="http://cache.lego.com/media/bricks/5/1/4206482.jpg" xlink:type="simple">http://cache.lego.com/media/bricks/5/1/4206482.jpg</text:a></text:p>
          </table:table-cell>
          <table:table-cell table:style-name="ce22" office:value-type="float" office:value="1024" calcext:value-type="float">
            <text:p>102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145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58</text:p>
          </table:table-cell>
          <table:table-cell table:style-name="ce22" office:value-type="string" calcext:value-type="string">
            <text:p>Connector Peg W. Friction 3M</text:p>
          </table:table-cell>
          <table:table-cell table:style-name="ce25" office:value-type="string" calcext:value-type="string">
            <text:p><text:a xlink:href="http://cache.lego.com/media/bricks/5/1/4514553.jpg" xlink:type="simple">http://cache.lego.com/media/bricks/5/1/4514553.jpg</text:a></text:p>
          </table:table-cell>
          <table:table-cell table:style-name="ce22" office:value-type="float" office:value="464" calcext:value-type="float">
            <text:p>46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412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140</text:p>
          </table:table-cell>
          <table:table-cell table:style-name="ce22" office:value-type="string" calcext:value-type="string">
            <text:p>Technic Ang. Beam 4X2 90 Deg</text:p>
          </table:table-cell>
          <table:table-cell table:style-name="ce25" office:value-type="string" calcext:value-type="string">
            <text:p><text:a xlink:href="http://cache.lego.com/media/bricks/5/1/4141270.jpg" xlink:type="simple">http://cache.lego.com/media/bricks/5/1/4141270.jpg</text:a>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537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3</text:p>
          </table:table-cell>
          <table:table-cell table:style-name="ce22" office:value-type="string" calcext:value-type="string">
            <text:p>Technic 3M Beam</text:p>
          </table:table-cell>
          <table:table-cell table:style-name="ce25" office:value-type="string" calcext:value-type="string">
            <text:p><text:a xlink:href="http://cache.lego.com/media/bricks/5/1/4153718.jpg" xlink:type="simple">http://cache.lego.com/media/bricks/5/1/4153718.jpg</text:a>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8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44809</text:p>
          </table:table-cell>
          <table:table-cell table:style-name="ce22" office:value-type="string" calcext:value-type="string">
            <text:p>Hto <text:s/>V Beam 90 Degr.</text:p>
          </table:table-cell>
          <table:table-cell table:style-name="ce25" office:value-type="string" calcext:value-type="string">
            <text:p><text:a xlink:href="http://cache.lego.com/media/bricks/5/1/6008527.jpg" xlink:type="simple">http://cache.lego.com/media/bricks/5/1/6008527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408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54</text:p>
          </table:table-cell>
          <table:table-cell table:style-name="ce22" office:value-type="string" calcext:value-type="string">
            <text:p>2M Fric. Snap W/Cross Hole</text:p>
          </table:table-cell>
          <table:table-cell table:style-name="ce25" office:value-type="string" calcext:value-type="string">
            <text:p><text:a xlink:href="http://cache.lego.com/media/bricks/5/1/4140806.jpg" xlink:type="simple">http://cache.lego.com/media/bricks/5/1/4140806.jpg</text:a></text:p>
          </table:table-cell>
          <table:table-cell table:style-name="ce22" office:value-type="float" office:value="170" calcext:value-type="float">
            <text:p>17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428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62</text:p>
          </table:table-cell>
          <table:table-cell table:style-name="ce22" office:value-type="string" calcext:value-type="string">
            <text:p>2M Cross Axle W. Groove</text:p>
          </table:table-cell>
          <table:table-cell table:style-name="ce25" office:value-type="string" calcext:value-type="string">
            <text:p><text:a xlink:href="http://cache.lego.com/media/bricks/5/1/4142865.jpg" xlink:type="simple">http://cache.lego.com/media/bricks/5/1/4142865.jpg</text:a></text:p>
          </table:table-cell>
          <table:table-cell table:style-name="ce22" office:value-type="float" office:value="816" calcext:value-type="float">
            <text:p>81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13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9443</text:p>
          </table:table-cell>
          <table:table-cell table:style-name="ce22" office:value-type="string" calcext:value-type="string">
            <text:p>Cross Axle, Extension, 2M</text:p>
          </table:table-cell>
          <table:table-cell table:style-name="ce25" office:value-type="string" calcext:value-type="string">
            <text:p><text:a xlink:href="http://cache.lego.com/media/bricks/5/1/4513174.jpg" xlink:type="simple">http://cache.lego.com/media/bricks/5/1/4513174.jpg</text:a>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53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ht Yellow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3</text:p>
          </table:table-cell>
          <table:table-cell table:style-name="ce22" office:value-type="string" calcext:value-type="string">
            <text:p>Technic 3M Beam</text:p>
          </table:table-cell>
          <table:table-cell table:style-name="ce25" office:value-type="string" calcext:value-type="string">
            <text:p><text:a xlink:href="http://cache.lego.com/media/bricks/5/1/4153707.jpg" xlink:type="simple">http://cache.lego.com/media/bricks/5/1/4153707.jpg</text:a></text:p>
          </table:table-cell>
          <table:table-cell table:style-name="ce22" office:value-type="float" office:value="56" calcext:value-type="float">
            <text:p>5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39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ght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123</text:p>
          </table:table-cell>
          <table:table-cell table:style-name="ce22" office:value-type="string" calcext:value-type="string">
            <text:p>1/2 Bush</text:p>
          </table:table-cell>
          <table:table-cell table:style-name="ce25" office:value-type="string" calcext:value-type="string">
            <text:p><text:a xlink:href="http://cache.lego.com/media/bricks/5/1/4239601.jpg" xlink:type="simple">http://cache.lego.com/media/bricks/5/1/4239601.jpg</text:a></text:p>
          </table:table-cell>
          <table:table-cell table:style-name="ce22" office:value-type="float" office:value="267" calcext:value-type="float">
            <text:p>26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7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Green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3</text:p>
          </table:table-cell>
          <table:table-cell table:style-name="ce22" office:value-type="string" calcext:value-type="string">
            <text:p>Technic 3M Beam</text:p>
          </table:table-cell>
          <table:table-cell table:style-name="ce25" office:value-type="string" calcext:value-type="string">
            <text:p><text:a xlink:href="http://cache.lego.com/media/bricks/5/1/6007973.jpg" xlink:type="simple">http://cache.lego.com/media/bricks/5/1/6007973.jpg</text:a>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08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42003</text:p>
          </table:table-cell>
          <table:table-cell table:style-name="ce22" office:value-type="string" calcext:value-type="string">
            <text:p>Cross Blok 3M</text:p>
          </table:table-cell>
          <table:table-cell table:style-name="ce25" office:value-type="string" calcext:value-type="string">
            <text:p><text:a xlink:href="http://cache.lego.com/media/bricks/5/1/4210857.jpg" xlink:type="simple">http://cache.lego.com/media/bricks/5/1/4210857.jpg</text:a>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61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92911</text:p>
          </table:table-cell>
          <table:table-cell table:style-name="ce22" office:value-type="string" calcext:value-type="string">
            <text:p>Power Joint</text:p>
          </table:table-cell>
          <table:table-cell table:style-name="ce25" office:value-type="string" calcext:value-type="string">
            <text:p><text:a xlink:href="http://cache.lego.com/media/bricks/5/1/4610380.jpg" xlink:type="simple">http://cache.lego.com/media/bricks/5/1/4610380.jpg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499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5013</text:p>
          </table:table-cell>
          <table:table-cell table:style-name="ce22" office:value-type="string" calcext:value-type="string">
            <text:p>Cross Axle 8M With End Stop</text:p>
          </table:table-cell>
          <table:table-cell table:style-name="ce25" office:value-type="string" calcext:value-type="string">
            <text:p><text:a xlink:href="http://cache.lego.com/media/bricks/5/1/4499858.jpg" xlink:type="simple">http://cache.lego.com/media/bricks/5/1/4499858.jpg</text:a></text:p>
          </table:table-cell>
          <table:table-cell table:style-name="ce22" office:value-type="float" office:value="187" calcext:value-type="float">
            <text:p>18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83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87083</text:p>
          </table:table-cell>
          <table:table-cell table:style-name="ce22" office:value-type="string" calcext:value-type="string">
            <text:p>Cross Axle 4M With End Stop</text:p>
          </table:table-cell>
          <table:table-cell table:style-name="ce25" office:value-type="string" calcext:value-type="string">
            <text:p><text:a xlink:href="http://cache.lego.com/media/bricks/5/1/6083620.jpg" xlink:type="simple">http://cache.lego.com/media/bricks/5/1/6083620.jpg</text:a></text:p>
          </table:table-cell>
          <table:table-cell table:style-name="ce22" office:value-type="float" office:value="221" calcext:value-type="float">
            <text:p>22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145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648</text:p>
          </table:table-cell>
          <table:table-cell table:style-name="ce22" office:value-type="string" calcext:value-type="string">
            <text:p>Gear Wheel Z24</text:p>
          </table:table-cell>
          <table:table-cell table:style-name="ce25" office:value-type="string" calcext:value-type="string">
            <text:p><text:a xlink:href="http://cache.lego.com/media/bricks/5/1/4514558.jpg" xlink:type="simple">http://cache.lego.com/media/bricks/5/1/4514558.jpg</text:a>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12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10928</text:p>
          </table:table-cell>
          <table:table-cell table:style-name="ce22" office:value-type="string" calcext:value-type="string">
            <text:p>Gear Wheel T=8, M=1</text:p>
          </table:table-cell>
          <table:table-cell table:style-name="ce25" office:value-type="string" calcext:value-type="string">
            <text:p><text:a xlink:href="http://cache.lego.com/media/bricks/5/1/6012451.jpg" xlink:type="simple">http://cache.lego.com/media/bricks/5/1/6012451.jpg</text:a>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87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Tyres And Rims, Special</text:p>
          </table:table-cell>
          <table:table-cell table:style-name="ce22" office:value-type="string" calcext:value-type="string">
            <text:p>4185</text:p>
          </table:table-cell>
          <table:table-cell table:style-name="ce22" office:value-type="string" calcext:value-type="string">
            <text:p>Wedge-Belt Wheel Ø24</text:p>
          </table:table-cell>
          <table:table-cell table:style-name="ce25" office:value-type="string" calcext:value-type="string">
            <text:p><text:a xlink:href="http://cache.lego.com/media/bricks/5/1/4587275.jpg" xlink:type="simple">http://cache.lego.com/media/bricks/5/1/4587275.jpg</text:a>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634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Constraction: Tyres And Rims For/To Snap Ø4,85 W. Cross</text:p>
          </table:table-cell>
          <table:table-cell table:style-name="ce22" office:value-type="string" calcext:value-type="string">
            <text:p>56908</text:p>
          </table:table-cell>
          <table:table-cell table:style-name="ce22" office:value-type="string" calcext:value-type="string">
            <text:p>Rim Wide 43,2X26 W 6 Hol.Ø 4.8</text:p>
          </table:table-cell>
          <table:table-cell table:style-name="ce25" office:value-type="string" calcext:value-type="string">
            <text:p><text:a xlink:href="http://cache.lego.com/media/bricks/5/1/4634091.jpg" xlink:type="simple">http://cache.lego.com/media/bricks/5/1/4634091.jpg</text:a>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8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5648</text:p>
          </table:table-cell>
          <table:table-cell table:style-name="ce22" office:value-type="string" calcext:value-type="string">
            <text:p>Ms, Ev3, Touch Sensor</text:p>
          </table:table-cell>
          <table:table-cell table:style-name="ce25" office:value-type="string" calcext:value-type="string">
            <text:p><text:a xlink:href="http://cache.lego.com/media/bricks/5/1/6008472.jpg" xlink:type="simple">http://cache.lego.com/media/bricks/5/1/6008472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8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9455</text:p>
          </table:table-cell>
          <table:table-cell table:style-name="ce22" office:value-type="string" calcext:value-type="string">
            <text:p>Ms-Ev3, Medium Motor</text:p>
          </table:table-cell>
          <table:table-cell table:style-name="ce25" office:value-type="string" calcext:value-type="string">
            <text:p><text:a xlink:href="http://cache.lego.com/media/bricks/5/1/6008577.jpg" xlink:type="simple">http://cache.lego.com/media/bricks/5/1/6008577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9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5658</text:p>
          </table:table-cell>
          <table:table-cell table:style-name="ce22" office:value-type="string" calcext:value-type="string">
            <text:p>Ms-Ev3, Large Motor</text:p>
          </table:table-cell>
          <table:table-cell table:style-name="ce25" office:value-type="string" calcext:value-type="string">
            <text:p><text:a xlink:href="http://cache.lego.com/media/bricks/5/1/6009430.jpg" xlink:type="simple">http://cache.lego.com/media/bricks/5/1/6009430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9380</text:p>
          </table:table-cell>
          <table:table-cell table:style-name="ce22" office:value-type="string" calcext:value-type="string">
            <text:p>Ms, Ev3, Gyro Sensor</text:p>
          </table:table-cell>
          <table:table-cell table:style-name="ce25" office:value-type="string" calcext:value-type="string">
            <text:p><text:a xlink:href="http://cache.lego.com/media/bricks/5/1/6008916.jpg" xlink:type="simple">http://cache.lego.com/media/bricks/5/1/6008916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5650</text:p>
          </table:table-cell>
          <table:table-cell table:style-name="ce22" office:value-type="string" calcext:value-type="string">
            <text:p>Ms, Ev3, Sensor, Colour</text:p>
          </table:table-cell>
          <table:table-cell table:style-name="ce25" office:value-type="string" calcext:value-type="string">
            <text:p><text:a xlink:href="http://cache.lego.com/media/bricks/5/1/6008919.jpg" xlink:type="simple">http://cache.lego.com/media/bricks/5/1/6008919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636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5652</text:p>
          </table:table-cell>
          <table:table-cell table:style-name="ce22" office:value-type="string" calcext:value-type="string">
            <text:p>Ms-Ev3, Ultrasonic Sensor</text:p>
          </table:table-cell>
          <table:table-cell table:style-name="ce25" office:value-type="string" calcext:value-type="string">
            <text:p><text:a xlink:href="http://cache.lego.com/media/bricks/5/1/6063629.jpg" xlink:type="simple">http://cache.lego.com/media/bricks/5/1/6063629.jpg</text:a>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12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Mindstorms: Electric Parts</text:p>
          </table:table-cell>
          <table:table-cell table:style-name="ce22" office:value-type="string" calcext:value-type="string">
            <text:p>95656</text:p>
          </table:table-cell>
          <table:table-cell table:style-name="ce22" office:value-type="string" calcext:value-type="string">
            <text:p>Rechargeable Battery</text:p>
          </table:table-cell>
          <table:table-cell table:style-name="ce25" office:value-type="string" calcext:value-type="string">
            <text:p><text:a xlink:href="http://cache.lego.com/media/bricks/5/1/6012820.jpg" xlink:type="simple">http://cache.lego.com/media/bricks/5/1/6012820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56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5</text:p>
          </table:table-cell>
          <table:table-cell table:style-name="ce22" office:value-type="string" calcext:value-type="string">
            <text:p>Technic 11M Beam</text:p>
          </table:table-cell>
          <table:table-cell table:style-name="ce25" office:value-type="string" calcext:value-type="string">
            <text:p><text:a xlink:href="http://cache.lego.com/media/bricks/5/1/4156151.jpg" xlink:type="simple">http://cache.lego.com/media/bricks/5/1/4156151.jpg</text:a></text:p>
          </table:table-cell>
          <table:table-cell table:style-name="ce22" office:value-type="float" office:value="44" calcext:value-type="float">
            <text:p>4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6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271</text:p>
          </table:table-cell>
          <table:table-cell table:style-name="ce22" office:value-type="string" calcext:value-type="string">
            <text:p>Technic Angular Beam 3X7</text:p>
          </table:table-cell>
          <table:table-cell table:style-name="ce25" office:value-type="string" calcext:value-type="string">
            <text:p><text:a xlink:href="http://cache.lego.com/media/bricks/5/1/4211624.jpg" xlink:type="simple">http://cache.lego.com/media/bricks/5/1/4211624.jpg</text:a>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316</text:p>
          </table:table-cell>
          <table:table-cell table:style-name="ce22" office:value-type="string" calcext:value-type="string">
            <text:p>Technic 5M Beam</text:p>
          </table:table-cell>
          <table:table-cell table:style-name="ce25" office:value-type="string" calcext:value-type="string">
            <text:p><text:a xlink:href="http://cache.lego.com/media/bricks/5/1/4211651.jpg" xlink:type="simple">http://cache.lego.com/media/bricks/5/1/4211651.jpg</text:a>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6</text:p>
          </table:table-cell>
          <table:table-cell table:style-name="ce22" office:value-type="string" calcext:value-type="string">
            <text:p>Technic Ang. Beam 3X5 90 Deg.</text:p>
          </table:table-cell>
          <table:table-cell table:style-name="ce25" office:value-type="string" calcext:value-type="string">
            <text:p><text:a xlink:href="http://cache.lego.com/media/bricks/5/1/4211713.jpg" xlink:type="simple">http://cache.lego.com/media/bricks/5/1/4211713.jpg</text:a>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40490</text:p>
          </table:table-cell>
          <table:table-cell table:style-name="ce22" office:value-type="string" calcext:value-type="string">
            <text:p>Technic 9M Beam</text:p>
          </table:table-cell>
          <table:table-cell table:style-name="ce25" office:value-type="string" calcext:value-type="string">
            <text:p><text:a xlink:href="http://cache.lego.com/media/bricks/5/1/4211866.jpg" xlink:type="simple">http://cache.lego.com/media/bricks/5/1/4211866.jpg</text:a>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495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4</text:p>
          </table:table-cell>
          <table:table-cell table:style-name="ce22" office:value-type="string" calcext:value-type="string">
            <text:p>Technic 7M Beam</text:p>
          </table:table-cell>
          <table:table-cell table:style-name="ce25" office:value-type="string" calcext:value-type="string">
            <text:p><text:a xlink:href="http://cache.lego.com/media/bricks/5/1/4495930.jpg" xlink:type="simple">http://cache.lego.com/media/bricks/5/1/4495930.jpg</text:a>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229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41239</text:p>
          </table:table-cell>
          <table:table-cell table:style-name="ce22" office:value-type="string" calcext:value-type="string">
            <text:p>Technic 13M Beam</text:p>
          </table:table-cell>
          <table:table-cell table:style-name="ce25" office:value-type="string" calcext:value-type="string">
            <text:p><text:a xlink:href="http://cache.lego.com/media/bricks/5/1/4522934.jpg" xlink:type="simple">http://cache.lego.com/media/bricks/5/1/4522934.jpg</text:a>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6117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4290</text:p>
          </table:table-cell>
          <table:table-cell table:style-name="ce22" office:value-type="string" calcext:value-type="string">
            <text:p>Technic 11M Beam</text:p>
          </table:table-cell>
          <table:table-cell table:style-name="ce25" office:value-type="string" calcext:value-type="string">
            <text:p><text:a xlink:href="http://cache.lego.com/media/bricks/5/1/4611705.jpg" xlink:type="simple">http://cache.lego.com/media/bricks/5/1/4611705.jpg</text:a>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1024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4289</text:p>
          </table:table-cell>
          <table:table-cell table:style-name="ce22" office:value-type="string" calcext:value-type="string">
            <text:p>Technic 9M Beam</text:p>
          </table:table-cell>
          <table:table-cell table:style-name="ce25" office:value-type="string" calcext:value-type="string">
            <text:p><text:a xlink:href="http://cache.lego.com/media/bricks/5/1/6102449.jpg" xlink:type="simple">http://cache.lego.com/media/bricks/5/1/6102449.jpg</text:a>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7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536</text:p>
          </table:table-cell>
          <table:table-cell table:style-name="ce22" office:value-type="string" calcext:value-type="string">
            <text:p>Cross Block 90°</text:p>
          </table:table-cell>
          <table:table-cell table:style-name="ce25" office:value-type="string" calcext:value-type="string">
            <text:p><text:a xlink:href="http://cache.lego.com/media/bricks/5/1/4211775.jpg" xlink:type="simple">http://cache.lego.com/media/bricks/5/1/4211775.jpg</text:a></text:p>
          </table:table-cell>
          <table:table-cell table:style-name="ce22" office:value-type="float" office:value="119" calcext:value-type="float">
            <text:p>1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25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48989</text:p>
          </table:table-cell>
          <table:table-cell table:style-name="ce22" office:value-type="string" calcext:value-type="string">
            <text:p>Beam 3 M. W/4 Snaps</text:p>
          </table:table-cell>
          <table:table-cell table:style-name="ce25" office:value-type="string" calcext:value-type="string">
            <text:p><text:a xlink:href="http://cache.lego.com/media/bricks/5/1/4225033.jpg" xlink:type="simple">http://cache.lego.com/media/bricks/5/1/4225033.jpg</text:a></text:p>
          </table:table-cell>
          <table:table-cell table:style-name="ce22" office:value-type="float" office:value="157" calcext:value-type="float">
            <text:p>15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96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55615</text:p>
          </table:table-cell>
          <table:table-cell table:style-name="ce22" office:value-type="string" calcext:value-type="string">
            <text:p>Angular Beam 90Degr. W.4 Snaps</text:p>
          </table:table-cell>
          <table:table-cell table:style-name="ce25" office:value-type="string" calcext:value-type="string">
            <text:p><text:a xlink:href="http://cache.lego.com/media/bricks/5/1/4296059.jpg" xlink:type="simple">http://cache.lego.com/media/bricks/5/1/4296059.jpg</text:a>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38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3869</text:p>
          </table:table-cell>
          <table:table-cell table:style-name="ce22" office:value-type="string" calcext:value-type="string">
            <text:p>Cross Block 3X2</text:p>
          </table:table-cell>
          <table:table-cell table:style-name="ce25" office:value-type="string" calcext:value-type="string">
            <text:p><text:a xlink:href="http://cache.lego.com/media/bricks/5/1/4538007.jpg" xlink:type="simple">http://cache.lego.com/media/bricks/5/1/4538007.jpg</text:a></text:p>
          </table:table-cell>
          <table:table-cell table:style-name="ce22" office:value-type="float" office:value="56" calcext:value-type="float">
            <text:p>5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39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4179</text:p>
          </table:table-cell>
          <table:table-cell table:style-name="ce22" office:value-type="string" calcext:value-type="string">
            <text:p>Beam Frame 5X7 Ø 4.85</text:p>
          </table:table-cell>
          <table:table-cell table:style-name="ce25" office:value-type="string" calcext:value-type="string">
            <text:p><text:a xlink:href="http://cache.lego.com/media/bricks/5/1/4539880.jpg" xlink:type="simple">http://cache.lego.com/media/bricks/5/1/4539880.jpg</text:a>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407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4178</text:p>
          </table:table-cell>
          <table:table-cell table:style-name="ce22" office:value-type="string" calcext:value-type="string">
            <text:p>Beam R. Frame 5X11 Ø4.85</text:p>
          </table:table-cell>
          <table:table-cell table:style-name="ce25" office:value-type="string" calcext:value-type="string">
            <text:p><text:a xlink:href="http://cache.lego.com/media/bricks/5/1/4540797.jpg" xlink:type="simple">http://cache.lego.com/media/bricks/5/1/4540797.jpg</text:a>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60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87082</text:p>
          </table:table-cell>
          <table:table-cell table:style-name="ce22" office:value-type="string" calcext:value-type="string">
            <text:p>Double Bush 3M Ø4.9</text:p>
          </table:table-cell>
          <table:table-cell table:style-name="ce25" office:value-type="string" calcext:value-type="string">
            <text:p><text:a xlink:href="http://cache.lego.com/media/bricks/5/1/4560175.jpg" xlink:type="simple">http://cache.lego.com/media/bricks/5/1/4560175.jpg</text:a>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6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90</text:p>
          </table:table-cell>
          <table:table-cell table:style-name="ce22" office:value-type="string" calcext:value-type="string">
            <text:p>Bush For Cross Axle</text:p>
          </table:table-cell>
          <table:table-cell table:style-name="ce25" office:value-type="string" calcext:value-type="string">
            <text:p><text:a xlink:href="http://cache.lego.com/media/bricks/5/1/4211622.jpg" xlink:type="simple">http://cache.lego.com/media/bricks/5/1/4211622.jpg</text:a></text:p>
          </table:table-cell>
          <table:table-cell table:style-name="ce22" office:value-type="float" office:value="470" calcext:value-type="float">
            <text:p>47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6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73</text:p>
          </table:table-cell>
          <table:table-cell table:style-name="ce22" office:value-type="string" calcext:value-type="string">
            <text:p>Cross Axle 5M</text:p>
          </table:table-cell>
          <table:table-cell table:style-name="ce25" office:value-type="string" calcext:value-type="string">
            <text:p><text:a xlink:href="http://cache.lego.com/media/bricks/5/1/4211639.jpg" xlink:type="simple">http://cache.lego.com/media/bricks/5/1/4211639.jpg</text:a></text:p>
          </table:table-cell>
          <table:table-cell table:style-name="ce22" office:value-type="float" office:value="445" calcext:value-type="float">
            <text:p>44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4294</text:p>
          </table:table-cell>
          <table:table-cell table:style-name="ce22" office:value-type="string" calcext:value-type="string">
            <text:p>Cross Axle 7M</text:p>
          </table:table-cell>
          <table:table-cell table:style-name="ce25" office:value-type="string" calcext:value-type="string">
            <text:p><text:a xlink:href="http://cache.lego.com/media/bricks/5/1/4211805.jpg" xlink:type="simple">http://cache.lego.com/media/bricks/5/1/4211805.jpg</text:a></text:p>
          </table:table-cell>
          <table:table-cell table:style-name="ce22" office:value-type="float" office:value="294" calcext:value-type="float">
            <text:p>29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8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673</text:p>
          </table:table-cell>
          <table:table-cell table:style-name="ce22" office:value-type="string" calcext:value-type="string">
            <text:p>Connector Peg</text:p>
          </table:table-cell>
          <table:table-cell table:style-name="ce25" office:value-type="string" calcext:value-type="string">
            <text:p><text:a xlink:href="http://cache.lego.com/media/bricks/5/1/4211807.jpg" xlink:type="simple">http://cache.lego.com/media/bricks/5/1/4211807.jpg</text:a></text:p>
          </table:table-cell>
          <table:table-cell table:style-name="ce22" office:value-type="float" office:value="557" calcext:value-type="float">
            <text:p>55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8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519</text:p>
          </table:table-cell>
          <table:table-cell table:style-name="ce22" office:value-type="string" calcext:value-type="string">
            <text:p>Cross Axle 3M</text:p>
          </table:table-cell>
          <table:table-cell table:style-name="ce25" office:value-type="string" calcext:value-type="string">
            <text:p><text:a xlink:href="http://cache.lego.com/media/bricks/5/1/4211815.jpg" xlink:type="simple">http://cache.lego.com/media/bricks/5/1/4211815.jpg</text:a></text:p>
          </table:table-cell>
          <table:table-cell table:style-name="ce22" office:value-type="float" office:value="748" calcext:value-type="float">
            <text:p>74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02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7585</text:p>
          </table:table-cell>
          <table:table-cell table:style-name="ce22" office:value-type="string" calcext:value-type="string">
            <text:p>3-Branch Cross Axle W/Cross H.</text:p>
          </table:table-cell>
          <table:table-cell table:style-name="ce25" office:value-type="string" calcext:value-type="string">
            <text:p><text:a xlink:href="http://cache.lego.com/media/bricks/5/1/4502595.jpg" xlink:type="simple">http://cache.lego.com/media/bricks/5/1/4502595.jpg</text:a>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26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2462</text:p>
          </table:table-cell>
          <table:table-cell table:style-name="ce22" office:value-type="string" calcext:value-type="string">
            <text:p>Tube W/Double Ø4.85</text:p>
          </table:table-cell>
          <table:table-cell table:style-name="ce25" office:value-type="string" calcext:value-type="string">
            <text:p><text:a xlink:href="http://cache.lego.com/media/bricks/5/1/4526985.jpg" xlink:type="simple">http://cache.lego.com/media/bricks/5/1/4526985.jpg</text:a>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35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0485</text:p>
          </table:table-cell>
          <table:table-cell table:style-name="ce22" office:value-type="string" calcext:value-type="string">
            <text:p>Cross Axle 9M</text:p>
          </table:table-cell>
          <table:table-cell table:style-name="ce25" office:value-type="string" calcext:value-type="string">
            <text:p><text:a xlink:href="http://cache.lego.com/media/bricks/5/1/4535768.jpg" xlink:type="simple">http://cache.lego.com/media/bricks/5/1/4535768.jpg</text:a>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652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99009</text:p>
          </table:table-cell>
          <table:table-cell table:style-name="ce22" office:value-type="string" calcext:value-type="string">
            <text:p>Lower Part For Turntable Z28</text:p>
          </table:table-cell>
          <table:table-cell table:style-name="ce25" office:value-type="string" calcext:value-type="string">
            <text:p><text:a xlink:href="http://cache.lego.com/media/bricks/5/1/4652235.jpg" xlink:type="simple">http://cache.lego.com/media/bricks/5/1/4652235.jpg</text:a>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11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4716</text:p>
          </table:table-cell>
          <table:table-cell table:style-name="ce22" office:value-type="string" calcext:value-type="string">
            <text:p>Worm</text:p>
          </table:table-cell>
          <table:table-cell table:style-name="ce25" office:value-type="string" calcext:value-type="string">
            <text:p><text:a xlink:href="http://cache.lego.com/media/bricks/5/1/4211510.jpg" xlink:type="simple">http://cache.lego.com/media/bricks/5/1/4211510.jpg</text:a>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285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649</text:p>
          </table:table-cell>
          <table:table-cell table:style-name="ce22" office:value-type="string" calcext:value-type="string">
            <text:p>Gear Wheel 40T</text:p>
          </table:table-cell>
          <table:table-cell table:style-name="ce25" office:value-type="string" calcext:value-type="string">
            <text:p><text:a xlink:href="http://cache.lego.com/media/bricks/5/1/4285634.jpg" xlink:type="simple">http://cache.lego.com/media/bricks/5/1/4285634.jpg</text:a>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640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94925</text:p>
          </table:table-cell>
          <table:table-cell table:style-name="ce22" office:value-type="string" calcext:value-type="string">
            <text:p>Gear Wheel Z16</text:p>
          </table:table-cell>
          <table:table-cell table:style-name="ce25" office:value-type="string" calcext:value-type="string">
            <text:p><text:a xlink:href="http://cache.lego.com/media/bricks/5/1/4640536.jpg" xlink:type="simple">http://cache.lego.com/media/bricks/5/1/4640536.jpg</text:a>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9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99773</text:p>
          </table:table-cell>
          <table:table-cell table:style-name="ce22" office:value-type="string" calcext:value-type="string">
            <text:p>Triangel</text:p>
          </table:table-cell>
          <table:table-cell table:style-name="ce25" office:value-type="string" calcext:value-type="string">
            <text:p><text:a xlink:href="http://cache.lego.com/media/bricks/5/1/6009019.jpg" xlink:type="simple">http://cache.lego.com/media/bricks/5/1/6009019.jpg</text:a>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79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System: Electric Parts</text:p>
          </table:table-cell>
          <table:table-cell table:style-name="ce22" office:value-type="string" calcext:value-type="string">
            <text:p>99948</text:p>
          </table:table-cell>
          <table:table-cell table:style-name="ce22" office:value-type="string" calcext:value-type="string">
            <text:p>Steel Ball</text:p>
          </table:table-cell>
          <table:table-cell table:style-name="ce25" office:value-type="string" calcext:value-type="string">
            <text:p><text:a xlink:href="http://cache.lego.com/media/bricks/5/1/6079570.jpg" xlink:type="simple">http://cache.lego.com/media/bricks/5/1/6079570.jpg</text:a>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31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13670</text:p>
          </table:table-cell>
          <table:table-cell table:style-name="ce22" office:value-type="string" calcext:value-type="string">
            <text:p>Crossaxle 3M With Knob</text:p>
          </table:table-cell>
          <table:table-cell table:style-name="ce25" office:value-type="string" calcext:value-type="string">
            <text:p><text:a xlink:href="http://cache.lego.com/media/bricks/5/1/6031821.jpg" xlink:type="simple">http://cache.lego.com/media/bricks/5/1/6031821.jpg</text:a></text:p>
          </table:table-cell>
          <table:table-cell table:style-name="ce22" office:value-type="float" office:value="228" calcext:value-type="float">
            <text:p>2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6009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stem: Electric Parts</text:p>
          </table:table-cell>
          <table:table-cell table:style-name="ce22" office:value-type="string" calcext:value-type="string">
            <text:p>95646</text:p>
          </table:table-cell>
          <table:table-cell table:style-name="ce22" office:value-type="string" calcext:value-type="string">
            <text:p>Ms-Ev3, P-Brick</text:p>
          </table:table-cell>
          <table:table-cell table:style-name="ce25" office:value-type="string" calcext:value-type="string">
            <text:p><text:a xlink:href="http://cache.lego.com/media/bricks/5/1/6009996.jpg" xlink:type="simple">http://cache.lego.com/media/bricks/5/1/6009996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4954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009</text:p>
          </table:table-cell>
          <table:table-cell table:style-name="ce22" office:value-type="string" calcext:value-type="string">
            <text:p>Double Angular Beam 3X7 45°</text:p>
          </table:table-cell>
          <table:table-cell table:style-name="ce25" office:value-type="string" calcext:value-type="string">
            <text:p><text:a xlink:href="http://cache.lego.com/media/bricks/5/1/4495412.jpg" xlink:type="simple">http://cache.lego.com/media/bricks/5/1/4495412.jpg</text:a>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09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348</text:p>
          </table:table-cell>
          <table:table-cell table:style-name="ce22" office:value-type="string" calcext:value-type="string">
            <text:p>Technic Angular Beam 4X4</text:p>
          </table:table-cell>
          <table:table-cell table:style-name="ce25" office:value-type="string" calcext:value-type="string">
            <text:p><text:a xlink:href="http://cache.lego.com/media/bricks/5/1/4509912.jpg" xlink:type="simple">http://cache.lego.com/media/bricks/5/1/4509912.jpg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425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4871</text:p>
          </table:table-cell>
          <table:table-cell table:style-name="ce22" office:value-type="string" calcext:value-type="string">
            <text:p>Technic 15M Beam</text:p>
          </table:table-cell>
          <table:table-cell table:style-name="ce25" office:value-type="string" calcext:value-type="string">
            <text:p><text:a xlink:href="http://cache.lego.com/media/bricks/5/1/4542578.jpg" xlink:type="simple">http://cache.lego.com/media/bricks/5/1/4542578.jpg</text:a>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585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6</text:p>
          </table:table-cell>
          <table:table-cell table:style-name="ce22" office:value-type="string" calcext:value-type="string">
            <text:p>Technic Ang. Beam 3X5 90 Deg.</text:p>
          </table:table-cell>
          <table:table-cell table:style-name="ce25" office:value-type="string" calcext:value-type="string">
            <text:p><text:a xlink:href="http://cache.lego.com/media/bricks/5/1/4585040.jpg" xlink:type="simple">http://cache.lego.com/media/bricks/5/1/4585040.jpg</text:a>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44-1</text:p>
          </table:table-cell>
          <table:table-cell table:style-name="ce22" office:value-type="string" calcext:value-type="string">
            <text:p>41739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Decoration Elements</text:p>
          </table:table-cell>
          <table:table-cell table:style-name="ce22" office:value-type="string" calcext:value-type="string">
            <text:p>41669</text:p>
          </table:table-cell>
          <table:table-cell table:style-name="ce22" office:value-type="string" calcext:value-type="string">
            <text:p>Bion. Eye</text:p>
          </table:table-cell>
          <table:table-cell table:style-name="ce25" office:value-type="string" calcext:value-type="string">
            <text:p><text:a xlink:href="http://cache.lego.com/media/bricks/5/1/4173941.jpg" xlink:type="simple">http://cache.lego.com/media/bricks/5/1/4173941.jpg</text:a>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35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nstraction: Tyres And Rims For/To Snap Ø4,85 W. Cross</text:p>
          </table:table-cell>
          <table:table-cell table:style-name="ce22" office:value-type="string" calcext:value-type="string">
            <text:p>41897</text:p>
          </table:table-cell>
          <table:table-cell table:style-name="ce22" office:value-type="string" calcext:value-type="string">
            <text:p>Tyre Low Wide Ø56 X 28</text:p>
          </table:table-cell>
          <table:table-cell table:style-name="ce25" office:value-type="string" calcext:value-type="string">
            <text:p><text:a xlink:href="http://cache.lego.com/media/bricks/5/1/6035364.jpg" xlink:type="simple">http://cache.lego.com/media/bricks/5/1/6035364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62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nstraction: Tyres And Rims For/To Snap Ø4,85 W. Cross</text:p>
          </table:table-cell>
          <table:table-cell table:style-name="ce22" office:value-type="string" calcext:value-type="string">
            <text:p>44771</text:p>
          </table:table-cell>
          <table:table-cell table:style-name="ce22" office:value-type="string" calcext:value-type="string">
            <text:p>Tyre Low Wide Ø68,8 X 36</text:p>
          </table:table-cell>
          <table:table-cell table:style-name="ce25" office:value-type="string" calcext:value-type="string">
            <text:p><text:a xlink:href="http://cache.lego.com/media/bricks/5/1/6062225.jpg" xlink:type="simple">http://cache.lego.com/media/bricks/5/1/6062225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03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Plates, Special Circles And Angles</text:p>
          </table:table-cell>
          <table:table-cell table:style-name="ce22" office:value-type="string" calcext:value-type="string">
            <text:p>4032</text:p>
          </table:table-cell>
          <table:table-cell table:style-name="ce22" office:value-type="string" calcext:value-type="string">
            <text:p>Plate 2X2 Round</text:p>
          </table:table-cell>
          <table:table-cell table:style-name="ce25" office:value-type="string" calcext:value-type="string">
            <text:p><text:a xlink:href="http://cache.lego.com/media/bricks/5/1/403226.jpg" xlink:type="simple">http://cache.lego.com/media/bricks/5/1/403226.jpg</text:a></text:p>
          </table:table-cell>
          <table:table-cell table:style-name="ce22" office:value-type="float" office:value="355" calcext:value-type="float">
            <text:p>35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78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Plates, Special Circles And Angles</text:p>
          </table:table-cell>
          <table:table-cell table:style-name="ce22" office:value-type="string" calcext:value-type="string">
            <text:p>2654</text:p>
          </table:table-cell>
          <table:table-cell table:style-name="ce22" office:value-type="string" calcext:value-type="string">
            <text:p>Slide Shoe Round 2X2</text:p>
          </table:table-cell>
          <table:table-cell table:style-name="ce25" office:value-type="string" calcext:value-type="string">
            <text:p><text:a xlink:href="http://cache.lego.com/media/bricks/5/1/4278359.jpg" xlink:type="simple">http://cache.lego.com/media/bricks/5/1/4278359.jpg</text:a></text:p>
          </table:table-cell>
          <table:table-cell table:style-name="ce22" office:value-type="float" office:value="206" calcext:value-type="float">
            <text:p>20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84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Tyres And Rims For/To Snap Ø4,85 W. Cross</text:p>
          </table:table-cell>
          <table:table-cell table:style-name="ce22" office:value-type="string" calcext:value-type="string">
            <text:p>44309</text:p>
          </table:table-cell>
          <table:table-cell table:style-name="ce22" office:value-type="string" calcext:value-type="string">
            <text:p>Tyre Normal Wide Ø43,2 X 22</text:p>
          </table:table-cell>
          <table:table-cell table:style-name="ce25" office:value-type="string" calcext:value-type="string">
            <text:p><text:a xlink:href="http://cache.lego.com/media/bricks/5/1/4184286.jpg" xlink:type="simple">http://cache.lego.com/media/bricks/5/1/4184286.jpg</text:a>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39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ystem: Tyres And Rims For/To Snap Ø4,85 W. Cross</text:p>
          </table:table-cell>
          <table:table-cell table:style-name="ce22" office:value-type="string" calcext:value-type="string">
            <text:p>89201</text:p>
          </table:table-cell>
          <table:table-cell table:style-name="ce22" office:value-type="string" calcext:value-type="string">
            <text:p>Tyre Low Wide Ø24 X 14</text:p>
          </table:table-cell>
          <table:table-cell table:style-name="ce25" office:value-type="string" calcext:value-type="string">
            <text:p><text:a xlink:href="http://cache.lego.com/media/bricks/5/1/4639695.jpg" xlink:type="simple">http://cache.lego.com/media/bricks/5/1/4639695.jpg</text:a></text:p>
          </table:table-cell>
          <table:table-cell table:style-name="ce22" office:value-type="float" office:value="43" calcext:value-type="float">
            <text:p>4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12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629</text:p>
          </table:table-cell>
          <table:table-cell table:style-name="ce22" office:value-type="string" calcext:value-type="string">
            <text:p>Technic Angular Beam 4X6</text:p>
          </table:table-cell>
          <table:table-cell table:style-name="ce25" office:value-type="string" calcext:value-type="string">
            <text:p><text:a xlink:href="http://cache.lego.com/media/bricks/5/1/4112282.jpg" xlink:type="simple">http://cache.lego.com/media/bricks/5/1/4112282.jpg</text:a>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52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0484</text:p>
          </table:table-cell>
          <table:table-cell table:style-name="ce22" office:value-type="string" calcext:value-type="string">
            <text:p>T-Beam 3X3 W/Hole Ø4.8</text:p>
          </table:table-cell>
          <table:table-cell table:style-name="ce25" office:value-type="string" calcext:value-type="string">
            <text:p><text:a xlink:href="http://cache.lego.com/media/bricks/5/1/4552347.jpg" xlink:type="simple">http://cache.lego.com/media/bricks/5/1/4552347.jpg</text:a>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1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391</text:p>
          </table:table-cell>
          <table:table-cell table:style-name="ce22" office:value-type="string" calcext:value-type="string">
            <text:p>Right Panel 3X7</text:p>
          </table:table-cell>
          <table:table-cell table:style-name="ce25" office:value-type="string" calcext:value-type="string">
            <text:p><text:a xlink:href="http://cache.lego.com/media/bricks/5/1/4541325.jpg" xlink:type="simple">http://cache.lego.com/media/bricks/5/1/4541325.jpg</text:a>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19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683</text:p>
          </table:table-cell>
          <table:table-cell table:style-name="ce22" office:value-type="string" calcext:value-type="string">
            <text:p>Left Panel 3X7</text:p>
          </table:table-cell>
          <table:table-cell table:style-name="ce25" office:value-type="string" calcext:value-type="string">
            <text:p><text:a xlink:href="http://cache.lego.com/media/bricks/5/1/4541924.jpg" xlink:type="simple">http://cache.lego.com/media/bricks/5/1/4541924.jpg</text:a>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58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393</text:p>
          </table:table-cell>
          <table:table-cell table:style-name="ce22" office:value-type="string" calcext:value-type="string">
            <text:p>Right Panel 3X11</text:p>
          </table:table-cell>
          <table:table-cell table:style-name="ce25" office:value-type="string" calcext:value-type="string">
            <text:p><text:a xlink:href="http://cache.lego.com/media/bricks/5/1/4558731.jpg" xlink:type="simple">http://cache.lego.com/media/bricks/5/1/4558731.jpg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58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680</text:p>
          </table:table-cell>
          <table:table-cell table:style-name="ce22" office:value-type="string" calcext:value-type="string">
            <text:p>Right Panel 5X7</text:p>
          </table:table-cell>
          <table:table-cell table:style-name="ce25" office:value-type="string" calcext:value-type="string">
            <text:p><text:a xlink:href="http://cache.lego.com/media/bricks/5/1/4558740.jpg" xlink:type="simple">http://cache.lego.com/media/bricks/5/1/4558740.jpg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587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681</text:p>
          </table:table-cell>
          <table:table-cell table:style-name="ce22" office:value-type="string" calcext:value-type="string">
            <text:p>Left Panel 3X11</text:p>
          </table:table-cell>
          <table:table-cell table:style-name="ce25" office:value-type="string" calcext:value-type="string">
            <text:p><text:a xlink:href="http://cache.lego.com/media/bricks/5/1/4558774.jpg" xlink:type="simple">http://cache.lego.com/media/bricks/5/1/4558774.jpg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58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64394</text:p>
          </table:table-cell>
          <table:table-cell table:style-name="ce22" office:value-type="string" calcext:value-type="string">
            <text:p>Left Panel 5X7</text:p>
          </table:table-cell>
          <table:table-cell table:style-name="ce25" office:value-type="string" calcext:value-type="string">
            <text:p><text:a xlink:href="http://cache.lego.com/media/bricks/5/1/4558775.jpg" xlink:type="simple">http://cache.lego.com/media/bricks/5/1/4558775.jpg</text:a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66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87086</text:p>
          </table:table-cell>
          <table:table-cell table:style-name="ce22" office:value-type="string" calcext:value-type="string">
            <text:p>Right Panel 3X5</text:p>
          </table:table-cell>
          <table:table-cell table:style-name="ce25" office:value-type="string" calcext:value-type="string">
            <text:p><text:a xlink:href="http://cache.lego.com/media/bricks/5/1/4566249.jpg" xlink:type="simple">http://cache.lego.com/media/bricks/5/1/4566249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66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87080</text:p>
          </table:table-cell>
          <table:table-cell table:style-name="ce22" office:value-type="string" calcext:value-type="string">
            <text:p>Left Panel 3X5</text:p>
          </table:table-cell>
          <table:table-cell table:style-name="ce25" office:value-type="string" calcext:value-type="string">
            <text:p><text:a xlink:href="http://cache.lego.com/media/bricks/5/1/4566251.jpg" xlink:type="simple">http://cache.lego.com/media/bricks/5/1/4566251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31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11954</text:p>
          </table:table-cell>
          <table:table-cell table:style-name="ce22" office:value-type="string" calcext:value-type="string">
            <text:p>Bowed Panel 3X11X2 Ø4,85 (X19)</text:p>
          </table:table-cell>
          <table:table-cell table:style-name="ce25" office:value-type="string" calcext:value-type="string">
            <text:p><text:a xlink:href="http://cache.lego.com/media/bricks/5/1/6031916.jpg" xlink:type="simple">http://cache.lego.com/media/bricks/5/1/6031916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21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32184</text:p>
          </table:table-cell>
          <table:table-cell table:style-name="ce22" office:value-type="string" calcext:value-type="string">
            <text:p>Double Cross Block</text:p>
          </table:table-cell>
          <table:table-cell table:style-name="ce25" office:value-type="string" calcext:value-type="string">
            <text:p><text:a xlink:href="http://cache.lego.com/media/bricks/5/1/4121667.jpg" xlink:type="simple">http://cache.lego.com/media/bricks/5/1/4121667.jpg</text:a></text:p>
          </table:table-cell>
          <table:table-cell table:style-name="ce22" office:value-type="float" office:value="175" calcext:value-type="float">
            <text:p>17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06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74695</text:p>
          </table:table-cell>
          <table:table-cell table:style-name="ce22" office:value-type="string" calcext:value-type="string">
            <text:p>Beam 1X2 W/Cross And Hole</text:p>
          </table:table-cell>
          <table:table-cell table:style-name="ce25" office:value-type="string" calcext:value-type="string">
            <text:p><text:a xlink:href="http://cache.lego.com/media/bricks/5/1/6006140.jpg" xlink:type="simple">http://cache.lego.com/media/bricks/5/1/6006140.jpg</text:a>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3705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05</text:p>
          </table:table-cell>
          <table:table-cell table:style-name="ce22" office:value-type="string" calcext:value-type="string">
            <text:p>Cross Axle 4M</text:p>
          </table:table-cell>
          <table:table-cell table:style-name="ce25" office:value-type="string" calcext:value-type="string">
            <text:p><text:a xlink:href="http://cache.lego.com/media/bricks/5/1/370526.jpg" xlink:type="simple">http://cache.lego.com/media/bricks/5/1/370526.jpg</text:a></text:p>
          </table:table-cell>
          <table:table-cell table:style-name="ce22" office:value-type="float" office:value="867" calcext:value-type="float">
            <text:p>86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370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06</text:p>
          </table:table-cell>
          <table:table-cell table:style-name="ce22" office:value-type="string" calcext:value-type="string">
            <text:p>Cross Axle 6M</text:p>
          </table:table-cell>
          <table:table-cell table:style-name="ce25" office:value-type="string" calcext:value-type="string">
            <text:p><text:a xlink:href="http://cache.lego.com/media/bricks/5/1/370626.jpg" xlink:type="simple">http://cache.lego.com/media/bricks/5/1/370626.jpg</text:a></text:p>
          </table:table-cell>
          <table:table-cell table:style-name="ce22" office:value-type="float" office:value="692" calcext:value-type="float">
            <text:p>69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370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07</text:p>
          </table:table-cell>
          <table:table-cell table:style-name="ce22" office:value-type="string" calcext:value-type="string">
            <text:p>Cross Axle 8M</text:p>
          </table:table-cell>
          <table:table-cell table:style-name="ce25" office:value-type="string" calcext:value-type="string">
            <text:p><text:a xlink:href="http://cache.lego.com/media/bricks/5/1/370726.jpg" xlink:type="simple">http://cache.lego.com/media/bricks/5/1/370726.jpg</text:a></text:p>
          </table:table-cell>
          <table:table-cell table:style-name="ce22" office:value-type="float" office:value="467" calcext:value-type="float">
            <text:p>46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370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08</text:p>
          </table:table-cell>
          <table:table-cell table:style-name="ce22" office:value-type="string" calcext:value-type="string">
            <text:p>Cross Axle 12M</text:p>
          </table:table-cell>
          <table:table-cell table:style-name="ce25" office:value-type="string" calcext:value-type="string">
            <text:p><text:a xlink:href="http://cache.lego.com/media/bricks/5/1/370826.jpg" xlink:type="simple">http://cache.lego.com/media/bricks/5/1/370826.jpg</text:a></text:p>
          </table:table-cell>
          <table:table-cell table:style-name="ce22" office:value-type="float" office:value="326" calcext:value-type="float">
            <text:p>32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373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737</text:p>
          </table:table-cell>
          <table:table-cell table:style-name="ce22" office:value-type="string" calcext:value-type="string">
            <text:p>Cross Axle 10M</text:p>
          </table:table-cell>
          <table:table-cell table:style-name="ce25" office:value-type="string" calcext:value-type="string">
            <text:p><text:a xlink:href="http://cache.lego.com/media/bricks/5/1/373726.jpg" xlink:type="simple">http://cache.lego.com/media/bricks/5/1/373726.jpg</text:a></text:p>
          </table:table-cell>
          <table:table-cell table:style-name="ce22" office:value-type="float" office:value="407" calcext:value-type="float">
            <text:p>40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0708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39</text:p>
          </table:table-cell>
          <table:table-cell table:style-name="ce22" office:value-type="string" calcext:value-type="string">
            <text:p>Catch W. Cross Hole</text:p>
          </table:table-cell>
          <table:table-cell table:style-name="ce25" office:value-type="string" calcext:value-type="string">
            <text:p><text:a xlink:href="http://cache.lego.com/media/bricks/5/1/4107081.jpg" xlink:type="simple">http://cache.lego.com/media/bricks/5/1/4107081.jpg</text:a></text:p>
          </table:table-cell>
          <table:table-cell table:style-name="ce22" office:value-type="float" office:value="317" calcext:value-type="float">
            <text:p>31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070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16</text:p>
          </table:table-cell>
          <table:table-cell table:style-name="ce22" office:value-type="string" calcext:value-type="string">
            <text:p>Angle Element, 157,5 Degr. [3]</text:p>
          </table:table-cell>
          <table:table-cell table:style-name="ce25" office:value-type="string" calcext:value-type="string">
            <text:p><text:a xlink:href="http://cache.lego.com/media/bricks/5/1/4107082.jpg" xlink:type="simple">http://cache.lego.com/media/bricks/5/1/4107082.jpg</text:a>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07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15</text:p>
          </table:table-cell>
          <table:table-cell table:style-name="ce22" office:value-type="string" calcext:value-type="string">
            <text:p>Angle Element, 112,5 Degr. [5]</text:p>
          </table:table-cell>
          <table:table-cell table:style-name="ce25" office:value-type="string" calcext:value-type="string">
            <text:p><text:a xlink:href="http://cache.lego.com/media/bricks/5/1/4107084.jpg" xlink:type="simple">http://cache.lego.com/media/bricks/5/1/4107084.jpg</text:a>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070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13</text:p>
          </table:table-cell>
          <table:table-cell table:style-name="ce22" office:value-type="string" calcext:value-type="string">
            <text:p>Angle Element, 0 Degrees [1]</text:p>
          </table:table-cell>
          <table:table-cell table:style-name="ce25" office:value-type="string" calcext:value-type="string">
            <text:p><text:a xlink:href="http://cache.lego.com/media/bricks/5/1/4107085.jpg" xlink:type="simple">http://cache.lego.com/media/bricks/5/1/4107085.jpg</text:a></text:p>
          </table:table-cell>
          <table:table-cell table:style-name="ce22" office:value-type="float" office:value="319" calcext:value-type="float">
            <text:p>3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07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14</text:p>
          </table:table-cell>
          <table:table-cell table:style-name="ce22" office:value-type="string" calcext:value-type="string">
            <text:p>Angle Element, 90 Degrees [6]</text:p>
          </table:table-cell>
          <table:table-cell table:style-name="ce25" office:value-type="string" calcext:value-type="string">
            <text:p><text:a xlink:href="http://cache.lego.com/media/bricks/5/1/4107767.jpg" xlink:type="simple">http://cache.lego.com/media/bricks/5/1/4107767.jpg</text:a>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077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34</text:p>
          </table:table-cell>
          <table:table-cell table:style-name="ce22" office:value-type="string" calcext:value-type="string">
            <text:p>Angle Element, 180 Degrees [2]</text:p>
          </table:table-cell>
          <table:table-cell table:style-name="ce25" office:value-type="string" calcext:value-type="string">
            <text:p><text:a xlink:href="http://cache.lego.com/media/bricks/5/1/4107783.jpg" xlink:type="simple">http://cache.lego.com/media/bricks/5/1/4107783.jpg</text:a></text:p>
          </table:table-cell>
          <table:table-cell table:style-name="ce22" office:value-type="float" office:value="219" calcext:value-type="float">
            <text:p>2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195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138</text:p>
          </table:table-cell>
          <table:table-cell table:style-name="ce22" office:value-type="string" calcext:value-type="string">
            <text:p>Module Bush</text:p>
          </table:table-cell>
          <table:table-cell table:style-name="ce25" office:value-type="string" calcext:value-type="string">
            <text:p><text:a xlink:href="http://cache.lego.com/media/bricks/5/1/4119589.jpg" xlink:type="simple">http://cache.lego.com/media/bricks/5/1/4119589.jpg</text:a>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217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2780</text:p>
          </table:table-cell>
          <table:table-cell table:style-name="ce22" office:value-type="string" calcext:value-type="string">
            <text:p>Connector Peg W. Friction</text:p>
          </table:table-cell>
          <table:table-cell table:style-name="ce25" office:value-type="string" calcext:value-type="string">
            <text:p><text:a xlink:href="http://cache.lego.com/media/bricks/5/1/4121715.jpg" xlink:type="simple">http://cache.lego.com/media/bricks/5/1/4121715.jpg</text:a></text:p>
          </table:table-cell>
          <table:table-cell table:style-name="ce22" office:value-type="float" office:value="1491" calcext:value-type="float">
            <text:p>149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841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628</text:p>
          </table:table-cell>
          <table:table-cell table:style-name="ce22" office:value-type="string" calcext:value-type="string">
            <text:p>Ball With Friction Snap</text:p>
          </table:table-cell>
          <table:table-cell table:style-name="ce25" office:value-type="string" calcext:value-type="string">
            <text:p><text:a xlink:href="http://cache.lego.com/media/bricks/5/1/4184169.jpg" xlink:type="simple">http://cache.lego.com/media/bricks/5/1/4184169.jpg</text:a></text:p>
          </table:table-cell>
          <table:table-cell table:style-name="ce22" office:value-type="float" office:value="276" calcext:value-type="float">
            <text:p>27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24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50163</text:p>
          </table:table-cell>
          <table:table-cell table:style-name="ce22" office:value-type="string" calcext:value-type="string">
            <text:p>Turntable Ø4.85</text:p>
          </table:table-cell>
          <table:table-cell table:style-name="ce25" office:value-type="string" calcext:value-type="string">
            <text:p><text:a xlink:href="http://cache.lego.com/media/bricks/5/1/4624645.jpg" xlink:type="simple">http://cache.lego.com/media/bricks/5/1/4624645.jpg</text:a>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77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270</text:p>
          </table:table-cell>
          <table:table-cell table:style-name="ce22" office:value-type="string" calcext:value-type="string">
            <text:p>Double Conical Wheel Z12 1M</text:p>
          </table:table-cell>
          <table:table-cell table:style-name="ce25" office:value-type="string" calcext:value-type="string">
            <text:p><text:a xlink:href="http://cache.lego.com/media/bricks/5/1/4177431.jpg" xlink:type="simple">http://cache.lego.com/media/bricks/5/1/4177431.jpg</text:a></text:p>
          </table:table-cell>
          <table:table-cell table:style-name="ce22" office:value-type="float" office:value="216" calcext:value-type="float">
            <text:p>21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0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64781</text:p>
          </table:table-cell>
          <table:table-cell table:style-name="ce22" office:value-type="string" calcext:value-type="string">
            <text:p>Rack 13 M</text:p>
          </table:table-cell>
          <table:table-cell table:style-name="ce25" office:value-type="string" calcext:value-type="string">
            <text:p><text:a xlink:href="http://cache.lego.com/media/bricks/5/1/4540906.jpg" xlink:type="simple">http://cache.lego.com/media/bricks/5/1/4540906.jpg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93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18575</text:p>
          </table:table-cell>
          <table:table-cell table:style-name="ce22" office:value-type="string" calcext:value-type="string">
            <text:p>Double Conical Wheel Z20 1M</text:p>
          </table:table-cell>
          <table:table-cell table:style-name="ce25" office:value-type="string" calcext:value-type="string">
            <text:p><text:a xlink:href="http://cache.lego.com/media/bricks/5/1/6093977.jpg" xlink:type="simple">http://cache.lego.com/media/bricks/5/1/6093977.jpg</text:a>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64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41677</text:p>
          </table:table-cell>
          <table:table-cell table:style-name="ce22" office:value-type="string" calcext:value-type="string">
            <text:p>Technic Lever 2M</text:p>
          </table:table-cell>
          <table:table-cell table:style-name="ce25" office:value-type="string" calcext:value-type="string">
            <text:p><text:a xlink:href="http://cache.lego.com/media/bricks/5/1/4164133.jpg" xlink:type="simple">http://cache.lego.com/media/bricks/5/1/4164133.jpg</text:a></text:p>
          </table:table-cell>
          <table:table-cell table:style-name="ce22" office:value-type="float" office:value="135" calcext:value-type="float">
            <text:p>13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30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11478</text:p>
          </table:table-cell>
          <table:table-cell table:style-name="ce22" office:value-type="string" calcext:value-type="string">
            <text:p>Lever 5M</text:p>
          </table:table-cell>
          <table:table-cell table:style-name="ce25" office:value-type="string" calcext:value-type="string">
            <text:p><text:a xlink:href="http://cache.lego.com/media/bricks/5/1/6030286.jpg" xlink:type="simple">http://cache.lego.com/media/bricks/5/1/6030286.jpg</text:a>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58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Half Beams, Special</text:p>
          </table:table-cell>
          <table:table-cell table:style-name="ce22" office:value-type="string" calcext:value-type="string">
            <text:p>87408</text:p>
          </table:table-cell>
          <table:table-cell table:style-name="ce22" office:value-type="string" calcext:value-type="string">
            <text:p>Beam 3M Ø4.85 W. Fork</text:p>
          </table:table-cell>
          <table:table-cell table:style-name="ce25" office:value-type="string" calcext:value-type="string">
            <text:p><text:a xlink:href="http://cache.lego.com/media/bricks/5/1/4558692.jpg" xlink:type="simple">http://cache.lego.com/media/bricks/5/1/4558692.jpg</text:a>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63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Half Beams, Special</text:p>
          </table:table-cell>
          <table:table-cell table:style-name="ce22" office:value-type="string" calcext:value-type="string">
            <text:p>33299</text:p>
          </table:table-cell>
          <table:table-cell table:style-name="ce22" office:value-type="string" calcext:value-type="string">
            <text:p>2X1X3 Steering Knuckle Arm</text:p>
          </table:table-cell>
          <table:table-cell table:style-name="ce25" office:value-type="string" calcext:value-type="string">
            <text:p><text:a xlink:href="http://cache.lego.com/media/bricks/5/1/4563044.jpg" xlink:type="simple">http://cache.lego.com/media/bricks/5/1/4563044.jpg</text:a>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82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Tyres And Rims, Special</text:p>
          </table:table-cell>
          <table:table-cell table:style-name="ce22" office:value-type="string" calcext:value-type="string">
            <text:p>57519</text:p>
          </table:table-cell>
          <table:table-cell table:style-name="ce22" office:value-type="string" calcext:value-type="string">
            <text:p>Sprocket, Ø¸40,7</text:p>
          </table:table-cell>
          <table:table-cell table:style-name="ce25" office:value-type="string" calcext:value-type="string">
            <text:p><text:a xlink:href="http://cache.lego.com/media/bricks/5/1/4582792.jpg" xlink:type="simple">http://cache.lego.com/media/bricks/5/1/4582792.jpg</text:a>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146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Tyres And Rims, Special</text:p>
          </table:table-cell>
          <table:table-cell table:style-name="ce22" office:value-type="string" calcext:value-type="string">
            <text:p>88323</text:p>
          </table:table-cell>
          <table:table-cell table:style-name="ce22" office:value-type="string" calcext:value-type="string">
            <text:p>Track Element, 5X1,5</text:p>
          </table:table-cell>
          <table:table-cell table:style-name="ce25" office:value-type="string" calcext:value-type="string">
            <text:p><text:a xlink:href="http://cache.lego.com/media/bricks/5/1/6014648.jpg" xlink:type="simple">http://cache.lego.com/media/bricks/5/1/6014648.jpg</text:a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07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38</text:p>
          </table:table-cell>
          <table:table-cell table:style-name="ce22" office:value-type="string" calcext:value-type="string">
            <text:p>Cross Axle, Extension M/3 Ribs</text:p>
          </table:table-cell>
          <table:table-cell table:style-name="ce25" office:value-type="string" calcext:value-type="string">
            <text:p><text:a xlink:href="http://cache.lego.com/media/bricks/5/1/4207456.jpg" xlink:type="simple">http://cache.lego.com/media/bricks/5/1/4207456.jpg</text:a>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14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556</text:p>
          </table:table-cell>
          <table:table-cell table:style-name="ce22" office:value-type="string" calcext:value-type="string">
            <text:p>3M Connector Peg</text:p>
          </table:table-cell>
          <table:table-cell table:style-name="ce25" office:value-type="string" calcext:value-type="string">
            <text:p><text:a xlink:href="http://cache.lego.com/media/bricks/5/1/4514554.jpg" xlink:type="simple">http://cache.lego.com/media/bricks/5/1/4514554.jpg</text:a></text:p>
          </table:table-cell>
          <table:table-cell table:style-name="ce22" office:value-type="float" office:value="197" calcext:value-type="float">
            <text:p>19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665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62</text:p>
          </table:table-cell>
          <table:table-cell table:style-name="ce22" office:value-type="string" calcext:value-type="string">
            <text:p>Connector Peg/Cross Axle</text:p>
          </table:table-cell>
          <table:table-cell table:style-name="ce25" office:value-type="string" calcext:value-type="string">
            <text:p><text:a xlink:href="http://cache.lego.com/media/bricks/5/1/4666579.jpg" xlink:type="simple">http://cache.lego.com/media/bricks/5/1/4666579.jpg</text:a></text:p>
          </table:table-cell>
          <table:table-cell table:style-name="ce22" office:value-type="float" office:value="542" calcext:value-type="float">
            <text:p>54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66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99008</text:p>
          </table:table-cell>
          <table:table-cell table:style-name="ce22" office:value-type="string" calcext:value-type="string">
            <text:p>Krydsaksel M/Stop 4M</text:p>
          </table:table-cell>
          <table:table-cell table:style-name="ce25" office:value-type="string" calcext:value-type="string">
            <text:p><text:a xlink:href="http://cache.lego.com/media/bricks/5/1/4666999.jpg" xlink:type="simple">http://cache.lego.com/media/bricks/5/1/4666999.jpg</text:a>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13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02</text:p>
          </table:table-cell>
          <table:table-cell table:style-name="ce22" office:value-type="string" calcext:value-type="string">
            <text:p>1 1/2 M Connecting Bush</text:p>
          </table:table-cell>
          <table:table-cell table:style-name="ce25" office:value-type="string" calcext:value-type="string">
            <text:p><text:a xlink:href="http://cache.lego.com/media/bricks/5/1/6013938.jpg" xlink:type="simple">http://cache.lego.com/media/bricks/5/1/6013938.jpg</text:a>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14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198</text:p>
          </table:table-cell>
          <table:table-cell table:style-name="ce22" office:value-type="string" calcext:value-type="string">
            <text:p>Bevel Gear Z20</text:p>
          </table:table-cell>
          <table:table-cell table:style-name="ce25" office:value-type="string" calcext:value-type="string">
            <text:p><text:a xlink:href="http://cache.lego.com/media/bricks/5/1/4514557.jpg" xlink:type="simple">http://cache.lego.com/media/bricks/5/1/4514557.jpg</text:a>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65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6589</text:p>
          </table:table-cell>
          <table:table-cell table:style-name="ce22" office:value-type="string" calcext:value-type="string">
            <text:p>Conical Wheel Z12</text:p>
          </table:table-cell>
          <table:table-cell table:style-name="ce25" office:value-type="string" calcext:value-type="string">
            <text:p><text:a xlink:href="http://cache.lego.com/media/bricks/5/1/4565452.jpg" xlink:type="simple">http://cache.lego.com/media/bricks/5/1/4565452.jpg</text:a></text:p>
          </table:table-cell>
          <table:table-cell table:style-name="ce22" office:value-type="float" office:value="122" calcext:value-type="float">
            <text:p>12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31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 Yellow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198</text:p>
          </table:table-cell>
          <table:table-cell table:style-name="ce22" office:value-type="string" calcext:value-type="string">
            <text:p>Bevel Gear Z20</text:p>
          </table:table-cell>
          <table:table-cell table:style-name="ce25" office:value-type="string" calcext:value-type="string">
            <text:p><text:a xlink:href="http://cache.lego.com/media/bricks/5/1/6031962.jpg" xlink:type="simple">http://cache.lego.com/media/bricks/5/1/6031962.jpg</text:a>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70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70904</text:p>
          </table:table-cell>
          <table:table-cell table:style-name="ce22" office:value-type="string" calcext:value-type="string">
            <text:p>V-Belt Ø26, Blue</text:p>
          </table:table-cell>
          <table:table-cell table:style-name="ce25" office:value-type="string" calcext:value-type="string">
            <text:p><text:a xlink:href="http://cache.lego.com/media/bricks/5/1/70904.jpg" xlink:type="simple">http://cache.lego.com/media/bricks/5/1/70904.jpg</text:a>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4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85545</text:p>
          </table:table-cell>
          <table:table-cell table:style-name="ce22" office:value-type="string" calcext:value-type="string">
            <text:p>V-Belt Ø26, Blue</text:p>
          </table:table-cell>
          <table:table-cell table:style-name="ce25" office:value-type="string" calcext:value-type="string">
            <text:p><text:a xlink:href="http://cache.lego.com/media/bricks/5/1/4544147.jpg" xlink:type="simple">http://cache.lego.com/media/bricks/5/1/4544147.jpg</text:a>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064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3093</text:p>
          </table:table-cell>
          <table:table-cell table:style-name="ce22" office:value-type="string" calcext:value-type="string">
            <text:p>Conn.Bush W.Fric./Crossale</text:p>
          </table:table-cell>
          <table:table-cell table:style-name="ce25" office:value-type="string" calcext:value-type="string">
            <text:p><text:a xlink:href="http://cache.lego.com/media/bricks/5/1/4206482.jpg" xlink:type="simple">http://cache.lego.com/media/bricks/5/1/4206482.jpg</text:a></text:p>
          </table:table-cell>
          <table:table-cell table:style-name="ce22" office:value-type="float" office:value="1024" calcext:value-type="float">
            <text:p>102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145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ight Blue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58</text:p>
          </table:table-cell>
          <table:table-cell table:style-name="ce22" office:value-type="string" calcext:value-type="string">
            <text:p>Connector Peg W. Friction 3M</text:p>
          </table:table-cell>
          <table:table-cell table:style-name="ce25" office:value-type="string" calcext:value-type="string">
            <text:p><text:a xlink:href="http://cache.lego.com/media/bricks/5/1/4514553.jpg" xlink:type="simple">http://cache.lego.com/media/bricks/5/1/4514553.jpg</text:a></text:p>
          </table:table-cell>
          <table:table-cell table:style-name="ce22" office:value-type="float" office:value="464" calcext:value-type="float">
            <text:p>46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0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71321</text:p>
          </table:table-cell>
          <table:table-cell table:style-name="ce22" office:value-type="string" calcext:value-type="string">
            <text:p>V-Belt Ø24 <text:s/>/ Clear Red</text:p>
          </table:table-cell>
          <table:table-cell table:style-name="ce25" office:value-type="string" calcext:value-type="string">
            <text:p><text:a xlink:href="http://cache.lego.com/media/bricks/5/1/4100396.jpg" xlink:type="simple">http://cache.lego.com/media/bricks/5/1/4100396.jpg</text:a>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4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85544</text:p>
          </table:table-cell>
          <table:table-cell table:style-name="ce22" office:value-type="string" calcext:value-type="string">
            <text:p>V-Belt Ø 24, Red</text:p>
          </table:table-cell>
          <table:table-cell table:style-name="ce25" office:value-type="string" calcext:value-type="string">
            <text:p><text:a xlink:href="http://cache.lego.com/media/bricks/5/1/4544143.jpg" xlink:type="simple">http://cache.lego.com/media/bricks/5/1/4544143.jpg</text:a>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4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140</text:p>
          </table:table-cell>
          <table:table-cell table:style-name="ce22" office:value-type="string" calcext:value-type="string">
            <text:p>Technic Ang. Beam 4X2 90 Deg</text:p>
          </table:table-cell>
          <table:table-cell table:style-name="ce25" office:value-type="string" calcext:value-type="string">
            <text:p><text:a xlink:href="http://cache.lego.com/media/bricks/5/1/4141270.jpg" xlink:type="simple">http://cache.lego.com/media/bricks/5/1/4141270.jpg</text:a>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53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3</text:p>
          </table:table-cell>
          <table:table-cell table:style-name="ce22" office:value-type="string" calcext:value-type="string">
            <text:p>Technic 3M Beam</text:p>
          </table:table-cell>
          <table:table-cell table:style-name="ce25" office:value-type="string" calcext:value-type="string">
            <text:p><text:a xlink:href="http://cache.lego.com/media/bricks/5/1/4153718.jpg" xlink:type="simple">http://cache.lego.com/media/bricks/5/1/4153718.jpg</text:a>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22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11946</text:p>
          </table:table-cell>
          <table:table-cell table:style-name="ce22" office:value-type="string" calcext:value-type="string">
            <text:p>Right Panel 2X5 (N0 21)</text:p>
          </table:table-cell>
          <table:table-cell table:style-name="ce25" office:value-type="string" calcext:value-type="string">
            <text:p><text:a xlink:href="http://cache.lego.com/media/bricks/5/1/6022750.jpg" xlink:type="simple">http://cache.lego.com/media/bricks/5/1/6022750.jpg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22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Beams W/ Shapes</text:p>
          </table:table-cell>
          <table:table-cell table:style-name="ce22" office:value-type="string" calcext:value-type="string">
            <text:p>11947</text:p>
          </table:table-cell>
          <table:table-cell table:style-name="ce22" office:value-type="string" calcext:value-type="string">
            <text:p>Left Panel 2X5 (Nr 22)</text:p>
          </table:table-cell>
          <table:table-cell table:style-name="ce25" office:value-type="string" calcext:value-type="string">
            <text:p><text:a xlink:href="http://cache.lego.com/media/bricks/5/1/6022752.jpg" xlink:type="simple">http://cache.lego.com/media/bricks/5/1/6022752.jpg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428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62</text:p>
          </table:table-cell>
          <table:table-cell table:style-name="ce22" office:value-type="string" calcext:value-type="string">
            <text:p>2M Cross Axle W. Groove</text:p>
          </table:table-cell>
          <table:table-cell table:style-name="ce25" office:value-type="string" calcext:value-type="string">
            <text:p><text:a xlink:href="http://cache.lego.com/media/bricks/5/1/4142865.jpg" xlink:type="simple">http://cache.lego.com/media/bricks/5/1/4142865.jpg</text:a></text:p>
          </table:table-cell>
          <table:table-cell table:style-name="ce22" office:value-type="float" office:value="816" calcext:value-type="float">
            <text:p>81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7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641</text:p>
          </table:table-cell>
          <table:table-cell table:style-name="ce22" office:value-type="string" calcext:value-type="string">
            <text:p>Technic Change-Over Catch</text:p>
          </table:table-cell>
          <table:table-cell table:style-name="ce25" office:value-type="string" calcext:value-type="string">
            <text:p><text:a xlink:href="http://cache.lego.com/media/bricks/5/1/4270473.jpg" xlink:type="simple">http://cache.lego.com/media/bricks/5/1/4270473.jpg</text:a>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13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9443</text:p>
          </table:table-cell>
          <table:table-cell table:style-name="ce22" office:value-type="string" calcext:value-type="string">
            <text:p>Cross Axle, Extension, 2M</text:p>
          </table:table-cell>
          <table:table-cell table:style-name="ce25" office:value-type="string" calcext:value-type="string">
            <text:p><text:a xlink:href="http://cache.lego.com/media/bricks/5/1/4513174.jpg" xlink:type="simple">http://cache.lego.com/media/bricks/5/1/4513174.jpg</text:a>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99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19437</text:p>
          </table:table-cell>
          <table:table-cell table:style-name="ce22" office:value-type="string" calcext:value-type="string">
            <text:p>Technic Change-Over Catch</text:p>
          </table:table-cell>
          <table:table-cell table:style-name="ce25" office:value-type="string" calcext:value-type="string">
            <text:p><text:a xlink:href="http://cache.lego.com/media/bricks/5/1/6099696.jpg" xlink:type="simple">http://cache.lego.com/media/bricks/5/1/6099696.jpg</text:a>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85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Decoration Elements</text:p>
          </table:table-cell>
          <table:table-cell table:style-name="ce22" office:value-type="string" calcext:value-type="string">
            <text:p>41669</text:p>
          </table:table-cell>
          <table:table-cell table:style-name="ce22" office:value-type="string" calcext:value-type="string">
            <text:p>Bion. Eye</text:p>
          </table:table-cell>
          <table:table-cell table:style-name="ce25" office:value-type="string" calcext:value-type="string">
            <text:p><text:a xlink:href="http://cache.lego.com/media/bricks/5/1/4185661.jpg" xlink:type="simple">http://cache.lego.com/media/bricks/5/1/4185661.jpg</text:a>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789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6539</text:p>
          </table:table-cell>
          <table:table-cell table:style-name="ce22" office:value-type="string" calcext:value-type="string">
            <text:p>Driving Ring</text:p>
          </table:table-cell>
          <table:table-cell table:style-name="ce25" office:value-type="string" calcext:value-type="string">
            <text:p><text:a xlink:href="http://cache.lego.com/media/bricks/5/1/4278957.jpg" xlink:type="simple">http://cache.lego.com/media/bricks/5/1/4278957.jpg</text:a>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364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ight Red</text:p>
          </table:table-cell>
          <table:table-cell office:value-type="string" calcext:value-type="string">
            <text:p>Technic: Tyres And Rims, Special</text:p>
          </table:table-cell>
          <table:table-cell table:style-name="ce22" office:value-type="string" calcext:value-type="string">
            <text:p>14149</text:p>
          </table:table-cell>
          <table:table-cell table:style-name="ce22" office:value-type="string" calcext:value-type="string">
            <text:p>Rubber Attachment For Track Element</text:p>
          </table:table-cell>
          <table:table-cell table:style-name="ce25" office:value-type="string" calcext:value-type="string">
            <text:p><text:a xlink:href="http://cache.lego.com/media/bricks/5/1/6036424.jpg" xlink:type="simple">http://cache.lego.com/media/bricks/5/1/6036424.jpg</text:a>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70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Yellow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70905</text:p>
          </table:table-cell>
          <table:table-cell table:style-name="ce22" office:value-type="string" calcext:value-type="string">
            <text:p>V-Belt Ø33, Yellow</text:p>
          </table:table-cell>
          <table:table-cell table:style-name="ce25" office:value-type="string" calcext:value-type="string">
            <text:p><text:a xlink:href="http://cache.lego.com/media/bricks/5/1/70905.jpg" xlink:type="simple">http://cache.lego.com/media/bricks/5/1/70905.jpg</text:a>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4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 Yellow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85546</text:p>
          </table:table-cell>
          <table:table-cell table:style-name="ce22" office:value-type="string" calcext:value-type="string">
            <text:p>V-Belt Ø33, Yellow</text:p>
          </table:table-cell>
          <table:table-cell table:style-name="ce25" office:value-type="string" calcext:value-type="string">
            <text:p><text:a xlink:href="http://cache.lego.com/media/bricks/5/1/4544151.jpg" xlink:type="simple">http://cache.lego.com/media/bricks/5/1/4544151.jpg</text:a>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396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ight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123</text:p>
          </table:table-cell>
          <table:table-cell table:style-name="ce22" office:value-type="string" calcext:value-type="string">
            <text:p>1/2 Bush</text:p>
          </table:table-cell>
          <table:table-cell table:style-name="ce25" office:value-type="string" calcext:value-type="string">
            <text:p><text:a xlink:href="http://cache.lego.com/media/bricks/5/1/4239601.jpg" xlink:type="simple">http://cache.lego.com/media/bricks/5/1/4239601.jpg</text:a></text:p>
          </table:table-cell>
          <table:table-cell table:style-name="ce22" office:value-type="float" office:value="267" calcext:value-type="float">
            <text:p>26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057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k Brown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10288</text:p>
          </table:table-cell>
          <table:table-cell table:style-name="ce22" office:value-type="string" calcext:value-type="string">
            <text:p>3 Branch Crosshole W. Hole</text:p>
          </table:table-cell>
          <table:table-cell table:style-name="ce25" office:value-type="string" calcext:value-type="string">
            <text:p><text:a xlink:href="http://cache.lego.com/media/bricks/5/1/6005755.jpg" xlink:type="simple">http://cache.lego.com/media/bricks/5/1/6005755.jpg</text:a>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0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42003</text:p>
          </table:table-cell>
          <table:table-cell table:style-name="ce22" office:value-type="string" calcext:value-type="string">
            <text:p>Cross Blok 3M</text:p>
          </table:table-cell>
          <table:table-cell table:style-name="ce25" office:value-type="string" calcext:value-type="string">
            <text:p><text:a xlink:href="http://cache.lego.com/media/bricks/5/1/4210857.jpg" xlink:type="simple">http://cache.lego.com/media/bricks/5/1/4210857.jpg</text:a>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1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92911</text:p>
          </table:table-cell>
          <table:table-cell table:style-name="ce22" office:value-type="string" calcext:value-type="string">
            <text:p>Power Joint</text:p>
          </table:table-cell>
          <table:table-cell table:style-name="ce25" office:value-type="string" calcext:value-type="string">
            <text:p><text:a xlink:href="http://cache.lego.com/media/bricks/5/1/4610380.jpg" xlink:type="simple">http://cache.lego.com/media/bricks/5/1/4610380.jpg</text:a>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06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53</text:p>
          </table:table-cell>
          <table:table-cell table:style-name="ce22" office:value-type="string" calcext:value-type="string">
            <text:p>Catch</text:p>
          </table:table-cell>
          <table:table-cell table:style-name="ce25" office:value-type="string" calcext:value-type="string">
            <text:p><text:a xlink:href="http://cache.lego.com/media/bricks/5/1/4210665.jpg" xlink:type="simple">http://cache.lego.com/media/bricks/5/1/4210665.jpg</text:a>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499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5013</text:p>
          </table:table-cell>
          <table:table-cell table:style-name="ce22" office:value-type="string" calcext:value-type="string">
            <text:p>Cross Axle 8M With End Stop</text:p>
          </table:table-cell>
          <table:table-cell table:style-name="ce25" office:value-type="string" calcext:value-type="string">
            <text:p><text:a xlink:href="http://cache.lego.com/media/bricks/5/1/4499858.jpg" xlink:type="simple">http://cache.lego.com/media/bricks/5/1/4499858.jpg</text:a></text:p>
          </table:table-cell>
          <table:table-cell table:style-name="ce22" office:value-type="float" office:value="187" calcext:value-type="float">
            <text:p>18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085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59426</text:p>
          </table:table-cell>
          <table:table-cell table:style-name="ce22" office:value-type="string" calcext:value-type="string">
            <text:p>Cross Axle 5,5 <text:s/>With Stop 1M.</text:p>
          </table:table-cell>
          <table:table-cell table:style-name="ce25" office:value-type="string" calcext:value-type="string">
            <text:p><text:a xlink:href="http://cache.lego.com/media/bricks/5/1/4508553.jpg" xlink:type="simple">http://cache.lego.com/media/bricks/5/1/4508553.jpg</text:a></text:p>
          </table:table-cell>
          <table:table-cell table:style-name="ce22" office:value-type="float" office:value="312" calcext:value-type="float">
            <text:p>31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05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10197</text:p>
          </table:table-cell>
          <table:table-cell table:style-name="ce22" office:value-type="string" calcext:value-type="string">
            <text:p>Beam 1M W. 2 Cross Axles 90°</text:p>
          </table:table-cell>
          <table:table-cell table:style-name="ce25" office:value-type="string" calcext:value-type="string">
            <text:p><text:a xlink:href="http://cache.lego.com/media/bricks/5/1/6005331.jpg" xlink:type="simple">http://cache.lego.com/media/bricks/5/1/6005331.jpg</text:a>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83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87083</text:p>
          </table:table-cell>
          <table:table-cell table:style-name="ce22" office:value-type="string" calcext:value-type="string">
            <text:p>Cross Axle 4M With End Stop</text:p>
          </table:table-cell>
          <table:table-cell table:style-name="ce25" office:value-type="string" calcext:value-type="string">
            <text:p><text:a xlink:href="http://cache.lego.com/media/bricks/5/1/6083620.jpg" xlink:type="simple">http://cache.lego.com/media/bricks/5/1/6083620.jpg</text:a></text:p>
          </table:table-cell>
          <table:table-cell table:style-name="ce22" office:value-type="float" office:value="221" calcext:value-type="float">
            <text:p>22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32005</text:p>
          </table:table-cell>
          <table:table-cell table:style-name="ce22" office:value-type="string" calcext:value-type="string">
            <text:p>Track Rod 6M,</text:p>
          </table:table-cell>
          <table:table-cell table:style-name="ce25" office:value-type="string" calcext:value-type="string">
            <text:p><text:a xlink:href="http://cache.lego.com/media/bricks/5/1/4211026.jpg" xlink:type="simple">http://cache.lego.com/media/bricks/5/1/4211026.jpg</text:a>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10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92906</text:p>
          </table:table-cell>
          <table:table-cell table:style-name="ce22" office:value-type="string" calcext:value-type="string">
            <text:p>Cardan Cup With Cross Axle 2M</text:p>
          </table:table-cell>
          <table:table-cell table:style-name="ce25" office:value-type="string" calcext:value-type="string">
            <text:p><text:a xlink:href="http://cache.lego.com/media/bricks/5/1/4610374.jpg" xlink:type="simple">http://cache.lego.com/media/bricks/5/1/4610374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29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32005</text:p>
          </table:table-cell>
          <table:table-cell table:style-name="ce22" office:value-type="string" calcext:value-type="string">
            <text:p>Track Rod 6M,</text:p>
          </table:table-cell>
          <table:table-cell table:style-name="ce25" office:value-type="string" calcext:value-type="string">
            <text:p><text:a xlink:href="http://cache.lego.com/media/bricks/5/1/4629920.jpg" xlink:type="simple">http://cache.lego.com/media/bricks/5/1/4629920.jpg</text:a>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37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6542</text:p>
          </table:table-cell>
          <table:table-cell table:style-name="ce22" office:value-type="string" calcext:value-type="string">
            <text:p>Gear Wheel Z16-Ø4.9</text:p>
          </table:table-cell>
          <table:table-cell table:style-name="ce25" office:value-type="string" calcext:value-type="string">
            <text:p><text:a xlink:href="http://cache.lego.com/media/bricks/5/1/4237267.jpg" xlink:type="simple">http://cache.lego.com/media/bricks/5/1/4237267.jpg</text:a>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145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648</text:p>
          </table:table-cell>
          <table:table-cell table:style-name="ce22" office:value-type="string" calcext:value-type="string">
            <text:p>Gear Wheel Z24</text:p>
          </table:table-cell>
          <table:table-cell table:style-name="ce25" office:value-type="string" calcext:value-type="string">
            <text:p><text:a xlink:href="http://cache.lego.com/media/bricks/5/1/4514558.jpg" xlink:type="simple">http://cache.lego.com/media/bricks/5/1/4514558.jpg</text:a>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25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62821</text:p>
          </table:table-cell>
          <table:table-cell table:style-name="ce22" office:value-type="string" calcext:value-type="string">
            <text:p>Differentiale 3M Z 28</text:p>
          </table:table-cell>
          <table:table-cell table:style-name="ce25" office:value-type="string" calcext:value-type="string">
            <text:p><text:a xlink:href="http://cache.lego.com/media/bricks/5/1/4525184.jpg" xlink:type="simple">http://cache.lego.com/media/bricks/5/1/4525184.jpg</text:a>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12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10928</text:p>
          </table:table-cell>
          <table:table-cell table:style-name="ce22" office:value-type="string" calcext:value-type="string">
            <text:p>Gear Wheel T=8, M=1</text:p>
          </table:table-cell>
          <table:table-cell table:style-name="ce25" office:value-type="string" calcext:value-type="string">
            <text:p><text:a xlink:href="http://cache.lego.com/media/bricks/5/1/6012451.jpg" xlink:type="simple">http://cache.lego.com/media/bricks/5/1/6012451.jpg</text:a>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0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6575</text:p>
          </table:table-cell>
          <table:table-cell table:style-name="ce22" office:value-type="string" calcext:value-type="string">
            <text:p>Comb Wheel</text:p>
          </table:table-cell>
          <table:table-cell table:style-name="ce25" office:value-type="string" calcext:value-type="string">
            <text:p><text:a xlink:href="http://cache.lego.com/media/bricks/5/1/4210759.jpg" xlink:type="simple">http://cache.lego.com/media/bricks/5/1/4210759.jpg</text:a>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10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Stone Grey</text:p>
          </table:table-cell>
          <table:table-cell office:value-type="string" calcext:value-type="string">
            <text:p>Technic: Transportation Means, Vehicles</text:p>
          </table:table-cell>
          <table:table-cell table:style-name="ce22" office:value-type="string" calcext:value-type="string">
            <text:p>92909</text:p>
          </table:table-cell>
          <table:table-cell table:style-name="ce22" office:value-type="string" calcext:value-type="string">
            <text:p>3 Snap Gearblok</text:p>
          </table:table-cell>
          <table:table-cell table:style-name="ce25" office:value-type="string" calcext:value-type="string">
            <text:p><text:a xlink:href="http://cache.lego.com/media/bricks/5/1/4610378.jpg" xlink:type="simple">http://cache.lego.com/media/bricks/5/1/4610378.jpg</text:a>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34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Constraction: Tyres And Rims For/To Snap Ø4,85 W. Cross</text:p>
          </table:table-cell>
          <table:table-cell table:style-name="ce22" office:value-type="string" calcext:value-type="string">
            <text:p>56908</text:p>
          </table:table-cell>
          <table:table-cell table:style-name="ce22" office:value-type="string" calcext:value-type="string">
            <text:p>Rim Wide 43,2X26 W 6 Hol.Ø 4.8</text:p>
          </table:table-cell>
          <table:table-cell table:style-name="ce25" office:value-type="string" calcext:value-type="string">
            <text:p><text:a xlink:href="http://cache.lego.com/media/bricks/5/1/4634091.jpg" xlink:type="simple">http://cache.lego.com/media/bricks/5/1/4634091.jpg</text:a>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45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Constraction: Tyres And Rims For/To Snap Ø4,85 W. Cross</text:p>
          </table:table-cell>
          <table:table-cell table:style-name="ce22" office:value-type="string" calcext:value-type="string">
            <text:p>15038</text:p>
          </table:table-cell>
          <table:table-cell table:style-name="ce22" office:value-type="string" calcext:value-type="string">
            <text:p>Rim Ø 56 X 34</text:p>
          </table:table-cell>
          <table:table-cell table:style-name="ce25" office:value-type="string" calcext:value-type="string">
            <text:p><text:a xlink:href="http://cache.lego.com/media/bricks/5/1/6045310.jpg" xlink:type="simple">http://cache.lego.com/media/bricks/5/1/6045310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97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System: Tyres And Rims For/To Snap Ø4,85 W. Cross</text:p>
          </table:table-cell>
          <table:table-cell table:style-name="ce22" office:value-type="string" calcext:value-type="string">
            <text:p>56145</text:p>
          </table:table-cell>
          <table:table-cell table:style-name="ce22" office:value-type="string" calcext:value-type="string">
            <text:p>Rim Wide W.Cross 30/20</text:p>
          </table:table-cell>
          <table:table-cell table:style-name="ce25" office:value-type="string" calcext:value-type="string">
            <text:p><text:a xlink:href="http://cache.lego.com/media/bricks/5/1/4297210.jpg" xlink:type="simple">http://cache.lego.com/media/bricks/5/1/4297210.jpg</text:a>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490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System: Tyres And Rims For/To Snap Ø4,85 W. Cross</text:p>
          </table:table-cell>
          <table:table-cell table:style-name="ce22" office:value-type="string" calcext:value-type="string">
            <text:p>55982</text:p>
          </table:table-cell>
          <table:table-cell table:style-name="ce22" office:value-type="string" calcext:value-type="string">
            <text:p>Rim Wide 18/14 W. Cross Ø4.8</text:p>
          </table:table-cell>
          <table:table-cell table:style-name="ce25" office:value-type="string" calcext:value-type="string">
            <text:p><text:a xlink:href="http://cache.lego.com/media/bricks/5/1/4490127.jpg" xlink:type="simple">http://cache.lego.com/media/bricks/5/1/4490127.jpg</text:a></text:p>
          </table:table-cell>
          <table:table-cell table:style-name="ce22" office:value-type="float" office:value="53" calcext:value-type="float">
            <text:p>5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447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System: Tyres And Rims For/To Snap Ø4,85 W. Cross</text:p>
          </table:table-cell>
          <table:table-cell table:style-name="ce22" office:value-type="string" calcext:value-type="string">
            <text:p>13971</text:p>
          </table:table-cell>
          <table:table-cell table:style-name="ce22" office:value-type="string" calcext:value-type="string">
            <text:p>Rim Narrow Ø18X7 W Hole Ø4.8</text:p>
          </table:table-cell>
          <table:table-cell table:style-name="ce25" office:value-type="string" calcext:value-type="string">
            <text:p><text:a xlink:href="http://cache.lego.com/media/bricks/5/1/6044729.jpg" xlink:type="simple">http://cache.lego.com/media/bricks/5/1/6044729.jpg</text:a></text:p>
          </table:table-cell>
          <table:table-cell table:style-name="ce22" office:value-type="float" office:value="56" calcext:value-type="float">
            <text:p>5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56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5</text:p>
          </table:table-cell>
          <table:table-cell table:style-name="ce22" office:value-type="string" calcext:value-type="string">
            <text:p>Technic 11M Beam</text:p>
          </table:table-cell>
          <table:table-cell table:style-name="ce25" office:value-type="string" calcext:value-type="string">
            <text:p><text:a xlink:href="http://cache.lego.com/media/bricks/5/1/4156151.jpg" xlink:type="simple">http://cache.lego.com/media/bricks/5/1/4156151.jpg</text:a></text:p>
          </table:table-cell>
          <table:table-cell table:style-name="ce22" office:value-type="float" office:value="44" calcext:value-type="float">
            <text:p>4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140</text:p>
          </table:table-cell>
          <table:table-cell table:style-name="ce22" office:value-type="string" calcext:value-type="string">
            <text:p>Technic Ang. Beam 4X2 90 Deg</text:p>
          </table:table-cell>
          <table:table-cell table:style-name="ce25" office:value-type="string" calcext:value-type="string">
            <text:p><text:a xlink:href="http://cache.lego.com/media/bricks/5/1/4211610.jpg" xlink:type="simple">http://cache.lego.com/media/bricks/5/1/4211610.jpg</text:a>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6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316</text:p>
          </table:table-cell>
          <table:table-cell table:style-name="ce22" office:value-type="string" calcext:value-type="string">
            <text:p>Technic 5M Beam</text:p>
          </table:table-cell>
          <table:table-cell table:style-name="ce25" office:value-type="string" calcext:value-type="string">
            <text:p><text:a xlink:href="http://cache.lego.com/media/bricks/5/1/4211651.jpg" xlink:type="simple">http://cache.lego.com/media/bricks/5/1/4211651.jpg</text:a>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6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3</text:p>
          </table:table-cell>
          <table:table-cell table:style-name="ce22" office:value-type="string" calcext:value-type="string">
            <text:p>Technic 3M Beam</text:p>
          </table:table-cell>
          <table:table-cell table:style-name="ce25" office:value-type="string" calcext:value-type="string">
            <text:p><text:a xlink:href="http://cache.lego.com/media/bricks/5/1/4211655.jpg" xlink:type="simple">http://cache.lego.com/media/bricks/5/1/4211655.jpg</text:a>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7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6</text:p>
          </table:table-cell>
          <table:table-cell table:style-name="ce22" office:value-type="string" calcext:value-type="string">
            <text:p>Technic Ang. Beam 3X5 90 Deg.</text:p>
          </table:table-cell>
          <table:table-cell table:style-name="ce25" office:value-type="string" calcext:value-type="string">
            <text:p><text:a xlink:href="http://cache.lego.com/media/bricks/5/1/4211713.jpg" xlink:type="simple">http://cache.lego.com/media/bricks/5/1/4211713.jpg</text:a>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43857</text:p>
          </table:table-cell>
          <table:table-cell table:style-name="ce22" office:value-type="string" calcext:value-type="string">
            <text:p>Technic 2M Beam</text:p>
          </table:table-cell>
          <table:table-cell table:style-name="ce25" office:value-type="string" calcext:value-type="string">
            <text:p><text:a xlink:href="http://cache.lego.com/media/bricks/5/1/4211862.jpg" xlink:type="simple">http://cache.lego.com/media/bricks/5/1/4211862.jpg</text:a></text:p>
          </table:table-cell>
          <table:table-cell table:style-name="ce22" office:value-type="float" office:value="44" calcext:value-type="float">
            <text:p>4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40490</text:p>
          </table:table-cell>
          <table:table-cell table:style-name="ce22" office:value-type="string" calcext:value-type="string">
            <text:p>Technic 9M Beam</text:p>
          </table:table-cell>
          <table:table-cell table:style-name="ce25" office:value-type="string" calcext:value-type="string">
            <text:p><text:a xlink:href="http://cache.lego.com/media/bricks/5/1/4211866.jpg" xlink:type="simple">http://cache.lego.com/media/bricks/5/1/4211866.jpg</text:a>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34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009</text:p>
          </table:table-cell>
          <table:table-cell table:style-name="ce22" office:value-type="string" calcext:value-type="string">
            <text:p>Double Angular Beam 3X7 45°</text:p>
          </table:table-cell>
          <table:table-cell table:style-name="ce25" office:value-type="string" calcext:value-type="string">
            <text:p><text:a xlink:href="http://cache.lego.com/media/bricks/5/1/4234240.jpg" xlink:type="simple">http://cache.lego.com/media/bricks/5/1/4234240.jpg</text:a>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4959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4</text:p>
          </table:table-cell>
          <table:table-cell table:style-name="ce22" office:value-type="string" calcext:value-type="string">
            <text:p>Technic 7M Beam</text:p>
          </table:table-cell>
          <table:table-cell table:style-name="ce25" office:value-type="string" calcext:value-type="string">
            <text:p><text:a xlink:href="http://cache.lego.com/media/bricks/5/1/4495930.jpg" xlink:type="simple">http://cache.lego.com/media/bricks/5/1/4495930.jpg</text:a>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117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4290</text:p>
          </table:table-cell>
          <table:table-cell table:style-name="ce22" office:value-type="string" calcext:value-type="string">
            <text:p>Technic 11M Beam</text:p>
          </table:table-cell>
          <table:table-cell table:style-name="ce25" office:value-type="string" calcext:value-type="string">
            <text:p><text:a xlink:href="http://cache.lego.com/media/bricks/5/1/4611705.jpg" xlink:type="simple">http://cache.lego.com/media/bricks/5/1/4611705.jpg</text:a>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1024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4289</text:p>
          </table:table-cell>
          <table:table-cell table:style-name="ce22" office:value-type="string" calcext:value-type="string">
            <text:p>Technic 9M Beam</text:p>
          </table:table-cell>
          <table:table-cell table:style-name="ce25" office:value-type="string" calcext:value-type="string">
            <text:p><text:a xlink:href="http://cache.lego.com/media/bricks/5/1/6102449.jpg" xlink:type="simple">http://cache.lego.com/media/bricks/5/1/6102449.jpg</text:a>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32557</text:p>
          </table:table-cell>
          <table:table-cell table:style-name="ce22" office:value-type="string" calcext:value-type="string">
            <text:p>Technic Crossblock 2X3</text:p>
          </table:table-cell>
          <table:table-cell table:style-name="ce25" office:value-type="string" calcext:value-type="string">
            <text:p><text:a xlink:href="http://cache.lego.com/media/bricks/5/1/4211714.jpg" xlink:type="simple">http://cache.lego.com/media/bricks/5/1/4211714.jpg</text:a>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536</text:p>
          </table:table-cell>
          <table:table-cell table:style-name="ce22" office:value-type="string" calcext:value-type="string">
            <text:p>Cross Block 90°</text:p>
          </table:table-cell>
          <table:table-cell table:style-name="ce25" office:value-type="string" calcext:value-type="string">
            <text:p><text:a xlink:href="http://cache.lego.com/media/bricks/5/1/4211775.jpg" xlink:type="simple">http://cache.lego.com/media/bricks/5/1/4211775.jpg</text:a></text:p>
          </table:table-cell>
          <table:table-cell table:style-name="ce22" office:value-type="float" office:value="119" calcext:value-type="float">
            <text:p>1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250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48989</text:p>
          </table:table-cell>
          <table:table-cell table:style-name="ce22" office:value-type="string" calcext:value-type="string">
            <text:p>Beam 3 M. W/4 Snaps</text:p>
          </table:table-cell>
          <table:table-cell table:style-name="ce25" office:value-type="string" calcext:value-type="string">
            <text:p><text:a xlink:href="http://cache.lego.com/media/bricks/5/1/4225033.jpg" xlink:type="simple">http://cache.lego.com/media/bricks/5/1/4225033.jpg</text:a></text:p>
          </table:table-cell>
          <table:table-cell table:style-name="ce22" office:value-type="float" office:value="157" calcext:value-type="float">
            <text:p>15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96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55615</text:p>
          </table:table-cell>
          <table:table-cell table:style-name="ce22" office:value-type="string" calcext:value-type="string">
            <text:p>Angular Beam 90Degr. W.4 Snaps</text:p>
          </table:table-cell>
          <table:table-cell table:style-name="ce25" office:value-type="string" calcext:value-type="string">
            <text:p><text:a xlink:href="http://cache.lego.com/media/bricks/5/1/4296059.jpg" xlink:type="simple">http://cache.lego.com/media/bricks/5/1/4296059.jpg</text:a>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38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3869</text:p>
          </table:table-cell>
          <table:table-cell table:style-name="ce22" office:value-type="string" calcext:value-type="string">
            <text:p>Cross Block 3X2</text:p>
          </table:table-cell>
          <table:table-cell table:style-name="ce25" office:value-type="string" calcext:value-type="string">
            <text:p><text:a xlink:href="http://cache.lego.com/media/bricks/5/1/4538007.jpg" xlink:type="simple">http://cache.lego.com/media/bricks/5/1/4538007.jpg</text:a></text:p>
          </table:table-cell>
          <table:table-cell table:style-name="ce22" office:value-type="float" office:value="56" calcext:value-type="float">
            <text:p>5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398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4179</text:p>
          </table:table-cell>
          <table:table-cell table:style-name="ce22" office:value-type="string" calcext:value-type="string">
            <text:p>Beam Frame 5X7 Ø 4.85</text:p>
          </table:table-cell>
          <table:table-cell table:style-name="ce25" office:value-type="string" calcext:value-type="string">
            <text:p><text:a xlink:href="http://cache.lego.com/media/bricks/5/1/4539880.jpg" xlink:type="simple">http://cache.lego.com/media/bricks/5/1/4539880.jpg</text:a>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07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64178</text:p>
          </table:table-cell>
          <table:table-cell table:style-name="ce22" office:value-type="string" calcext:value-type="string">
            <text:p>Beam R. Frame 5X11 Ø4.85</text:p>
          </table:table-cell>
          <table:table-cell table:style-name="ce25" office:value-type="string" calcext:value-type="string">
            <text:p><text:a xlink:href="http://cache.lego.com/media/bricks/5/1/4540797.jpg" xlink:type="simple">http://cache.lego.com/media/bricks/5/1/4540797.jpg</text:a>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60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87082</text:p>
          </table:table-cell>
          <table:table-cell table:style-name="ce22" office:value-type="string" calcext:value-type="string">
            <text:p>Double Bush 3M Ø4.9</text:p>
          </table:table-cell>
          <table:table-cell table:style-name="ce25" office:value-type="string" calcext:value-type="string">
            <text:p><text:a xlink:href="http://cache.lego.com/media/bricks/5/1/4560175.jpg" xlink:type="simple">http://cache.lego.com/media/bricks/5/1/4560175.jpg</text:a>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10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92910</text:p>
          </table:table-cell>
          <table:table-cell table:style-name="ce22" office:value-type="string" calcext:value-type="string">
            <text:p>Power Joint Ballpart</text:p>
          </table:table-cell>
          <table:table-cell table:style-name="ce25" office:value-type="string" calcext:value-type="string">
            <text:p><text:a xlink:href="http://cache.lego.com/media/bricks/5/1/4610379.jpg" xlink:type="simple">http://cache.lego.com/media/bricks/5/1/4610379.jpg</text:a>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52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98989</text:p>
          </table:table-cell>
          <table:table-cell table:style-name="ce22" office:value-type="string" calcext:value-type="string">
            <text:p>Krydsblok 2X4</text:p>
          </table:table-cell>
          <table:table-cell table:style-name="ce25" office:value-type="string" calcext:value-type="string">
            <text:p><text:a xlink:href="http://cache.lego.com/media/bricks/5/1/4652234.jpg" xlink:type="simple">http://cache.lego.com/media/bricks/5/1/4652234.jpg</text:a>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2736</text:p>
          </table:table-cell>
          <table:table-cell table:style-name="ce22" office:value-type="string" calcext:value-type="string">
            <text:p>Ball W. Cross Axle</text:p>
          </table:table-cell>
          <table:table-cell table:style-name="ce25" office:value-type="string" calcext:value-type="string">
            <text:p><text:a xlink:href="http://cache.lego.com/media/bricks/5/1/4211375.jpg" xlink:type="simple">http://cache.lego.com/media/bricks/5/1/4211375.jpg</text:a></text:p>
          </table:table-cell>
          <table:table-cell table:style-name="ce22" office:value-type="float" office:value="162" calcext:value-type="float">
            <text:p>16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6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590</text:p>
          </table:table-cell>
          <table:table-cell table:style-name="ce22" office:value-type="string" calcext:value-type="string">
            <text:p>Bush For Cross Axle</text:p>
          </table:table-cell>
          <table:table-cell table:style-name="ce25" office:value-type="string" calcext:value-type="string">
            <text:p><text:a xlink:href="http://cache.lego.com/media/bricks/5/1/4211622.jpg" xlink:type="simple">http://cache.lego.com/media/bricks/5/1/4211622.jpg</text:a></text:p>
          </table:table-cell>
          <table:table-cell table:style-name="ce22" office:value-type="float" office:value="470" calcext:value-type="float">
            <text:p>47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6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32073</text:p>
          </table:table-cell>
          <table:table-cell table:style-name="ce22" office:value-type="string" calcext:value-type="string">
            <text:p>Cross Axle 5M</text:p>
          </table:table-cell>
          <table:table-cell table:style-name="ce25" office:value-type="string" calcext:value-type="string">
            <text:p><text:a xlink:href="http://cache.lego.com/media/bricks/5/1/4211639.jpg" xlink:type="simple">http://cache.lego.com/media/bricks/5/1/4211639.jpg</text:a></text:p>
          </table:table-cell>
          <table:table-cell table:style-name="ce22" office:value-type="float" office:value="445" calcext:value-type="float">
            <text:p>44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7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2610</text:p>
          </table:table-cell>
          <table:table-cell table:style-name="ce22" office:value-type="string" calcext:value-type="string">
            <text:p>Hub Ø11,2 X 7,84</text:p>
          </table:table-cell>
          <table:table-cell table:style-name="ce25" office:value-type="string" calcext:value-type="string">
            <text:p><text:a xlink:href="http://cache.lego.com/media/bricks/5/1/4211758.jpg" xlink:type="simple">http://cache.lego.com/media/bricks/5/1/4211758.jpg</text:a>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4294</text:p>
          </table:table-cell>
          <table:table-cell table:style-name="ce22" office:value-type="string" calcext:value-type="string">
            <text:p>Cross Axle 7M</text:p>
          </table:table-cell>
          <table:table-cell table:style-name="ce25" office:value-type="string" calcext:value-type="string">
            <text:p><text:a xlink:href="http://cache.lego.com/media/bricks/5/1/4211805.jpg" xlink:type="simple">http://cache.lego.com/media/bricks/5/1/4211805.jpg</text:a></text:p>
          </table:table-cell>
          <table:table-cell table:style-name="ce22" office:value-type="float" office:value="294" calcext:value-type="float">
            <text:p>294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8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4519</text:p>
          </table:table-cell>
          <table:table-cell table:style-name="ce22" office:value-type="string" calcext:value-type="string">
            <text:p>Cross Axle 3M</text:p>
          </table:table-cell>
          <table:table-cell table:style-name="ce25" office:value-type="string" calcext:value-type="string">
            <text:p><text:a xlink:href="http://cache.lego.com/media/bricks/5/1/4211815.jpg" xlink:type="simple">http://cache.lego.com/media/bricks/5/1/4211815.jpg</text:a></text:p>
          </table:table-cell>
          <table:table-cell table:style-name="ce22" office:value-type="float" office:value="748" calcext:value-type="float">
            <text:p>74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25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1903</text:p>
          </table:table-cell>
          <table:table-cell table:style-name="ce22" office:value-type="string" calcext:value-type="string">
            <text:p>Propeller Shaft</text:p>
          </table:table-cell>
          <table:table-cell table:style-name="ce25" office:value-type="string" calcext:value-type="string">
            <text:p><text:a xlink:href="http://cache.lego.com/media/bricks/5/1/4525904.jpg" xlink:type="simple">http://cache.lego.com/media/bricks/5/1/4525904.jpg</text:a>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26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2462</text:p>
          </table:table-cell>
          <table:table-cell table:style-name="ce22" office:value-type="string" calcext:value-type="string">
            <text:p>Tube W/Double Ø4.85</text:p>
          </table:table-cell>
          <table:table-cell table:style-name="ce25" office:value-type="string" calcext:value-type="string">
            <text:p><text:a xlink:href="http://cache.lego.com/media/bricks/5/1/4526985.jpg" xlink:type="simple">http://cache.lego.com/media/bricks/5/1/4526985.jpg</text:a>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357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60485</text:p>
          </table:table-cell>
          <table:table-cell table:style-name="ce22" office:value-type="string" calcext:value-type="string">
            <text:p>Cross Axle 9M</text:p>
          </table:table-cell>
          <table:table-cell table:style-name="ce25" office:value-type="string" calcext:value-type="string">
            <text:p><text:a xlink:href="http://cache.lego.com/media/bricks/5/1/4535768.jpg" xlink:type="simple">http://cache.lego.com/media/bricks/5/1/4535768.jpg</text:a>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68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32494</text:p>
          </table:table-cell>
          <table:table-cell table:style-name="ce22" office:value-type="string" calcext:value-type="string">
            <text:p>Lt Cardan Ball</text:p>
          </table:table-cell>
          <table:table-cell table:style-name="ce25" office:value-type="string" calcext:value-type="string">
            <text:p><text:a xlink:href="http://cache.lego.com/media/bricks/5/1/4268659.jpg" xlink:type="simple">http://cache.lego.com/media/bricks/5/1/4268659.jpg</text:a>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12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</text:p>
          </table:table-cell>
          <table:table-cell table:style-name="ce22" office:value-type="string" calcext:value-type="string">
            <text:p>19991</text:p>
          </table:table-cell>
          <table:table-cell table:style-name="ce22" office:value-type="string" calcext:value-type="string">
            <text:p>Lt Cardan Ball</text:p>
          </table:table-cell>
          <table:table-cell table:style-name="ce25" office:value-type="string" calcext:value-type="string">
            <text:p><text:a xlink:href="http://cache.lego.com/media/bricks/5/1/6122217.jpg" xlink:type="simple">http://cache.lego.com/media/bricks/5/1/6122217.jpg</text:a>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4716</text:p>
          </table:table-cell>
          <table:table-cell table:style-name="ce22" office:value-type="string" calcext:value-type="string">
            <text:p>Worm</text:p>
          </table:table-cell>
          <table:table-cell table:style-name="ce25" office:value-type="string" calcext:value-type="string">
            <text:p><text:a xlink:href="http://cache.lego.com/media/bricks/5/1/4211510.jpg" xlink:type="simple">http://cache.lego.com/media/bricks/5/1/4211510.jpg</text:a>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85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649</text:p>
          </table:table-cell>
          <table:table-cell table:style-name="ce22" office:value-type="string" calcext:value-type="string">
            <text:p>Gear Wheel 40T</text:p>
          </table:table-cell>
          <table:table-cell table:style-name="ce25" office:value-type="string" calcext:value-type="string">
            <text:p><text:a xlink:href="http://cache.lego.com/media/bricks/5/1/4285634.jpg" xlink:type="simple">http://cache.lego.com/media/bricks/5/1/4285634.jpg</text:a>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58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87407</text:p>
          </table:table-cell>
          <table:table-cell table:style-name="ce22" office:value-type="string" calcext:value-type="string">
            <text:p>Cone Wheel Z20 Ø4.85</text:p>
          </table:table-cell>
          <table:table-cell table:style-name="ce25" office:value-type="string" calcext:value-type="string">
            <text:p><text:a xlink:href="http://cache.lego.com/media/bricks/5/1/4558690.jpg" xlink:type="simple">http://cache.lego.com/media/bricks/5/1/4558690.jpg</text:a>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5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6632</text:p>
          </table:table-cell>
          <table:table-cell table:style-name="ce22" office:value-type="string" calcext:value-type="string">
            <text:p>Technic Lever 3M</text:p>
          </table:table-cell>
          <table:table-cell table:style-name="ce25" office:value-type="string" calcext:value-type="string">
            <text:p><text:a xlink:href="http://cache.lego.com/media/bricks/5/1/4211566.jpg" xlink:type="simple">http://cache.lego.com/media/bricks/5/1/4211566.jpg</text:a>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41677</text:p>
          </table:table-cell>
          <table:table-cell table:style-name="ce22" office:value-type="string" calcext:value-type="string">
            <text:p>Technic Lever 2M</text:p>
          </table:table-cell>
          <table:table-cell table:style-name="ce25" office:value-type="string" calcext:value-type="string">
            <text:p><text:a xlink:href="http://cache.lego.com/media/bricks/5/1/4211741.jpg" xlink:type="simple">http://cache.lego.com/media/bricks/5/1/4211741.jpg</text:a>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09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Half Beams</text:p>
          </table:table-cell>
          <table:table-cell table:style-name="ce22" office:value-type="string" calcext:value-type="string">
            <text:p>99773</text:p>
          </table:table-cell>
          <table:table-cell table:style-name="ce22" office:value-type="string" calcext:value-type="string">
            <text:p>Triangel</text:p>
          </table:table-cell>
          <table:table-cell table:style-name="ce25" office:value-type="string" calcext:value-type="string">
            <text:p><text:a xlink:href="http://cache.lego.com/media/bricks/5/1/6009019.jpg" xlink:type="simple">http://cache.lego.com/media/bricks/5/1/6009019.jpg</text:a>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10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Stone Grey</text:p>
          </table:table-cell>
          <table:table-cell office:value-type="string" calcext:value-type="string">
            <text:p>Technic: Transportation Means, Vehicles</text:p>
          </table:table-cell>
          <table:table-cell table:style-name="ce22" office:value-type="string" calcext:value-type="string">
            <text:p>92908</text:p>
          </table:table-cell>
          <table:table-cell table:style-name="ce22" office:value-type="string" calcext:value-type="string">
            <text:p>Gear Block 3½ 6½X3</text:p>
          </table:table-cell>
          <table:table-cell table:style-name="ce25" office:value-type="string" calcext:value-type="string">
            <text:p><text:a xlink:href="http://cache.lego.com/media/bricks/5/1/4610377.jpg" xlink:type="simple">http://cache.lego.com/media/bricks/5/1/4610377.jpg</text:a>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318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 Yellow</text:p>
          </table:table-cell>
          <table:table-cell office:value-type="string" calcext:value-type="string">
            <text:p>Technic: Connectors</text:p>
          </table:table-cell>
          <table:table-cell table:style-name="ce22" office:value-type="string" calcext:value-type="string">
            <text:p>13670</text:p>
          </table:table-cell>
          <table:table-cell table:style-name="ce22" office:value-type="string" calcext:value-type="string">
            <text:p>Crossaxle 3M With Knob</text:p>
          </table:table-cell>
          <table:table-cell table:style-name="ce25" office:value-type="string" calcext:value-type="string">
            <text:p><text:a xlink:href="http://cache.lego.com/media/bricks/5/1/6031821.jpg" xlink:type="simple">http://cache.lego.com/media/bricks/5/1/6031821.jpg</text:a></text:p>
          </table:table-cell>
          <table:table-cell table:style-name="ce22" office:value-type="float" office:value="228" calcext:value-type="float">
            <text:p>228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44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r Metallic</text:p>
          </table:table-cell>
          <table:table-cell office:value-type="string" calcext:value-type="string">
            <text:p>Technic: Tubes</text:p>
          </table:table-cell>
          <table:table-cell table:style-name="ce22" office:value-type="string" calcext:value-type="string">
            <text:p>14925</text:p>
          </table:table-cell>
          <table:table-cell table:style-name="ce22" office:value-type="string" calcext:value-type="string">
            <text:p>Flex Hose 19M W/3. 18 Stick</text:p>
          </table:table-cell>
          <table:table-cell table:style-name="ce25" office:value-type="string" calcext:value-type="string">
            <text:p><text:a xlink:href="http://cache.lego.com/media/bricks/5/1/6044636.jpg" xlink:type="simple">http://cache.lego.com/media/bricks/5/1/6044636.jpg</text:a>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027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arent Blue</text:p>
          </table:table-cell>
          <table:table-cell office:value-type="string" calcext:value-type="string">
            <text:p>Constraction: Figure, Weapons</text:p>
          </table:table-cell>
          <table:table-cell table:style-name="ce22" office:value-type="string" calcext:value-type="string">
            <text:p>98578</text:p>
          </table:table-cell>
          <table:table-cell table:style-name="ce22" office:value-type="string" calcext:value-type="string">
            <text:p>Half Spike Ball</text:p>
          </table:table-cell>
          <table:table-cell table:style-name="ce25" office:value-type="string" calcext:value-type="string">
            <text:p><text:a xlink:href="http://cache.lego.com/media/bricks/5/1/6027626.jpg" xlink:type="simple">http://cache.lego.com/media/bricks/5/1/6027626.jpg</text:a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611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arent Fluorescent Green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6116</text:p>
          </table:table-cell>
          <table:table-cell table:style-name="ce22" office:value-type="string" calcext:value-type="string">
            <text:p>Brick 2X2 Round Ii</text:p>
          </table:table-cell>
          <table:table-cell table:style-name="ce25" office:value-type="string" calcext:value-type="string">
            <text:p><text:a xlink:href="http://cache.lego.com/media/bricks/5/1/611649.jpg" xlink:type="simple">http://cache.lego.com/media/bricks/5/1/611649.jpg</text:a>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78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arent Light Blue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6116</text:p>
          </table:table-cell>
          <table:table-cell table:style-name="ce22" office:value-type="string" calcext:value-type="string">
            <text:p>Brick 2X2 Round Ii</text:p>
          </table:table-cell>
          <table:table-cell table:style-name="ce25" office:value-type="string" calcext:value-type="string">
            <text:p><text:a xlink:href="http://cache.lego.com/media/bricks/5/1/4178398.jpg" xlink:type="simple">http://cache.lego.com/media/bricks/5/1/4178398.jpg</text:a>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54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arent Light Blue</text:p>
          </table:table-cell>
          <table:table-cell office:value-type="string" calcext:value-type="string">
            <text:p>Technic: Beams, Special</text:p>
          </table:table-cell>
          <table:table-cell table:style-name="ce22" office:value-type="string" calcext:value-type="string">
            <text:p>98585</text:p>
          </table:table-cell>
          <table:table-cell table:style-name="ce22" office:value-type="string" calcext:value-type="string">
            <text:p>Weapon Barrel</text:p>
          </table:table-cell>
          <table:table-cell table:style-name="ce25" office:value-type="string" calcext:value-type="string">
            <text:p><text:a xlink:href="http://cache.lego.com/media/bricks/5/1/4654432.jpg" xlink:type="simple">http://cache.lego.com/media/bricks/5/1/4654432.jpg</text:a>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316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arent Light Blue</text:p>
          </table:table-cell>
          <table:table-cell office:value-type="string" calcext:value-type="string">
            <text:p>Technic: Tubes</text:p>
          </table:table-cell>
          <table:table-cell table:style-name="ce22" office:value-type="string" calcext:value-type="string">
            <text:p>43675</text:p>
          </table:table-cell>
          <table:table-cell table:style-name="ce22" office:value-type="string" calcext:value-type="string">
            <text:p>Corrugated Pipe 152Mm</text:p>
          </table:table-cell>
          <table:table-cell table:style-name="ce25" office:value-type="string" calcext:value-type="string">
            <text:p><text:a xlink:href="http://cache.lego.com/media/bricks/5/1/4631648.jpg" xlink:type="simple">http://cache.lego.com/media/bricks/5/1/4631648.jpg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4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arent Red</text:p>
          </table:table-cell>
          <table:table-cell office:value-type="string" calcext:value-type="string">
            <text:p>System: Bricks, Special Circles And Angles</text:p>
          </table:table-cell>
          <table:table-cell table:style-name="ce22" office:value-type="string" calcext:value-type="string">
            <text:p>64288</text:p>
          </table:table-cell>
          <table:table-cell table:style-name="ce22" office:value-type="string" calcext:value-type="string">
            <text:p>Nose Cone Small 1X1 - Tr</text:p>
          </table:table-cell>
          <table:table-cell table:style-name="ce25" office:value-type="string" calcext:value-type="string">
            <text:p><text:a xlink:href="http://cache.lego.com/media/bricks/5/1/4544720.jpg" xlink:type="simple">http://cache.lego.com/media/bricks/5/1/4544720.jpg</text:a>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468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parent Red</text:p>
          </table:table-cell>
          <table:table-cell office:value-type="string" calcext:value-type="string">
            <text:p>System: Plates, Special Circles And Angles</text:p>
          </table:table-cell>
          <table:table-cell table:style-name="ce22" office:value-type="string" calcext:value-type="string">
            <text:p>98138</text:p>
          </table:table-cell>
          <table:table-cell table:style-name="ce22" office:value-type="string" calcext:value-type="string">
            <text:p>Flat Tile 1X1, Round</text:p>
          </table:table-cell>
          <table:table-cell table:style-name="ce25" office:value-type="string" calcext:value-type="string">
            <text:p><text:a xlink:href="http://cache.lego.com/media/bricks/5/1/4646864.jpg" xlink:type="simple">http://cache.lego.com/media/bricks/5/1/4646864.jpg</text:a>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70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70902</text:p>
          </table:table-cell>
          <table:table-cell table:style-name="ce22" office:value-type="string" calcext:value-type="string">
            <text:p>V-Belt Ø15, White</text:p>
          </table:table-cell>
          <table:table-cell table:style-name="ce25" office:value-type="string" calcext:value-type="string">
            <text:p><text:a xlink:href="http://cache.lego.com/media/bricks/5/1/70902.jpg" xlink:type="simple">http://cache.lego.com/media/bricks/5/1/70902.jpg</text:a>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4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stem: Rubbers And Strings</text:p>
          </table:table-cell>
          <table:table-cell table:style-name="ce22" office:value-type="string" calcext:value-type="string">
            <text:p>85543</text:p>
          </table:table-cell>
          <table:table-cell table:style-name="ce22" office:value-type="string" calcext:value-type="string">
            <text:p>V-Belt Ø15, White</text:p>
          </table:table-cell>
          <table:table-cell table:style-name="ce25" office:value-type="string" calcext:value-type="string">
            <text:p><text:a xlink:href="http://cache.lego.com/media/bricks/5/1/4544140.jpg" xlink:type="simple">http://cache.lego.com/media/bricks/5/1/4544140.jpg</text:a></text:p>
          </table:table-cell>
          <table:table-cell table:style-name="ce22" office:value-type="float" office:value="62" calcext:value-type="float">
            <text:p>62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08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523</text:p>
          </table:table-cell>
          <table:table-cell table:style-name="ce22" office:value-type="string" calcext:value-type="string">
            <text:p>Technic 3M Beam</text:p>
          </table:table-cell>
          <table:table-cell table:style-name="ce25" office:value-type="string" calcext:value-type="string">
            <text:p><text:a xlink:href="http://cache.lego.com/media/bricks/5/1/4208160.jpg" xlink:type="simple">http://cache.lego.com/media/bricks/5/1/4208160.jpg</text:a>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495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32009</text:p>
          </table:table-cell>
          <table:table-cell table:style-name="ce22" office:value-type="string" calcext:value-type="string">
            <text:p>Double Angular Beam 3X7 45°</text:p>
          </table:table-cell>
          <table:table-cell table:style-name="ce25" office:value-type="string" calcext:value-type="string">
            <text:p><text:a xlink:href="http://cache.lego.com/media/bricks/5/1/4495412.jpg" xlink:type="simple">http://cache.lego.com/media/bricks/5/1/4495412.jpg</text:a>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5425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Beams</text:p>
          </table:table-cell>
          <table:table-cell table:style-name="ce22" office:value-type="string" calcext:value-type="string">
            <text:p>64871</text:p>
          </table:table-cell>
          <table:table-cell table:style-name="ce22" office:value-type="string" calcext:value-type="string">
            <text:p>Technic 15M Beam</text:p>
          </table:table-cell>
          <table:table-cell table:style-name="ce25" office:value-type="string" calcext:value-type="string">
            <text:p><text:a xlink:href="http://cache.lego.com/media/bricks/5/1/4542578.jpg" xlink:type="simple">http://cache.lego.com/media/bricks/5/1/4542578.jpg</text:a>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73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hnic: Decoration Elements</text:p>
          </table:table-cell>
          <table:table-cell table:style-name="ce22" office:value-type="string" calcext:value-type="string">
            <text:p>41669</text:p>
          </table:table-cell>
          <table:table-cell table:style-name="ce22" office:value-type="string" calcext:value-type="string">
            <text:p>Bion. Eye</text:p>
          </table:table-cell>
          <table:table-cell table:style-name="ce25" office:value-type="string" calcext:value-type="string">
            <text:p><text:a xlink:href="http://cache.lego.com/media/bricks/5/1/4173941.jpg" xlink:type="simple">http://cache.lego.com/media/bricks/5/1/4173941.jpg</text:a>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177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32269</text:p>
          </table:table-cell>
          <table:table-cell table:style-name="ce22" office:value-type="string" calcext:value-type="string">
            <text:p>Double bevel gear, 20-tooth</text:p>
          </table:table-cell>
          <table:table-cell table:style-name="ce25" office:value-type="string" calcext:value-type="string">
            <text:p><text:a xlink:href="http://cache.lego.com/media/bricks/5/1/4177430.jpg" xlink:type="simple">http://cache.lego.com/media/bricks/5/1/4177430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211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44772</text:p>
          </table:table-cell>
          <table:table-cell table:style-name="ce22" office:value-type="string" calcext:value-type="string">
            <text:p>Rim Extra-Wide</text:p>
          </table:table-cell>
          <table:table-cell table:style-name="ce25" office:value-type="string" calcext:value-type="string">
            <text:p><text:a xlink:href="http://cache.lego.com/media/bricks/5/1/4211845.jpg" xlink:type="simple">http://cache.lego.com/media/bricks/5/1/4211845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>
          <table:table-cell table:style-name="ce22" office:value-type="string" calcext:value-type="string">
            <text:p>45560-1</text:p>
          </table:table-cell>
          <table:table-cell table:style-name="ce22" office:value-type="string" calcext:value-type="string">
            <text:p>461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echnic: Functional Elements, Gear Wheels And Racks</text:p>
          </table:table-cell>
          <table:table-cell table:style-name="ce22" office:value-type="string" calcext:value-type="string">
            <text:p>44771</text:p>
          </table:table-cell>
          <table:table-cell table:style-name="ce22" office:value-type="string" calcext:value-type="string">
            <text:p>Tire Extra-Wide</text:p>
          </table:table-cell>
          <table:table-cell table:style-name="ce25" office:value-type="string" calcext:value-type="string">
            <text:p><text:a xlink:href="http://cache.lego.com/media/bricks/5/1/4614801.jpg" xlink:type="simple">http://cache.lego.com/media/bricks/5/1/4614801.jpg</text:a></text:p>
          </table:table-cell>
          <table:table-cell table:style-name="ce22" office:value-type="string" calcext:value-type="string">
            <text:p>??</text:p>
          </table:table-cell>
          <table:table-cell table:number-columns-repeated="247"/>
        </table:table-row>
        <table:table-row table:style-name="ro4" table:number-rows-repeated="62">
          <table:table-cell table:style-name="ce22" table:number-columns-repeated="2"/>
          <table:table-cell table:number-columns-repeated="3"/>
          <table:table-cell table:style-name="ce22" table:number-columns-repeated="4"/>
          <table:table-cell table:number-columns-repeated="247"/>
        </table:table-row>
        <table:table-row table:style-name="ro4" table:number-rows-repeated="57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  <table:database-ranges>
        <table:database-range table:name="__Anonymous_Sheet_DB__0" table:target-range-address="'EV3 Differences by Part No'.A1:'EV3 Differences by Part No'.L2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$</number:currency-symbol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  <style:style style:name="Caution_21_" style:display-name="Caution!" style:family="table-cell" style:parent-style-name="Default">
      <style:table-cell-properties fo:background-color="#ff0000" style:vertical-justify="auto"/>
      <style:paragraph-properties css3t:text-justify="auto"/>
      <style:text-properties fo:color="#ffff00" fo:text-shadow="1pt 1pt" fo:font-weight="bold"/>
    </style:style>
    <style:style style:name="Works_20_out." style:display-name="Works out." style:family="table-cell" style:parent-style-name="Default">
      <style:table-cell-properties fo:background-color="#00cc00" style:vertical-justify="auto"/>
      <style:paragraph-properties css3t:text-justify="auto"/>
      <style:text-properties fo:color="#ffff00" fo:text-shadow="1pt 1pt" fo:font-weight="bold"/>
    </style:style>
    <style:style style:name="Element_20_from_20_IN_2b_" style:display-name="Element from IN+" style:family="table-cell" style:parent-style-name="Default">
      <style:text-properties fo:font-weight="bold"/>
    </style:style>
    <style:style style:name="Negative" style:family="table-cell" style:parent-style-name="Default">
      <style:text-properties fo:color="#00ccff" fo:font-style="italic" fo:font-weight="bold"/>
    </style:style>
    <style:style style:name="Almost_20_transparent" style:display-name="Almost transparent" style:family="table-cell" style:parent-style-name="Default"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3_20_Differences_20_by_20_Part_20_No" style:display-name="PageStyle_EV3 Differences by Part 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erences_20_by_20_Lego_20_ID" style:display-name="PageStyle_Differences by Lego 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3_20_-_20_All_20_Sets" style:display-name="PageStyle_EV3 - All S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9T01:24:43.941559224</dc:date>
    <meta:editing-duration>P0D</meta:editing-duration>
    <meta:editing-cycles>1</meta:editing-cycles>
    <meta:document-statistic meta:table-count="3" meta:cell-count="6272" meta:object-count="0"/>
    <meta:generator>LibreOffice/4.2.8.2$Linux_X86_64 LibreOffice_project/420m0$Build-2</meta:generator>
  </office:meta>
</office:document-meta>
</file>